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549.64pt" svg:height="176.17pt" svg:x="152.42pt" svg:y="97.88pt">
            <loext:p draw:notify-on-update-of-ranges="data.G1:data.G1 data.G2:data.G2 data.G2:data.G2 data.G3:data.G3 data.G4:data.G4 data.G5:data.G5 data.G5:data.G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50.37pt" svg:height="176.91pt" svg:x="152.45pt" svg:y="292.37pt">
            <loext:p draw:notify-on-update-of-ranges="data.K1:data.K1 data.K2:data.K2 data.K2:data.K2 data.K3:data.K3 data.K4:data.K4 data.K5:data.K5 data.K5:data.K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9.64pt" svg:height="177.7pt" svg:x="154.77pt" svg:y="486.14pt">
            <loext:p draw:notify-on-update-of-ranges="data.O1:data.O1 data.O2:data.O2 data.O2:data.O2 data.O3:data.O3 data.O4:data.O4 data.O4:data.O4 data.O5:data.O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94" calcext:value-type="float">
            <text:p>494</text:p>
          </table:table-cell>
          <table:table-cell office:value-type="float" office:value="144.863419" calcext:value-type="float">
            <text:p>144.863419</text:p>
          </table:table-cell>
          <table:table-cell table:style-name="ce1" office:value-type="string" calcext:value-type="string">
            <text:p>Circuits:</text:p>
          </table:table-cell>
          <table:table-cell office:value-type="string" calcext:value-type="string">
            <text:p>3<text:span text:style-name="T1">rd</text:span></text:p>
          </table:table-cell>
          <table:table-cell table:style-name="ce2" table:formula="of:=PERCENTILE([.$A$1:.$A$9000]; 0.03)" office:value-type="float" office:value="2901.1" calcext:value-type="float">
            <text:p>2901.1</text:p>
          </table:table-cell>
          <table:table-cell table:style-name="ce3" table:formula="of:=[.F1]" office:value-type="float" office:value="2901.1" calcext:value-type="float">
            <text:p>2901.1</text:p>
          </table:table-cell>
          <table:table-cell table:style-name="ce1" office:value-type="string" calcext:value-type="string">
            <text:p>Latency:</text:p>
          </table:table-cell>
          <table:table-cell office:value-type="string" calcext:value-type="string">
            <text:p>3<text:span text:style-name="T1">rd</text:span></text:p>
          </table:table-cell>
          <table:table-cell table:style-name="ce2" table:formula="of:=PERCENTILE([.$B$1:.$B$9000]; 0.03)" office:value-type="float" office:value="344" calcext:value-type="float">
            <text:p>344</text:p>
          </table:table-cell>
          <table:table-cell table:style-name="ce3" table:formula="of:=[.J1]" office:value-type="float" office:value="344" calcext:value-type="float">
            <text:p>344</text:p>
          </table:table-cell>
          <table:table-cell table:style-name="ce1" office:value-type="string" calcext:value-type="string">
            <text:p>Bandwidth:</text:p>
          </table:table-cell>
          <table:table-cell office:value-type="string" calcext:value-type="string">
            <text:p>3<text:span text:style-name="T1">rd</text:span></text:p>
          </table:table-cell>
          <table:table-cell table:style-name="ce2" table:formula="of:=PERCENTILE([.$C$1:.$C$9000]; 0.03)" office:value-type="float" office:value="112.29192695" calcext:value-type="float">
            <text:p>112.29192695</text:p>
          </table:table-cell>
          <table:table-cell table:style-name="ce3" table:formula="of:=[.N1]" office:value-type="float" office:value="112.29192695" calcext:value-type="float">
            <text:p>112.29192695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30" calcext:value-type="float">
            <text:p>430</text:p>
          </table:table-cell>
          <table:table-cell office:value-type="float" office:value="190.044785" calcext:value-type="float">
            <text:p>190.044785</text:p>
          </table:table-cell>
          <table:table-cell/>
          <table:table-cell office:value-type="string" calcext:value-type="string">
            <text:p>25<text:span text:style-name="T1">th</text:span></text:p>
          </table:table-cell>
          <table:table-cell table:formula="of:=QUARTILE([.$A$1:.$A$9000];1)" office:value-type="float" office:value="3461.75" calcext:value-type="float">
            <text:p>3461.75</text:p>
          </table:table-cell>
          <table:table-cell table:style-name="ce3" table:formula="of:=[.$F2] - [.$F1]" office:value-type="float" office:value="560.65" calcext:value-type="float">
            <text:p>560.65</text:p>
          </table:table-cell>
          <table:table-cell/>
          <table:table-cell office:value-type="string" calcext:value-type="string">
            <text:p>25<text:span text:style-name="T1">th</text:span></text:p>
          </table:table-cell>
          <table:table-cell table:formula="of:=QUARTILE([.$B$1:.$B$9000];1)" office:value-type="float" office:value="409" calcext:value-type="float">
            <text:p>409</text:p>
          </table:table-cell>
          <table:table-cell table:style-name="ce3" table:formula="of:=[.$J2] - [.$J1]" office:value-type="float" office:value="65" calcext:value-type="float">
            <text:p>65</text:p>
          </table:table-cell>
          <table:table-cell/>
          <table:table-cell office:value-type="string" calcext:value-type="string">
            <text:p>25<text:span text:style-name="T1">th</text:span></text:p>
          </table:table-cell>
          <table:table-cell table:formula="of:=QUARTILE([.$C$1:.$C$9000];1)" office:value-type="float" office:value="153.5586965" calcext:value-type="float">
            <text:p>153.5586965</text:p>
          </table:table-cell>
          <table:table-cell table:style-name="ce3" table:formula="of:=[.$N2] - [.$N1]" office:value-type="float" office:value="41.26676955" calcext:value-type="float">
            <text:p>41.26676955</text:p>
          </table:table-cell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530" calcext:value-type="float">
            <text:p>530</text:p>
          </table:table-cell>
          <table:table-cell office:value-type="float" office:value="148.978806" calcext:value-type="float">
            <text:p>148.978806</text:p>
          </table:table-cell>
          <table:table-cell/>
          <table:table-cell office:value-type="string" calcext:value-type="string">
            <text:p>Median</text:p>
          </table:table-cell>
          <table:table-cell table:formula="of:=MEDIAN([.$A$1:.$A$9000])" office:value-type="float" office:value="3870" calcext:value-type="float">
            <text:p>3870</text:p>
          </table:table-cell>
          <table:table-cell table:style-name="ce3" table:formula="of:=[.$F3] - [.$F2]" office:value-type="float" office:value="408.25" calcext:value-type="float">
            <text:p>408.25</text:p>
          </table:table-cell>
          <table:table-cell/>
          <table:table-cell office:value-type="string" calcext:value-type="string">
            <text:p>Median</text:p>
          </table:table-cell>
          <table:table-cell table:formula="of:=MEDIAN([.$B$1:.$B$9000])" office:value-type="float" office:value="473" calcext:value-type="float">
            <text:p>473</text:p>
          </table:table-cell>
          <table:table-cell table:style-name="ce3" table:formula="of:=[.$J3] - [.$J2]" office:value-type="float" office:value="64" calcext:value-type="float">
            <text:p>64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9000])" office:value-type="float" office:value="178.6998745" calcext:value-type="float">
            <text:p>178.6998745</text:p>
          </table:table-cell>
          <table:table-cell table:style-name="ce3" table:formula="of:=[.$N3] - [.$N2]" office:value-type="float" office:value="25.141178" calcext:value-type="float">
            <text:p>25.141178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461" calcext:value-type="float">
            <text:p>461</text:p>
          </table:table-cell>
          <table:table-cell office:value-type="float" office:value="184.568146" calcext:value-type="float">
            <text:p>184.568146</text:p>
          </table:table-cell>
          <table:table-cell/>
          <table:table-cell office:value-type="string" calcext:value-type="string">
            <text:p>75<text:span text:style-name="T1">th</text:span></text:p>
          </table:table-cell>
          <table:table-cell table:formula="of:=QUARTILE([.$A$1:.$A$9000];3)" office:value-type="float" office:value="4440.25" calcext:value-type="float">
            <text:p>4440.25</text:p>
          </table:table-cell>
          <table:table-cell table:style-name="ce3" table:formula="of:=[.$F4] - [.$F3]" office:value-type="float" office:value="570.25" calcext:value-type="float">
            <text:p>570.25</text:p>
          </table:table-cell>
          <table:table-cell/>
          <table:table-cell office:value-type="string" calcext:value-type="string">
            <text:p>75<text:span text:style-name="T1">th</text:span></text:p>
          </table:table-cell>
          <table:table-cell table:formula="of:=QUARTILE([.$B$1:.$B$9000];3)" office:value-type="float" office:value="567" calcext:value-type="float">
            <text:p>567</text:p>
          </table:table-cell>
          <table:table-cell table:style-name="ce3" table:formula="of:=[.$J4] - [.$J3]" office:value-type="float" office:value="94" calcext:value-type="float">
            <text:p>94</text:p>
          </table:table-cell>
          <table:table-cell/>
          <table:table-cell office:value-type="string" calcext:value-type="string">
            <text:p>75<text:span text:style-name="T1">th</text:span></text:p>
          </table:table-cell>
          <table:table-cell table:formula="of:=QUARTILE([.$C$1:.$C$9000];3)" office:value-type="float" office:value="190.8806685" calcext:value-type="float">
            <text:p>190.8806685</text:p>
          </table:table-cell>
          <table:table-cell table:style-name="ce3" table:formula="of:=[.$N4] - [.$N3]" office:value-type="float" office:value="12.180794" calcext:value-type="float">
            <text:p>12.180794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476" calcext:value-type="float">
            <text:p>476</text:p>
          </table:table-cell>
          <table:table-cell office:value-type="float" office:value="191.854858" calcext:value-type="float">
            <text:p>191.854858</text:p>
          </table:table-cell>
          <table:table-cell/>
          <table:table-cell office:value-type="string" calcext:value-type="string">
            <text:p>97<text:span text:style-name="T1">th</text:span></text:p>
          </table:table-cell>
          <table:table-cell table:style-name="ce2" table:formula="of:=PERCENTILE([.$A$1:.$A$9000]; 0.97)" office:value-type="float" office:value="6654.6" calcext:value-type="float">
            <text:p>6654.6</text:p>
          </table:table-cell>
          <table:table-cell table:style-name="ce3" table:formula="of:=[.$F5] - [.$F4]" office:value-type="float" office:value="2214.35" calcext:value-type="float">
            <text:p>2214.35</text:p>
          </table:table-cell>
          <table:table-cell/>
          <table:table-cell office:value-type="string" calcext:value-type="string">
            <text:p>97<text:span text:style-name="T1">th</text:span></text:p>
          </table:table-cell>
          <table:table-cell table:style-name="ce2" table:formula="of:=PERCENTILE([.$B$1:.$B$9000]; 0.97)" office:value-type="float" office:value="800" calcext:value-type="float">
            <text:p>800</text:p>
          </table:table-cell>
          <table:table-cell table:style-name="ce3" table:formula="of:=[.$J5] - [.$J4]" office:value-type="float" office:value="233" calcext:value-type="float">
            <text:p>233</text:p>
          </table:table-cell>
          <table:table-cell/>
          <table:table-cell office:value-type="string" calcext:value-type="string">
            <text:p>97<text:span text:style-name="T1">th</text:span></text:p>
          </table:table-cell>
          <table:table-cell table:style-name="ce2" table:formula="of:=PERCENTILE([.$C$1:.$C$9000]; 0.97)" office:value-type="float" office:value="199.0335732" calcext:value-type="float">
            <text:p>199.0335732</text:p>
          </table:table-cell>
          <table:table-cell table:style-name="ce3" table:formula="of:=[.$N5] - [.$N4]" office:value-type="float" office:value="8.15290469999999" calcext:value-type="float">
            <text:p>8.1529047</text:p>
          </table:table-cell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571" calcext:value-type="float">
            <text:p>571</text:p>
          </table:table-cell>
          <table:table-cell office:value-type="float" office:value="167.901749" calcext:value-type="float">
            <text:p>167.901749</text:p>
          </table:table-cell>
          <table:table-cell/>
          <table:table-cell office:value-type="string" calcext:value-type="string">
            <text:p>Average</text:p>
          </table:table-cell>
          <table:table-cell table:formula="of:=AVERAGE([.$A$1:.$A$9000])" office:value-type="float" office:value="4197.44070904646" calcext:value-type="float">
            <text:p>4197.440709046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$B$1:.$B$9000])" office:value-type="float" office:value="506.5" calcext:value-type="float">
            <text:p>506.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$C$1:.$C$9000])" office:value-type="float" office:value="170.954104761614" calcext:value-type="float">
            <text:p>170.9541047616</text:p>
          </table:table-cell>
          <table:table-cell/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36" calcext:value-type="float">
            <text:p>736</text:p>
          </table:table-cell>
          <table:table-cell office:value-type="float" office:value="163.116058" calcext:value-type="float">
            <text:p>163.116058</text:p>
          </table:table-cell>
          <table:table-cell/>
          <table:table-cell office:value-type="string" calcext:value-type="string">
            <text:p>Std Dev</text:p>
          </table:table-cell>
          <table:table-cell table:formula="of:=STDEV([.$A$1:.$A$9000])" office:value-type="float" office:value="1725.96701915839" calcext:value-type="float">
            <text:p>1725.967019158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formula="of:=STDEV([.$B$1:.$B$9000])" office:value-type="float" office:value="157.954572883476" calcext:value-type="float">
            <text:p>157.9545728835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formula="of:=STDEV([.$C$1:.$C$4000])" office:value-type="float" office:value="24.4156969575299" calcext:value-type="float">
            <text:p>24.415696957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469" calcext:value-type="float">
            <text:p>469</text:p>
          </table:table-cell>
          <table:table-cell office:value-type="float" office:value="151.554733" calcext:value-type="float">
            <text:p>151.554733</text:p>
          </table:table-cell>
          <table:table-cell table:number-columns-repeated="12"/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float" office:value="617" calcext:value-type="float">
            <text:p>617</text:p>
          </table:table-cell>
          <table:table-cell office:value-type="float" office:value="144.352097" calcext:value-type="float">
            <text:p>144.352097</text:p>
          </table:table-cell>
          <table:table-cell table:number-columns-repeated="1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376" calcext:value-type="float">
            <text:p>376</text:p>
          </table:table-cell>
          <table:table-cell office:value-type="float" office:value="197.382263" calcext:value-type="float">
            <text:p>197.382263</text:p>
          </table:table-cell>
          <table:table-cell table:number-columns-repeated="1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561" calcext:value-type="float">
            <text:p>561</text:p>
          </table:table-cell>
          <table:table-cell office:value-type="float" office:value="181.051758" calcext:value-type="float">
            <text:p>181.051758</text:p>
          </table:table-cell>
          <table:table-cell table:number-columns-repeated="12"/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551" calcext:value-type="float">
            <text:p>551</text:p>
          </table:table-cell>
          <table:table-cell office:value-type="float" office:value="145.992035" calcext:value-type="float">
            <text:p>145.992035</text:p>
          </table:table-cell>
          <table:table-cell table:number-columns-repeated="12"/>
        </table:table-row>
        <table:table-row table:style-name="ro2">
          <table:table-cell office:value-type="float" office:value="5647" calcext:value-type="float">
            <text:p>5647</text:p>
          </table:table-cell>
          <table:table-cell office:value-type="float" office:value="559" calcext:value-type="float">
            <text:p>559</text:p>
          </table:table-cell>
          <table:table-cell office:value-type="float" office:value="143.684021" calcext:value-type="float">
            <text:p>143.684021</text:p>
          </table:table-cell>
          <table:table-cell table:number-columns-repeated="1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376" calcext:value-type="float">
            <text:p>376</text:p>
          </table:table-cell>
          <table:table-cell office:value-type="float" office:value="194.538025" calcext:value-type="float">
            <text:p>194.538025</text:p>
          </table:table-cell>
          <table:table-cell table:number-columns-repeated="1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505" calcext:value-type="float">
            <text:p>505</text:p>
          </table:table-cell>
          <table:table-cell office:value-type="float" office:value="159.062912" calcext:value-type="float">
            <text:p>159.062912</text:p>
          </table:table-cell>
          <table:table-cell table:number-columns-repeated="12"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687" calcext:value-type="float">
            <text:p>687</text:p>
          </table:table-cell>
          <table:table-cell office:value-type="float" office:value="170.543854" calcext:value-type="float">
            <text:p>170.543854</text:p>
          </table:table-cell>
          <table:table-cell table:number-columns-repeated="1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472" calcext:value-type="float">
            <text:p>472</text:p>
          </table:table-cell>
          <table:table-cell office:value-type="float" office:value="194.329498" calcext:value-type="float">
            <text:p>194.329498</text:p>
          </table:table-cell>
          <table:table-cell table:number-columns-repeated="1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393" calcext:value-type="float">
            <text:p>393</text:p>
          </table:table-cell>
          <table:table-cell office:value-type="float" office:value="181.367554" calcext:value-type="float">
            <text:p>181.367554</text:p>
          </table:table-cell>
          <table:table-cell table:number-columns-repeated="12"/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99.034195" calcext:value-type="float">
            <text:p>199.034195</text:p>
          </table:table-cell>
          <table:table-cell table:number-columns-repeated="12"/>
        </table:table-row>
        <table:table-row table:style-name="ro2">
          <table:table-cell office:value-type="float" office:value="3329" calcext:value-type="float">
            <text:p>3329</text:p>
          </table:table-cell>
          <table:table-cell office:value-type="float" office:value="485" calcext:value-type="float">
            <text:p>485</text:p>
          </table:table-cell>
          <table:table-cell office:value-type="float" office:value="186.85968" calcext:value-type="float">
            <text:p>186.85968</text:p>
          </table:table-cell>
          <table:table-cell table:number-columns-repeated="12"/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391" calcext:value-type="float">
            <text:p>391</text:p>
          </table:table-cell>
          <table:table-cell office:value-type="float" office:value="195.220367" calcext:value-type="float">
            <text:p>195.220367</text:p>
          </table:table-cell>
          <table:table-cell table:number-columns-repeated="1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563" calcext:value-type="float">
            <text:p>563</text:p>
          </table:table-cell>
          <table:table-cell office:value-type="float" office:value="145.652557" calcext:value-type="float">
            <text:p>145.652557</text:p>
          </table:table-cell>
          <table:table-cell table:number-columns-repeated="1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360" calcext:value-type="float">
            <text:p>360</text:p>
          </table:table-cell>
          <table:table-cell office:value-type="float" office:value="192.095428" calcext:value-type="float">
            <text:p>192.095428</text:p>
          </table:table-cell>
          <table:table-cell table:number-columns-repeated="12"/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float" office:value="376" calcext:value-type="float">
            <text:p>376</text:p>
          </table:table-cell>
          <table:table-cell office:value-type="float" office:value="189.59227" calcext:value-type="float">
            <text:p>189.59227</text:p>
          </table:table-cell>
          <table:table-cell table:number-columns-repeated="1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481" calcext:value-type="float">
            <text:p>481</text:p>
          </table:table-cell>
          <table:table-cell office:value-type="float" office:value="188.821671" calcext:value-type="float">
            <text:p>188.821671</text:p>
          </table:table-cell>
          <table:table-cell table:number-columns-repeated="1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574" calcext:value-type="float">
            <text:p>574</text:p>
          </table:table-cell>
          <table:table-cell office:value-type="float" office:value="185.645721" calcext:value-type="float">
            <text:p>185.645721</text:p>
          </table:table-cell>
          <table:table-cell table:number-columns-repeated="1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907" calcext:value-type="float">
            <text:p>907</text:p>
          </table:table-cell>
          <table:table-cell office:value-type="float" office:value="130.857285" calcext:value-type="float">
            <text:p>130.857285</text:p>
          </table:table-cell>
          <table:table-cell table:number-columns-repeated="1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428" calcext:value-type="float">
            <text:p>428</text:p>
          </table:table-cell>
          <table:table-cell office:value-type="float" office:value="146.145721" calcext:value-type="float">
            <text:p>146.145721</text:p>
          </table:table-cell>
          <table:table-cell table:number-columns-repeated="12"/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float" office:value="383" calcext:value-type="float">
            <text:p>383</text:p>
          </table:table-cell>
          <table:table-cell office:value-type="float" office:value="149.727951" calcext:value-type="float">
            <text:p>149.727951</text:p>
          </table:table-cell>
          <table:table-cell table:number-columns-repeated="12"/>
        </table:table-row>
        <table:table-row table:style-name="ro2">
          <table:table-cell office:value-type="float" office:value="4687" calcext:value-type="float">
            <text:p>4687</text:p>
          </table:table-cell>
          <table:table-cell office:value-type="float" office:value="451" calcext:value-type="float">
            <text:p>451</text:p>
          </table:table-cell>
          <table:table-cell office:value-type="float" office:value="148.866379" calcext:value-type="float">
            <text:p>148.866379</text:p>
          </table:table-cell>
          <table:table-cell table:number-columns-repeated="1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99" calcext:value-type="float">
            <text:p>499</text:p>
          </table:table-cell>
          <table:table-cell office:value-type="float" office:value="188.484711" calcext:value-type="float">
            <text:p>188.484711</text:p>
          </table:table-cell>
          <table:table-cell table:number-columns-repeated="12"/>
        </table:table-row>
        <table:table-row table:style-name="ro2">
          <table:table-cell office:value-type="float" office:value="2858" calcext:value-type="float">
            <text:p>2858</text:p>
          </table:table-cell>
          <table:table-cell office:value-type="float" office:value="394" calcext:value-type="float">
            <text:p>394</text:p>
          </table:table-cell>
          <table:table-cell office:value-type="float" office:value="184.11174" calcext:value-type="float">
            <text:p>184.11174</text:p>
          </table:table-cell>
          <table:table-cell table:number-columns-repeated="12"/>
        </table:table-row>
        <table:table-row table:style-name="ro2">
          <table:table-cell office:value-type="float" office:value="6576" calcext:value-type="float">
            <text:p>6576</text:p>
          </table:table-cell>
          <table:table-cell office:value-type="float" office:value="520" calcext:value-type="float">
            <text:p>520</text:p>
          </table:table-cell>
          <table:table-cell office:value-type="float" office:value="179.723312" calcext:value-type="float">
            <text:p>179.723312</text:p>
          </table:table-cell>
          <table:table-cell table:number-columns-repeated="1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561" calcext:value-type="float">
            <text:p>561</text:p>
          </table:table-cell>
          <table:table-cell office:value-type="float" office:value="177.106552" calcext:value-type="float">
            <text:p>177.106552</text:p>
          </table:table-cell>
          <table:table-cell table:number-columns-repeated="12"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333" calcext:value-type="float">
            <text:p>333</text:p>
          </table:table-cell>
          <table:table-cell office:value-type="float" office:value="196.081284" calcext:value-type="float">
            <text:p>196.081284</text:p>
          </table:table-cell>
          <table:table-cell table:number-columns-repeated="12"/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float" office:value="392" calcext:value-type="float">
            <text:p>392</text:p>
          </table:table-cell>
          <table:table-cell office:value-type="float" office:value="165.425034" calcext:value-type="float">
            <text:p>165.425034</text:p>
          </table:table-cell>
          <table:table-cell table:number-columns-repeated="1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401" calcext:value-type="float">
            <text:p>401</text:p>
          </table:table-cell>
          <table:table-cell office:value-type="float" office:value="193.932632" calcext:value-type="float">
            <text:p>193.932632</text:p>
          </table:table-cell>
          <table:table-cell table:number-columns-repeated="1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441" calcext:value-type="float">
            <text:p>441</text:p>
          </table:table-cell>
          <table:table-cell office:value-type="float" office:value="194.130737" calcext:value-type="float">
            <text:p>194.130737</text:p>
          </table:table-cell>
          <table:table-cell table:number-columns-repeated="1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554" calcext:value-type="float">
            <text:p>554</text:p>
          </table:table-cell>
          <table:table-cell office:value-type="float" office:value="174.425385" calcext:value-type="float">
            <text:p>174.425385</text:p>
          </table:table-cell>
          <table:table-cell table:number-columns-repeated="1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479" calcext:value-type="float">
            <text:p>479</text:p>
          </table:table-cell>
          <table:table-cell office:value-type="float" office:value="191.200867" calcext:value-type="float">
            <text:p>191.200867</text:p>
          </table:table-cell>
          <table:table-cell table:number-columns-repeated="12"/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536" calcext:value-type="float">
            <text:p>536</text:p>
          </table:table-cell>
          <table:table-cell office:value-type="float" office:value="144.850784" calcext:value-type="float">
            <text:p>144.850784</text:p>
          </table:table-cell>
          <table:table-cell table:number-columns-repeated="1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473" calcext:value-type="float">
            <text:p>473</text:p>
          </table:table-cell>
          <table:table-cell office:value-type="float" office:value="107.958664" calcext:value-type="float">
            <text:p>107.958664</text:p>
          </table:table-cell>
          <table:table-cell table:number-columns-repeated="12"/>
        </table:table-row>
        <table:table-row table:style-name="ro2">
          <table:table-cell office:value-type="float" office:value="3304" calcext:value-type="float">
            <text:p>3304</text:p>
          </table:table-cell>
          <table:table-cell office:value-type="float" office:value="447" calcext:value-type="float">
            <text:p>447</text:p>
          </table:table-cell>
          <table:table-cell office:value-type="float" office:value="188.590363" calcext:value-type="float">
            <text:p>188.590363</text:p>
          </table:table-cell>
          <table:table-cell table:number-columns-repeated="12"/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float" office:value="370" calcext:value-type="float">
            <text:p>370</text:p>
          </table:table-cell>
          <table:table-cell office:value-type="float" office:value="197.008286" calcext:value-type="float">
            <text:p>197.008286</text:p>
          </table:table-cell>
          <table:table-cell table:number-columns-repeated="1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369" calcext:value-type="float">
            <text:p>369</text:p>
          </table:table-cell>
          <table:table-cell office:value-type="float" office:value="194.657822" calcext:value-type="float">
            <text:p>194.657822</text:p>
          </table:table-cell>
          <table:table-cell table:number-columns-repeated="12"/>
        </table:table-row>
        <table:table-row table:style-name="ro2">
          <table:table-cell office:value-type="float" office:value="4941" calcext:value-type="float">
            <text:p>4941</text:p>
          </table:table-cell>
          <table:table-cell office:value-type="float" office:value="736" calcext:value-type="float">
            <text:p>736</text:p>
          </table:table-cell>
          <table:table-cell office:value-type="float" office:value="110.597878" calcext:value-type="float">
            <text:p>110.597878</text:p>
          </table:table-cell>
          <table:table-cell table:number-columns-repeated="12"/>
        </table:table-row>
        <table:table-row table:style-name="ro2">
          <table:table-cell office:value-type="float" office:value="8305" calcext:value-type="float">
            <text:p>8305</text:p>
          </table:table-cell>
          <table:table-cell office:value-type="float" office:value="501" calcext:value-type="float">
            <text:p>501</text:p>
          </table:table-cell>
          <table:table-cell office:value-type="float" office:value="189.602615" calcext:value-type="float">
            <text:p>189.602615</text:p>
          </table:table-cell>
          <table:table-cell table:number-columns-repeated="1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598" calcext:value-type="float">
            <text:p>598</text:p>
          </table:table-cell>
          <table:table-cell office:value-type="float" office:value="144.507797" calcext:value-type="float">
            <text:p>144.507797</text:p>
          </table:table-cell>
          <table:table-cell table:number-columns-repeated="12"/>
        </table:table-row>
        <table:table-row table:style-name="ro2">
          <table:table-cell office:value-type="float" office:value="2892" calcext:value-type="float">
            <text:p>2892</text:p>
          </table:table-cell>
          <table:table-cell office:value-type="float" office:value="498" calcext:value-type="float">
            <text:p>498</text:p>
          </table:table-cell>
          <table:table-cell office:value-type="float" office:value="192.11351" calcext:value-type="float">
            <text:p>192.11351</text:p>
          </table:table-cell>
          <table:table-cell table:number-columns-repeated="12"/>
        </table:table-row>
        <table:table-row table:style-name="ro2">
          <table:table-cell office:value-type="float" office:value="5105" calcext:value-type="float">
            <text:p>5105</text:p>
          </table:table-cell>
          <table:table-cell office:value-type="float" office:value="679" calcext:value-type="float">
            <text:p>679</text:p>
          </table:table-cell>
          <table:table-cell office:value-type="float" office:value="144.248993" calcext:value-type="float">
            <text:p>144.248993</text:p>
          </table:table-cell>
          <table:table-cell table:number-columns-repeated="1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405" calcext:value-type="float">
            <text:p>405</text:p>
          </table:table-cell>
          <table:table-cell office:value-type="float" office:value="192.59201" calcext:value-type="float">
            <text:p>192.59201</text:p>
          </table:table-cell>
          <table:table-cell table:number-columns-repeated="1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443" calcext:value-type="float">
            <text:p>443</text:p>
          </table:table-cell>
          <table:table-cell office:value-type="float" office:value="192.662292" calcext:value-type="float">
            <text:p>192.662292</text:p>
          </table:table-cell>
          <table:table-cell table:number-columns-repeated="12"/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float" office:value="392" calcext:value-type="float">
            <text:p>392</text:p>
          </table:table-cell>
          <table:table-cell office:value-type="float" office:value="191.164993" calcext:value-type="float">
            <text:p>191.164993</text:p>
          </table:table-cell>
          <table:table-cell table:number-columns-repeated="12"/>
        </table:table-row>
        <table:table-row table:style-name="ro2">
          <table:table-cell office:value-type="float" office:value="4960" calcext:value-type="float">
            <text:p>4960</text:p>
          </table:table-cell>
          <table:table-cell office:value-type="float" office:value="458" calcext:value-type="float">
            <text:p>458</text:p>
          </table:table-cell>
          <table:table-cell office:value-type="float" office:value="152.773056" calcext:value-type="float">
            <text:p>152.773056</text:p>
          </table:table-cell>
          <table:table-cell table:number-columns-repeated="12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float" office:value="405" calcext:value-type="float">
            <text:p>405</text:p>
          </table:table-cell>
          <table:table-cell office:value-type="float" office:value="149.567963" calcext:value-type="float">
            <text:p>149.567963</text:p>
          </table:table-cell>
          <table:table-cell table:number-columns-repeated="12"/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434" calcext:value-type="float">
            <text:p>434</text:p>
          </table:table-cell>
          <table:table-cell office:value-type="float" office:value="189.617355" calcext:value-type="float">
            <text:p>189.617355</text:p>
          </table:table-cell>
          <table:table-cell table:number-columns-repeated="1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373" calcext:value-type="float">
            <text:p>373</text:p>
          </table:table-cell>
          <table:table-cell office:value-type="float" office:value="151.384613" calcext:value-type="float">
            <text:p>151.384613</text:p>
          </table:table-cell>
          <table:table-cell table:number-columns-repeated="1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558" calcext:value-type="float">
            <text:p>558</text:p>
          </table:table-cell>
          <table:table-cell office:value-type="float" office:value="180.402618" calcext:value-type="float">
            <text:p>180.402618</text:p>
          </table:table-cell>
          <table:table-cell table:number-columns-repeated="1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87" calcext:value-type="float">
            <text:p>787</text:p>
          </table:table-cell>
          <table:table-cell office:value-type="float" office:value="172.98938" calcext:value-type="float">
            <text:p>172.98938</text:p>
          </table:table-cell>
          <table:table-cell table:number-columns-repeated="12"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633" calcext:value-type="float">
            <text:p>633</text:p>
          </table:table-cell>
          <table:table-cell office:value-type="float" office:value="148.097153" calcext:value-type="float">
            <text:p>148.097153</text:p>
          </table:table-cell>
          <table:table-cell table:number-columns-repeated="1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453" calcext:value-type="float">
            <text:p>453</text:p>
          </table:table-cell>
          <table:table-cell office:value-type="float" office:value="155.069016" calcext:value-type="float">
            <text:p>155.069016</text:p>
          </table:table-cell>
          <table:table-cell table:number-columns-repeated="1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409" calcext:value-type="float">
            <text:p>409</text:p>
          </table:table-cell>
          <table:table-cell office:value-type="float" office:value="186.746872" calcext:value-type="float">
            <text:p>186.746872</text:p>
          </table:table-cell>
          <table:table-cell table:number-columns-repeated="1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417" calcext:value-type="float">
            <text:p>417</text:p>
          </table:table-cell>
          <table:table-cell office:value-type="float" office:value="191.641037" calcext:value-type="float">
            <text:p>191.641037</text:p>
          </table:table-cell>
          <table:table-cell table:number-columns-repeated="1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447" calcext:value-type="float">
            <text:p>447</text:p>
          </table:table-cell>
          <table:table-cell office:value-type="float" office:value="166.993713" calcext:value-type="float">
            <text:p>166.993713</text:p>
          </table:table-cell>
          <table:table-cell table:number-columns-repeated="12"/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float" office:value="567" calcext:value-type="float">
            <text:p>567</text:p>
          </table:table-cell>
          <table:table-cell office:value-type="float" office:value="176.760468" calcext:value-type="float">
            <text:p>176.760468</text:p>
          </table:table-cell>
          <table:table-cell table:number-columns-repeated="12"/>
        </table:table-row>
        <table:table-row table:style-name="ro2">
          <table:table-cell office:value-type="float" office:value="9536" calcext:value-type="float">
            <text:p>9536</text:p>
          </table:table-cell>
          <table:table-cell office:value-type="float" office:value="981" calcext:value-type="float">
            <text:p>981</text:p>
          </table:table-cell>
          <table:table-cell office:value-type="float" office:value="129.78923" calcext:value-type="float">
            <text:p>129.78923</text:p>
          </table:table-cell>
          <table:table-cell table:number-columns-repeated="12"/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434" calcext:value-type="float">
            <text:p>434</text:p>
          </table:table-cell>
          <table:table-cell office:value-type="float" office:value="186.983719" calcext:value-type="float">
            <text:p>186.983719</text:p>
          </table:table-cell>
          <table:table-cell table:number-columns-repeated="1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477" calcext:value-type="float">
            <text:p>477</text:p>
          </table:table-cell>
          <table:table-cell office:value-type="float" office:value="163.039825" calcext:value-type="float">
            <text:p>163.039825</text:p>
          </table:table-cell>
          <table:table-cell table:number-columns-repeated="1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512" calcext:value-type="float">
            <text:p>512</text:p>
          </table:table-cell>
          <table:table-cell office:value-type="float" office:value="144.308289" calcext:value-type="float">
            <text:p>144.308289</text:p>
          </table:table-cell>
          <table:table-cell table:number-columns-repeated="12"/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float" office:value="463" calcext:value-type="float">
            <text:p>463</text:p>
          </table:table-cell>
          <table:table-cell office:value-type="float" office:value="174.491226" calcext:value-type="float">
            <text:p>174.491226</text:p>
          </table:table-cell>
          <table:table-cell table:number-columns-repeated="1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426" calcext:value-type="float">
            <text:p>426</text:p>
          </table:table-cell>
          <table:table-cell office:value-type="float" office:value="195.968002" calcext:value-type="float">
            <text:p>195.968002</text:p>
          </table:table-cell>
          <table:table-cell table:number-columns-repeated="12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377" calcext:value-type="float">
            <text:p>377</text:p>
          </table:table-cell>
          <table:table-cell office:value-type="float" office:value="196.08194" calcext:value-type="float">
            <text:p>196.08194</text:p>
          </table:table-cell>
          <table:table-cell table:number-columns-repeated="12"/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368" calcext:value-type="float">
            <text:p>368</text:p>
          </table:table-cell>
          <table:table-cell office:value-type="float" office:value="191.477158" calcext:value-type="float">
            <text:p>191.477158</text:p>
          </table:table-cell>
          <table:table-cell table:number-columns-repeated="12"/>
        </table:table-row>
        <table:table-row table:style-name="ro2">
          <table:table-cell office:value-type="float" office:value="5961" calcext:value-type="float">
            <text:p>5961</text:p>
          </table:table-cell>
          <table:table-cell office:value-type="float" office:value="906" calcext:value-type="float">
            <text:p>906</text:p>
          </table:table-cell>
          <table:table-cell office:value-type="float" office:value="139.608719" calcext:value-type="float">
            <text:p>139.608719</text:p>
          </table:table-cell>
          <table:table-cell table:number-columns-repeated="1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676" calcext:value-type="float">
            <text:p>676</text:p>
          </table:table-cell>
          <table:table-cell office:value-type="float" office:value="181.485199" calcext:value-type="float">
            <text:p>181.485199</text:p>
          </table:table-cell>
          <table:table-cell table:number-columns-repeated="12"/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503" calcext:value-type="float">
            <text:p>503</text:p>
          </table:table-cell>
          <table:table-cell office:value-type="float" office:value="162.737823" calcext:value-type="float">
            <text:p>162.737823</text:p>
          </table:table-cell>
          <table:table-cell table:number-columns-repeated="12"/>
        </table:table-row>
        <table:table-row table:style-name="ro2">
          <table:table-cell office:value-type="float" office:value="7380" calcext:value-type="float">
            <text:p>7380</text:p>
          </table:table-cell>
          <table:table-cell office:value-type="float" office:value="556" calcext:value-type="float">
            <text:p>556</text:p>
          </table:table-cell>
          <table:table-cell office:value-type="float" office:value="139.162628" calcext:value-type="float">
            <text:p>139.162628</text:p>
          </table:table-cell>
          <table:table-cell table:number-columns-repeated="12"/>
        </table:table-row>
        <table:table-row table:style-name="ro2">
          <table:table-cell office:value-type="float" office:value="3397" calcext:value-type="float">
            <text:p>3397</text:p>
          </table:table-cell>
          <table:table-cell office:value-type="float" office:value="436" calcext:value-type="float">
            <text:p>436</text:p>
          </table:table-cell>
          <table:table-cell office:value-type="float" office:value="184.068283" calcext:value-type="float">
            <text:p>184.068283</text:p>
          </table:table-cell>
          <table:table-cell table:number-columns-repeated="12"/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float" office:value="448" calcext:value-type="float">
            <text:p>448</text:p>
          </table:table-cell>
          <table:table-cell office:value-type="float" office:value="192.831345" calcext:value-type="float">
            <text:p>192.831345</text:p>
          </table:table-cell>
          <table:table-cell table:number-columns-repeated="1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449" calcext:value-type="float">
            <text:p>449</text:p>
          </table:table-cell>
          <table:table-cell office:value-type="float" office:value="185.022797" calcext:value-type="float">
            <text:p>185.022797</text:p>
          </table:table-cell>
          <table:table-cell table:number-columns-repeated="12"/>
        </table:table-row>
        <table:table-row table:style-name="ro2">
          <table:table-cell office:value-type="float" office:value="4690" calcext:value-type="float">
            <text:p>4690</text:p>
          </table:table-cell>
          <table:table-cell office:value-type="float" office:value="510" calcext:value-type="float">
            <text:p>510</text:p>
          </table:table-cell>
          <table:table-cell office:value-type="float" office:value="187.375336" calcext:value-type="float">
            <text:p>187.375336</text:p>
          </table:table-cell>
          <table:table-cell table:number-columns-repeated="1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408" calcext:value-type="float">
            <text:p>408</text:p>
          </table:table-cell>
          <table:table-cell office:value-type="float" office:value="190.940811" calcext:value-type="float">
            <text:p>190.940811</text:p>
          </table:table-cell>
          <table:table-cell table:number-columns-repeated="1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457" calcext:value-type="float">
            <text:p>457</text:p>
          </table:table-cell>
          <table:table-cell office:value-type="float" office:value="187.133713" calcext:value-type="float">
            <text:p>187.133713</text:p>
          </table:table-cell>
          <table:table-cell table:number-columns-repeated="1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469" calcext:value-type="float">
            <text:p>469</text:p>
          </table:table-cell>
          <table:table-cell office:value-type="float" office:value="104.315208" calcext:value-type="float">
            <text:p>104.315208</text:p>
          </table:table-cell>
          <table:table-cell table:number-columns-repeated="12"/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488" calcext:value-type="float">
            <text:p>488</text:p>
          </table:table-cell>
          <table:table-cell office:value-type="float" office:value="191.381653" calcext:value-type="float">
            <text:p>191.381653</text:p>
          </table:table-cell>
          <table:table-cell table:number-columns-repeated="12"/>
        </table:table-row>
        <table:table-row table:style-name="ro2">
          <table:table-cell office:value-type="float" office:value="6503" calcext:value-type="float">
            <text:p>6503</text:p>
          </table:table-cell>
          <table:table-cell office:value-type="float" office:value="722" calcext:value-type="float">
            <text:p>722</text:p>
          </table:table-cell>
          <table:table-cell office:value-type="float" office:value="141.312485" calcext:value-type="float">
            <text:p>141.312485</text:p>
          </table:table-cell>
          <table:table-cell table:number-columns-repeated="1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360" calcext:value-type="float">
            <text:p>360</text:p>
          </table:table-cell>
          <table:table-cell office:value-type="float" office:value="191.50441" calcext:value-type="float">
            <text:p>191.50441</text:p>
          </table:table-cell>
          <table:table-cell table:number-columns-repeated="1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601" calcext:value-type="float">
            <text:p>601</text:p>
          </table:table-cell>
          <table:table-cell office:value-type="float" office:value="159.248627" calcext:value-type="float">
            <text:p>159.248627</text:p>
          </table:table-cell>
          <table:table-cell table:number-columns-repeated="1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419" calcext:value-type="float">
            <text:p>419</text:p>
          </table:table-cell>
          <table:table-cell office:value-type="float" office:value="191.665451" calcext:value-type="float">
            <text:p>191.665451</text:p>
          </table:table-cell>
          <table:table-cell table:number-columns-repeated="12"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682" calcext:value-type="float">
            <text:p>682</text:p>
          </table:table-cell>
          <table:table-cell office:value-type="float" office:value="176.748886" calcext:value-type="float">
            <text:p>176.748886</text:p>
          </table:table-cell>
          <table:table-cell table:number-columns-repeated="1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554" calcext:value-type="float">
            <text:p>554</text:p>
          </table:table-cell>
          <table:table-cell office:value-type="float" office:value="170.23082" calcext:value-type="float">
            <text:p>170.23082</text:p>
          </table:table-cell>
          <table:table-cell table:number-columns-repeated="12"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413" calcext:value-type="float">
            <text:p>413</text:p>
          </table:table-cell>
          <table:table-cell office:value-type="float" office:value="151.833176" calcext:value-type="float">
            <text:p>151.833176</text:p>
          </table:table-cell>
          <table:table-cell table:number-columns-repeated="12"/>
        </table:table-row>
        <table:table-row table:style-name="ro2">
          <table:table-cell office:value-type="float" office:value="5140" calcext:value-type="float">
            <text:p>5140</text:p>
          </table:table-cell>
          <table:table-cell office:value-type="float" office:value="626" calcext:value-type="float">
            <text:p>626</text:p>
          </table:table-cell>
          <table:table-cell office:value-type="float" office:value="183.823517" calcext:value-type="float">
            <text:p>183.823517</text:p>
          </table:table-cell>
          <table:table-cell table:number-columns-repeated="12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99" calcext:value-type="float">
            <text:p>599</text:p>
          </table:table-cell>
          <table:table-cell office:value-type="float" office:value="165.682281" calcext:value-type="float">
            <text:p>165.682281</text:p>
          </table:table-cell>
          <table:table-cell table:number-columns-repeated="12"/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float" office:value="492" calcext:value-type="float">
            <text:p>492</text:p>
          </table:table-cell>
          <table:table-cell office:value-type="float" office:value="158.042587" calcext:value-type="float">
            <text:p>158.042587</text:p>
          </table:table-cell>
          <table:table-cell table:number-columns-repeated="1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530" calcext:value-type="float">
            <text:p>530</text:p>
          </table:table-cell>
          <table:table-cell office:value-type="float" office:value="191.258224" calcext:value-type="float">
            <text:p>191.258224</text:p>
          </table:table-cell>
          <table:table-cell table:number-columns-repeated="12"/>
        </table:table-row>
        <table:table-row table:style-name="ro2">
          <table:table-cell office:value-type="float" office:value="3302" calcext:value-type="float">
            <text:p>3302</text:p>
          </table:table-cell>
          <table:table-cell office:value-type="float" office:value="404" calcext:value-type="float">
            <text:p>404</text:p>
          </table:table-cell>
          <table:table-cell office:value-type="float" office:value="145.152878" calcext:value-type="float">
            <text:p>145.152878</text:p>
          </table:table-cell>
          <table:table-cell table:number-columns-repeated="12"/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507" calcext:value-type="float">
            <text:p>507</text:p>
          </table:table-cell>
          <table:table-cell office:value-type="float" office:value="150.185593" calcext:value-type="float">
            <text:p>150.185593</text:p>
          </table:table-cell>
          <table:table-cell table:number-columns-repeated="1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566" calcext:value-type="float">
            <text:p>566</text:p>
          </table:table-cell>
          <table:table-cell office:value-type="float" office:value="182.654617" calcext:value-type="float">
            <text:p>182.654617</text:p>
          </table:table-cell>
          <table:table-cell table:number-columns-repeated="1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551" calcext:value-type="float">
            <text:p>551</text:p>
          </table:table-cell>
          <table:table-cell office:value-type="float" office:value="194.898972" calcext:value-type="float">
            <text:p>194.898972</text:p>
          </table:table-cell>
          <table:table-cell table:number-columns-repeated="1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455" calcext:value-type="float">
            <text:p>455</text:p>
          </table:table-cell>
          <table:table-cell office:value-type="float" office:value="154.855484" calcext:value-type="float">
            <text:p>154.855484</text:p>
          </table:table-cell>
          <table:table-cell table:number-columns-repeated="12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477" calcext:value-type="float">
            <text:p>477</text:p>
          </table:table-cell>
          <table:table-cell office:value-type="float" office:value="189.192352" calcext:value-type="float">
            <text:p>189.192352</text:p>
          </table:table-cell>
          <table:table-cell table:number-columns-repeated="1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592" calcext:value-type="float">
            <text:p>592</text:p>
          </table:table-cell>
          <table:table-cell office:value-type="float" office:value="180.534882" calcext:value-type="float">
            <text:p>180.534882</text:p>
          </table:table-cell>
          <table:table-cell table:number-columns-repeated="1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448" calcext:value-type="float">
            <text:p>448</text:p>
          </table:table-cell>
          <table:table-cell office:value-type="float" office:value="195.088425" calcext:value-type="float">
            <text:p>195.088425</text:p>
          </table:table-cell>
          <table:table-cell table:number-columns-repeated="1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518" calcext:value-type="float">
            <text:p>518</text:p>
          </table:table-cell>
          <table:table-cell office:value-type="float" office:value="145.025681" calcext:value-type="float">
            <text:p>145.025681</text:p>
          </table:table-cell>
          <table:table-cell table:number-columns-repeated="12"/>
        </table:table-row>
        <table:table-row table:style-name="ro2">
          <table:table-cell office:value-type="float" office:value="4674" calcext:value-type="float">
            <text:p>4674</text:p>
          </table:table-cell>
          <table:table-cell office:value-type="float" office:value="543" calcext:value-type="float">
            <text:p>543</text:p>
          </table:table-cell>
          <table:table-cell office:value-type="float" office:value="186.798615" calcext:value-type="float">
            <text:p>186.798615</text:p>
          </table:table-cell>
          <table:table-cell table:number-columns-repeated="12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447" calcext:value-type="float">
            <text:p>447</text:p>
          </table:table-cell>
          <table:table-cell office:value-type="float" office:value="146.908829" calcext:value-type="float">
            <text:p>146.908829</text:p>
          </table:table-cell>
          <table:table-cell table:number-columns-repeated="1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461" calcext:value-type="float">
            <text:p>461</text:p>
          </table:table-cell>
          <table:table-cell office:value-type="float" office:value="186.236053" calcext:value-type="float">
            <text:p>186.236053</text:p>
          </table:table-cell>
          <table:table-cell table:number-columns-repeated="12"/>
        </table:table-row>
        <table:table-row table:style-name="ro2">
          <table:table-cell office:value-type="float" office:value="4815" calcext:value-type="float">
            <text:p>4815</text:p>
          </table:table-cell>
          <table:table-cell office:value-type="float" office:value="563" calcext:value-type="float">
            <text:p>563</text:p>
          </table:table-cell>
          <table:table-cell office:value-type="float" office:value="137.626465" calcext:value-type="float">
            <text:p>137.626465</text:p>
          </table:table-cell>
          <table:table-cell table:number-columns-repeated="1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618" calcext:value-type="float">
            <text:p>618</text:p>
          </table:table-cell>
          <table:table-cell office:value-type="float" office:value="155.958771" calcext:value-type="float">
            <text:p>155.958771</text:p>
          </table:table-cell>
          <table:table-cell table:number-columns-repeated="1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389" calcext:value-type="float">
            <text:p>389</text:p>
          </table:table-cell>
          <table:table-cell office:value-type="float" office:value="149.526138" calcext:value-type="float">
            <text:p>149.526138</text:p>
          </table:table-cell>
          <table:table-cell table:number-columns-repeated="12"/>
        </table:table-row>
        <table:table-row table:style-name="ro2">
          <table:table-cell office:value-type="float" office:value="5234" calcext:value-type="float">
            <text:p>5234</text:p>
          </table:table-cell>
          <table:table-cell office:value-type="float" office:value="682" calcext:value-type="float">
            <text:p>682</text:p>
          </table:table-cell>
          <table:table-cell office:value-type="float" office:value="97.630737" calcext:value-type="float">
            <text:p>97.630737</text:p>
          </table:table-cell>
          <table:table-cell table:number-columns-repeated="12"/>
        </table:table-row>
        <table:table-row table:style-name="ro2">
          <table:table-cell office:value-type="float" office:value="2952" calcext:value-type="float">
            <text:p>2952</text:p>
          </table:table-cell>
          <table:table-cell office:value-type="float" office:value="473" calcext:value-type="float">
            <text:p>473</text:p>
          </table:table-cell>
          <table:table-cell office:value-type="float" office:value="181.156998" calcext:value-type="float">
            <text:p>181.156998</text:p>
          </table:table-cell>
          <table:table-cell table:number-columns-repeated="12"/>
        </table:table-row>
        <table:table-row table:style-name="ro2">
          <table:table-cell office:value-type="float" office:value="3334" calcext:value-type="float">
            <text:p>3334</text:p>
          </table:table-cell>
          <table:table-cell office:value-type="float" office:value="420" calcext:value-type="float">
            <text:p>420</text:p>
          </table:table-cell>
          <table:table-cell office:value-type="float" office:value="147.073318" calcext:value-type="float">
            <text:p>147.073318</text:p>
          </table:table-cell>
          <table:table-cell table:number-columns-repeated="12"/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540" calcext:value-type="float">
            <text:p>540</text:p>
          </table:table-cell>
          <table:table-cell office:value-type="float" office:value="138.366104" calcext:value-type="float">
            <text:p>138.366104</text:p>
          </table:table-cell>
          <table:table-cell table:number-columns-repeated="12"/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float" office:value="431" calcext:value-type="float">
            <text:p>431</text:p>
          </table:table-cell>
          <table:table-cell office:value-type="float" office:value="183.025452" calcext:value-type="float">
            <text:p>183.025452</text:p>
          </table:table-cell>
          <table:table-cell table:number-columns-repeated="12"/>
        </table:table-row>
        <table:table-row table:style-name="ro2">
          <table:table-cell office:value-type="float" office:value="5113" calcext:value-type="float">
            <text:p>5113</text:p>
          </table:table-cell>
          <table:table-cell office:value-type="float" office:value="441" calcext:value-type="float">
            <text:p>441</text:p>
          </table:table-cell>
          <table:table-cell office:value-type="float" office:value="145.638962" calcext:value-type="float">
            <text:p>145.638962</text:p>
          </table:table-cell>
          <table:table-cell table:number-columns-repeated="12"/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float" office:value="496" calcext:value-type="float">
            <text:p>496</text:p>
          </table:table-cell>
          <table:table-cell office:value-type="float" office:value="168.927353" calcext:value-type="float">
            <text:p>168.927353</text:p>
          </table:table-cell>
          <table:table-cell table:number-columns-repeated="12"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528" calcext:value-type="float">
            <text:p>528</text:p>
          </table:table-cell>
          <table:table-cell office:value-type="float" office:value="143.734329" calcext:value-type="float">
            <text:p>143.734329</text:p>
          </table:table-cell>
          <table:table-cell table:number-columns-repeated="12"/>
        </table:table-row>
        <table:table-row table:style-name="ro2">
          <table:table-cell office:value-type="float" office:value="6552" calcext:value-type="float">
            <text:p>6552</text:p>
          </table:table-cell>
          <table:table-cell office:value-type="float" office:value="511" calcext:value-type="float">
            <text:p>511</text:p>
          </table:table-cell>
          <table:table-cell office:value-type="float" office:value="188.753296" calcext:value-type="float">
            <text:p>188.753296</text:p>
          </table:table-cell>
          <table:table-cell table:number-columns-repeated="12"/>
        </table:table-row>
        <table:table-row table:style-name="ro2">
          <table:table-cell office:value-type="float" office:value="3296" calcext:value-type="float">
            <text:p>3296</text:p>
          </table:table-cell>
          <table:table-cell office:value-type="float" office:value="445" calcext:value-type="float">
            <text:p>445</text:p>
          </table:table-cell>
          <table:table-cell office:value-type="float" office:value="166.001312" calcext:value-type="float">
            <text:p>166.001312</text:p>
          </table:table-cell>
          <table:table-cell table:number-columns-repeated="1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425" calcext:value-type="float">
            <text:p>425</text:p>
          </table:table-cell>
          <table:table-cell office:value-type="float" office:value="190.372116" calcext:value-type="float">
            <text:p>190.372116</text:p>
          </table:table-cell>
          <table:table-cell table:number-columns-repeated="1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383" calcext:value-type="float">
            <text:p>383</text:p>
          </table:table-cell>
          <table:table-cell office:value-type="float" office:value="195.428909" calcext:value-type="float">
            <text:p>195.428909</text:p>
          </table:table-cell>
          <table:table-cell table:number-columns-repeated="1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482" calcext:value-type="float">
            <text:p>482</text:p>
          </table:table-cell>
          <table:table-cell office:value-type="float" office:value="142.014511" calcext:value-type="float">
            <text:p>142.014511</text:p>
          </table:table-cell>
          <table:table-cell table:number-columns-repeated="12"/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456" calcext:value-type="float">
            <text:p>456</text:p>
          </table:table-cell>
          <table:table-cell office:value-type="float" office:value="180.847031" calcext:value-type="float">
            <text:p>180.847031</text:p>
          </table:table-cell>
          <table:table-cell table:number-columns-repeated="1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392" calcext:value-type="float">
            <text:p>392</text:p>
          </table:table-cell>
          <table:table-cell office:value-type="float" office:value="123.358643" calcext:value-type="float">
            <text:p>123.358643</text:p>
          </table:table-cell>
          <table:table-cell table:number-columns-repeated="1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424" calcext:value-type="float">
            <text:p>424</text:p>
          </table:table-cell>
          <table:table-cell office:value-type="float" office:value="149.538574" calcext:value-type="float">
            <text:p>149.538574</text:p>
          </table:table-cell>
          <table:table-cell table:number-columns-repeated="1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426" calcext:value-type="float">
            <text:p>426</text:p>
          </table:table-cell>
          <table:table-cell office:value-type="float" office:value="150.871353" calcext:value-type="float">
            <text:p>150.871353</text:p>
          </table:table-cell>
          <table:table-cell table:number-columns-repeated="1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575" calcext:value-type="float">
            <text:p>575</text:p>
          </table:table-cell>
          <table:table-cell office:value-type="float" office:value="139.437561" calcext:value-type="float">
            <text:p>139.437561</text:p>
          </table:table-cell>
          <table:table-cell table:number-columns-repeated="12"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410" calcext:value-type="float">
            <text:p>410</text:p>
          </table:table-cell>
          <table:table-cell office:value-type="float" office:value="153.713348" calcext:value-type="float">
            <text:p>153.713348</text:p>
          </table:table-cell>
          <table:table-cell table:number-columns-repeated="12"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550" calcext:value-type="float">
            <text:p>550</text:p>
          </table:table-cell>
          <table:table-cell office:value-type="float" office:value="151.690994" calcext:value-type="float">
            <text:p>151.690994</text:p>
          </table:table-cell>
          <table:table-cell table:number-columns-repeated="12"/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474" calcext:value-type="float">
            <text:p>474</text:p>
          </table:table-cell>
          <table:table-cell office:value-type="float" office:value="149.445221" calcext:value-type="float">
            <text:p>149.445221</text:p>
          </table:table-cell>
          <table:table-cell table:number-columns-repeated="12"/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453" calcext:value-type="float">
            <text:p>453</text:p>
          </table:table-cell>
          <table:table-cell office:value-type="float" office:value="139.827652" calcext:value-type="float">
            <text:p>139.827652</text:p>
          </table:table-cell>
          <table:table-cell table:number-columns-repeated="1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471" calcext:value-type="float">
            <text:p>471</text:p>
          </table:table-cell>
          <table:table-cell office:value-type="float" office:value="148.722565" calcext:value-type="float">
            <text:p>148.722565</text:p>
          </table:table-cell>
          <table:table-cell table:number-columns-repeated="1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510" calcext:value-type="float">
            <text:p>510</text:p>
          </table:table-cell>
          <table:table-cell office:value-type="float" office:value="145.777802" calcext:value-type="float">
            <text:p>145.777802</text:p>
          </table:table-cell>
          <table:table-cell table:number-columns-repeated="12"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497" calcext:value-type="float">
            <text:p>497</text:p>
          </table:table-cell>
          <table:table-cell office:value-type="float" office:value="188.832626" calcext:value-type="float">
            <text:p>188.832626</text:p>
          </table:table-cell>
          <table:table-cell table:number-columns-repeated="12"/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float" office:value="506" calcext:value-type="float">
            <text:p>506</text:p>
          </table:table-cell>
          <table:table-cell office:value-type="float" office:value="151.716034" calcext:value-type="float">
            <text:p>151.716034</text:p>
          </table:table-cell>
          <table:table-cell table:number-columns-repeated="1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480" calcext:value-type="float">
            <text:p>480</text:p>
          </table:table-cell>
          <table:table-cell office:value-type="float" office:value="191.792648" calcext:value-type="float">
            <text:p>191.792648</text:p>
          </table:table-cell>
          <table:table-cell table:number-columns-repeated="12"/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443" calcext:value-type="float">
            <text:p>443</text:p>
          </table:table-cell>
          <table:table-cell office:value-type="float" office:value="187.500153" calcext:value-type="float">
            <text:p>187.500153</text:p>
          </table:table-cell>
          <table:table-cell table:number-columns-repeated="12"/>
        </table:table-row>
        <table:table-row table:style-name="ro2">
          <table:table-cell office:value-type="float" office:value="4735" calcext:value-type="float">
            <text:p>4735</text:p>
          </table:table-cell>
          <table:table-cell office:value-type="float" office:value="585" calcext:value-type="float">
            <text:p>585</text:p>
          </table:table-cell>
          <table:table-cell office:value-type="float" office:value="157.476364" calcext:value-type="float">
            <text:p>157.476364</text:p>
          </table:table-cell>
          <table:table-cell table:number-columns-repeated="1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465" calcext:value-type="float">
            <text:p>465</text:p>
          </table:table-cell>
          <table:table-cell office:value-type="float" office:value="176.223892" calcext:value-type="float">
            <text:p>176.223892</text:p>
          </table:table-cell>
          <table:table-cell table:number-columns-repeated="12"/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float" office:value="501" calcext:value-type="float">
            <text:p>501</text:p>
          </table:table-cell>
          <table:table-cell office:value-type="float" office:value="153.693359" calcext:value-type="float">
            <text:p>153.693359</text:p>
          </table:table-cell>
          <table:table-cell table:number-columns-repeated="1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439" calcext:value-type="float">
            <text:p>439</text:p>
          </table:table-cell>
          <table:table-cell office:value-type="float" office:value="165.094528" calcext:value-type="float">
            <text:p>165.094528</text:p>
          </table:table-cell>
          <table:table-cell table:number-columns-repeated="1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640" calcext:value-type="float">
            <text:p>640</text:p>
          </table:table-cell>
          <table:table-cell office:value-type="float" office:value="164.858337" calcext:value-type="float">
            <text:p>164.858337</text:p>
          </table:table-cell>
          <table:table-cell table:number-columns-repeated="12"/>
        </table:table-row>
        <table:table-row table:style-name="ro2">
          <table:table-cell office:value-type="float" office:value="5016" calcext:value-type="float">
            <text:p>5016</text:p>
          </table:table-cell>
          <table:table-cell office:value-type="float" office:value="700" calcext:value-type="float">
            <text:p>700</text:p>
          </table:table-cell>
          <table:table-cell office:value-type="float" office:value="139.286026" calcext:value-type="float">
            <text:p>139.286026</text:p>
          </table:table-cell>
          <table:table-cell table:number-columns-repeated="12"/>
        </table:table-row>
        <table:table-row table:style-name="ro2">
          <table:table-cell office:value-type="float" office:value="5633" calcext:value-type="float">
            <text:p>5633</text:p>
          </table:table-cell>
          <table:table-cell office:value-type="float" office:value="418" calcext:value-type="float">
            <text:p>418</text:p>
          </table:table-cell>
          <table:table-cell office:value-type="float" office:value="110.515274" calcext:value-type="float">
            <text:p>110.515274</text:p>
          </table:table-cell>
          <table:table-cell table:number-columns-repeated="12"/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398" calcext:value-type="float">
            <text:p>398</text:p>
          </table:table-cell>
          <table:table-cell office:value-type="float" office:value="188.736832" calcext:value-type="float">
            <text:p>188.736832</text:p>
          </table:table-cell>
          <table:table-cell table:number-columns-repeated="1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470" calcext:value-type="float">
            <text:p>470</text:p>
          </table:table-cell>
          <table:table-cell office:value-type="float" office:value="192.573669" calcext:value-type="float">
            <text:p>192.573669</text:p>
          </table:table-cell>
          <table:table-cell table:number-columns-repeated="12"/>
        </table:table-row>
        <table:table-row table:style-name="ro2">
          <table:table-cell office:value-type="float" office:value="7394" calcext:value-type="float">
            <text:p>7394</text:p>
          </table:table-cell>
          <table:table-cell office:value-type="float" office:value="975" calcext:value-type="float">
            <text:p>975</text:p>
          </table:table-cell>
          <table:table-cell office:value-type="float" office:value="122.955894" calcext:value-type="float">
            <text:p>122.955894</text:p>
          </table:table-cell>
          <table:table-cell table:number-columns-repeated="1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451" calcext:value-type="float">
            <text:p>451</text:p>
          </table:table-cell>
          <table:table-cell office:value-type="float" office:value="179.630646" calcext:value-type="float">
            <text:p>179.630646</text:p>
          </table:table-cell>
          <table:table-cell table:number-columns-repeated="1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660" calcext:value-type="float">
            <text:p>660</text:p>
          </table:table-cell>
          <table:table-cell office:value-type="float" office:value="171.04277" calcext:value-type="float">
            <text:p>171.04277</text:p>
          </table:table-cell>
          <table:table-cell table:number-columns-repeated="12"/>
        </table:table-row>
        <table:table-row table:style-name="ro2">
          <table:table-cell office:value-type="float" office:value="5552" calcext:value-type="float">
            <text:p>5552</text:p>
          </table:table-cell>
          <table:table-cell office:value-type="float" office:value="675" calcext:value-type="float">
            <text:p>675</text:p>
          </table:table-cell>
          <table:table-cell office:value-type="float" office:value="168.005859" calcext:value-type="float">
            <text:p>168.005859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407" calcext:value-type="float">
            <text:p>407</text:p>
          </table:table-cell>
          <table:table-cell office:value-type="float" office:value="193.967072" calcext:value-type="float">
            <text:p>193.967072</text:p>
          </table:table-cell>
          <table:table-cell table:number-columns-repeated="12"/>
        </table:table-row>
        <table:table-row table:style-name="ro2">
          <table:table-cell office:value-type="float" office:value="4663" calcext:value-type="float">
            <text:p>4663</text:p>
          </table:table-cell>
          <table:table-cell office:value-type="float" office:value="514" calcext:value-type="float">
            <text:p>514</text:p>
          </table:table-cell>
          <table:table-cell office:value-type="float" office:value="169.997711" calcext:value-type="float">
            <text:p>169.997711</text:p>
          </table:table-cell>
          <table:table-cell table:number-columns-repeated="1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449" calcext:value-type="float">
            <text:p>449</text:p>
          </table:table-cell>
          <table:table-cell office:value-type="float" office:value="181.448746" calcext:value-type="float">
            <text:p>181.448746</text:p>
          </table:table-cell>
          <table:table-cell table:number-columns-repeated="12"/>
        </table:table-row>
        <table:table-row table:style-name="ro2">
          <table:table-cell office:value-type="float" office:value="4834" calcext:value-type="float">
            <text:p>4834</text:p>
          </table:table-cell>
          <table:table-cell office:value-type="float" office:value="439" calcext:value-type="float">
            <text:p>439</text:p>
          </table:table-cell>
          <table:table-cell office:value-type="float" office:value="149.188629" calcext:value-type="float">
            <text:p>149.188629</text:p>
          </table:table-cell>
          <table:table-cell table:number-columns-repeated="12"/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584" calcext:value-type="float">
            <text:p>584</text:p>
          </table:table-cell>
          <table:table-cell office:value-type="float" office:value="176.733398" calcext:value-type="float">
            <text:p>176.733398</text:p>
          </table:table-cell>
          <table:table-cell table:number-columns-repeated="1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435" calcext:value-type="float">
            <text:p>435</text:p>
          </table:table-cell>
          <table:table-cell office:value-type="float" office:value="193.808304" calcext:value-type="float">
            <text:p>193.808304</text:p>
          </table:table-cell>
          <table:table-cell table:number-columns-repeated="12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float" office:value="431" calcext:value-type="float">
            <text:p>431</text:p>
          </table:table-cell>
          <table:table-cell office:value-type="float" office:value="149.345551" calcext:value-type="float">
            <text:p>149.345551</text:p>
          </table:table-cell>
          <table:table-cell table:number-columns-repeated="12"/>
        </table:table-row>
        <table:table-row table:style-name="ro2">
          <table:table-cell office:value-type="float" office:value="4724" calcext:value-type="float">
            <text:p>4724</text:p>
          </table:table-cell>
          <table:table-cell office:value-type="float" office:value="662" calcext:value-type="float">
            <text:p>662</text:p>
          </table:table-cell>
          <table:table-cell office:value-type="float" office:value="170.819122" calcext:value-type="float">
            <text:p>170.819122</text:p>
          </table:table-cell>
          <table:table-cell table:number-columns-repeated="1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553" calcext:value-type="float">
            <text:p>553</text:p>
          </table:table-cell>
          <table:table-cell office:value-type="float" office:value="153.822357" calcext:value-type="float">
            <text:p>153.822357</text:p>
          </table:table-cell>
          <table:table-cell table:number-columns-repeated="12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float" office:value="394" calcext:value-type="float">
            <text:p>394</text:p>
          </table:table-cell>
          <table:table-cell office:value-type="float" office:value="151.159454" calcext:value-type="float">
            <text:p>151.159454</text:p>
          </table:table-cell>
          <table:table-cell table:number-columns-repeated="12"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878" calcext:value-type="float">
            <text:p>878</text:p>
          </table:table-cell>
          <table:table-cell office:value-type="float" office:value="123.161491" calcext:value-type="float">
            <text:p>123.161491</text:p>
          </table:table-cell>
          <table:table-cell table:number-columns-repeated="12"/>
        </table:table-row>
        <table:table-row table:style-name="ro2">
          <table:table-cell office:value-type="float" office:value="2583" calcext:value-type="float">
            <text:p>2583</text:p>
          </table:table-cell>
          <table:table-cell office:value-type="float" office:value="349" calcext:value-type="float">
            <text:p>349</text:p>
          </table:table-cell>
          <table:table-cell office:value-type="float" office:value="196.247147" calcext:value-type="float">
            <text:p>196.247147</text:p>
          </table:table-cell>
          <table:table-cell table:number-columns-repeated="12"/>
        </table:table-row>
        <table:table-row table:style-name="ro2">
          <table:table-cell office:value-type="float" office:value="4820" calcext:value-type="float">
            <text:p>4820</text:p>
          </table:table-cell>
          <table:table-cell office:value-type="float" office:value="463" calcext:value-type="float">
            <text:p>463</text:p>
          </table:table-cell>
          <table:table-cell office:value-type="float" office:value="189.945358" calcext:value-type="float">
            <text:p>189.945358</text:p>
          </table:table-cell>
          <table:table-cell table:number-columns-repeated="1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518" calcext:value-type="float">
            <text:p>518</text:p>
          </table:table-cell>
          <table:table-cell office:value-type="float" office:value="179.944077" calcext:value-type="float">
            <text:p>179.944077</text:p>
          </table:table-cell>
          <table:table-cell table:number-columns-repeated="12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435" calcext:value-type="float">
            <text:p>435</text:p>
          </table:table-cell>
          <table:table-cell office:value-type="float" office:value="145.54718" calcext:value-type="float">
            <text:p>145.54718</text:p>
          </table:table-cell>
          <table:table-cell table:number-columns-repeated="12"/>
        </table:table-row>
        <table:table-row table:style-name="ro2">
          <table:table-cell office:value-type="float" office:value="7339" calcext:value-type="float">
            <text:p>7339</text:p>
          </table:table-cell>
          <table:table-cell office:value-type="float" office:value="492" calcext:value-type="float">
            <text:p>492</text:p>
          </table:table-cell>
          <table:table-cell office:value-type="float" office:value="190.980026" calcext:value-type="float">
            <text:p>190.980026</text:p>
          </table:table-cell>
          <table:table-cell table:number-columns-repeated="12"/>
        </table:table-row>
        <table:table-row table:style-name="ro2">
          <table:table-cell office:value-type="float" office:value="3179" calcext:value-type="float">
            <text:p>3179</text:p>
          </table:table-cell>
          <table:table-cell office:value-type="float" office:value="456" calcext:value-type="float">
            <text:p>456</text:p>
          </table:table-cell>
          <table:table-cell office:value-type="float" office:value="151.403275" calcext:value-type="float">
            <text:p>151.403275</text:p>
          </table:table-cell>
          <table:table-cell table:number-columns-repeated="12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432" calcext:value-type="float">
            <text:p>432</text:p>
          </table:table-cell>
          <table:table-cell office:value-type="float" office:value="196.007904" calcext:value-type="float">
            <text:p>196.007904</text:p>
          </table:table-cell>
          <table:table-cell table:number-columns-repeated="12"/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float" office:value="399" calcext:value-type="float">
            <text:p>399</text:p>
          </table:table-cell>
          <table:table-cell office:value-type="float" office:value="194.573074" calcext:value-type="float">
            <text:p>194.573074</text:p>
          </table:table-cell>
          <table:table-cell table:number-columns-repeated="12"/>
        </table:table-row>
        <table:table-row table:style-name="ro2">
          <table:table-cell office:value-type="float" office:value="4934" calcext:value-type="float">
            <text:p>4934</text:p>
          </table:table-cell>
          <table:table-cell office:value-type="float" office:value="408" calcext:value-type="float">
            <text:p>408</text:p>
          </table:table-cell>
          <table:table-cell office:value-type="float" office:value="192.024902" calcext:value-type="float">
            <text:p>192.024902</text:p>
          </table:table-cell>
          <table:table-cell table:number-columns-repeated="12"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530" calcext:value-type="float">
            <text:p>530</text:p>
          </table:table-cell>
          <table:table-cell office:value-type="float" office:value="189.513077" calcext:value-type="float">
            <text:p>189.513077</text:p>
          </table:table-cell>
          <table:table-cell table:number-columns-repeated="12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476" calcext:value-type="float">
            <text:p>476</text:p>
          </table:table-cell>
          <table:table-cell office:value-type="float" office:value="183.429047" calcext:value-type="float">
            <text:p>183.429047</text:p>
          </table:table-cell>
          <table:table-cell table:number-columns-repeated="12"/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float" office:value="388" calcext:value-type="float">
            <text:p>388</text:p>
          </table:table-cell>
          <table:table-cell office:value-type="float" office:value="187.04216" calcext:value-type="float">
            <text:p>187.04216</text:p>
          </table:table-cell>
          <table:table-cell table:number-columns-repeated="12"/>
        </table:table-row>
        <table:table-row table:style-name="ro2">
          <table:table-cell office:value-type="float" office:value="5150" calcext:value-type="float">
            <text:p>5150</text:p>
          </table:table-cell>
          <table:table-cell office:value-type="float" office:value="333" calcext:value-type="float">
            <text:p>333</text:p>
          </table:table-cell>
          <table:table-cell office:value-type="float" office:value="197.105576" calcext:value-type="float">
            <text:p>197.105576</text:p>
          </table:table-cell>
          <table:table-cell table:number-columns-repeated="12"/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float" office:value="411" calcext:value-type="float">
            <text:p>411</text:p>
          </table:table-cell>
          <table:table-cell office:value-type="float" office:value="188.186615" calcext:value-type="float">
            <text:p>188.186615</text:p>
          </table:table-cell>
          <table:table-cell table:number-columns-repeated="12"/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float" office:value="392" calcext:value-type="float">
            <text:p>392</text:p>
          </table:table-cell>
          <table:table-cell office:value-type="float" office:value="195.473724" calcext:value-type="float">
            <text:p>195.473724</text:p>
          </table:table-cell>
          <table:table-cell table:number-columns-repeated="1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657" calcext:value-type="float">
            <text:p>657</text:p>
          </table:table-cell>
          <table:table-cell office:value-type="float" office:value="146.771759" calcext:value-type="float">
            <text:p>146.771759</text:p>
          </table:table-cell>
          <table:table-cell table:number-columns-repeated="1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625" calcext:value-type="float">
            <text:p>625</text:p>
          </table:table-cell>
          <table:table-cell office:value-type="float" office:value="133.371933" calcext:value-type="float">
            <text:p>133.371933</text:p>
          </table:table-cell>
          <table:table-cell table:number-columns-repeated="1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486" calcext:value-type="float">
            <text:p>486</text:p>
          </table:table-cell>
          <table:table-cell office:value-type="float" office:value="176.091629" calcext:value-type="float">
            <text:p>176.091629</text:p>
          </table:table-cell>
          <table:table-cell table:number-columns-repeated="1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397" calcext:value-type="float">
            <text:p>397</text:p>
          </table:table-cell>
          <table:table-cell office:value-type="float" office:value="194.822845" calcext:value-type="float">
            <text:p>194.822845</text:p>
          </table:table-cell>
          <table:table-cell table:number-columns-repeated="12"/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float" office:value="386" calcext:value-type="float">
            <text:p>386</text:p>
          </table:table-cell>
          <table:table-cell office:value-type="float" office:value="193.052307" calcext:value-type="float">
            <text:p>193.052307</text:p>
          </table:table-cell>
          <table:table-cell table:number-columns-repeated="1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412" calcext:value-type="float">
            <text:p>412</text:p>
          </table:table-cell>
          <table:table-cell office:value-type="float" office:value="183.979156" calcext:value-type="float">
            <text:p>183.979156</text:p>
          </table:table-cell>
          <table:table-cell table:number-columns-repeated="1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530" calcext:value-type="float">
            <text:p>530</text:p>
          </table:table-cell>
          <table:table-cell office:value-type="float" office:value="188.129669" calcext:value-type="float">
            <text:p>188.129669</text:p>
          </table:table-cell>
          <table:table-cell table:number-columns-repeated="1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511" calcext:value-type="float">
            <text:p>511</text:p>
          </table:table-cell>
          <table:table-cell office:value-type="float" office:value="166.649323" calcext:value-type="float">
            <text:p>166.649323</text:p>
          </table:table-cell>
          <table:table-cell table:number-columns-repeated="12"/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470" calcext:value-type="float">
            <text:p>470</text:p>
          </table:table-cell>
          <table:table-cell office:value-type="float" office:value="190.925415" calcext:value-type="float">
            <text:p>190.925415</text:p>
          </table:table-cell>
          <table:table-cell table:number-columns-repeated="12"/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float" office:value="353" calcext:value-type="float">
            <text:p>353</text:p>
          </table:table-cell>
          <table:table-cell office:value-type="float" office:value="197.11171" calcext:value-type="float">
            <text:p>197.11171</text:p>
          </table:table-cell>
          <table:table-cell table:number-columns-repeated="12"/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44" calcext:value-type="float">
            <text:p>744</text:p>
          </table:table-cell>
          <table:table-cell office:value-type="float" office:value="164.66098" calcext:value-type="float">
            <text:p>164.66098</text:p>
          </table:table-cell>
          <table:table-cell table:number-columns-repeated="1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569" calcext:value-type="float">
            <text:p>569</text:p>
          </table:table-cell>
          <table:table-cell office:value-type="float" office:value="117.833809" calcext:value-type="float">
            <text:p>117.833809</text:p>
          </table:table-cell>
          <table:table-cell table:number-columns-repeated="12"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376" calcext:value-type="float">
            <text:p>376</text:p>
          </table:table-cell>
          <table:table-cell office:value-type="float" office:value="160.00383" calcext:value-type="float">
            <text:p>160.00383</text:p>
          </table:table-cell>
          <table:table-cell table:number-columns-repeated="1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450" calcext:value-type="float">
            <text:p>450</text:p>
          </table:table-cell>
          <table:table-cell office:value-type="float" office:value="147.931732" calcext:value-type="float">
            <text:p>147.931732</text:p>
          </table:table-cell>
          <table:table-cell table:number-columns-repeated="1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366" calcext:value-type="float">
            <text:p>366</text:p>
          </table:table-cell>
          <table:table-cell office:value-type="float" office:value="157.060272" calcext:value-type="float">
            <text:p>157.060272</text:p>
          </table:table-cell>
          <table:table-cell table:number-columns-repeated="12"/>
        </table:table-row>
        <table:table-row table:style-name="ro2">
          <table:table-cell office:value-type="float" office:value="4707" calcext:value-type="float">
            <text:p>4707</text:p>
          </table:table-cell>
          <table:table-cell office:value-type="float" office:value="377" calcext:value-type="float">
            <text:p>377</text:p>
          </table:table-cell>
          <table:table-cell office:value-type="float" office:value="192.093353" calcext:value-type="float">
            <text:p>192.093353</text:p>
          </table:table-cell>
          <table:table-cell table:number-columns-repeated="12"/>
        </table:table-row>
        <table:table-row table:style-name="ro2">
          <table:table-cell office:value-type="float" office:value="4666" calcext:value-type="float">
            <text:p>4666</text:p>
          </table:table-cell>
          <table:table-cell office:value-type="float" office:value="457" calcext:value-type="float">
            <text:p>457</text:p>
          </table:table-cell>
          <table:table-cell office:value-type="float" office:value="187.04892" calcext:value-type="float">
            <text:p>187.04892</text:p>
          </table:table-cell>
          <table:table-cell table:number-columns-repeated="12"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552" calcext:value-type="float">
            <text:p>552</text:p>
          </table:table-cell>
          <table:table-cell office:value-type="float" office:value="151.003693" calcext:value-type="float">
            <text:p>151.003693</text:p>
          </table:table-cell>
          <table:table-cell table:number-columns-repeated="1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565" calcext:value-type="float">
            <text:p>565</text:p>
          </table:table-cell>
          <table:table-cell office:value-type="float" office:value="183.18866" calcext:value-type="float">
            <text:p>183.18866</text:p>
          </table:table-cell>
          <table:table-cell table:number-columns-repeated="12"/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float" office:value="431" calcext:value-type="float">
            <text:p>431</text:p>
          </table:table-cell>
          <table:table-cell office:value-type="float" office:value="190.828629" calcext:value-type="float">
            <text:p>190.828629</text:p>
          </table:table-cell>
          <table:table-cell table:number-columns-repeated="1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545" calcext:value-type="float">
            <text:p>545</text:p>
          </table:table-cell>
          <table:table-cell office:value-type="float" office:value="187.967529" calcext:value-type="float">
            <text:p>187.967529</text:p>
          </table:table-cell>
          <table:table-cell table:number-columns-repeated="1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455" calcext:value-type="float">
            <text:p>455</text:p>
          </table:table-cell>
          <table:table-cell office:value-type="float" office:value="192.50119" calcext:value-type="float">
            <text:p>192.50119</text:p>
          </table:table-cell>
          <table:table-cell table:number-columns-repeated="1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585" calcext:value-type="float">
            <text:p>585</text:p>
          </table:table-cell>
          <table:table-cell office:value-type="float" office:value="191.383881" calcext:value-type="float">
            <text:p>191.383881</text:p>
          </table:table-cell>
          <table:table-cell table:number-columns-repeated="12"/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478" calcext:value-type="float">
            <text:p>478</text:p>
          </table:table-cell>
          <table:table-cell office:value-type="float" office:value="194.061462" calcext:value-type="float">
            <text:p>194.061462</text:p>
          </table:table-cell>
          <table:table-cell table:number-columns-repeated="12"/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611" calcext:value-type="float">
            <text:p>611</text:p>
          </table:table-cell>
          <table:table-cell office:value-type="float" office:value="180.187302" calcext:value-type="float">
            <text:p>180.187302</text:p>
          </table:table-cell>
          <table:table-cell table:number-columns-repeated="12"/>
        </table:table-row>
        <table:table-row table:style-name="ro2">
          <table:table-cell office:value-type="float" office:value="5106" calcext:value-type="float">
            <text:p>5106</text:p>
          </table:table-cell>
          <table:table-cell office:value-type="float" office:value="491" calcext:value-type="float">
            <text:p>491</text:p>
          </table:table-cell>
          <table:table-cell office:value-type="float" office:value="133.010635" calcext:value-type="float">
            <text:p>133.010635</text:p>
          </table:table-cell>
          <table:table-cell table:number-columns-repeated="1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601" calcext:value-type="float">
            <text:p>601</text:p>
          </table:table-cell>
          <table:table-cell office:value-type="float" office:value="179.631653" calcext:value-type="float">
            <text:p>179.631653</text:p>
          </table:table-cell>
          <table:table-cell table:number-columns-repeated="12"/>
        </table:table-row>
        <table:table-row table:style-name="ro2">
          <table:table-cell office:value-type="float" office:value="4746" calcext:value-type="float">
            <text:p>4746</text:p>
          </table:table-cell>
          <table:table-cell office:value-type="float" office:value="526" calcext:value-type="float">
            <text:p>526</text:p>
          </table:table-cell>
          <table:table-cell office:value-type="float" office:value="171.165848" calcext:value-type="float">
            <text:p>171.165848</text:p>
          </table:table-cell>
          <table:table-cell table:number-columns-repeated="12"/>
        </table:table-row>
        <table:table-row table:style-name="ro2">
          <table:table-cell office:value-type="float" office:value="23476" calcext:value-type="float">
            <text:p>23476</text:p>
          </table:table-cell>
          <table:table-cell office:value-type="float" office:value="457" calcext:value-type="float">
            <text:p>457</text:p>
          </table:table-cell>
          <table:table-cell office:value-type="float" office:value="192.829483" calcext:value-type="float">
            <text:p>192.829483</text:p>
          </table:table-cell>
          <table:table-cell table:number-columns-repeated="12"/>
        </table:table-row>
        <table:table-row table:style-name="ro2">
          <table:table-cell office:value-type="float" office:value="4487" calcext:value-type="float">
            <text:p>4487</text:p>
          </table:table-cell>
          <table:table-cell office:value-type="float" office:value="462" calcext:value-type="float">
            <text:p>462</text:p>
          </table:table-cell>
          <table:table-cell office:value-type="float" office:value="185.25032" calcext:value-type="float">
            <text:p>185.25032</text:p>
          </table:table-cell>
          <table:table-cell table:number-columns-repeated="12"/>
        </table:table-row>
        <table:table-row table:style-name="ro2">
          <table:table-cell office:value-type="float" office:value="5132" calcext:value-type="float">
            <text:p>5132</text:p>
          </table:table-cell>
          <table:table-cell office:value-type="float" office:value="470" calcext:value-type="float">
            <text:p>470</text:p>
          </table:table-cell>
          <table:table-cell office:value-type="float" office:value="150.693146" calcext:value-type="float">
            <text:p>150.693146</text:p>
          </table:table-cell>
          <table:table-cell table:number-columns-repeated="1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498" calcext:value-type="float">
            <text:p>498</text:p>
          </table:table-cell>
          <table:table-cell office:value-type="float" office:value="165.585327" calcext:value-type="float">
            <text:p>165.585327</text:p>
          </table:table-cell>
          <table:table-cell table:number-columns-repeated="12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425" calcext:value-type="float">
            <text:p>425</text:p>
          </table:table-cell>
          <table:table-cell office:value-type="float" office:value="145.10405" calcext:value-type="float">
            <text:p>145.10405</text:p>
          </table:table-cell>
          <table:table-cell table:number-columns-repeated="12"/>
        </table:table-row>
        <table:table-row table:style-name="ro2">
          <table:table-cell office:value-type="float" office:value="4677" calcext:value-type="float">
            <text:p>4677</text:p>
          </table:table-cell>
          <table:table-cell office:value-type="float" office:value="652" calcext:value-type="float">
            <text:p>652</text:p>
          </table:table-cell>
          <table:table-cell office:value-type="float" office:value="170.331772" calcext:value-type="float">
            <text:p>170.331772</text:p>
          </table:table-cell>
          <table:table-cell table:number-columns-repeated="12"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484" calcext:value-type="float">
            <text:p>484</text:p>
          </table:table-cell>
          <table:table-cell office:value-type="float" office:value="163.133255" calcext:value-type="float">
            <text:p>163.133255</text:p>
          </table:table-cell>
          <table:table-cell table:number-columns-repeated="12"/>
        </table:table-row>
        <table:table-row table:style-name="ro2">
          <table:table-cell office:value-type="float" office:value="5388" calcext:value-type="float">
            <text:p>5388</text:p>
          </table:table-cell>
          <table:table-cell office:value-type="float" office:value="661" calcext:value-type="float">
            <text:p>661</text:p>
          </table:table-cell>
          <table:table-cell office:value-type="float" office:value="156.055649" calcext:value-type="float">
            <text:p>156.055649</text:p>
          </table:table-cell>
          <table:table-cell table:number-columns-repeated="1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530" calcext:value-type="float">
            <text:p>530</text:p>
          </table:table-cell>
          <table:table-cell office:value-type="float" office:value="171.732605" calcext:value-type="float">
            <text:p>171.732605</text:p>
          </table:table-cell>
          <table:table-cell table:number-columns-repeated="1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422" calcext:value-type="float">
            <text:p>422</text:p>
          </table:table-cell>
          <table:table-cell office:value-type="float" office:value="166.128632" calcext:value-type="float">
            <text:p>166.128632</text:p>
          </table:table-cell>
          <table:table-cell table:number-columns-repeated="1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500" calcext:value-type="float">
            <text:p>500</text:p>
          </table:table-cell>
          <table:table-cell office:value-type="float" office:value="189.990311" calcext:value-type="float">
            <text:p>189.990311</text:p>
          </table:table-cell>
          <table:table-cell table:number-columns-repeated="12"/>
        </table:table-row>
        <table:table-row table:style-name="ro2">
          <table:table-cell office:value-type="float" office:value="2861" calcext:value-type="float">
            <text:p>2861</text:p>
          </table:table-cell>
          <table:table-cell office:value-type="float" office:value="380" calcext:value-type="float">
            <text:p>380</text:p>
          </table:table-cell>
          <table:table-cell office:value-type="float" office:value="194.270981" calcext:value-type="float">
            <text:p>194.270981</text:p>
          </table:table-cell>
          <table:table-cell table:number-columns-repeated="12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400" calcext:value-type="float">
            <text:p>400</text:p>
          </table:table-cell>
          <table:table-cell office:value-type="float" office:value="190.65097" calcext:value-type="float">
            <text:p>190.65097</text:p>
          </table:table-cell>
          <table:table-cell table:number-columns-repeated="12"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542" calcext:value-type="float">
            <text:p>542</text:p>
          </table:table-cell>
          <table:table-cell office:value-type="float" office:value="148.820267" calcext:value-type="float">
            <text:p>148.820267</text:p>
          </table:table-cell>
          <table:table-cell table:number-columns-repeated="12"/>
        </table:table-row>
        <table:table-row table:style-name="ro2">
          <table:table-cell office:value-type="float" office:value="5206" calcext:value-type="float">
            <text:p>5206</text:p>
          </table:table-cell>
          <table:table-cell office:value-type="float" office:value="385" calcext:value-type="float">
            <text:p>385</text:p>
          </table:table-cell>
          <table:table-cell office:value-type="float" office:value="193.003448" calcext:value-type="float">
            <text:p>193.003448</text:p>
          </table:table-cell>
          <table:table-cell table:number-columns-repeated="1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408" calcext:value-type="float">
            <text:p>408</text:p>
          </table:table-cell>
          <table:table-cell office:value-type="float" office:value="145.333572" calcext:value-type="float">
            <text:p>145.333572</text:p>
          </table:table-cell>
          <table:table-cell table:number-columns-repeated="1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425" calcext:value-type="float">
            <text:p>425</text:p>
          </table:table-cell>
          <table:table-cell office:value-type="float" office:value="194.391769" calcext:value-type="float">
            <text:p>194.391769</text:p>
          </table:table-cell>
          <table:table-cell table:number-columns-repeated="12"/>
        </table:table-row>
        <table:table-row table:style-name="ro2">
          <table:table-cell office:value-type="float" office:value="3279" calcext:value-type="float">
            <text:p>3279</text:p>
          </table:table-cell>
          <table:table-cell office:value-type="float" office:value="385" calcext:value-type="float">
            <text:p>385</text:p>
          </table:table-cell>
          <table:table-cell office:value-type="float" office:value="167.036926" calcext:value-type="float">
            <text:p>167.036926</text:p>
          </table:table-cell>
          <table:table-cell table:number-columns-repeated="12"/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float" office:value="414" calcext:value-type="float">
            <text:p>414</text:p>
          </table:table-cell>
          <table:table-cell office:value-type="float" office:value="189.685715" calcext:value-type="float">
            <text:p>189.685715</text:p>
          </table:table-cell>
          <table:table-cell table:number-columns-repeated="12"/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float" office:value="685" calcext:value-type="float">
            <text:p>685</text:p>
          </table:table-cell>
          <table:table-cell office:value-type="float" office:value="177.301682" calcext:value-type="float">
            <text:p>177.301682</text:p>
          </table:table-cell>
          <table:table-cell table:number-columns-repeated="12"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627" calcext:value-type="float">
            <text:p>627</text:p>
          </table:table-cell>
          <table:table-cell office:value-type="float" office:value="138.928802" calcext:value-type="float">
            <text:p>138.928802</text:p>
          </table:table-cell>
          <table:table-cell table:number-columns-repeated="12"/>
        </table:table-row>
        <table:table-row table:style-name="ro2">
          <table:table-cell office:value-type="float" office:value="5330" calcext:value-type="float">
            <text:p>5330</text:p>
          </table:table-cell>
          <table:table-cell office:value-type="float" office:value="711" calcext:value-type="float">
            <text:p>711</text:p>
          </table:table-cell>
          <table:table-cell office:value-type="float" office:value="138.838196" calcext:value-type="float">
            <text:p>138.838196</text:p>
          </table:table-cell>
          <table:table-cell table:number-columns-repeated="1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530" calcext:value-type="float">
            <text:p>530</text:p>
          </table:table-cell>
          <table:table-cell office:value-type="float" office:value="162.03746" calcext:value-type="float">
            <text:p>162.03746</text:p>
          </table:table-cell>
          <table:table-cell table:number-columns-repeated="1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428" calcext:value-type="float">
            <text:p>428</text:p>
          </table:table-cell>
          <table:table-cell office:value-type="float" office:value="189.968399" calcext:value-type="float">
            <text:p>189.968399</text:p>
          </table:table-cell>
          <table:table-cell table:number-columns-repeated="1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550" calcext:value-type="float">
            <text:p>550</text:p>
          </table:table-cell>
          <table:table-cell office:value-type="float" office:value="183.00145" calcext:value-type="float">
            <text:p>183.00145</text:p>
          </table:table-cell>
          <table:table-cell table:number-columns-repeated="12"/>
        </table:table-row>
        <table:table-row table:style-name="ro2">
          <table:table-cell office:value-type="float" office:value="2879" calcext:value-type="float">
            <text:p>2879</text:p>
          </table:table-cell>
          <table:table-cell office:value-type="float" office:value="374" calcext:value-type="float">
            <text:p>374</text:p>
          </table:table-cell>
          <table:table-cell office:value-type="float" office:value="193.61026" calcext:value-type="float">
            <text:p>193.61026</text:p>
          </table:table-cell>
          <table:table-cell table:number-columns-repeated="1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601" calcext:value-type="float">
            <text:p>601</text:p>
          </table:table-cell>
          <table:table-cell office:value-type="float" office:value="173.972336" calcext:value-type="float">
            <text:p>173.972336</text:p>
          </table:table-cell>
          <table:table-cell table:number-columns-repeated="12"/>
        </table:table-row>
        <table:table-row table:style-name="ro2">
          <table:table-cell office:value-type="float" office:value="4728" calcext:value-type="float">
            <text:p>4728</text:p>
          </table:table-cell>
          <table:table-cell office:value-type="float" office:value="486" calcext:value-type="float">
            <text:p>486</text:p>
          </table:table-cell>
          <table:table-cell office:value-type="float" office:value="143.648865" calcext:value-type="float">
            <text:p>143.648865</text:p>
          </table:table-cell>
          <table:table-cell table:number-columns-repeated="1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402" calcext:value-type="float">
            <text:p>402</text:p>
          </table:table-cell>
          <table:table-cell office:value-type="float" office:value="198.38916" calcext:value-type="float">
            <text:p>198.38916</text:p>
          </table:table-cell>
          <table:table-cell table:number-columns-repeated="1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411" calcext:value-type="float">
            <text:p>411</text:p>
          </table:table-cell>
          <table:table-cell office:value-type="float" office:value="151.764877" calcext:value-type="float">
            <text:p>151.764877</text:p>
          </table:table-cell>
          <table:table-cell table:number-columns-repeated="12"/>
        </table:table-row>
        <table:table-row table:style-name="ro2">
          <table:table-cell office:value-type="float" office:value="3364" calcext:value-type="float">
            <text:p>3364</text:p>
          </table:table-cell>
          <table:table-cell office:value-type="float" office:value="459" calcext:value-type="float">
            <text:p>459</text:p>
          </table:table-cell>
          <table:table-cell office:value-type="float" office:value="154.303802" calcext:value-type="float">
            <text:p>154.303802</text:p>
          </table:table-cell>
          <table:table-cell table:number-columns-repeated="1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627" calcext:value-type="float">
            <text:p>627</text:p>
          </table:table-cell>
          <table:table-cell office:value-type="float" office:value="105.584686" calcext:value-type="float">
            <text:p>105.584686</text:p>
          </table:table-cell>
          <table:table-cell table:number-columns-repeated="12"/>
        </table:table-row>
        <table:table-row table:style-name="ro2">
          <table:table-cell office:value-type="float" office:value="20117" calcext:value-type="float">
            <text:p>20117</text:p>
          </table:table-cell>
          <table:table-cell office:value-type="float" office:value="661" calcext:value-type="float">
            <text:p>661</text:p>
          </table:table-cell>
          <table:table-cell office:value-type="float" office:value="164.712845" calcext:value-type="float">
            <text:p>164.712845</text:p>
          </table:table-cell>
          <table:table-cell table:number-columns-repeated="12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551" calcext:value-type="float">
            <text:p>551</text:p>
          </table:table-cell>
          <table:table-cell office:value-type="float" office:value="178.463104" calcext:value-type="float">
            <text:p>178.463104</text:p>
          </table:table-cell>
          <table:table-cell table:number-columns-repeated="12"/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458" calcext:value-type="float">
            <text:p>458</text:p>
          </table:table-cell>
          <table:table-cell office:value-type="float" office:value="192.555145" calcext:value-type="float">
            <text:p>192.555145</text:p>
          </table:table-cell>
          <table:table-cell table:number-columns-repeated="12"/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646" calcext:value-type="float">
            <text:p>646</text:p>
          </table:table-cell>
          <table:table-cell office:value-type="float" office:value="173.381638" calcext:value-type="float">
            <text:p>173.381638</text:p>
          </table:table-cell>
          <table:table-cell table:number-columns-repeated="12"/>
        </table:table-row>
        <table:table-row table:style-name="ro2">
          <table:table-cell office:value-type="float" office:value="3323" calcext:value-type="float">
            <text:p>3323</text:p>
          </table:table-cell>
          <table:table-cell office:value-type="float" office:value="378" calcext:value-type="float">
            <text:p>378</text:p>
          </table:table-cell>
          <table:table-cell office:value-type="float" office:value="156.924652" calcext:value-type="float">
            <text:p>156.924652</text:p>
          </table:table-cell>
          <table:table-cell table:number-columns-repeated="12"/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float" office:value="490" calcext:value-type="float">
            <text:p>490</text:p>
          </table:table-cell>
          <table:table-cell office:value-type="float" office:value="187.172943" calcext:value-type="float">
            <text:p>187.172943</text:p>
          </table:table-cell>
          <table:table-cell table:number-columns-repeated="12"/>
        </table:table-row>
        <table:table-row table:style-name="ro2">
          <table:table-cell office:value-type="float" office:value="2829" calcext:value-type="float">
            <text:p>2829</text:p>
          </table:table-cell>
          <table:table-cell office:value-type="float" office:value="500" calcext:value-type="float">
            <text:p>500</text:p>
          </table:table-cell>
          <table:table-cell office:value-type="float" office:value="185.67688" calcext:value-type="float">
            <text:p>185.67688</text:p>
          </table:table-cell>
          <table:table-cell table:number-columns-repeated="12"/>
        </table:table-row>
        <table:table-row table:style-name="ro2">
          <table:table-cell office:value-type="float" office:value="6035" calcext:value-type="float">
            <text:p>6035</text:p>
          </table:table-cell>
          <table:table-cell office:value-type="float" office:value="390" calcext:value-type="float">
            <text:p>390</text:p>
          </table:table-cell>
          <table:table-cell office:value-type="float" office:value="179.43573" calcext:value-type="float">
            <text:p>179.43573</text:p>
          </table:table-cell>
          <table:table-cell table:number-columns-repeated="12"/>
        </table:table-row>
        <table:table-row table:style-name="ro2">
          <table:table-cell office:value-type="float" office:value="4966" calcext:value-type="float">
            <text:p>4966</text:p>
          </table:table-cell>
          <table:table-cell office:value-type="float" office:value="755" calcext:value-type="float">
            <text:p>755</text:p>
          </table:table-cell>
          <table:table-cell office:value-type="float" office:value="163.718079" calcext:value-type="float">
            <text:p>163.718079</text:p>
          </table:table-cell>
          <table:table-cell table:number-columns-repeated="1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636" calcext:value-type="float">
            <text:p>636</text:p>
          </table:table-cell>
          <table:table-cell office:value-type="float" office:value="137.895248" calcext:value-type="float">
            <text:p>137.895248</text:p>
          </table:table-cell>
          <table:table-cell table:number-columns-repeated="12"/>
        </table:table-row>
        <table:table-row table:style-name="ro2">
          <table:table-cell office:value-type="float" office:value="3053" calcext:value-type="float">
            <text:p>3053</text:p>
          </table:table-cell>
          <table:table-cell office:value-type="float" office:value="368" calcext:value-type="float">
            <text:p>368</text:p>
          </table:table-cell>
          <table:table-cell office:value-type="float" office:value="154.750214" calcext:value-type="float">
            <text:p>154.750214</text:p>
          </table:table-cell>
          <table:table-cell table:number-columns-repeated="12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406" calcext:value-type="float">
            <text:p>406</text:p>
          </table:table-cell>
          <table:table-cell office:value-type="float" office:value="182.184082" calcext:value-type="float">
            <text:p>182.184082</text:p>
          </table:table-cell>
          <table:table-cell table:number-columns-repeated="12"/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float" office:value="427" calcext:value-type="float">
            <text:p>427</text:p>
          </table:table-cell>
          <table:table-cell office:value-type="float" office:value="188.942307" calcext:value-type="float">
            <text:p>188.942307</text:p>
          </table:table-cell>
          <table:table-cell table:number-columns-repeated="12"/>
        </table:table-row>
        <table:table-row table:style-name="ro2">
          <table:table-cell office:value-type="float" office:value="5710" calcext:value-type="float">
            <text:p>5710</text:p>
          </table:table-cell>
          <table:table-cell office:value-type="float" office:value="848" calcext:value-type="float">
            <text:p>848</text:p>
          </table:table-cell>
          <table:table-cell office:value-type="float" office:value="122.313728" calcext:value-type="float">
            <text:p>122.313728</text:p>
          </table:table-cell>
          <table:table-cell table:number-columns-repeated="1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388" calcext:value-type="float">
            <text:p>388</text:p>
          </table:table-cell>
          <table:table-cell office:value-type="float" office:value="194.66069" calcext:value-type="float">
            <text:p>194.66069</text:p>
          </table:table-cell>
          <table:table-cell table:number-columns-repeated="1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437" calcext:value-type="float">
            <text:p>437</text:p>
          </table:table-cell>
          <table:table-cell office:value-type="float" office:value="177.958557" calcext:value-type="float">
            <text:p>177.958557</text:p>
          </table:table-cell>
          <table:table-cell table:number-columns-repeated="1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500" calcext:value-type="float">
            <text:p>500</text:p>
          </table:table-cell>
          <table:table-cell office:value-type="float" office:value="184.228958" calcext:value-type="float">
            <text:p>184.228958</text:p>
          </table:table-cell>
          <table:table-cell table:number-columns-repeated="12"/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552" calcext:value-type="float">
            <text:p>552</text:p>
          </table:table-cell>
          <table:table-cell office:value-type="float" office:value="147.623932" calcext:value-type="float">
            <text:p>147.623932</text:p>
          </table:table-cell>
          <table:table-cell table:number-columns-repeated="12"/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float" office:value="420" calcext:value-type="float">
            <text:p>420</text:p>
          </table:table-cell>
          <table:table-cell office:value-type="float" office:value="154.950272" calcext:value-type="float">
            <text:p>154.950272</text:p>
          </table:table-cell>
          <table:table-cell table:number-columns-repeated="1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14" calcext:value-type="float">
            <text:p>714</text:p>
          </table:table-cell>
          <table:table-cell office:value-type="float" office:value="99.371986" calcext:value-type="float">
            <text:p>99.371986</text:p>
          </table:table-cell>
          <table:table-cell table:number-columns-repeated="1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350" calcext:value-type="float">
            <text:p>350</text:p>
          </table:table-cell>
          <table:table-cell office:value-type="float" office:value="195.90596" calcext:value-type="float">
            <text:p>195.90596</text:p>
          </table:table-cell>
          <table:table-cell table:number-columns-repeated="1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489" calcext:value-type="float">
            <text:p>489</text:p>
          </table:table-cell>
          <table:table-cell office:value-type="float" office:value="191.329727" calcext:value-type="float">
            <text:p>191.329727</text:p>
          </table:table-cell>
          <table:table-cell table:number-columns-repeated="12"/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float" office:value="500" calcext:value-type="float">
            <text:p>500</text:p>
          </table:table-cell>
          <table:table-cell office:value-type="float" office:value="155.302353" calcext:value-type="float">
            <text:p>155.302353</text:p>
          </table:table-cell>
          <table:table-cell table:number-columns-repeated="1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395" calcext:value-type="float">
            <text:p>395</text:p>
          </table:table-cell>
          <table:table-cell office:value-type="float" office:value="189.983871" calcext:value-type="float">
            <text:p>189.983871</text:p>
          </table:table-cell>
          <table:table-cell table:number-columns-repeated="12"/>
        </table:table-row>
        <table:table-row table:style-name="ro2">
          <table:table-cell office:value-type="float" office:value="5094" calcext:value-type="float">
            <text:p>5094</text:p>
          </table:table-cell>
          <table:table-cell office:value-type="float" office:value="722" calcext:value-type="float">
            <text:p>722</text:p>
          </table:table-cell>
          <table:table-cell office:value-type="float" office:value="145.939682" calcext:value-type="float">
            <text:p>145.939682</text:p>
          </table:table-cell>
          <table:table-cell table:number-columns-repeated="1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443" calcext:value-type="float">
            <text:p>443</text:p>
          </table:table-cell>
          <table:table-cell office:value-type="float" office:value="188.568954" calcext:value-type="float">
            <text:p>188.568954</text:p>
          </table:table-cell>
          <table:table-cell table:number-columns-repeated="12"/>
        </table:table-row>
        <table:table-row table:style-name="ro2">
          <table:table-cell office:value-type="float" office:value="4781" calcext:value-type="float">
            <text:p>4781</text:p>
          </table:table-cell>
          <table:table-cell office:value-type="float" office:value="563" calcext:value-type="float">
            <text:p>563</text:p>
          </table:table-cell>
          <table:table-cell office:value-type="float" office:value="178.432831" calcext:value-type="float">
            <text:p>178.432831</text:p>
          </table:table-cell>
          <table:table-cell table:number-columns-repeated="12"/>
        </table:table-row>
        <table:table-row table:style-name="ro2">
          <table:table-cell office:value-type="float" office:value="5725" calcext:value-type="float">
            <text:p>5725</text:p>
          </table:table-cell>
          <table:table-cell office:value-type="float" office:value="619" calcext:value-type="float">
            <text:p>619</text:p>
          </table:table-cell>
          <table:table-cell office:value-type="float" office:value="169.632751" calcext:value-type="float">
            <text:p>169.632751</text:p>
          </table:table-cell>
          <table:table-cell table:number-columns-repeated="12"/>
        </table:table-row>
        <table:table-row table:style-name="ro2">
          <table:table-cell office:value-type="float" office:value="5081" calcext:value-type="float">
            <text:p>5081</text:p>
          </table:table-cell>
          <table:table-cell office:value-type="float" office:value="597" calcext:value-type="float">
            <text:p>597</text:p>
          </table:table-cell>
          <table:table-cell office:value-type="float" office:value="127.782211" calcext:value-type="float">
            <text:p>127.782211</text:p>
          </table:table-cell>
          <table:table-cell table:number-columns-repeated="12"/>
        </table:table-row>
        <table:table-row table:style-name="ro2">
          <table:table-cell office:value-type="float" office:value="2931" calcext:value-type="float">
            <text:p>2931</text:p>
          </table:table-cell>
          <table:table-cell office:value-type="float" office:value="373" calcext:value-type="float">
            <text:p>373</text:p>
          </table:table-cell>
          <table:table-cell office:value-type="float" office:value="197.706985" calcext:value-type="float">
            <text:p>197.706985</text:p>
          </table:table-cell>
          <table:table-cell table:number-columns-repeated="1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599" calcext:value-type="float">
            <text:p>599</text:p>
          </table:table-cell>
          <table:table-cell office:value-type="float" office:value="176.808975" calcext:value-type="float">
            <text:p>176.808975</text:p>
          </table:table-cell>
          <table:table-cell table:number-columns-repeated="12"/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626" calcext:value-type="float">
            <text:p>626</text:p>
          </table:table-cell>
          <table:table-cell office:value-type="float" office:value="113.477119" calcext:value-type="float">
            <text:p>113.477119</text:p>
          </table:table-cell>
          <table:table-cell table:number-columns-repeated="12"/>
        </table:table-row>
        <table:table-row table:style-name="ro2">
          <table:table-cell office:value-type="float" office:value="5394" calcext:value-type="float">
            <text:p>5394</text:p>
          </table:table-cell>
          <table:table-cell office:value-type="float" office:value="614" calcext:value-type="float">
            <text:p>614</text:p>
          </table:table-cell>
          <table:table-cell office:value-type="float" office:value="146.694305" calcext:value-type="float">
            <text:p>146.694305</text:p>
          </table:table-cell>
          <table:table-cell table:number-columns-repeated="12"/>
        </table:table-row>
        <table:table-row table:style-name="ro2">
          <table:table-cell office:value-type="float" office:value="4708" calcext:value-type="float">
            <text:p>4708</text:p>
          </table:table-cell>
          <table:table-cell office:value-type="float" office:value="555" calcext:value-type="float">
            <text:p>555</text:p>
          </table:table-cell>
          <table:table-cell office:value-type="float" office:value="179.151733" calcext:value-type="float">
            <text:p>179.151733</text:p>
          </table:table-cell>
          <table:table-cell table:number-columns-repeated="12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float" office:value="500" calcext:value-type="float">
            <text:p>500</text:p>
          </table:table-cell>
          <table:table-cell office:value-type="float" office:value="154.719254" calcext:value-type="float">
            <text:p>154.719254</text:p>
          </table:table-cell>
          <table:table-cell table:number-columns-repeated="12"/>
        </table:table-row>
        <table:table-row table:style-name="ro2">
          <table:table-cell office:value-type="float" office:value="5759" calcext:value-type="float">
            <text:p>5759</text:p>
          </table:table-cell>
          <table:table-cell office:value-type="float" office:value="424" calcext:value-type="float">
            <text:p>424</text:p>
          </table:table-cell>
          <table:table-cell office:value-type="float" office:value="150.609756" calcext:value-type="float">
            <text:p>150.609756</text:p>
          </table:table-cell>
          <table:table-cell table:number-columns-repeated="1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461" calcext:value-type="float">
            <text:p>461</text:p>
          </table:table-cell>
          <table:table-cell office:value-type="float" office:value="149.303833" calcext:value-type="float">
            <text:p>149.303833</text:p>
          </table:table-cell>
          <table:table-cell table:number-columns-repeated="12"/>
        </table:table-row>
        <table:table-row table:style-name="ro2">
          <table:table-cell office:value-type="float" office:value="6935" calcext:value-type="float">
            <text:p>6935</text:p>
          </table:table-cell>
          <table:table-cell office:value-type="float" office:value="592" calcext:value-type="float">
            <text:p>592</text:p>
          </table:table-cell>
          <table:table-cell office:value-type="float" office:value="143.354858" calcext:value-type="float">
            <text:p>143.354858</text:p>
          </table:table-cell>
          <table:table-cell table:number-columns-repeated="12"/>
        </table:table-row>
        <table:table-row table:style-name="ro2">
          <table:table-cell office:value-type="float" office:value="3277" calcext:value-type="float">
            <text:p>3277</text:p>
          </table:table-cell>
          <table:table-cell office:value-type="float" office:value="449" calcext:value-type="float">
            <text:p>449</text:p>
          </table:table-cell>
          <table:table-cell office:value-type="float" office:value="184.988098" calcext:value-type="float">
            <text:p>184.988098</text:p>
          </table:table-cell>
          <table:table-cell table:number-columns-repeated="1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440" calcext:value-type="float">
            <text:p>440</text:p>
          </table:table-cell>
          <table:table-cell office:value-type="float" office:value="156.194077" calcext:value-type="float">
            <text:p>156.194077</text:p>
          </table:table-cell>
          <table:table-cell table:number-columns-repeated="1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555" calcext:value-type="float">
            <text:p>555</text:p>
          </table:table-cell>
          <table:table-cell office:value-type="float" office:value="183.172409" calcext:value-type="float">
            <text:p>183.172409</text:p>
          </table:table-cell>
          <table:table-cell table:number-columns-repeated="1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453" calcext:value-type="float">
            <text:p>453</text:p>
          </table:table-cell>
          <table:table-cell office:value-type="float" office:value="191.435425" calcext:value-type="float">
            <text:p>191.435425</text:p>
          </table:table-cell>
          <table:table-cell table:number-columns-repeated="1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438" calcext:value-type="float">
            <text:p>438</text:p>
          </table:table-cell>
          <table:table-cell office:value-type="float" office:value="191.475967" calcext:value-type="float">
            <text:p>191.475967</text:p>
          </table:table-cell>
          <table:table-cell table:number-columns-repeated="12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float" office:value="386" calcext:value-type="float">
            <text:p>386</text:p>
          </table:table-cell>
          <table:table-cell office:value-type="float" office:value="179.064758" calcext:value-type="float">
            <text:p>179.064758</text:p>
          </table:table-cell>
          <table:table-cell table:number-columns-repeated="12"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402" calcext:value-type="float">
            <text:p>402</text:p>
          </table:table-cell>
          <table:table-cell office:value-type="float" office:value="151.553421" calcext:value-type="float">
            <text:p>151.553421</text:p>
          </table:table-cell>
          <table:table-cell table:number-columns-repeated="12"/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17" calcext:value-type="float">
            <text:p>717</text:p>
          </table:table-cell>
          <table:table-cell office:value-type="float" office:value="169.847107" calcext:value-type="float">
            <text:p>169.847107</text:p>
          </table:table-cell>
          <table:table-cell table:number-columns-repeated="12"/>
        </table:table-row>
        <table:table-row table:style-name="ro2">
          <table:table-cell office:value-type="float" office:value="3332" calcext:value-type="float">
            <text:p>3332</text:p>
          </table:table-cell>
          <table:table-cell office:value-type="float" office:value="404" calcext:value-type="float">
            <text:p>404</text:p>
          </table:table-cell>
          <table:table-cell office:value-type="float" office:value="193.13504" calcext:value-type="float">
            <text:p>193.13504</text:p>
          </table:table-cell>
          <table:table-cell table:number-columns-repeated="1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410" calcext:value-type="float">
            <text:p>410</text:p>
          </table:table-cell>
          <table:table-cell office:value-type="float" office:value="159.893646" calcext:value-type="float">
            <text:p>159.893646</text:p>
          </table:table-cell>
          <table:table-cell table:number-columns-repeated="12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float" office:value="396" calcext:value-type="float">
            <text:p>396</text:p>
          </table:table-cell>
          <table:table-cell office:value-type="float" office:value="185.793137" calcext:value-type="float">
            <text:p>185.793137</text:p>
          </table:table-cell>
          <table:table-cell table:number-columns-repeated="12"/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566" calcext:value-type="float">
            <text:p>566</text:p>
          </table:table-cell>
          <table:table-cell office:value-type="float" office:value="174.096069" calcext:value-type="float">
            <text:p>174.096069</text:p>
          </table:table-cell>
          <table:table-cell table:number-columns-repeated="1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447" calcext:value-type="float">
            <text:p>447</text:p>
          </table:table-cell>
          <table:table-cell office:value-type="float" office:value="150.94342" calcext:value-type="float">
            <text:p>150.94342</text:p>
          </table:table-cell>
          <table:table-cell table:number-columns-repeated="12"/>
        </table:table-row>
        <table:table-row table:style-name="ro2">
          <table:table-cell office:value-type="float" office:value="4961" calcext:value-type="float">
            <text:p>4961</text:p>
          </table:table-cell>
          <table:table-cell office:value-type="float" office:value="680" calcext:value-type="float">
            <text:p>680</text:p>
          </table:table-cell>
          <table:table-cell office:value-type="float" office:value="144.600861" calcext:value-type="float">
            <text:p>144.600861</text:p>
          </table:table-cell>
          <table:table-cell table:number-columns-repeated="12"/>
        </table:table-row>
        <table:table-row table:style-name="ro2">
          <table:table-cell office:value-type="float" office:value="10998" calcext:value-type="float">
            <text:p>10998</text:p>
          </table:table-cell>
          <table:table-cell office:value-type="float" office:value="484" calcext:value-type="float">
            <text:p>484</text:p>
          </table:table-cell>
          <table:table-cell office:value-type="float" office:value="188.320572" calcext:value-type="float">
            <text:p>188.320572</text:p>
          </table:table-cell>
          <table:table-cell table:number-columns-repeated="12"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438" calcext:value-type="float">
            <text:p>438</text:p>
          </table:table-cell>
          <table:table-cell office:value-type="float" office:value="189.446259" calcext:value-type="float">
            <text:p>189.446259</text:p>
          </table:table-cell>
          <table:table-cell table:number-columns-repeated="1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432" calcext:value-type="float">
            <text:p>432</text:p>
          </table:table-cell>
          <table:table-cell office:value-type="float" office:value="146.641418" calcext:value-type="float">
            <text:p>146.641418</text:p>
          </table:table-cell>
          <table:table-cell table:number-columns-repeated="12"/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675" calcext:value-type="float">
            <text:p>675</text:p>
          </table:table-cell>
          <table:table-cell office:value-type="float" office:value="172.35997" calcext:value-type="float">
            <text:p>172.35997</text:p>
          </table:table-cell>
          <table:table-cell table:number-columns-repeated="12"/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495" calcext:value-type="float">
            <text:p>495</text:p>
          </table:table-cell>
          <table:table-cell office:value-type="float" office:value="151.557739" calcext:value-type="float">
            <text:p>151.557739</text:p>
          </table:table-cell>
          <table:table-cell table:number-columns-repeated="12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float" office:value="642" calcext:value-type="float">
            <text:p>642</text:p>
          </table:table-cell>
          <table:table-cell office:value-type="float" office:value="141.733887" calcext:value-type="float">
            <text:p>141.733887</text:p>
          </table:table-cell>
          <table:table-cell table:number-columns-repeated="1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608" calcext:value-type="float">
            <text:p>608</text:p>
          </table:table-cell>
          <table:table-cell office:value-type="float" office:value="175.214432" calcext:value-type="float">
            <text:p>175.214432</text:p>
          </table:table-cell>
          <table:table-cell table:number-columns-repeated="12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509" calcext:value-type="float">
            <text:p>509</text:p>
          </table:table-cell>
          <table:table-cell office:value-type="float" office:value="182.031067" calcext:value-type="float">
            <text:p>182.031067</text:p>
          </table:table-cell>
          <table:table-cell table:number-columns-repeated="12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448" calcext:value-type="float">
            <text:p>448</text:p>
          </table:table-cell>
          <table:table-cell office:value-type="float" office:value="139.64093" calcext:value-type="float">
            <text:p>139.64093</text:p>
          </table:table-cell>
          <table:table-cell table:number-columns-repeated="12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469" calcext:value-type="float">
            <text:p>469</text:p>
          </table:table-cell>
          <table:table-cell office:value-type="float" office:value="162.754745" calcext:value-type="float">
            <text:p>162.754745</text:p>
          </table:table-cell>
          <table:table-cell table:number-columns-repeated="12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float" office:value="429" calcext:value-type="float">
            <text:p>429</text:p>
          </table:table-cell>
          <table:table-cell office:value-type="float" office:value="172.174408" calcext:value-type="float">
            <text:p>172.174408</text:p>
          </table:table-cell>
          <table:table-cell table:number-columns-repeated="12"/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655" calcext:value-type="float">
            <text:p>655</text:p>
          </table:table-cell>
          <table:table-cell office:value-type="float" office:value="163.535065" calcext:value-type="float">
            <text:p>163.535065</text:p>
          </table:table-cell>
          <table:table-cell table:number-columns-repeated="1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426" calcext:value-type="float">
            <text:p>426</text:p>
          </table:table-cell>
          <table:table-cell office:value-type="float" office:value="194.452393" calcext:value-type="float">
            <text:p>194.452393</text:p>
          </table:table-cell>
          <table:table-cell table:number-columns-repeated="1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587" calcext:value-type="float">
            <text:p>587</text:p>
          </table:table-cell>
          <table:table-cell office:value-type="float" office:value="167.332092" calcext:value-type="float">
            <text:p>167.332092</text:p>
          </table:table-cell>
          <table:table-cell table:number-columns-repeated="1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491" calcext:value-type="float">
            <text:p>491</text:p>
          </table:table-cell>
          <table:table-cell office:value-type="float" office:value="187.331955" calcext:value-type="float">
            <text:p>187.331955</text:p>
          </table:table-cell>
          <table:table-cell table:number-columns-repeated="12"/>
        </table:table-row>
        <table:table-row table:style-name="ro2">
          <table:table-cell office:value-type="float" office:value="2921" calcext:value-type="float">
            <text:p>2921</text:p>
          </table:table-cell>
          <table:table-cell office:value-type="float" office:value="432" calcext:value-type="float">
            <text:p>432</text:p>
          </table:table-cell>
          <table:table-cell office:value-type="float" office:value="195.457321" calcext:value-type="float">
            <text:p>195.457321</text:p>
          </table:table-cell>
          <table:table-cell table:number-columns-repeated="12"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498" calcext:value-type="float">
            <text:p>498</text:p>
          </table:table-cell>
          <table:table-cell office:value-type="float" office:value="187.244568" calcext:value-type="float">
            <text:p>187.244568</text:p>
          </table:table-cell>
          <table:table-cell table:number-columns-repeated="1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499" calcext:value-type="float">
            <text:p>499</text:p>
          </table:table-cell>
          <table:table-cell office:value-type="float" office:value="143.213074" calcext:value-type="float">
            <text:p>143.213074</text:p>
          </table:table-cell>
          <table:table-cell table:number-columns-repeated="1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387" calcext:value-type="float">
            <text:p>387</text:p>
          </table:table-cell>
          <table:table-cell office:value-type="float" office:value="174.007629" calcext:value-type="float">
            <text:p>174.007629</text:p>
          </table:table-cell>
          <table:table-cell table:number-columns-repeated="12"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535" calcext:value-type="float">
            <text:p>535</text:p>
          </table:table-cell>
          <table:table-cell office:value-type="float" office:value="186.70311" calcext:value-type="float">
            <text:p>186.70311</text:p>
          </table:table-cell>
          <table:table-cell table:number-columns-repeated="1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443" calcext:value-type="float">
            <text:p>443</text:p>
          </table:table-cell>
          <table:table-cell office:value-type="float" office:value="151.650284" calcext:value-type="float">
            <text:p>151.650284</text:p>
          </table:table-cell>
          <table:table-cell table:number-columns-repeated="1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449" calcext:value-type="float">
            <text:p>449</text:p>
          </table:table-cell>
          <table:table-cell office:value-type="float" office:value="154.192062" calcext:value-type="float">
            <text:p>154.192062</text:p>
          </table:table-cell>
          <table:table-cell table:number-columns-repeated="12"/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float" office:value="470" calcext:value-type="float">
            <text:p>470</text:p>
          </table:table-cell>
          <table:table-cell office:value-type="float" office:value="187.764374" calcext:value-type="float">
            <text:p>187.764374</text:p>
          </table:table-cell>
          <table:table-cell table:number-columns-repeated="12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float" office:value="426" calcext:value-type="float">
            <text:p>426</text:p>
          </table:table-cell>
          <table:table-cell office:value-type="float" office:value="180.310379" calcext:value-type="float">
            <text:p>180.310379</text:p>
          </table:table-cell>
          <table:table-cell table:number-columns-repeated="1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506" calcext:value-type="float">
            <text:p>506</text:p>
          </table:table-cell>
          <table:table-cell office:value-type="float" office:value="184.472977" calcext:value-type="float">
            <text:p>184.472977</text:p>
          </table:table-cell>
          <table:table-cell table:number-columns-repeated="1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591" calcext:value-type="float">
            <text:p>591</text:p>
          </table:table-cell>
          <table:table-cell office:value-type="float" office:value="184.76619" calcext:value-type="float">
            <text:p>184.76619</text:p>
          </table:table-cell>
          <table:table-cell table:number-columns-repeated="1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623" calcext:value-type="float">
            <text:p>623</text:p>
          </table:table-cell>
          <table:table-cell office:value-type="float" office:value="172.483856" calcext:value-type="float">
            <text:p>172.483856</text:p>
          </table:table-cell>
          <table:table-cell table:number-columns-repeated="12"/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float" office:value="370" calcext:value-type="float">
            <text:p>370</text:p>
          </table:table-cell>
          <table:table-cell office:value-type="float" office:value="180.632309" calcext:value-type="float">
            <text:p>180.632309</text:p>
          </table:table-cell>
          <table:table-cell table:number-columns-repeated="1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481" calcext:value-type="float">
            <text:p>481</text:p>
          </table:table-cell>
          <table:table-cell office:value-type="float" office:value="189.560059" calcext:value-type="float">
            <text:p>189.560059</text:p>
          </table:table-cell>
          <table:table-cell table:number-columns-repeated="1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543" calcext:value-type="float">
            <text:p>543</text:p>
          </table:table-cell>
          <table:table-cell office:value-type="float" office:value="180.452911" calcext:value-type="float">
            <text:p>180.452911</text:p>
          </table:table-cell>
          <table:table-cell table:number-columns-repeated="12"/>
        </table:table-row>
        <table:table-row table:style-name="ro2">
          <table:table-cell office:value-type="float" office:value="4757" calcext:value-type="float">
            <text:p>4757</text:p>
          </table:table-cell>
          <table:table-cell office:value-type="float" office:value="652" calcext:value-type="float">
            <text:p>652</text:p>
          </table:table-cell>
          <table:table-cell office:value-type="float" office:value="175.836975" calcext:value-type="float">
            <text:p>175.836975</text:p>
          </table:table-cell>
          <table:table-cell table:number-columns-repeated="12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426" calcext:value-type="float">
            <text:p>426</text:p>
          </table:table-cell>
          <table:table-cell office:value-type="float" office:value="150.655533" calcext:value-type="float">
            <text:p>150.655533</text:p>
          </table:table-cell>
          <table:table-cell table:number-columns-repeated="12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653" calcext:value-type="float">
            <text:p>653</text:p>
          </table:table-cell>
          <table:table-cell office:value-type="float" office:value="170.443314" calcext:value-type="float">
            <text:p>170.443314</text:p>
          </table:table-cell>
          <table:table-cell table:number-columns-repeated="12"/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float" office:value="403" calcext:value-type="float">
            <text:p>403</text:p>
          </table:table-cell>
          <table:table-cell office:value-type="float" office:value="183.513535" calcext:value-type="float">
            <text:p>183.513535</text:p>
          </table:table-cell>
          <table:table-cell table:number-columns-repeated="12"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593" calcext:value-type="float">
            <text:p>593</text:p>
          </table:table-cell>
          <table:table-cell office:value-type="float" office:value="179.990372" calcext:value-type="float">
            <text:p>179.990372</text:p>
          </table:table-cell>
          <table:table-cell table:number-columns-repeated="1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447" calcext:value-type="float">
            <text:p>447</text:p>
          </table:table-cell>
          <table:table-cell office:value-type="float" office:value="188.901703" calcext:value-type="float">
            <text:p>188.901703</text:p>
          </table:table-cell>
          <table:table-cell table:number-columns-repeated="12"/>
        </table:table-row>
        <table:table-row table:style-name="ro2">
          <table:table-cell office:value-type="float" office:value="3333" calcext:value-type="float">
            <text:p>3333</text:p>
          </table:table-cell>
          <table:table-cell office:value-type="float" office:value="434" calcext:value-type="float">
            <text:p>434</text:p>
          </table:table-cell>
          <table:table-cell office:value-type="float" office:value="195.369568" calcext:value-type="float">
            <text:p>195.369568</text:p>
          </table:table-cell>
          <table:table-cell table:number-columns-repeated="12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405" calcext:value-type="float">
            <text:p>405</text:p>
          </table:table-cell>
          <table:table-cell office:value-type="float" office:value="155.622711" calcext:value-type="float">
            <text:p>155.622711</text:p>
          </table:table-cell>
          <table:table-cell table:number-columns-repeated="1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425" calcext:value-type="float">
            <text:p>425</text:p>
          </table:table-cell>
          <table:table-cell office:value-type="float" office:value="191.924591" calcext:value-type="float">
            <text:p>191.924591</text:p>
          </table:table-cell>
          <table:table-cell table:number-columns-repeated="12"/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521" calcext:value-type="float">
            <text:p>521</text:p>
          </table:table-cell>
          <table:table-cell office:value-type="float" office:value="157.815552" calcext:value-type="float">
            <text:p>157.815552</text:p>
          </table:table-cell>
          <table:table-cell table:number-columns-repeated="1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374" calcext:value-type="float">
            <text:p>374</text:p>
          </table:table-cell>
          <table:table-cell office:value-type="float" office:value="183.991821" calcext:value-type="float">
            <text:p>183.991821</text:p>
          </table:table-cell>
          <table:table-cell table:number-columns-repeated="12"/>
        </table:table-row>
        <table:table-row table:style-name="ro2">
          <table:table-cell office:value-type="float" office:value="4774" calcext:value-type="float">
            <text:p>4774</text:p>
          </table:table-cell>
          <table:table-cell office:value-type="float" office:value="717" calcext:value-type="float">
            <text:p>717</text:p>
          </table:table-cell>
          <table:table-cell office:value-type="float" office:value="136.766129" calcext:value-type="float">
            <text:p>136.766129</text:p>
          </table:table-cell>
          <table:table-cell table:number-columns-repeated="1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374" calcext:value-type="float">
            <text:p>374</text:p>
          </table:table-cell>
          <table:table-cell office:value-type="float" office:value="187.253128" calcext:value-type="float">
            <text:p>187.253128</text:p>
          </table:table-cell>
          <table:table-cell table:number-columns-repeated="1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394" calcext:value-type="float">
            <text:p>394</text:p>
          </table:table-cell>
          <table:table-cell office:value-type="float" office:value="191.655991" calcext:value-type="float">
            <text:p>191.655991</text:p>
          </table:table-cell>
          <table:table-cell table:number-columns-repeated="12"/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float" office:value="409" calcext:value-type="float">
            <text:p>409</text:p>
          </table:table-cell>
          <table:table-cell office:value-type="float" office:value="186.241364" calcext:value-type="float">
            <text:p>186.241364</text:p>
          </table:table-cell>
          <table:table-cell table:number-columns-repeated="12"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359" calcext:value-type="float">
            <text:p>359</text:p>
          </table:table-cell>
          <table:table-cell office:value-type="float" office:value="187.649048" calcext:value-type="float">
            <text:p>187.649048</text:p>
          </table:table-cell>
          <table:table-cell table:number-columns-repeated="12"/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float" office:value="472" calcext:value-type="float">
            <text:p>472</text:p>
          </table:table-cell>
          <table:table-cell office:value-type="float" office:value="180.894318" calcext:value-type="float">
            <text:p>180.894318</text:p>
          </table:table-cell>
          <table:table-cell table:number-columns-repeated="1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657" calcext:value-type="float">
            <text:p>657</text:p>
          </table:table-cell>
          <table:table-cell office:value-type="float" office:value="157.209534" calcext:value-type="float">
            <text:p>157.209534</text:p>
          </table:table-cell>
          <table:table-cell table:number-columns-repeated="12"/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508" calcext:value-type="float">
            <text:p>508</text:p>
          </table:table-cell>
          <table:table-cell office:value-type="float" office:value="186.396637" calcext:value-type="float">
            <text:p>186.396637</text:p>
          </table:table-cell>
          <table:table-cell table:number-columns-repeated="12"/>
        </table:table-row>
        <table:table-row table:style-name="ro2">
          <table:table-cell office:value-type="float" office:value="6135" calcext:value-type="float">
            <text:p>6135</text:p>
          </table:table-cell>
          <table:table-cell office:value-type="float" office:value="762" calcext:value-type="float">
            <text:p>762</text:p>
          </table:table-cell>
          <table:table-cell office:value-type="float" office:value="145.829681" calcext:value-type="float">
            <text:p>145.829681</text:p>
          </table:table-cell>
          <table:table-cell table:number-columns-repeated="12"/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float" office:value="398" calcext:value-type="float">
            <text:p>398</text:p>
          </table:table-cell>
          <table:table-cell office:value-type="float" office:value="150.797928" calcext:value-type="float">
            <text:p>150.797928</text:p>
          </table:table-cell>
          <table:table-cell table:number-columns-repeated="1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630" calcext:value-type="float">
            <text:p>630</text:p>
          </table:table-cell>
          <table:table-cell office:value-type="float" office:value="145.490356" calcext:value-type="float">
            <text:p>145.490356</text:p>
          </table:table-cell>
          <table:table-cell table:number-columns-repeated="12"/>
        </table:table-row>
        <table:table-row table:style-name="ro2">
          <table:table-cell office:value-type="float" office:value="4930" calcext:value-type="float">
            <text:p>4930</text:p>
          </table:table-cell>
          <table:table-cell office:value-type="float" office:value="362" calcext:value-type="float">
            <text:p>362</text:p>
          </table:table-cell>
          <table:table-cell office:value-type="float" office:value="197.243088" calcext:value-type="float">
            <text:p>197.243088</text:p>
          </table:table-cell>
          <table:table-cell table:number-columns-repeated="12"/>
        </table:table-row>
        <table:table-row table:style-name="ro2">
          <table:table-cell office:value-type="float" office:value="6207" calcext:value-type="float">
            <text:p>6207</text:p>
          </table:table-cell>
          <table:table-cell office:value-type="float" office:value="676" calcext:value-type="float">
            <text:p>676</text:p>
          </table:table-cell>
          <table:table-cell office:value-type="float" office:value="180.18248" calcext:value-type="float">
            <text:p>180.18248</text:p>
          </table:table-cell>
          <table:table-cell table:number-columns-repeated="12"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435" calcext:value-type="float">
            <text:p>435</text:p>
          </table:table-cell>
          <table:table-cell office:value-type="float" office:value="196.242355" calcext:value-type="float">
            <text:p>196.242355</text:p>
          </table:table-cell>
          <table:table-cell table:number-columns-repeated="12"/>
        </table:table-row>
        <table:table-row table:style-name="ro2">
          <table:table-cell office:value-type="float" office:value="6338" calcext:value-type="float">
            <text:p>6338</text:p>
          </table:table-cell>
          <table:table-cell office:value-type="float" office:value="464" calcext:value-type="float">
            <text:p>464</text:p>
          </table:table-cell>
          <table:table-cell office:value-type="float" office:value="189.748016" calcext:value-type="float">
            <text:p>189.748016</text:p>
          </table:table-cell>
          <table:table-cell table:number-columns-repeated="1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603" calcext:value-type="float">
            <text:p>603</text:p>
          </table:table-cell>
          <table:table-cell office:value-type="float" office:value="171.945816" calcext:value-type="float">
            <text:p>171.945816</text:p>
          </table:table-cell>
          <table:table-cell table:number-columns-repeated="12"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438" calcext:value-type="float">
            <text:p>438</text:p>
          </table:table-cell>
          <table:table-cell office:value-type="float" office:value="184.300781" calcext:value-type="float">
            <text:p>184.300781</text:p>
          </table:table-cell>
          <table:table-cell table:number-columns-repeated="1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396" calcext:value-type="float">
            <text:p>396</text:p>
          </table:table-cell>
          <table:table-cell office:value-type="float" office:value="190.006973" calcext:value-type="float">
            <text:p>190.006973</text:p>
          </table:table-cell>
          <table:table-cell table:number-columns-repeated="12"/>
        </table:table-row>
        <table:table-row table:style-name="ro2">
          <table:table-cell office:value-type="float" office:value="3133" calcext:value-type="float">
            <text:p>3133</text:p>
          </table:table-cell>
          <table:table-cell office:value-type="float" office:value="441" calcext:value-type="float">
            <text:p>441</text:p>
          </table:table-cell>
          <table:table-cell office:value-type="float" office:value="190.79808" calcext:value-type="float">
            <text:p>190.79808</text:p>
          </table:table-cell>
          <table:table-cell table:number-columns-repeated="1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591" calcext:value-type="float">
            <text:p>591</text:p>
          </table:table-cell>
          <table:table-cell office:value-type="float" office:value="138.692474" calcext:value-type="float">
            <text:p>138.692474</text:p>
          </table:table-cell>
          <table:table-cell table:number-columns-repeated="12"/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float" office:value="538" calcext:value-type="float">
            <text:p>538</text:p>
          </table:table-cell>
          <table:table-cell office:value-type="float" office:value="186.867264" calcext:value-type="float">
            <text:p>186.867264</text:p>
          </table:table-cell>
          <table:table-cell table:number-columns-repeated="12"/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float" office:value="347" calcext:value-type="float">
            <text:p>347</text:p>
          </table:table-cell>
          <table:table-cell office:value-type="float" office:value="196.725662" calcext:value-type="float">
            <text:p>196.725662</text:p>
          </table:table-cell>
          <table:table-cell table:number-columns-repeated="12"/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352" calcext:value-type="float">
            <text:p>352</text:p>
          </table:table-cell>
          <table:table-cell office:value-type="float" office:value="190.455795" calcext:value-type="float">
            <text:p>190.455795</text:p>
          </table:table-cell>
          <table:table-cell table:number-columns-repeated="12"/>
        </table:table-row>
        <table:table-row table:style-name="ro2">
          <table:table-cell office:value-type="float" office:value="5260" calcext:value-type="float">
            <text:p>5260</text:p>
          </table:table-cell>
          <table:table-cell office:value-type="float" office:value="494" calcext:value-type="float">
            <text:p>494</text:p>
          </table:table-cell>
          <table:table-cell office:value-type="float" office:value="141.788925" calcext:value-type="float">
            <text:p>141.788925</text:p>
          </table:table-cell>
          <table:table-cell table:number-columns-repeated="1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622" calcext:value-type="float">
            <text:p>622</text:p>
          </table:table-cell>
          <table:table-cell office:value-type="float" office:value="145.801193" calcext:value-type="float">
            <text:p>145.801193</text:p>
          </table:table-cell>
          <table:table-cell table:number-columns-repeated="12"/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float" office:value="383" calcext:value-type="float">
            <text:p>383</text:p>
          </table:table-cell>
          <table:table-cell office:value-type="float" office:value="188.271255" calcext:value-type="float">
            <text:p>188.271255</text:p>
          </table:table-cell>
          <table:table-cell table:number-columns-repeated="12"/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float" office:value="432" calcext:value-type="float">
            <text:p>432</text:p>
          </table:table-cell>
          <table:table-cell office:value-type="float" office:value="92.891068" calcext:value-type="float">
            <text:p>92.891068</text:p>
          </table:table-cell>
          <table:table-cell table:number-columns-repeated="1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414" calcext:value-type="float">
            <text:p>414</text:p>
          </table:table-cell>
          <table:table-cell office:value-type="float" office:value="184.043503" calcext:value-type="float">
            <text:p>184.043503</text:p>
          </table:table-cell>
          <table:table-cell table:number-columns-repeated="12"/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489" calcext:value-type="float">
            <text:p>489</text:p>
          </table:table-cell>
          <table:table-cell office:value-type="float" office:value="184.867935" calcext:value-type="float">
            <text:p>184.867935</text:p>
          </table:table-cell>
          <table:table-cell table:number-columns-repeated="12"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float" office:value="408" calcext:value-type="float">
            <text:p>408</text:p>
          </table:table-cell>
          <table:table-cell office:value-type="float" office:value="169.763687" calcext:value-type="float">
            <text:p>169.763687</text:p>
          </table:table-cell>
          <table:table-cell table:number-columns-repeated="12"/>
        </table:table-row>
        <table:table-row table:style-name="ro2">
          <table:table-cell office:value-type="float" office:value="4761" calcext:value-type="float">
            <text:p>4761</text:p>
          </table:table-cell>
          <table:table-cell office:value-type="float" office:value="592" calcext:value-type="float">
            <text:p>592</text:p>
          </table:table-cell>
          <table:table-cell office:value-type="float" office:value="169.473175" calcext:value-type="float">
            <text:p>169.473175</text:p>
          </table:table-cell>
          <table:table-cell table:number-columns-repeated="1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661" calcext:value-type="float">
            <text:p>661</text:p>
          </table:table-cell>
          <table:table-cell office:value-type="float" office:value="167.266006" calcext:value-type="float">
            <text:p>167.266006</text:p>
          </table:table-cell>
          <table:table-cell table:number-columns-repeated="12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387" calcext:value-type="float">
            <text:p>387</text:p>
          </table:table-cell>
          <table:table-cell office:value-type="float" office:value="194.980316" calcext:value-type="float">
            <text:p>194.980316</text:p>
          </table:table-cell>
          <table:table-cell table:number-columns-repeated="12"/>
        </table:table-row>
        <table:table-row table:style-name="ro2">
          <table:table-cell office:value-type="float" office:value="19783" calcext:value-type="float">
            <text:p>19783</text:p>
          </table:table-cell>
          <table:table-cell office:value-type="float" office:value="526" calcext:value-type="float">
            <text:p>526</text:p>
          </table:table-cell>
          <table:table-cell office:value-type="float" office:value="183.227249" calcext:value-type="float">
            <text:p>183.227249</text:p>
          </table:table-cell>
          <table:table-cell table:number-columns-repeated="1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639" calcext:value-type="float">
            <text:p>639</text:p>
          </table:table-cell>
          <table:table-cell office:value-type="float" office:value="162.797653" calcext:value-type="float">
            <text:p>162.797653</text:p>
          </table:table-cell>
          <table:table-cell table:number-columns-repeated="1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601" calcext:value-type="float">
            <text:p>601</text:p>
          </table:table-cell>
          <table:table-cell office:value-type="float" office:value="125.877876" calcext:value-type="float">
            <text:p>125.877876</text:p>
          </table:table-cell>
          <table:table-cell table:number-columns-repeated="1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477" calcext:value-type="float">
            <text:p>477</text:p>
          </table:table-cell>
          <table:table-cell office:value-type="float" office:value="172.53833" calcext:value-type="float">
            <text:p>172.53833</text:p>
          </table:table-cell>
          <table:table-cell table:number-columns-repeated="12"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454" calcext:value-type="float">
            <text:p>454</text:p>
          </table:table-cell>
          <table:table-cell office:value-type="float" office:value="193.416733" calcext:value-type="float">
            <text:p>193.416733</text:p>
          </table:table-cell>
          <table:table-cell table:number-columns-repeated="12"/>
        </table:table-row>
        <table:table-row table:style-name="ro2">
          <table:table-cell office:value-type="float" office:value="4817" calcext:value-type="float">
            <text:p>4817</text:p>
          </table:table-cell>
          <table:table-cell office:value-type="float" office:value="483" calcext:value-type="float">
            <text:p>483</text:p>
          </table:table-cell>
          <table:table-cell office:value-type="float" office:value="129.285736" calcext:value-type="float">
            <text:p>129.285736</text:p>
          </table:table-cell>
          <table:table-cell table:number-columns-repeated="1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457" calcext:value-type="float">
            <text:p>457</text:p>
          </table:table-cell>
          <table:table-cell office:value-type="float" office:value="95.863083" calcext:value-type="float">
            <text:p>95.863083</text:p>
          </table:table-cell>
          <table:table-cell table:number-columns-repeated="12"/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float" office:value="415" calcext:value-type="float">
            <text:p>415</text:p>
          </table:table-cell>
          <table:table-cell office:value-type="float" office:value="160.793594" calcext:value-type="float">
            <text:p>160.793594</text:p>
          </table:table-cell>
          <table:table-cell table:number-columns-repeated="1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585" calcext:value-type="float">
            <text:p>585</text:p>
          </table:table-cell>
          <table:table-cell office:value-type="float" office:value="156.83934" calcext:value-type="float">
            <text:p>156.83934</text:p>
          </table:table-cell>
          <table:table-cell table:number-columns-repeated="1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393" calcext:value-type="float">
            <text:p>393</text:p>
          </table:table-cell>
          <table:table-cell office:value-type="float" office:value="174.396606" calcext:value-type="float">
            <text:p>174.396606</text:p>
          </table:table-cell>
          <table:table-cell table:number-columns-repeated="12"/>
        </table:table-row>
        <table:table-row table:style-name="ro2">
          <table:table-cell office:value-type="float" office:value="5987" calcext:value-type="float">
            <text:p>5987</text:p>
          </table:table-cell>
          <table:table-cell office:value-type="float" office:value="436" calcext:value-type="float">
            <text:p>436</text:p>
          </table:table-cell>
          <table:table-cell office:value-type="float" office:value="162.104645" calcext:value-type="float">
            <text:p>162.104645</text:p>
          </table:table-cell>
          <table:table-cell table:number-columns-repeated="1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592" calcext:value-type="float">
            <text:p>592</text:p>
          </table:table-cell>
          <table:table-cell office:value-type="float" office:value="147.999054" calcext:value-type="float">
            <text:p>147.999054</text:p>
          </table:table-cell>
          <table:table-cell table:number-columns-repeated="1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434" calcext:value-type="float">
            <text:p>434</text:p>
          </table:table-cell>
          <table:table-cell office:value-type="float" office:value="188.151596" calcext:value-type="float">
            <text:p>188.151596</text:p>
          </table:table-cell>
          <table:table-cell table:number-columns-repeated="1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396" calcext:value-type="float">
            <text:p>396</text:p>
          </table:table-cell>
          <table:table-cell office:value-type="float" office:value="193.604584" calcext:value-type="float">
            <text:p>193.604584</text:p>
          </table:table-cell>
          <table:table-cell table:number-columns-repeated="12"/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424" calcext:value-type="float">
            <text:p>424</text:p>
          </table:table-cell>
          <table:table-cell office:value-type="float" office:value="144.778915" calcext:value-type="float">
            <text:p>144.778915</text:p>
          </table:table-cell>
          <table:table-cell table:number-columns-repeated="12"/>
        </table:table-row>
        <table:table-row table:style-name="ro2">
          <table:table-cell office:value-type="float" office:value="5997" calcext:value-type="float">
            <text:p>5997</text:p>
          </table:table-cell>
          <table:table-cell office:value-type="float" office:value="840" calcext:value-type="float">
            <text:p>840</text:p>
          </table:table-cell>
          <table:table-cell office:value-type="float" office:value="142.449326" calcext:value-type="float">
            <text:p>142.449326</text:p>
          </table:table-cell>
          <table:table-cell table:number-columns-repeated="1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515" calcext:value-type="float">
            <text:p>515</text:p>
          </table:table-cell>
          <table:table-cell office:value-type="float" office:value="185.917221" calcext:value-type="float">
            <text:p>185.917221</text:p>
          </table:table-cell>
          <table:table-cell table:number-columns-repeated="12"/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600" calcext:value-type="float">
            <text:p>600</text:p>
          </table:table-cell>
          <table:table-cell office:value-type="float" office:value="106.518333" calcext:value-type="float">
            <text:p>106.518333</text:p>
          </table:table-cell>
          <table:table-cell table:number-columns-repeated="12"/>
        </table:table-row>
        <table:table-row table:style-name="ro2">
          <table:table-cell office:value-type="float" office:value="4947" calcext:value-type="float">
            <text:p>4947</text:p>
          </table:table-cell>
          <table:table-cell office:value-type="float" office:value="596" calcext:value-type="float">
            <text:p>596</text:p>
          </table:table-cell>
          <table:table-cell office:value-type="float" office:value="180.728546" calcext:value-type="float">
            <text:p>180.728546</text:p>
          </table:table-cell>
          <table:table-cell table:number-columns-repeated="12"/>
        </table:table-row>
        <table:table-row table:style-name="ro2">
          <table:table-cell office:value-type="float" office:value="5107" calcext:value-type="float">
            <text:p>5107</text:p>
          </table:table-cell>
          <table:table-cell office:value-type="float" office:value="412" calcext:value-type="float">
            <text:p>412</text:p>
          </table:table-cell>
          <table:table-cell office:value-type="float" office:value="193.728699" calcext:value-type="float">
            <text:p>193.728699</text:p>
          </table:table-cell>
          <table:table-cell table:number-columns-repeated="1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506" calcext:value-type="float">
            <text:p>506</text:p>
          </table:table-cell>
          <table:table-cell office:value-type="float" office:value="183.142624" calcext:value-type="float">
            <text:p>183.142624</text:p>
          </table:table-cell>
          <table:table-cell table:number-columns-repeated="1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460" calcext:value-type="float">
            <text:p>460</text:p>
          </table:table-cell>
          <table:table-cell office:value-type="float" office:value="186.751541" calcext:value-type="float">
            <text:p>186.751541</text:p>
          </table:table-cell>
          <table:table-cell table:number-columns-repeated="1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463" calcext:value-type="float">
            <text:p>463</text:p>
          </table:table-cell>
          <table:table-cell office:value-type="float" office:value="151.01593" calcext:value-type="float">
            <text:p>151.01593</text:p>
          </table:table-cell>
          <table:table-cell table:number-columns-repeated="1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436" calcext:value-type="float">
            <text:p>436</text:p>
          </table:table-cell>
          <table:table-cell office:value-type="float" office:value="191.326538" calcext:value-type="float">
            <text:p>191.326538</text:p>
          </table:table-cell>
          <table:table-cell table:number-columns-repeated="12"/>
        </table:table-row>
        <table:table-row table:style-name="ro2">
          <table:table-cell office:value-type="float" office:value="6131" calcext:value-type="float">
            <text:p>6131</text:p>
          </table:table-cell>
          <table:table-cell office:value-type="float" office:value="499" calcext:value-type="float">
            <text:p>499</text:p>
          </table:table-cell>
          <table:table-cell office:value-type="float" office:value="143.65947" calcext:value-type="float">
            <text:p>143.65947</text:p>
          </table:table-cell>
          <table:table-cell table:number-columns-repeated="12"/>
        </table:table-row>
        <table:table-row table:style-name="ro2">
          <table:table-cell office:value-type="float" office:value="4829" calcext:value-type="float">
            <text:p>4829</text:p>
          </table:table-cell>
          <table:table-cell office:value-type="float" office:value="560" calcext:value-type="float">
            <text:p>560</text:p>
          </table:table-cell>
          <table:table-cell office:value-type="float" office:value="176.498642" calcext:value-type="float">
            <text:p>176.498642</text:p>
          </table:table-cell>
          <table:table-cell table:number-columns-repeated="1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357" calcext:value-type="float">
            <text:p>357</text:p>
          </table:table-cell>
          <table:table-cell office:value-type="float" office:value="194.432388" calcext:value-type="float">
            <text:p>194.432388</text:p>
          </table:table-cell>
          <table:table-cell table:number-columns-repeated="12"/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float" office:value="442" calcext:value-type="float">
            <text:p>442</text:p>
          </table:table-cell>
          <table:table-cell office:value-type="float" office:value="182.80336" calcext:value-type="float">
            <text:p>182.80336</text:p>
          </table:table-cell>
          <table:table-cell table:number-columns-repeated="12"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433" calcext:value-type="float">
            <text:p>433</text:p>
          </table:table-cell>
          <table:table-cell office:value-type="float" office:value="192.988205" calcext:value-type="float">
            <text:p>192.988205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384" calcext:value-type="float">
            <text:p>384</text:p>
          </table:table-cell>
          <table:table-cell office:value-type="float" office:value="195.076035" calcext:value-type="float">
            <text:p>195.076035</text:p>
          </table:table-cell>
          <table:table-cell table:number-columns-repeated="1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571" calcext:value-type="float">
            <text:p>571</text:p>
          </table:table-cell>
          <table:table-cell office:value-type="float" office:value="186.313461" calcext:value-type="float">
            <text:p>186.313461</text:p>
          </table:table-cell>
          <table:table-cell table:number-columns-repeated="12"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450" calcext:value-type="float">
            <text:p>450</text:p>
          </table:table-cell>
          <table:table-cell office:value-type="float" office:value="142.118622" calcext:value-type="float">
            <text:p>142.118622</text:p>
          </table:table-cell>
          <table:table-cell table:number-columns-repeated="12"/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539" calcext:value-type="float">
            <text:p>539</text:p>
          </table:table-cell>
          <table:table-cell office:value-type="float" office:value="144.752762" calcext:value-type="float">
            <text:p>144.752762</text:p>
          </table:table-cell>
          <table:table-cell table:number-columns-repeated="1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539" calcext:value-type="float">
            <text:p>539</text:p>
          </table:table-cell>
          <table:table-cell office:value-type="float" office:value="140.537735" calcext:value-type="float">
            <text:p>140.537735</text:p>
          </table:table-cell>
          <table:table-cell table:number-columns-repeated="1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569" calcext:value-type="float">
            <text:p>569</text:p>
          </table:table-cell>
          <table:table-cell office:value-type="float" office:value="133.256638" calcext:value-type="float">
            <text:p>133.256638</text:p>
          </table:table-cell>
          <table:table-cell table:number-columns-repeated="1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587" calcext:value-type="float">
            <text:p>587</text:p>
          </table:table-cell>
          <table:table-cell office:value-type="float" office:value="91.940994" calcext:value-type="float">
            <text:p>91.940994</text:p>
          </table:table-cell>
          <table:table-cell table:number-columns-repeated="12"/>
        </table:table-row>
        <table:table-row table:style-name="ro2">
          <table:table-cell office:value-type="float" office:value="5880" calcext:value-type="float">
            <text:p>5880</text:p>
          </table:table-cell>
          <table:table-cell office:value-type="float" office:value="783" calcext:value-type="float">
            <text:p>783</text:p>
          </table:table-cell>
          <table:table-cell office:value-type="float" office:value="152.969376" calcext:value-type="float">
            <text:p>152.969376</text:p>
          </table:table-cell>
          <table:table-cell table:number-columns-repeated="1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525" calcext:value-type="float">
            <text:p>525</text:p>
          </table:table-cell>
          <table:table-cell office:value-type="float" office:value="145.587006" calcext:value-type="float">
            <text:p>145.587006</text:p>
          </table:table-cell>
          <table:table-cell table:number-columns-repeated="12"/>
        </table:table-row>
        <table:table-row table:style-name="ro2">
          <table:table-cell office:value-type="float" office:value="4775" calcext:value-type="float">
            <text:p>4775</text:p>
          </table:table-cell>
          <table:table-cell office:value-type="float" office:value="614" calcext:value-type="float">
            <text:p>614</text:p>
          </table:table-cell>
          <table:table-cell office:value-type="float" office:value="142.796204" calcext:value-type="float">
            <text:p>142.796204</text:p>
          </table:table-cell>
          <table:table-cell table:number-columns-repeated="1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341" calcext:value-type="float">
            <text:p>341</text:p>
          </table:table-cell>
          <table:table-cell office:value-type="float" office:value="191.039093" calcext:value-type="float">
            <text:p>191.039093</text:p>
          </table:table-cell>
          <table:table-cell table:number-columns-repeated="12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354" calcext:value-type="float">
            <text:p>354</text:p>
          </table:table-cell>
          <table:table-cell office:value-type="float" office:value="175.307953" calcext:value-type="float">
            <text:p>175.307953</text:p>
          </table:table-cell>
          <table:table-cell table:number-columns-repeated="1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410" calcext:value-type="float">
            <text:p>410</text:p>
          </table:table-cell>
          <table:table-cell office:value-type="float" office:value="175.898407" calcext:value-type="float">
            <text:p>175.898407</text:p>
          </table:table-cell>
          <table:table-cell table:number-columns-repeated="1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405" calcext:value-type="float">
            <text:p>405</text:p>
          </table:table-cell>
          <table:table-cell office:value-type="float" office:value="195.654572" calcext:value-type="float">
            <text:p>195.654572</text:p>
          </table:table-cell>
          <table:table-cell table:number-columns-repeated="1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854" calcext:value-type="float">
            <text:p>854</text:p>
          </table:table-cell>
          <table:table-cell office:value-type="float" office:value="134.208557" calcext:value-type="float">
            <text:p>134.208557</text:p>
          </table:table-cell>
          <table:table-cell table:number-columns-repeated="12"/>
        </table:table-row>
        <table:table-row table:style-name="ro2">
          <table:table-cell office:value-type="float" office:value="6373" calcext:value-type="float">
            <text:p>6373</text:p>
          </table:table-cell>
          <table:table-cell office:value-type="float" office:value="1188" calcext:value-type="float">
            <text:p>1188</text:p>
          </table:table-cell>
          <table:table-cell office:value-type="float" office:value="91.729774" calcext:value-type="float">
            <text:p>91.729774</text:p>
          </table:table-cell>
          <table:table-cell table:number-columns-repeated="1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615" calcext:value-type="float">
            <text:p>615</text:p>
          </table:table-cell>
          <table:table-cell office:value-type="float" office:value="107.398827" calcext:value-type="float">
            <text:p>107.398827</text:p>
          </table:table-cell>
          <table:table-cell table:number-columns-repeated="12"/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600" calcext:value-type="float">
            <text:p>600</text:p>
          </table:table-cell>
          <table:table-cell office:value-type="float" office:value="123.569321" calcext:value-type="float">
            <text:p>123.569321</text:p>
          </table:table-cell>
          <table:table-cell table:number-columns-repeated="12"/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503" calcext:value-type="float">
            <text:p>503</text:p>
          </table:table-cell>
          <table:table-cell office:value-type="float" office:value="183.517471" calcext:value-type="float">
            <text:p>183.517471</text:p>
          </table:table-cell>
          <table:table-cell table:number-columns-repeated="12"/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490" calcext:value-type="float">
            <text:p>490</text:p>
          </table:table-cell>
          <table:table-cell office:value-type="float" office:value="188.90155" calcext:value-type="float">
            <text:p>188.90155</text:p>
          </table:table-cell>
          <table:table-cell table:number-columns-repeated="12"/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430" calcext:value-type="float">
            <text:p>430</text:p>
          </table:table-cell>
          <table:table-cell office:value-type="float" office:value="193.114471" calcext:value-type="float">
            <text:p>193.114471</text:p>
          </table:table-cell>
          <table:table-cell table:number-columns-repeated="12"/>
        </table:table-row>
        <table:table-row table:style-name="ro2">
          <table:table-cell office:value-type="float" office:value="5193" calcext:value-type="float">
            <text:p>5193</text:p>
          </table:table-cell>
          <table:table-cell office:value-type="float" office:value="698" calcext:value-type="float">
            <text:p>698</text:p>
          </table:table-cell>
          <table:table-cell office:value-type="float" office:value="132.748505" calcext:value-type="float">
            <text:p>132.748505</text:p>
          </table:table-cell>
          <table:table-cell table:number-columns-repeated="1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441" calcext:value-type="float">
            <text:p>441</text:p>
          </table:table-cell>
          <table:table-cell office:value-type="float" office:value="117.902008" calcext:value-type="float">
            <text:p>117.902008</text:p>
          </table:table-cell>
          <table:table-cell table:number-columns-repeated="12"/>
        </table:table-row>
        <table:table-row table:style-name="ro2">
          <table:table-cell office:value-type="float" office:value="4755" calcext:value-type="float">
            <text:p>4755</text:p>
          </table:table-cell>
          <table:table-cell office:value-type="float" office:value="460" calcext:value-type="float">
            <text:p>460</text:p>
          </table:table-cell>
          <table:table-cell office:value-type="float" office:value="192.985779" calcext:value-type="float">
            <text:p>192.985779</text:p>
          </table:table-cell>
          <table:table-cell table:number-columns-repeated="12"/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673" calcext:value-type="float">
            <text:p>673</text:p>
          </table:table-cell>
          <table:table-cell office:value-type="float" office:value="133.305511" calcext:value-type="float">
            <text:p>133.305511</text:p>
          </table:table-cell>
          <table:table-cell table:number-columns-repeated="12"/>
        </table:table-row>
        <table:table-row table:style-name="ro2">
          <table:table-cell office:value-type="float" office:value="7230" calcext:value-type="float">
            <text:p>7230</text:p>
          </table:table-cell>
          <table:table-cell office:value-type="float" office:value="476" calcext:value-type="float">
            <text:p>476</text:p>
          </table:table-cell>
          <table:table-cell office:value-type="float" office:value="146.032135" calcext:value-type="float">
            <text:p>146.032135</text:p>
          </table:table-cell>
          <table:table-cell table:number-columns-repeated="1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666" calcext:value-type="float">
            <text:p>666</text:p>
          </table:table-cell>
          <table:table-cell office:value-type="float" office:value="175.609909" calcext:value-type="float">
            <text:p>175.609909</text:p>
          </table:table-cell>
          <table:table-cell table:number-columns-repeated="12"/>
        </table:table-row>
        <table:table-row table:style-name="ro2">
          <table:table-cell office:value-type="float" office:value="4827" calcext:value-type="float">
            <text:p>4827</text:p>
          </table:table-cell>
          <table:table-cell office:value-type="float" office:value="561" calcext:value-type="float">
            <text:p>561</text:p>
          </table:table-cell>
          <table:table-cell office:value-type="float" office:value="189.775482" calcext:value-type="float">
            <text:p>189.775482</text:p>
          </table:table-cell>
          <table:table-cell table:number-columns-repeated="1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467" calcext:value-type="float">
            <text:p>467</text:p>
          </table:table-cell>
          <table:table-cell office:value-type="float" office:value="184.584122" calcext:value-type="float">
            <text:p>184.584122</text:p>
          </table:table-cell>
          <table:table-cell table:number-columns-repeated="1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523" calcext:value-type="float">
            <text:p>523</text:p>
          </table:table-cell>
          <table:table-cell office:value-type="float" office:value="142.180161" calcext:value-type="float">
            <text:p>142.180161</text:p>
          </table:table-cell>
          <table:table-cell table:number-columns-repeated="12"/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368" calcext:value-type="float">
            <text:p>368</text:p>
          </table:table-cell>
          <table:table-cell office:value-type="float" office:value="190.178253" calcext:value-type="float">
            <text:p>190.178253</text:p>
          </table:table-cell>
          <table:table-cell table:number-columns-repeated="12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float" office:value="440" calcext:value-type="float">
            <text:p>440</text:p>
          </table:table-cell>
          <table:table-cell office:value-type="float" office:value="140.657074" calcext:value-type="float">
            <text:p>140.657074</text:p>
          </table:table-cell>
          <table:table-cell table:number-columns-repeated="12"/>
        </table:table-row>
        <table:table-row table:style-name="ro2">
          <table:table-cell office:value-type="float" office:value="5284" calcext:value-type="float">
            <text:p>5284</text:p>
          </table:table-cell>
          <table:table-cell office:value-type="float" office:value="724" calcext:value-type="float">
            <text:p>724</text:p>
          </table:table-cell>
          <table:table-cell office:value-type="float" office:value="161.465515" calcext:value-type="float">
            <text:p>161.465515</text:p>
          </table:table-cell>
          <table:table-cell table:number-columns-repeated="12"/>
        </table:table-row>
        <table:table-row table:style-name="ro2">
          <table:table-cell office:value-type="float" office:value="3205" calcext:value-type="float">
            <text:p>3205</text:p>
          </table:table-cell>
          <table:table-cell office:value-type="float" office:value="423" calcext:value-type="float">
            <text:p>423</text:p>
          </table:table-cell>
          <table:table-cell office:value-type="float" office:value="194.115662" calcext:value-type="float">
            <text:p>194.115662</text:p>
          </table:table-cell>
          <table:table-cell table:number-columns-repeated="12"/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361" calcext:value-type="float">
            <text:p>361</text:p>
          </table:table-cell>
          <table:table-cell office:value-type="float" office:value="156.351532" calcext:value-type="float">
            <text:p>156.351532</text:p>
          </table:table-cell>
          <table:table-cell table:number-columns-repeated="1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514" calcext:value-type="float">
            <text:p>514</text:p>
          </table:table-cell>
          <table:table-cell office:value-type="float" office:value="182.187668" calcext:value-type="float">
            <text:p>182.187668</text:p>
          </table:table-cell>
          <table:table-cell table:number-columns-repeated="1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557" calcext:value-type="float">
            <text:p>557</text:p>
          </table:table-cell>
          <table:table-cell office:value-type="float" office:value="189.111465" calcext:value-type="float">
            <text:p>189.111465</text:p>
          </table:table-cell>
          <table:table-cell table:number-columns-repeated="12"/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458" calcext:value-type="float">
            <text:p>458</text:p>
          </table:table-cell>
          <table:table-cell office:value-type="float" office:value="176.417023" calcext:value-type="float">
            <text:p>176.417023</text:p>
          </table:table-cell>
          <table:table-cell table:number-columns-repeated="12"/>
        </table:table-row>
        <table:table-row table:style-name="ro2">
          <table:table-cell office:value-type="float" office:value="5825" calcext:value-type="float">
            <text:p>5825</text:p>
          </table:table-cell>
          <table:table-cell office:value-type="float" office:value="576" calcext:value-type="float">
            <text:p>576</text:p>
          </table:table-cell>
          <table:table-cell office:value-type="float" office:value="176.592987" calcext:value-type="float">
            <text:p>176.592987</text:p>
          </table:table-cell>
          <table:table-cell table:number-columns-repeated="1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426" calcext:value-type="float">
            <text:p>426</text:p>
          </table:table-cell>
          <table:table-cell office:value-type="float" office:value="192.335144" calcext:value-type="float">
            <text:p>192.335144</text:p>
          </table:table-cell>
          <table:table-cell table:number-columns-repeated="12"/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422" calcext:value-type="float">
            <text:p>422</text:p>
          </table:table-cell>
          <table:table-cell office:value-type="float" office:value="194.958923" calcext:value-type="float">
            <text:p>194.958923</text:p>
          </table:table-cell>
          <table:table-cell table:number-columns-repeated="12"/>
        </table:table-row>
        <table:table-row table:style-name="ro2">
          <table:table-cell office:value-type="float" office:value="4945" calcext:value-type="float">
            <text:p>4945</text:p>
          </table:table-cell>
          <table:table-cell office:value-type="float" office:value="588" calcext:value-type="float">
            <text:p>588</text:p>
          </table:table-cell>
          <table:table-cell office:value-type="float" office:value="174.609589" calcext:value-type="float">
            <text:p>174.609589</text:p>
          </table:table-cell>
          <table:table-cell table:number-columns-repeated="1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444" calcext:value-type="float">
            <text:p>444</text:p>
          </table:table-cell>
          <table:table-cell office:value-type="float" office:value="186.818283" calcext:value-type="float">
            <text:p>186.818283</text:p>
          </table:table-cell>
          <table:table-cell table:number-columns-repeated="12"/>
        </table:table-row>
        <table:table-row table:style-name="ro2">
          <table:table-cell office:value-type="float" office:value="5515" calcext:value-type="float">
            <text:p>5515</text:p>
          </table:table-cell>
          <table:table-cell office:value-type="float" office:value="527" calcext:value-type="float">
            <text:p>527</text:p>
          </table:table-cell>
          <table:table-cell office:value-type="float" office:value="111.171524" calcext:value-type="float">
            <text:p>111.171524</text:p>
          </table:table-cell>
          <table:table-cell table:number-columns-repeated="1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620" calcext:value-type="float">
            <text:p>620</text:p>
          </table:table-cell>
          <table:table-cell office:value-type="float" office:value="133.55127" calcext:value-type="float">
            <text:p>133.55127</text:p>
          </table:table-cell>
          <table:table-cell table:number-columns-repeated="12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443" calcext:value-type="float">
            <text:p>443</text:p>
          </table:table-cell>
          <table:table-cell office:value-type="float" office:value="194.173325" calcext:value-type="float">
            <text:p>194.173325</text:p>
          </table:table-cell>
          <table:table-cell table:number-columns-repeated="12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512" calcext:value-type="float">
            <text:p>512</text:p>
          </table:table-cell>
          <table:table-cell office:value-type="float" office:value="181.363708" calcext:value-type="float">
            <text:p>181.363708</text:p>
          </table:table-cell>
          <table:table-cell table:number-columns-repeated="12"/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683" calcext:value-type="float">
            <text:p>683</text:p>
          </table:table-cell>
          <table:table-cell office:value-type="float" office:value="139.75293" calcext:value-type="float">
            <text:p>139.75293</text:p>
          </table:table-cell>
          <table:table-cell table:number-columns-repeated="12"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506" calcext:value-type="float">
            <text:p>506</text:p>
          </table:table-cell>
          <table:table-cell office:value-type="float" office:value="181.514832" calcext:value-type="float">
            <text:p>181.514832</text:p>
          </table:table-cell>
          <table:table-cell table:number-columns-repeated="12"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21" calcext:value-type="float">
            <text:p>721</text:p>
          </table:table-cell>
          <table:table-cell office:value-type="float" office:value="143.293396" calcext:value-type="float">
            <text:p>143.293396</text:p>
          </table:table-cell>
          <table:table-cell table:number-columns-repeated="1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496" calcext:value-type="float">
            <text:p>496</text:p>
          </table:table-cell>
          <table:table-cell office:value-type="float" office:value="152.781311" calcext:value-type="float">
            <text:p>152.781311</text:p>
          </table:table-cell>
          <table:table-cell table:number-columns-repeated="12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420" calcext:value-type="float">
            <text:p>420</text:p>
          </table:table-cell>
          <table:table-cell office:value-type="float" office:value="193.989868" calcext:value-type="float">
            <text:p>193.989868</text:p>
          </table:table-cell>
          <table:table-cell table:number-columns-repeated="1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410" calcext:value-type="float">
            <text:p>410</text:p>
          </table:table-cell>
          <table:table-cell office:value-type="float" office:value="164.89595" calcext:value-type="float">
            <text:p>164.89595</text:p>
          </table:table-cell>
          <table:table-cell table:number-columns-repeated="12"/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360" calcext:value-type="float">
            <text:p>360</text:p>
          </table:table-cell>
          <table:table-cell office:value-type="float" office:value="184.338913" calcext:value-type="float">
            <text:p>184.338913</text:p>
          </table:table-cell>
          <table:table-cell table:number-columns-repeated="12"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624" calcext:value-type="float">
            <text:p>624</text:p>
          </table:table-cell>
          <table:table-cell office:value-type="float" office:value="152.652908" calcext:value-type="float">
            <text:p>152.652908</text:p>
          </table:table-cell>
          <table:table-cell table:number-columns-repeated="1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481" calcext:value-type="float">
            <text:p>481</text:p>
          </table:table-cell>
          <table:table-cell office:value-type="float" office:value="193.131424" calcext:value-type="float">
            <text:p>193.131424</text:p>
          </table:table-cell>
          <table:table-cell table:number-columns-repeated="1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405" calcext:value-type="float">
            <text:p>405</text:p>
          </table:table-cell>
          <table:table-cell office:value-type="float" office:value="195.286362" calcext:value-type="float">
            <text:p>195.286362</text:p>
          </table:table-cell>
          <table:table-cell table:number-columns-repeated="12"/>
        </table:table-row>
        <table:table-row table:style-name="ro2">
          <table:table-cell office:value-type="float" office:value="3132" calcext:value-type="float">
            <text:p>3132</text:p>
          </table:table-cell>
          <table:table-cell office:value-type="float" office:value="386" calcext:value-type="float">
            <text:p>386</text:p>
          </table:table-cell>
          <table:table-cell office:value-type="float" office:value="192.497787" calcext:value-type="float">
            <text:p>192.497787</text:p>
          </table:table-cell>
          <table:table-cell table:number-columns-repeated="12"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668" calcext:value-type="float">
            <text:p>668</text:p>
          </table:table-cell>
          <table:table-cell office:value-type="float" office:value="102.65786" calcext:value-type="float">
            <text:p>102.65786</text:p>
          </table:table-cell>
          <table:table-cell table:number-columns-repeated="12"/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float" office:value="375" calcext:value-type="float">
            <text:p>375</text:p>
          </table:table-cell>
          <table:table-cell office:value-type="float" office:value="196.384338" calcext:value-type="float">
            <text:p>196.384338</text:p>
          </table:table-cell>
          <table:table-cell table:number-columns-repeated="12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437" calcext:value-type="float">
            <text:p>437</text:p>
          </table:table-cell>
          <table:table-cell office:value-type="float" office:value="193.261505" calcext:value-type="float">
            <text:p>193.261505</text:p>
          </table:table-cell>
          <table:table-cell table:number-columns-repeated="12"/>
        </table:table-row>
        <table:table-row table:style-name="ro2">
          <table:table-cell office:value-type="float" office:value="4978" calcext:value-type="float">
            <text:p>4978</text:p>
          </table:table-cell>
          <table:table-cell office:value-type="float" office:value="637" calcext:value-type="float">
            <text:p>637</text:p>
          </table:table-cell>
          <table:table-cell office:value-type="float" office:value="174.784882" calcext:value-type="float">
            <text:p>174.784882</text:p>
          </table:table-cell>
          <table:table-cell table:number-columns-repeated="12"/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519" calcext:value-type="float">
            <text:p>519</text:p>
          </table:table-cell>
          <table:table-cell office:value-type="float" office:value="154.154633" calcext:value-type="float">
            <text:p>154.154633</text:p>
          </table:table-cell>
          <table:table-cell table:number-columns-repeated="12"/>
        </table:table-row>
        <table:table-row table:style-name="ro2">
          <table:table-cell office:value-type="float" office:value="4665" calcext:value-type="float">
            <text:p>4665</text:p>
          </table:table-cell>
          <table:table-cell office:value-type="float" office:value="470" calcext:value-type="float">
            <text:p>470</text:p>
          </table:table-cell>
          <table:table-cell office:value-type="float" office:value="182.454514" calcext:value-type="float">
            <text:p>182.454514</text:p>
          </table:table-cell>
          <table:table-cell table:number-columns-repeated="1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415" calcext:value-type="float">
            <text:p>415</text:p>
          </table:table-cell>
          <table:table-cell office:value-type="float" office:value="197.463074" calcext:value-type="float">
            <text:p>197.463074</text:p>
          </table:table-cell>
          <table:table-cell table:number-columns-repeated="1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432" calcext:value-type="float">
            <text:p>432</text:p>
          </table:table-cell>
          <table:table-cell office:value-type="float" office:value="180.299408" calcext:value-type="float">
            <text:p>180.299408</text:p>
          </table:table-cell>
          <table:table-cell table:number-columns-repeated="1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510" calcext:value-type="float">
            <text:p>510</text:p>
          </table:table-cell>
          <table:table-cell office:value-type="float" office:value="190.690552" calcext:value-type="float">
            <text:p>190.690552</text:p>
          </table:table-cell>
          <table:table-cell table:number-columns-repeated="1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475" calcext:value-type="float">
            <text:p>475</text:p>
          </table:table-cell>
          <table:table-cell office:value-type="float" office:value="147.501343" calcext:value-type="float">
            <text:p>147.501343</text:p>
          </table:table-cell>
          <table:table-cell table:number-columns-repeated="1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505" calcext:value-type="float">
            <text:p>505</text:p>
          </table:table-cell>
          <table:table-cell office:value-type="float" office:value="151.06189" calcext:value-type="float">
            <text:p>151.06189</text:p>
          </table:table-cell>
          <table:table-cell table:number-columns-repeated="1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652" calcext:value-type="float">
            <text:p>652</text:p>
          </table:table-cell>
          <table:table-cell office:value-type="float" office:value="148.645493" calcext:value-type="float">
            <text:p>148.645493</text:p>
          </table:table-cell>
          <table:table-cell table:number-columns-repeated="1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498" calcext:value-type="float">
            <text:p>498</text:p>
          </table:table-cell>
          <table:table-cell office:value-type="float" office:value="158.232742" calcext:value-type="float">
            <text:p>158.232742</text:p>
          </table:table-cell>
          <table:table-cell table:number-columns-repeated="1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471" calcext:value-type="float">
            <text:p>471</text:p>
          </table:table-cell>
          <table:table-cell office:value-type="float" office:value="150.748672" calcext:value-type="float">
            <text:p>150.748672</text:p>
          </table:table-cell>
          <table:table-cell table:number-columns-repeated="1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527" calcext:value-type="float">
            <text:p>527</text:p>
          </table:table-cell>
          <table:table-cell office:value-type="float" office:value="179.500549" calcext:value-type="float">
            <text:p>179.500549</text:p>
          </table:table-cell>
          <table:table-cell table:number-columns-repeated="1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503" calcext:value-type="float">
            <text:p>503</text:p>
          </table:table-cell>
          <table:table-cell office:value-type="float" office:value="180.386475" calcext:value-type="float">
            <text:p>180.386475</text:p>
          </table:table-cell>
          <table:table-cell table:number-columns-repeated="1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373" calcext:value-type="float">
            <text:p>373</text:p>
          </table:table-cell>
          <table:table-cell office:value-type="float" office:value="185.27739" calcext:value-type="float">
            <text:p>185.27739</text:p>
          </table:table-cell>
          <table:table-cell table:number-columns-repeated="1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699" calcext:value-type="float">
            <text:p>699</text:p>
          </table:table-cell>
          <table:table-cell office:value-type="float" office:value="173.320908" calcext:value-type="float">
            <text:p>173.320908</text:p>
          </table:table-cell>
          <table:table-cell table:number-columns-repeated="1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653" calcext:value-type="float">
            <text:p>653</text:p>
          </table:table-cell>
          <table:table-cell office:value-type="float" office:value="171.224976" calcext:value-type="float">
            <text:p>171.224976</text:p>
          </table:table-cell>
          <table:table-cell table:number-columns-repeated="12"/>
        </table:table-row>
        <table:table-row table:style-name="ro2">
          <table:table-cell office:value-type="float" office:value="4845" calcext:value-type="float">
            <text:p>4845</text:p>
          </table:table-cell>
          <table:table-cell office:value-type="float" office:value="617" calcext:value-type="float">
            <text:p>617</text:p>
          </table:table-cell>
          <table:table-cell office:value-type="float" office:value="173.386826" calcext:value-type="float">
            <text:p>173.386826</text:p>
          </table:table-cell>
          <table:table-cell table:number-columns-repeated="1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568" calcext:value-type="float">
            <text:p>568</text:p>
          </table:table-cell>
          <table:table-cell office:value-type="float" office:value="156.673737" calcext:value-type="float">
            <text:p>156.673737</text:p>
          </table:table-cell>
          <table:table-cell table:number-columns-repeated="12"/>
        </table:table-row>
        <table:table-row table:style-name="ro2">
          <table:table-cell office:value-type="float" office:value="19287" calcext:value-type="float">
            <text:p>19287</text:p>
          </table:table-cell>
          <table:table-cell office:value-type="float" office:value="417" calcext:value-type="float">
            <text:p>417</text:p>
          </table:table-cell>
          <table:table-cell office:value-type="float" office:value="188.915848" calcext:value-type="float">
            <text:p>188.915848</text:p>
          </table:table-cell>
          <table:table-cell table:number-columns-repeated="1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450" calcext:value-type="float">
            <text:p>450</text:p>
          </table:table-cell>
          <table:table-cell office:value-type="float" office:value="185.822159" calcext:value-type="float">
            <text:p>185.822159</text:p>
          </table:table-cell>
          <table:table-cell table:number-columns-repeated="12"/>
        </table:table-row>
        <table:table-row table:style-name="ro2">
          <table:table-cell office:value-type="float" office:value="5939" calcext:value-type="float">
            <text:p>5939</text:p>
          </table:table-cell>
          <table:table-cell office:value-type="float" office:value="503" calcext:value-type="float">
            <text:p>503</text:p>
          </table:table-cell>
          <table:table-cell office:value-type="float" office:value="174.438751" calcext:value-type="float">
            <text:p>174.438751</text:p>
          </table:table-cell>
          <table:table-cell table:number-columns-repeated="1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499" calcext:value-type="float">
            <text:p>499</text:p>
          </table:table-cell>
          <table:table-cell office:value-type="float" office:value="176.364502" calcext:value-type="float">
            <text:p>176.364502</text:p>
          </table:table-cell>
          <table:table-cell table:number-columns-repeated="12"/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float" office:value="373" calcext:value-type="float">
            <text:p>373</text:p>
          </table:table-cell>
          <table:table-cell office:value-type="float" office:value="189.843628" calcext:value-type="float">
            <text:p>189.843628</text:p>
          </table:table-cell>
          <table:table-cell table:number-columns-repeated="1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505" calcext:value-type="float">
            <text:p>505</text:p>
          </table:table-cell>
          <table:table-cell office:value-type="float" office:value="182.917328" calcext:value-type="float">
            <text:p>182.917328</text:p>
          </table:table-cell>
          <table:table-cell table:number-columns-repeated="1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557" calcext:value-type="float">
            <text:p>557</text:p>
          </table:table-cell>
          <table:table-cell office:value-type="float" office:value="167.410995" calcext:value-type="float">
            <text:p>167.410995</text:p>
          </table:table-cell>
          <table:table-cell table:number-columns-repeated="12"/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float" office:value="479" calcext:value-type="float">
            <text:p>479</text:p>
          </table:table-cell>
          <table:table-cell office:value-type="float" office:value="197.946762" calcext:value-type="float">
            <text:p>197.946762</text:p>
          </table:table-cell>
          <table:table-cell table:number-columns-repeated="1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467" calcext:value-type="float">
            <text:p>467</text:p>
          </table:table-cell>
          <table:table-cell office:value-type="float" office:value="182.856873" calcext:value-type="float">
            <text:p>182.856873</text:p>
          </table:table-cell>
          <table:table-cell table:number-columns-repeated="12"/>
        </table:table-row>
        <table:table-row table:style-name="ro2">
          <table:table-cell office:value-type="float" office:value="7493" calcext:value-type="float">
            <text:p>7493</text:p>
          </table:table-cell>
          <table:table-cell office:value-type="float" office:value="368" calcext:value-type="float">
            <text:p>368</text:p>
          </table:table-cell>
          <table:table-cell office:value-type="float" office:value="164.636047" calcext:value-type="float">
            <text:p>164.636047</text:p>
          </table:table-cell>
          <table:table-cell table:number-columns-repeated="12"/>
        </table:table-row>
        <table:table-row table:style-name="ro2">
          <table:table-cell office:value-type="float" office:value="3145" calcext:value-type="float">
            <text:p>3145</text:p>
          </table:table-cell>
          <table:table-cell office:value-type="float" office:value="502" calcext:value-type="float">
            <text:p>502</text:p>
          </table:table-cell>
          <table:table-cell office:value-type="float" office:value="158.220108" calcext:value-type="float">
            <text:p>158.220108</text:p>
          </table:table-cell>
          <table:table-cell table:number-columns-repeated="1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588" calcext:value-type="float">
            <text:p>588</text:p>
          </table:table-cell>
          <table:table-cell office:value-type="float" office:value="140.320435" calcext:value-type="float">
            <text:p>140.320435</text:p>
          </table:table-cell>
          <table:table-cell table:number-columns-repeated="12"/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float" office:value="375" calcext:value-type="float">
            <text:p>375</text:p>
          </table:table-cell>
          <table:table-cell office:value-type="float" office:value="170.447006" calcext:value-type="float">
            <text:p>170.447006</text:p>
          </table:table-cell>
          <table:table-cell table:number-columns-repeated="1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471" calcext:value-type="float">
            <text:p>471</text:p>
          </table:table-cell>
          <table:table-cell office:value-type="float" office:value="180.366684" calcext:value-type="float">
            <text:p>180.366684</text:p>
          </table:table-cell>
          <table:table-cell table:number-columns-repeated="1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466" calcext:value-type="float">
            <text:p>466</text:p>
          </table:table-cell>
          <table:table-cell office:value-type="float" office:value="178.076187" calcext:value-type="float">
            <text:p>178.076187</text:p>
          </table:table-cell>
          <table:table-cell table:number-columns-repeated="1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3124" calcext:value-type="float">
            <text:p>3124</text:p>
          </table:table-cell>
          <table:table-cell office:value-type="float" office:value="187.709702" calcext:value-type="float">
            <text:p>187.709702</text:p>
          </table:table-cell>
          <table:table-cell table:number-columns-repeated="1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570" calcext:value-type="float">
            <text:p>570</text:p>
          </table:table-cell>
          <table:table-cell office:value-type="float" office:value="176.195526" calcext:value-type="float">
            <text:p>176.195526</text:p>
          </table:table-cell>
          <table:table-cell table:number-columns-repeated="12"/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470" calcext:value-type="float">
            <text:p>470</text:p>
          </table:table-cell>
          <table:table-cell office:value-type="float" office:value="177.86557" calcext:value-type="float">
            <text:p>177.86557</text:p>
          </table:table-cell>
          <table:table-cell table:number-columns-repeated="1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566" calcext:value-type="float">
            <text:p>566</text:p>
          </table:table-cell>
          <table:table-cell office:value-type="float" office:value="185.823471" calcext:value-type="float">
            <text:p>185.823471</text:p>
          </table:table-cell>
          <table:table-cell table:number-columns-repeated="1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506" calcext:value-type="float">
            <text:p>506</text:p>
          </table:table-cell>
          <table:table-cell office:value-type="float" office:value="184.642105" calcext:value-type="float">
            <text:p>184.642105</text:p>
          </table:table-cell>
          <table:table-cell table:number-columns-repeated="1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471" calcext:value-type="float">
            <text:p>471</text:p>
          </table:table-cell>
          <table:table-cell office:value-type="float" office:value="115.431747" calcext:value-type="float">
            <text:p>115.431747</text:p>
          </table:table-cell>
          <table:table-cell table:number-columns-repeated="12"/>
        </table:table-row>
        <table:table-row table:style-name="ro2">
          <table:table-cell office:value-type="float" office:value="5614" calcext:value-type="float">
            <text:p>5614</text:p>
          </table:table-cell>
          <table:table-cell office:value-type="float" office:value="827" calcext:value-type="float">
            <text:p>827</text:p>
          </table:table-cell>
          <table:table-cell office:value-type="float" office:value="128.488647" calcext:value-type="float">
            <text:p>128.488647</text:p>
          </table:table-cell>
          <table:table-cell table:number-columns-repeated="12"/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float" office:value="391" calcext:value-type="float">
            <text:p>391</text:p>
          </table:table-cell>
          <table:table-cell office:value-type="float" office:value="132.882187" calcext:value-type="float">
            <text:p>132.882187</text:p>
          </table:table-cell>
          <table:table-cell table:number-columns-repeated="12"/>
        </table:table-row>
        <table:table-row table:style-name="ro2">
          <table:table-cell office:value-type="float" office:value="6045" calcext:value-type="float">
            <text:p>6045</text:p>
          </table:table-cell>
          <table:table-cell office:value-type="float" office:value="405" calcext:value-type="float">
            <text:p>405</text:p>
          </table:table-cell>
          <table:table-cell office:value-type="float" office:value="197.426361" calcext:value-type="float">
            <text:p>197.426361</text:p>
          </table:table-cell>
          <table:table-cell table:number-columns-repeated="1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431" calcext:value-type="float">
            <text:p>431</text:p>
          </table:table-cell>
          <table:table-cell office:value-type="float" office:value="194.513535" calcext:value-type="float">
            <text:p>194.513535</text:p>
          </table:table-cell>
          <table:table-cell table:number-columns-repeated="12"/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float" office:value="409" calcext:value-type="float">
            <text:p>409</text:p>
          </table:table-cell>
          <table:table-cell office:value-type="float" office:value="195.601074" calcext:value-type="float">
            <text:p>195.601074</text:p>
          </table:table-cell>
          <table:table-cell table:number-columns-repeated="12"/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float" office:value="448" calcext:value-type="float">
            <text:p>448</text:p>
          </table:table-cell>
          <table:table-cell office:value-type="float" office:value="182.013443" calcext:value-type="float">
            <text:p>182.013443</text:p>
          </table:table-cell>
          <table:table-cell table:number-columns-repeated="12"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432" calcext:value-type="float">
            <text:p>432</text:p>
          </table:table-cell>
          <table:table-cell office:value-type="float" office:value="184.717148" calcext:value-type="float">
            <text:p>184.717148</text:p>
          </table:table-cell>
          <table:table-cell table:number-columns-repeated="12"/>
        </table:table-row>
        <table:table-row table:style-name="ro2">
          <table:table-cell office:value-type="float" office:value="4835" calcext:value-type="float">
            <text:p>4835</text:p>
          </table:table-cell>
          <table:table-cell office:value-type="float" office:value="438" calcext:value-type="float">
            <text:p>438</text:p>
          </table:table-cell>
          <table:table-cell office:value-type="float" office:value="177.161377" calcext:value-type="float">
            <text:p>177.161377</text:p>
          </table:table-cell>
          <table:table-cell table:number-columns-repeated="1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460" calcext:value-type="float">
            <text:p>460</text:p>
          </table:table-cell>
          <table:table-cell office:value-type="float" office:value="191.049118" calcext:value-type="float">
            <text:p>191.049118</text:p>
          </table:table-cell>
          <table:table-cell table:number-columns-repeated="1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637" calcext:value-type="float">
            <text:p>637</text:p>
          </table:table-cell>
          <table:table-cell office:value-type="float" office:value="143.425232" calcext:value-type="float">
            <text:p>143.425232</text:p>
          </table:table-cell>
          <table:table-cell table:number-columns-repeated="1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574" calcext:value-type="float">
            <text:p>574</text:p>
          </table:table-cell>
          <table:table-cell office:value-type="float" office:value="166.840057" calcext:value-type="float">
            <text:p>166.840057</text:p>
          </table:table-cell>
          <table:table-cell table:number-columns-repeated="12"/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987" calcext:value-type="float">
            <text:p>987</text:p>
          </table:table-cell>
          <table:table-cell office:value-type="float" office:value="190.878845" calcext:value-type="float">
            <text:p>190.878845</text:p>
          </table:table-cell>
          <table:table-cell table:number-columns-repeated="1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661" calcext:value-type="float">
            <text:p>661</text:p>
          </table:table-cell>
          <table:table-cell office:value-type="float" office:value="169.221893" calcext:value-type="float">
            <text:p>169.221893</text:p>
          </table:table-cell>
          <table:table-cell table:number-columns-repeated="1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610" calcext:value-type="float">
            <text:p>610</text:p>
          </table:table-cell>
          <table:table-cell office:value-type="float" office:value="178.01387" calcext:value-type="float">
            <text:p>178.01387</text:p>
          </table:table-cell>
          <table:table-cell table:number-columns-repeated="1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421" calcext:value-type="float">
            <text:p>421</text:p>
          </table:table-cell>
          <table:table-cell office:value-type="float" office:value="185.713303" calcext:value-type="float">
            <text:p>185.713303</text:p>
          </table:table-cell>
          <table:table-cell table:number-columns-repeated="12"/>
        </table:table-row>
        <table:table-row table:style-name="ro2">
          <table:table-cell office:value-type="float" office:value="6273" calcext:value-type="float">
            <text:p>6273</text:p>
          </table:table-cell>
          <table:table-cell office:value-type="float" office:value="562" calcext:value-type="float">
            <text:p>562</text:p>
          </table:table-cell>
          <table:table-cell office:value-type="float" office:value="156.378311" calcext:value-type="float">
            <text:p>156.378311</text:p>
          </table:table-cell>
          <table:table-cell table:number-columns-repeated="1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438" calcext:value-type="float">
            <text:p>438</text:p>
          </table:table-cell>
          <table:table-cell office:value-type="float" office:value="189.507385" calcext:value-type="float">
            <text:p>189.507385</text:p>
          </table:table-cell>
          <table:table-cell table:number-columns-repeated="12"/>
        </table:table-row>
        <table:table-row table:style-name="ro2">
          <table:table-cell office:value-type="float" office:value="4924" calcext:value-type="float">
            <text:p>4924</text:p>
          </table:table-cell>
          <table:table-cell office:value-type="float" office:value="936" calcext:value-type="float">
            <text:p>936</text:p>
          </table:table-cell>
          <table:table-cell office:value-type="float" office:value="159.822968" calcext:value-type="float">
            <text:p>159.822968</text:p>
          </table:table-cell>
          <table:table-cell table:number-columns-repeated="1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622" calcext:value-type="float">
            <text:p>622</text:p>
          </table:table-cell>
          <table:table-cell office:value-type="float" office:value="122.813667" calcext:value-type="float">
            <text:p>122.813667</text:p>
          </table:table-cell>
          <table:table-cell table:number-columns-repeated="12"/>
        </table:table-row>
        <table:table-row table:style-name="ro2">
          <table:table-cell office:value-type="float" office:value="5557" calcext:value-type="float">
            <text:p>5557</text:p>
          </table:table-cell>
          <table:table-cell office:value-type="float" office:value="483" calcext:value-type="float">
            <text:p>483</text:p>
          </table:table-cell>
          <table:table-cell office:value-type="float" office:value="143.289093" calcext:value-type="float">
            <text:p>143.289093</text:p>
          </table:table-cell>
          <table:table-cell table:number-columns-repeated="1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405" calcext:value-type="float">
            <text:p>405</text:p>
          </table:table-cell>
          <table:table-cell office:value-type="float" office:value="144.916641" calcext:value-type="float">
            <text:p>144.916641</text:p>
          </table:table-cell>
          <table:table-cell table:number-columns-repeated="1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552" calcext:value-type="float">
            <text:p>552</text:p>
          </table:table-cell>
          <table:table-cell office:value-type="float" office:value="186.202484" calcext:value-type="float">
            <text:p>186.202484</text:p>
          </table:table-cell>
          <table:table-cell table:number-columns-repeated="12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5" calcext:value-type="float">
            <text:p>705</text:p>
          </table:table-cell>
          <table:table-cell office:value-type="float" office:value="159.329056" calcext:value-type="float">
            <text:p>159.329056</text:p>
          </table:table-cell>
          <table:table-cell table:number-columns-repeated="1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19" calcext:value-type="float">
            <text:p>719</text:p>
          </table:table-cell>
          <table:table-cell office:value-type="float" office:value="165.154129" calcext:value-type="float">
            <text:p>165.154129</text:p>
          </table:table-cell>
          <table:table-cell table:number-columns-repeated="12"/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float" office:value="528" calcext:value-type="float">
            <text:p>528</text:p>
          </table:table-cell>
          <table:table-cell office:value-type="float" office:value="116.684013" calcext:value-type="float">
            <text:p>116.684013</text:p>
          </table:table-cell>
          <table:table-cell table:number-columns-repeated="12"/>
        </table:table-row>
        <table:table-row table:style-name="ro2">
          <table:table-cell office:value-type="float" office:value="3337" calcext:value-type="float">
            <text:p>3337</text:p>
          </table:table-cell>
          <table:table-cell office:value-type="float" office:value="437" calcext:value-type="float">
            <text:p>437</text:p>
          </table:table-cell>
          <table:table-cell office:value-type="float" office:value="190.323517" calcext:value-type="float">
            <text:p>190.323517</text:p>
          </table:table-cell>
          <table:table-cell table:number-columns-repeated="12"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418" calcext:value-type="float">
            <text:p>418</text:p>
          </table:table-cell>
          <table:table-cell office:value-type="float" office:value="186.116867" calcext:value-type="float">
            <text:p>186.116867</text:p>
          </table:table-cell>
          <table:table-cell table:number-columns-repeated="12"/>
        </table:table-row>
        <table:table-row table:style-name="ro2">
          <table:table-cell office:value-type="float" office:value="4730" calcext:value-type="float">
            <text:p>4730</text:p>
          </table:table-cell>
          <table:table-cell office:value-type="float" office:value="863" calcext:value-type="float">
            <text:p>863</text:p>
          </table:table-cell>
          <table:table-cell office:value-type="float" office:value="145.354752" calcext:value-type="float">
            <text:p>145.354752</text:p>
          </table:table-cell>
          <table:table-cell table:number-columns-repeated="12"/>
        </table:table-row>
        <table:table-row table:style-name="ro2">
          <table:table-cell office:value-type="float" office:value="5025" calcext:value-type="float">
            <text:p>5025</text:p>
          </table:table-cell>
          <table:table-cell office:value-type="float" office:value="448" calcext:value-type="float">
            <text:p>448</text:p>
          </table:table-cell>
          <table:table-cell office:value-type="float" office:value="183.660156" calcext:value-type="float">
            <text:p>183.660156</text:p>
          </table:table-cell>
          <table:table-cell table:number-columns-repeated="12"/>
        </table:table-row>
        <table:table-row table:style-name="ro2">
          <table:table-cell office:value-type="float" office:value="2839" calcext:value-type="float">
            <text:p>2839</text:p>
          </table:table-cell>
          <table:table-cell office:value-type="float" office:value="392" calcext:value-type="float">
            <text:p>392</text:p>
          </table:table-cell>
          <table:table-cell office:value-type="float" office:value="196.541626" calcext:value-type="float">
            <text:p>196.541626</text:p>
          </table:table-cell>
          <table:table-cell table:number-columns-repeated="1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513" calcext:value-type="float">
            <text:p>513</text:p>
          </table:table-cell>
          <table:table-cell office:value-type="float" office:value="181.314346" calcext:value-type="float">
            <text:p>181.314346</text:p>
          </table:table-cell>
          <table:table-cell table:number-columns-repeated="1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515" calcext:value-type="float">
            <text:p>515</text:p>
          </table:table-cell>
          <table:table-cell office:value-type="float" office:value="165.294525" calcext:value-type="float">
            <text:p>165.294525</text:p>
          </table:table-cell>
          <table:table-cell table:number-columns-repeated="1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650" calcext:value-type="float">
            <text:p>650</text:p>
          </table:table-cell>
          <table:table-cell office:value-type="float" office:value="141.049744" calcext:value-type="float">
            <text:p>141.049744</text:p>
          </table:table-cell>
          <table:table-cell table:number-columns-repeated="12"/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382" calcext:value-type="float">
            <text:p>382</text:p>
          </table:table-cell>
          <table:table-cell office:value-type="float" office:value="191.775955" calcext:value-type="float">
            <text:p>191.775955</text:p>
          </table:table-cell>
          <table:table-cell table:number-columns-repeated="1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559" calcext:value-type="float">
            <text:p>559</text:p>
          </table:table-cell>
          <table:table-cell office:value-type="float" office:value="178.254776" calcext:value-type="float">
            <text:p>178.254776</text:p>
          </table:table-cell>
          <table:table-cell table:number-columns-repeated="12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386" calcext:value-type="float">
            <text:p>386</text:p>
          </table:table-cell>
          <table:table-cell office:value-type="float" office:value="195.915512" calcext:value-type="float">
            <text:p>195.915512</text:p>
          </table:table-cell>
          <table:table-cell table:number-columns-repeated="1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500" calcext:value-type="float">
            <text:p>500</text:p>
          </table:table-cell>
          <table:table-cell office:value-type="float" office:value="164.942703" calcext:value-type="float">
            <text:p>164.942703</text:p>
          </table:table-cell>
          <table:table-cell table:number-columns-repeated="12"/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584" calcext:value-type="float">
            <text:p>584</text:p>
          </table:table-cell>
          <table:table-cell office:value-type="float" office:value="177.662643" calcext:value-type="float">
            <text:p>177.662643</text:p>
          </table:table-cell>
          <table:table-cell table:number-columns-repeated="1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382" calcext:value-type="float">
            <text:p>382</text:p>
          </table:table-cell>
          <table:table-cell office:value-type="float" office:value="194.024094" calcext:value-type="float">
            <text:p>194.024094</text:p>
          </table:table-cell>
          <table:table-cell table:number-columns-repeated="12"/>
        </table:table-row>
        <table:table-row table:style-name="ro2">
          <table:table-cell office:value-type="float" office:value="13506" calcext:value-type="float">
            <text:p>13506</text:p>
          </table:table-cell>
          <table:table-cell office:value-type="float" office:value="541" calcext:value-type="float">
            <text:p>541</text:p>
          </table:table-cell>
          <table:table-cell office:value-type="float" office:value="178.201096" calcext:value-type="float">
            <text:p>178.201096</text:p>
          </table:table-cell>
          <table:table-cell table:number-columns-repeated="1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511" calcext:value-type="float">
            <text:p>511</text:p>
          </table:table-cell>
          <table:table-cell office:value-type="float" office:value="182.502716" calcext:value-type="float">
            <text:p>182.502716</text:p>
          </table:table-cell>
          <table:table-cell table:number-columns-repeated="12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397" calcext:value-type="float">
            <text:p>397</text:p>
          </table:table-cell>
          <table:table-cell office:value-type="float" office:value="155.576691" calcext:value-type="float">
            <text:p>155.576691</text:p>
          </table:table-cell>
          <table:table-cell table:number-columns-repeated="12"/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float" office:value="479" calcext:value-type="float">
            <text:p>479</text:p>
          </table:table-cell>
          <table:table-cell office:value-type="float" office:value="188.599747" calcext:value-type="float">
            <text:p>188.599747</text:p>
          </table:table-cell>
          <table:table-cell table:number-columns-repeated="12"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483" calcext:value-type="float">
            <text:p>483</text:p>
          </table:table-cell>
          <table:table-cell office:value-type="float" office:value="116.255264" calcext:value-type="float">
            <text:p>116.255264</text:p>
          </table:table-cell>
          <table:table-cell table:number-columns-repeated="12"/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493" calcext:value-type="float">
            <text:p>493</text:p>
          </table:table-cell>
          <table:table-cell office:value-type="float" office:value="151.550247" calcext:value-type="float">
            <text:p>151.550247</text:p>
          </table:table-cell>
          <table:table-cell table:number-columns-repeated="12"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460" calcext:value-type="float">
            <text:p>460</text:p>
          </table:table-cell>
          <table:table-cell office:value-type="float" office:value="142.641479" calcext:value-type="float">
            <text:p>142.641479</text:p>
          </table:table-cell>
          <table:table-cell table:number-columns-repeated="12"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599" calcext:value-type="float">
            <text:p>599</text:p>
          </table:table-cell>
          <table:table-cell office:value-type="float" office:value="182.469711" calcext:value-type="float">
            <text:p>182.469711</text:p>
          </table:table-cell>
          <table:table-cell table:number-columns-repeated="12"/>
        </table:table-row>
        <table:table-row table:style-name="ro2">
          <table:table-cell office:value-type="float" office:value="4733" calcext:value-type="float">
            <text:p>4733</text:p>
          </table:table-cell>
          <table:table-cell office:value-type="float" office:value="702" calcext:value-type="float">
            <text:p>702</text:p>
          </table:table-cell>
          <table:table-cell office:value-type="float" office:value="173.822037" calcext:value-type="float">
            <text:p>173.822037</text:p>
          </table:table-cell>
          <table:table-cell table:number-columns-repeated="12"/>
        </table:table-row>
        <table:table-row table:style-name="ro2">
          <table:table-cell office:value-type="float" office:value="5410" calcext:value-type="float">
            <text:p>5410</text:p>
          </table:table-cell>
          <table:table-cell office:value-type="float" office:value="824" calcext:value-type="float">
            <text:p>824</text:p>
          </table:table-cell>
          <table:table-cell office:value-type="float" office:value="124.189362" calcext:value-type="float">
            <text:p>124.189362</text:p>
          </table:table-cell>
          <table:table-cell table:number-columns-repeated="12"/>
        </table:table-row>
        <table:table-row table:style-name="ro2">
          <table:table-cell office:value-type="float" office:value="4851" calcext:value-type="float">
            <text:p>4851</text:p>
          </table:table-cell>
          <table:table-cell office:value-type="float" office:value="639" calcext:value-type="float">
            <text:p>639</text:p>
          </table:table-cell>
          <table:table-cell office:value-type="float" office:value="144.41861" calcext:value-type="float">
            <text:p>144.41861</text:p>
          </table:table-cell>
          <table:table-cell table:number-columns-repeated="12"/>
        </table:table-row>
        <table:table-row table:style-name="ro2">
          <table:table-cell office:value-type="float" office:value="2986" calcext:value-type="float">
            <text:p>2986</text:p>
          </table:table-cell>
          <table:table-cell office:value-type="float" office:value="466" calcext:value-type="float">
            <text:p>466</text:p>
          </table:table-cell>
          <table:table-cell office:value-type="float" office:value="191.19133" calcext:value-type="float">
            <text:p>191.19133</text:p>
          </table:table-cell>
          <table:table-cell table:number-columns-repeated="12"/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float" office:value="325" calcext:value-type="float">
            <text:p>325</text:p>
          </table:table-cell>
          <table:table-cell office:value-type="float" office:value="182.981689" calcext:value-type="float">
            <text:p>182.981689</text:p>
          </table:table-cell>
          <table:table-cell table:number-columns-repeated="12"/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451" calcext:value-type="float">
            <text:p>451</text:p>
          </table:table-cell>
          <table:table-cell office:value-type="float" office:value="189.003632" calcext:value-type="float">
            <text:p>189.003632</text:p>
          </table:table-cell>
          <table:table-cell table:number-columns-repeated="1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522" calcext:value-type="float">
            <text:p>522</text:p>
          </table:table-cell>
          <table:table-cell office:value-type="float" office:value="147.593201" calcext:value-type="float">
            <text:p>147.593201</text:p>
          </table:table-cell>
          <table:table-cell table:number-columns-repeated="1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616" calcext:value-type="float">
            <text:p>616</text:p>
          </table:table-cell>
          <table:table-cell office:value-type="float" office:value="159.38887" calcext:value-type="float">
            <text:p>159.38887</text:p>
          </table:table-cell>
          <table:table-cell table:number-columns-repeated="12"/>
        </table:table-row>
        <table:table-row table:style-name="ro2">
          <table:table-cell office:value-type="float" office:value="5076" calcext:value-type="float">
            <text:p>5076</text:p>
          </table:table-cell>
          <table:table-cell office:value-type="float" office:value="696" calcext:value-type="float">
            <text:p>696</text:p>
          </table:table-cell>
          <table:table-cell office:value-type="float" office:value="135.14418" calcext:value-type="float">
            <text:p>135.14418</text:p>
          </table:table-cell>
          <table:table-cell table:number-columns-repeated="12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477" calcext:value-type="float">
            <text:p>477</text:p>
          </table:table-cell>
          <table:table-cell office:value-type="float" office:value="97.743172" calcext:value-type="float">
            <text:p>97.743172</text:p>
          </table:table-cell>
          <table:table-cell table:number-columns-repeated="1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556" calcext:value-type="float">
            <text:p>556</text:p>
          </table:table-cell>
          <table:table-cell office:value-type="float" office:value="163.897507" calcext:value-type="float">
            <text:p>163.897507</text:p>
          </table:table-cell>
          <table:table-cell table:number-columns-repeated="12"/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560" calcext:value-type="float">
            <text:p>560</text:p>
          </table:table-cell>
          <table:table-cell office:value-type="float" office:value="180.433823" calcext:value-type="float">
            <text:p>180.433823</text:p>
          </table:table-cell>
          <table:table-cell table:number-columns-repeated="12"/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float" office:value="374" calcext:value-type="float">
            <text:p>374</text:p>
          </table:table-cell>
          <table:table-cell office:value-type="float" office:value="153.068268" calcext:value-type="float">
            <text:p>153.068268</text:p>
          </table:table-cell>
          <table:table-cell table:number-columns-repeated="12"/>
        </table:table-row>
        <table:table-row table:style-name="ro2">
          <table:table-cell office:value-type="float" office:value="20417" calcext:value-type="float">
            <text:p>20417</text:p>
          </table:table-cell>
          <table:table-cell office:value-type="float" office:value="839" calcext:value-type="float">
            <text:p>839</text:p>
          </table:table-cell>
          <table:table-cell office:value-type="float" office:value="141.379868" calcext:value-type="float">
            <text:p>141.379868</text:p>
          </table:table-cell>
          <table:table-cell table:number-columns-repeated="1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593" calcext:value-type="float">
            <text:p>593</text:p>
          </table:table-cell>
          <table:table-cell office:value-type="float" office:value="145.12088" calcext:value-type="float">
            <text:p>145.12088</text:p>
          </table:table-cell>
          <table:table-cell table:number-columns-repeated="12"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599" calcext:value-type="float">
            <text:p>599</text:p>
          </table:table-cell>
          <table:table-cell office:value-type="float" office:value="176.074951" calcext:value-type="float">
            <text:p>176.074951</text:p>
          </table:table-cell>
          <table:table-cell table:number-columns-repeated="12"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483" calcext:value-type="float">
            <text:p>483</text:p>
          </table:table-cell>
          <table:table-cell office:value-type="float" office:value="188.770569" calcext:value-type="float">
            <text:p>188.770569</text:p>
          </table:table-cell>
          <table:table-cell table:number-columns-repeated="1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375" calcext:value-type="float">
            <text:p>375</text:p>
          </table:table-cell>
          <table:table-cell office:value-type="float" office:value="191.772934" calcext:value-type="float">
            <text:p>191.772934</text:p>
          </table:table-cell>
          <table:table-cell table:number-columns-repeated="12"/>
        </table:table-row>
        <table:table-row table:style-name="ro2">
          <table:table-cell office:value-type="float" office:value="4840" calcext:value-type="float">
            <text:p>4840</text:p>
          </table:table-cell>
          <table:table-cell office:value-type="float" office:value="478" calcext:value-type="float">
            <text:p>478</text:p>
          </table:table-cell>
          <table:table-cell office:value-type="float" office:value="146.676758" calcext:value-type="float">
            <text:p>146.676758</text:p>
          </table:table-cell>
          <table:table-cell table:number-columns-repeated="1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611" calcext:value-type="float">
            <text:p>611</text:p>
          </table:table-cell>
          <table:table-cell office:value-type="float" office:value="140.975815" calcext:value-type="float">
            <text:p>140.975815</text:p>
          </table:table-cell>
          <table:table-cell table:number-columns-repeated="1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365" calcext:value-type="float">
            <text:p>365</text:p>
          </table:table-cell>
          <table:table-cell office:value-type="float" office:value="196.727554" calcext:value-type="float">
            <text:p>196.727554</text:p>
          </table:table-cell>
          <table:table-cell table:number-columns-repeated="12"/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float" office:value="432" calcext:value-type="float">
            <text:p>432</text:p>
          </table:table-cell>
          <table:table-cell office:value-type="float" office:value="193.214508" calcext:value-type="float">
            <text:p>193.214508</text:p>
          </table:table-cell>
          <table:table-cell table:number-columns-repeated="12"/>
        </table:table-row>
        <table:table-row table:style-name="ro2">
          <table:table-cell office:value-type="float" office:value="5144" calcext:value-type="float">
            <text:p>5144</text:p>
          </table:table-cell>
          <table:table-cell office:value-type="float" office:value="448" calcext:value-type="float">
            <text:p>448</text:p>
          </table:table-cell>
          <table:table-cell office:value-type="float" office:value="188.835022" calcext:value-type="float">
            <text:p>188.835022</text:p>
          </table:table-cell>
          <table:table-cell table:number-columns-repeated="12"/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606" calcext:value-type="float">
            <text:p>606</text:p>
          </table:table-cell>
          <table:table-cell office:value-type="float" office:value="158.959473" calcext:value-type="float">
            <text:p>158.959473</text:p>
          </table:table-cell>
          <table:table-cell table:number-columns-repeated="12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383" calcext:value-type="float">
            <text:p>383</text:p>
          </table:table-cell>
          <table:table-cell office:value-type="float" office:value="193.29335" calcext:value-type="float">
            <text:p>193.29335</text:p>
          </table:table-cell>
          <table:table-cell table:number-columns-repeated="12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408" calcext:value-type="float">
            <text:p>408</text:p>
          </table:table-cell>
          <table:table-cell office:value-type="float" office:value="194.624237" calcext:value-type="float">
            <text:p>194.624237</text:p>
          </table:table-cell>
          <table:table-cell table:number-columns-repeated="1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463" calcext:value-type="float">
            <text:p>463</text:p>
          </table:table-cell>
          <table:table-cell office:value-type="float" office:value="191.799911" calcext:value-type="float">
            <text:p>191.799911</text:p>
          </table:table-cell>
          <table:table-cell table:number-columns-repeated="12"/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476" calcext:value-type="float">
            <text:p>476</text:p>
          </table:table-cell>
          <table:table-cell office:value-type="float" office:value="189.243225" calcext:value-type="float">
            <text:p>189.243225</text:p>
          </table:table-cell>
          <table:table-cell table:number-columns-repeated="12"/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float" office:value="420" calcext:value-type="float">
            <text:p>420</text:p>
          </table:table-cell>
          <table:table-cell office:value-type="float" office:value="146.580063" calcext:value-type="float">
            <text:p>146.580063</text:p>
          </table:table-cell>
          <table:table-cell table:number-columns-repeated="12"/>
        </table:table-row>
        <table:table-row table:style-name="ro2">
          <table:table-cell office:value-type="float" office:value="2908" calcext:value-type="float">
            <text:p>2908</text:p>
          </table:table-cell>
          <table:table-cell office:value-type="float" office:value="462" calcext:value-type="float">
            <text:p>462</text:p>
          </table:table-cell>
          <table:table-cell office:value-type="float" office:value="190.70549" calcext:value-type="float">
            <text:p>190.70549</text:p>
          </table:table-cell>
          <table:table-cell table:number-columns-repeated="12"/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504" calcext:value-type="float">
            <text:p>504</text:p>
          </table:table-cell>
          <table:table-cell office:value-type="float" office:value="187.053802" calcext:value-type="float">
            <text:p>187.053802</text:p>
          </table:table-cell>
          <table:table-cell table:number-columns-repeated="12"/>
        </table:table-row>
        <table:table-row table:style-name="ro2">
          <table:table-cell office:value-type="float" office:value="6598" calcext:value-type="float">
            <text:p>6598</text:p>
          </table:table-cell>
          <table:table-cell office:value-type="float" office:value="791" calcext:value-type="float">
            <text:p>791</text:p>
          </table:table-cell>
          <table:table-cell office:value-type="float" office:value="138.406937" calcext:value-type="float">
            <text:p>138.406937</text:p>
          </table:table-cell>
          <table:table-cell table:number-columns-repeated="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514" calcext:value-type="float">
            <text:p>514</text:p>
          </table:table-cell>
          <table:table-cell office:value-type="float" office:value="152.139465" calcext:value-type="float">
            <text:p>152.139465</text:p>
          </table:table-cell>
          <table:table-cell table:number-columns-repeated="12"/>
        </table:table-row>
        <table:table-row table:style-name="ro2">
          <table:table-cell office:value-type="float" office:value="4954" calcext:value-type="float">
            <text:p>4954</text:p>
          </table:table-cell>
          <table:table-cell office:value-type="float" office:value="846" calcext:value-type="float">
            <text:p>846</text:p>
          </table:table-cell>
          <table:table-cell office:value-type="float" office:value="144.089371" calcext:value-type="float">
            <text:p>144.089371</text:p>
          </table:table-cell>
          <table:table-cell table:number-columns-repeated="12"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491" calcext:value-type="float">
            <text:p>491</text:p>
          </table:table-cell>
          <table:table-cell office:value-type="float" office:value="186.334564" calcext:value-type="float">
            <text:p>186.334564</text:p>
          </table:table-cell>
          <table:table-cell table:number-columns-repeated="12"/>
        </table:table-row>
        <table:table-row table:style-name="ro2">
          <table:table-cell office:value-type="float" office:value="7648" calcext:value-type="float">
            <text:p>7648</text:p>
          </table:table-cell>
          <table:table-cell office:value-type="float" office:value="1012" calcext:value-type="float">
            <text:p>1012</text:p>
          </table:table-cell>
          <table:table-cell office:value-type="float" office:value="122.056068" calcext:value-type="float">
            <text:p>122.056068</text:p>
          </table:table-cell>
          <table:table-cell table:number-columns-repeated="1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468" calcext:value-type="float">
            <text:p>468</text:p>
          </table:table-cell>
          <table:table-cell office:value-type="float" office:value="142.936569" calcext:value-type="float">
            <text:p>142.936569</text:p>
          </table:table-cell>
          <table:table-cell table:number-columns-repeated="12"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598" calcext:value-type="float">
            <text:p>598</text:p>
          </table:table-cell>
          <table:table-cell office:value-type="float" office:value="179.18483" calcext:value-type="float">
            <text:p>179.18483</text:p>
          </table:table-cell>
          <table:table-cell table:number-columns-repeated="12"/>
        </table:table-row>
        <table:table-row table:style-name="ro2">
          <table:table-cell office:value-type="float" office:value="3811" calcext:value-type="float">
            <text:p>3811</text:p>
          </table:table-cell>
          <table:table-cell office:value-type="float" office:value="664" calcext:value-type="float">
            <text:p>664</text:p>
          </table:table-cell>
          <table:table-cell office:value-type="float" office:value="168.335724" calcext:value-type="float">
            <text:p>168.335724</text:p>
          </table:table-cell>
          <table:table-cell table:number-columns-repeated="12"/>
        </table:table-row>
        <table:table-row table:style-name="ro2">
          <table:table-cell office:value-type="float" office:value="3359" calcext:value-type="float">
            <text:p>3359</text:p>
          </table:table-cell>
          <table:table-cell office:value-type="float" office:value="426" calcext:value-type="float">
            <text:p>426</text:p>
          </table:table-cell>
          <table:table-cell office:value-type="float" office:value="155.589081" calcext:value-type="float">
            <text:p>155.589081</text:p>
          </table:table-cell>
          <table:table-cell table:number-columns-repeated="12"/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float" office:value="418" calcext:value-type="float">
            <text:p>418</text:p>
          </table:table-cell>
          <table:table-cell office:value-type="float" office:value="151.847412" calcext:value-type="float">
            <text:p>151.847412</text:p>
          </table:table-cell>
          <table:table-cell table:number-columns-repeated="1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475" calcext:value-type="float">
            <text:p>475</text:p>
          </table:table-cell>
          <table:table-cell office:value-type="float" office:value="151.263916" calcext:value-type="float">
            <text:p>151.263916</text:p>
          </table:table-cell>
          <table:table-cell table:number-columns-repeated="12"/>
        </table:table-row>
        <table:table-row table:style-name="ro2">
          <table:table-cell office:value-type="float" office:value="4965" calcext:value-type="float">
            <text:p>4965</text:p>
          </table:table-cell>
          <table:table-cell office:value-type="float" office:value="685" calcext:value-type="float">
            <text:p>685</text:p>
          </table:table-cell>
          <table:table-cell office:value-type="float" office:value="178.94664" calcext:value-type="float">
            <text:p>178.94664</text:p>
          </table:table-cell>
          <table:table-cell table:number-columns-repeated="12"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586" calcext:value-type="float">
            <text:p>586</text:p>
          </table:table-cell>
          <table:table-cell office:value-type="float" office:value="145.23027" calcext:value-type="float">
            <text:p>145.23027</text:p>
          </table:table-cell>
          <table:table-cell table:number-columns-repeated="1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488" calcext:value-type="float">
            <text:p>488</text:p>
          </table:table-cell>
          <table:table-cell office:value-type="float" office:value="186.352585" calcext:value-type="float">
            <text:p>186.352585</text:p>
          </table:table-cell>
          <table:table-cell table:number-columns-repeated="12"/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473" calcext:value-type="float">
            <text:p>473</text:p>
          </table:table-cell>
          <table:table-cell office:value-type="float" office:value="188.68399" calcext:value-type="float">
            <text:p>188.68399</text:p>
          </table:table-cell>
          <table:table-cell table:number-columns-repeated="12"/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392" calcext:value-type="float">
            <text:p>392</text:p>
          </table:table-cell>
          <table:table-cell office:value-type="float" office:value="187.684433" calcext:value-type="float">
            <text:p>187.684433</text:p>
          </table:table-cell>
          <table:table-cell table:number-columns-repeated="1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602" calcext:value-type="float">
            <text:p>602</text:p>
          </table:table-cell>
          <table:table-cell office:value-type="float" office:value="148.973099" calcext:value-type="float">
            <text:p>148.973099</text:p>
          </table:table-cell>
          <table:table-cell table:number-columns-repeated="12"/>
        </table:table-row>
        <table:table-row table:style-name="ro2">
          <table:table-cell office:value-type="float" office:value="13036" calcext:value-type="float">
            <text:p>13036</text:p>
          </table:table-cell>
          <table:table-cell office:value-type="float" office:value="766" calcext:value-type="float">
            <text:p>766</text:p>
          </table:table-cell>
          <table:table-cell office:value-type="float" office:value="116.163216" calcext:value-type="float">
            <text:p>116.163216</text:p>
          </table:table-cell>
          <table:table-cell table:number-columns-repeated="1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7" calcext:value-type="float">
            <text:p>707</text:p>
          </table:table-cell>
          <table:table-cell office:value-type="float" office:value="109.341293" calcext:value-type="float">
            <text:p>109.341293</text:p>
          </table:table-cell>
          <table:table-cell table:number-columns-repeated="12"/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384" calcext:value-type="float">
            <text:p>384</text:p>
          </table:table-cell>
          <table:table-cell office:value-type="float" office:value="192.766327" calcext:value-type="float">
            <text:p>192.766327</text:p>
          </table:table-cell>
          <table:table-cell table:number-columns-repeated="12"/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float" office:value="447" calcext:value-type="float">
            <text:p>447</text:p>
          </table:table-cell>
          <table:table-cell office:value-type="float" office:value="160.912354" calcext:value-type="float">
            <text:p>160.912354</text:p>
          </table:table-cell>
          <table:table-cell table:number-columns-repeated="1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620" calcext:value-type="float">
            <text:p>620</text:p>
          </table:table-cell>
          <table:table-cell office:value-type="float" office:value="172.948837" calcext:value-type="float">
            <text:p>172.948837</text:p>
          </table:table-cell>
          <table:table-cell table:number-columns-repeated="1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438" calcext:value-type="float">
            <text:p>438</text:p>
          </table:table-cell>
          <table:table-cell office:value-type="float" office:value="188.63884" calcext:value-type="float">
            <text:p>188.63884</text:p>
          </table:table-cell>
          <table:table-cell table:number-columns-repeated="1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368" calcext:value-type="float">
            <text:p>368</text:p>
          </table:table-cell>
          <table:table-cell office:value-type="float" office:value="197.190475" calcext:value-type="float">
            <text:p>197.190475</text:p>
          </table:table-cell>
          <table:table-cell table:number-columns-repeated="1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501" calcext:value-type="float">
            <text:p>501</text:p>
          </table:table-cell>
          <table:table-cell office:value-type="float" office:value="151.209747" calcext:value-type="float">
            <text:p>151.209747</text:p>
          </table:table-cell>
          <table:table-cell table:number-columns-repeated="12"/>
        </table:table-row>
        <table:table-row table:style-name="ro2">
          <table:table-cell office:value-type="float" office:value="4721" calcext:value-type="float">
            <text:p>4721</text:p>
          </table:table-cell>
          <table:table-cell office:value-type="float" office:value="503" calcext:value-type="float">
            <text:p>503</text:p>
          </table:table-cell>
          <table:table-cell office:value-type="float" office:value="159.555954" calcext:value-type="float">
            <text:p>159.555954</text:p>
          </table:table-cell>
          <table:table-cell table:number-columns-repeated="12"/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568" calcext:value-type="float">
            <text:p>568</text:p>
          </table:table-cell>
          <table:table-cell office:value-type="float" office:value="137.22847" calcext:value-type="float">
            <text:p>137.22847</text:p>
          </table:table-cell>
          <table:table-cell table:number-columns-repeated="1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459" calcext:value-type="float">
            <text:p>459</text:p>
          </table:table-cell>
          <table:table-cell office:value-type="float" office:value="188.872833" calcext:value-type="float">
            <text:p>188.872833</text:p>
          </table:table-cell>
          <table:table-cell table:number-columns-repeated="12"/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float" office:value="506" calcext:value-type="float">
            <text:p>506</text:p>
          </table:table-cell>
          <table:table-cell office:value-type="float" office:value="193.314606" calcext:value-type="float">
            <text:p>193.314606</text:p>
          </table:table-cell>
          <table:table-cell table:number-columns-repeated="1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600" calcext:value-type="float">
            <text:p>600</text:p>
          </table:table-cell>
          <table:table-cell office:value-type="float" office:value="132.919571" calcext:value-type="float">
            <text:p>132.919571</text:p>
          </table:table-cell>
          <table:table-cell table:number-columns-repeated="12"/>
        </table:table-row>
        <table:table-row table:style-name="ro2">
          <table:table-cell office:value-type="float" office:value="6089" calcext:value-type="float">
            <text:p>6089</text:p>
          </table:table-cell>
          <table:table-cell office:value-type="float" office:value="513" calcext:value-type="float">
            <text:p>513</text:p>
          </table:table-cell>
          <table:table-cell office:value-type="float" office:value="143.56514" calcext:value-type="float">
            <text:p>143.56514</text:p>
          </table:table-cell>
          <table:table-cell table:number-columns-repeated="1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396" calcext:value-type="float">
            <text:p>396</text:p>
          </table:table-cell>
          <table:table-cell office:value-type="float" office:value="154.357697" calcext:value-type="float">
            <text:p>154.357697</text:p>
          </table:table-cell>
          <table:table-cell table:number-columns-repeated="1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451" calcext:value-type="float">
            <text:p>451</text:p>
          </table:table-cell>
          <table:table-cell office:value-type="float" office:value="188.091995" calcext:value-type="float">
            <text:p>188.091995</text:p>
          </table:table-cell>
          <table:table-cell table:number-columns-repeated="12"/>
        </table:table-row>
        <table:table-row table:style-name="ro2">
          <table:table-cell office:value-type="float" office:value="4845" calcext:value-type="float">
            <text:p>4845</text:p>
          </table:table-cell>
          <table:table-cell office:value-type="float" office:value="599" calcext:value-type="float">
            <text:p>599</text:p>
          </table:table-cell>
          <table:table-cell office:value-type="float" office:value="149.69545" calcext:value-type="float">
            <text:p>149.69545</text:p>
          </table:table-cell>
          <table:table-cell table:number-columns-repeated="12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359" calcext:value-type="float">
            <text:p>359</text:p>
          </table:table-cell>
          <table:table-cell office:value-type="float" office:value="195.736603" calcext:value-type="float">
            <text:p>195.736603</text:p>
          </table:table-cell>
          <table:table-cell table:number-columns-repeated="12"/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float" office:value="406" calcext:value-type="float">
            <text:p>406</text:p>
          </table:table-cell>
          <table:table-cell office:value-type="float" office:value="195.886612" calcext:value-type="float">
            <text:p>195.886612</text:p>
          </table:table-cell>
          <table:table-cell table:number-columns-repeated="1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406" calcext:value-type="float">
            <text:p>406</text:p>
          </table:table-cell>
          <table:table-cell office:value-type="float" office:value="131.086044" calcext:value-type="float">
            <text:p>131.086044</text:p>
          </table:table-cell>
          <table:table-cell table:number-columns-repeated="12"/>
        </table:table-row>
        <table:table-row table:style-name="ro2">
          <table:table-cell office:value-type="float" office:value="3316" calcext:value-type="float">
            <text:p>3316</text:p>
          </table:table-cell>
          <table:table-cell office:value-type="float" office:value="427" calcext:value-type="float">
            <text:p>427</text:p>
          </table:table-cell>
          <table:table-cell office:value-type="float" office:value="189.475388" calcext:value-type="float">
            <text:p>189.475388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509" calcext:value-type="float">
            <text:p>509</text:p>
          </table:table-cell>
          <table:table-cell office:value-type="float" office:value="163.862961" calcext:value-type="float">
            <text:p>163.862961</text:p>
          </table:table-cell>
          <table:table-cell table:number-columns-repeated="1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498" calcext:value-type="float">
            <text:p>498</text:p>
          </table:table-cell>
          <table:table-cell office:value-type="float" office:value="177.031265" calcext:value-type="float">
            <text:p>177.031265</text:p>
          </table:table-cell>
          <table:table-cell table:number-columns-repeated="1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526" calcext:value-type="float">
            <text:p>526</text:p>
          </table:table-cell>
          <table:table-cell office:value-type="float" office:value="189.995651" calcext:value-type="float">
            <text:p>189.995651</text:p>
          </table:table-cell>
          <table:table-cell table:number-columns-repeated="12"/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525" calcext:value-type="float">
            <text:p>525</text:p>
          </table:table-cell>
          <table:table-cell office:value-type="float" office:value="178.67392" calcext:value-type="float">
            <text:p>178.67392</text:p>
          </table:table-cell>
          <table:table-cell table:number-columns-repeated="1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414" calcext:value-type="float">
            <text:p>414</text:p>
          </table:table-cell>
          <table:table-cell office:value-type="float" office:value="188.76767" calcext:value-type="float">
            <text:p>188.76767</text:p>
          </table:table-cell>
          <table:table-cell table:number-columns-repeated="12"/>
        </table:table-row>
        <table:table-row table:style-name="ro2">
          <table:table-cell office:value-type="float" office:value="4847" calcext:value-type="float">
            <text:p>4847</text:p>
          </table:table-cell>
          <table:table-cell office:value-type="float" office:value="537" calcext:value-type="float">
            <text:p>537</text:p>
          </table:table-cell>
          <table:table-cell office:value-type="float" office:value="95.546013" calcext:value-type="float">
            <text:p>95.546013</text:p>
          </table:table-cell>
          <table:table-cell table:number-columns-repeated="12"/>
        </table:table-row>
        <table:table-row table:style-name="ro2">
          <table:table-cell office:value-type="float" office:value="4738" calcext:value-type="float">
            <text:p>4738</text:p>
          </table:table-cell>
          <table:table-cell office:value-type="float" office:value="582" calcext:value-type="float">
            <text:p>582</text:p>
          </table:table-cell>
          <table:table-cell office:value-type="float" office:value="138.899384" calcext:value-type="float">
            <text:p>138.899384</text:p>
          </table:table-cell>
          <table:table-cell table:number-columns-repeated="12"/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388" calcext:value-type="float">
            <text:p>388</text:p>
          </table:table-cell>
          <table:table-cell office:value-type="float" office:value="190.163116" calcext:value-type="float">
            <text:p>190.163116</text:p>
          </table:table-cell>
          <table:table-cell table:number-columns-repeated="1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591" calcext:value-type="float">
            <text:p>591</text:p>
          </table:table-cell>
          <table:table-cell office:value-type="float" office:value="168.68631" calcext:value-type="float">
            <text:p>168.68631</text:p>
          </table:table-cell>
          <table:table-cell table:number-columns-repeated="12"/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446" calcext:value-type="float">
            <text:p>446</text:p>
          </table:table-cell>
          <table:table-cell office:value-type="float" office:value="183.626892" calcext:value-type="float">
            <text:p>183.626892</text:p>
          </table:table-cell>
          <table:table-cell table:number-columns-repeated="12"/>
        </table:table-row>
        <table:table-row table:style-name="ro2">
          <table:table-cell office:value-type="float" office:value="4984" calcext:value-type="float">
            <text:p>4984</text:p>
          </table:table-cell>
          <table:table-cell office:value-type="float" office:value="502" calcext:value-type="float">
            <text:p>502</text:p>
          </table:table-cell>
          <table:table-cell office:value-type="float" office:value="153.805176" calcext:value-type="float">
            <text:p>153.805176</text:p>
          </table:table-cell>
          <table:table-cell table:number-columns-repeated="12"/>
        </table:table-row>
        <table:table-row table:style-name="ro2">
          <table:table-cell office:value-type="float" office:value="5465" calcext:value-type="float">
            <text:p>5465</text:p>
          </table:table-cell>
          <table:table-cell office:value-type="float" office:value="731" calcext:value-type="float">
            <text:p>731</text:p>
          </table:table-cell>
          <table:table-cell office:value-type="float" office:value="154.836884" calcext:value-type="float">
            <text:p>154.836884</text:p>
          </table:table-cell>
          <table:table-cell table:number-columns-repeated="1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672" calcext:value-type="float">
            <text:p>672</text:p>
          </table:table-cell>
          <table:table-cell office:value-type="float" office:value="164.365707" calcext:value-type="float">
            <text:p>164.365707</text:p>
          </table:table-cell>
          <table:table-cell table:number-columns-repeated="1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671" calcext:value-type="float">
            <text:p>671</text:p>
          </table:table-cell>
          <table:table-cell office:value-type="float" office:value="165.615479" calcext:value-type="float">
            <text:p>165.615479</text:p>
          </table:table-cell>
          <table:table-cell table:number-columns-repeated="12"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443" calcext:value-type="float">
            <text:p>443</text:p>
          </table:table-cell>
          <table:table-cell office:value-type="float" office:value="184.37886" calcext:value-type="float">
            <text:p>184.37886</text:p>
          </table:table-cell>
          <table:table-cell table:number-columns-repeated="1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486" calcext:value-type="float">
            <text:p>486</text:p>
          </table:table-cell>
          <table:table-cell office:value-type="float" office:value="191.518707" calcext:value-type="float">
            <text:p>191.518707</text:p>
          </table:table-cell>
          <table:table-cell table:number-columns-repeated="1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487" calcext:value-type="float">
            <text:p>487</text:p>
          </table:table-cell>
          <table:table-cell office:value-type="float" office:value="191.595184" calcext:value-type="float">
            <text:p>191.595184</text:p>
          </table:table-cell>
          <table:table-cell table:number-columns-repeated="12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float" office:value="399" calcext:value-type="float">
            <text:p>399</text:p>
          </table:table-cell>
          <table:table-cell office:value-type="float" office:value="191.564468" calcext:value-type="float">
            <text:p>191.564468</text:p>
          </table:table-cell>
          <table:table-cell table:number-columns-repeated="12"/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float" office:value="458" calcext:value-type="float">
            <text:p>458</text:p>
          </table:table-cell>
          <table:table-cell office:value-type="float" office:value="126.403503" calcext:value-type="float">
            <text:p>126.403503</text:p>
          </table:table-cell>
          <table:table-cell table:number-columns-repeated="12"/>
        </table:table-row>
        <table:table-row table:style-name="ro2">
          <table:table-cell office:value-type="float" office:value="5516" calcext:value-type="float">
            <text:p>5516</text:p>
          </table:table-cell>
          <table:table-cell office:value-type="float" office:value="463" calcext:value-type="float">
            <text:p>463</text:p>
          </table:table-cell>
          <table:table-cell office:value-type="float" office:value="192.986618" calcext:value-type="float">
            <text:p>192.986618</text:p>
          </table:table-cell>
          <table:table-cell table:number-columns-repeated="12"/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586" calcext:value-type="float">
            <text:p>586</text:p>
          </table:table-cell>
          <table:table-cell office:value-type="float" office:value="172.409454" calcext:value-type="float">
            <text:p>172.409454</text:p>
          </table:table-cell>
          <table:table-cell table:number-columns-repeated="1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499" calcext:value-type="float">
            <text:p>499</text:p>
          </table:table-cell>
          <table:table-cell office:value-type="float" office:value="146.719147" calcext:value-type="float">
            <text:p>146.719147</text:p>
          </table:table-cell>
          <table:table-cell table:number-columns-repeated="12"/>
        </table:table-row>
        <table:table-row table:style-name="ro2">
          <table:table-cell office:value-type="float" office:value="6679" calcext:value-type="float">
            <text:p>6679</text:p>
          </table:table-cell>
          <table:table-cell office:value-type="float" office:value="639" calcext:value-type="float">
            <text:p>639</text:p>
          </table:table-cell>
          <table:table-cell office:value-type="float" office:value="157.671906" calcext:value-type="float">
            <text:p>157.671906</text:p>
          </table:table-cell>
          <table:table-cell table:number-columns-repeated="12"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649" calcext:value-type="float">
            <text:p>649</text:p>
          </table:table-cell>
          <table:table-cell office:value-type="float" office:value="149.874847" calcext:value-type="float">
            <text:p>149.874847</text:p>
          </table:table-cell>
          <table:table-cell table:number-columns-repeated="1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471" calcext:value-type="float">
            <text:p>471</text:p>
          </table:table-cell>
          <table:table-cell office:value-type="float" office:value="183.110519" calcext:value-type="float">
            <text:p>183.110519</text:p>
          </table:table-cell>
          <table:table-cell table:number-columns-repeated="12"/>
        </table:table-row>
        <table:table-row table:style-name="ro2">
          <table:table-cell office:value-type="float" office:value="4487" calcext:value-type="float">
            <text:p>4487</text:p>
          </table:table-cell>
          <table:table-cell office:value-type="float" office:value="523" calcext:value-type="float">
            <text:p>523</text:p>
          </table:table-cell>
          <table:table-cell office:value-type="float" office:value="159.617645" calcext:value-type="float">
            <text:p>159.617645</text:p>
          </table:table-cell>
          <table:table-cell table:number-columns-repeated="12"/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float" office:value="516" calcext:value-type="float">
            <text:p>516</text:p>
          </table:table-cell>
          <table:table-cell office:value-type="float" office:value="172.529327" calcext:value-type="float">
            <text:p>172.529327</text:p>
          </table:table-cell>
          <table:table-cell table:number-columns-repeated="1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475" calcext:value-type="float">
            <text:p>475</text:p>
          </table:table-cell>
          <table:table-cell office:value-type="float" office:value="183.290222" calcext:value-type="float">
            <text:p>183.290222</text:p>
          </table:table-cell>
          <table:table-cell table:number-columns-repeated="1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403" calcext:value-type="float">
            <text:p>403</text:p>
          </table:table-cell>
          <table:table-cell office:value-type="float" office:value="185.633621" calcext:value-type="float">
            <text:p>185.633621</text:p>
          </table:table-cell>
          <table:table-cell table:number-columns-repeated="12"/>
        </table:table-row>
        <table:table-row table:style-name="ro2">
          <table:table-cell office:value-type="float" office:value="4815" calcext:value-type="float">
            <text:p>4815</text:p>
          </table:table-cell>
          <table:table-cell office:value-type="float" office:value="740" calcext:value-type="float">
            <text:p>740</text:p>
          </table:table-cell>
          <table:table-cell office:value-type="float" office:value="155.30101" calcext:value-type="float">
            <text:p>155.30101</text:p>
          </table:table-cell>
          <table:table-cell table:number-columns-repeated="12"/>
        </table:table-row>
        <table:table-row table:style-name="ro2">
          <table:table-cell office:value-type="float" office:value="4660" calcext:value-type="float">
            <text:p>4660</text:p>
          </table:table-cell>
          <table:table-cell office:value-type="float" office:value="603" calcext:value-type="float">
            <text:p>603</text:p>
          </table:table-cell>
          <table:table-cell office:value-type="float" office:value="151.168076" calcext:value-type="float">
            <text:p>151.168076</text:p>
          </table:table-cell>
          <table:table-cell table:number-columns-repeated="1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514" calcext:value-type="float">
            <text:p>514</text:p>
          </table:table-cell>
          <table:table-cell office:value-type="float" office:value="173.821014" calcext:value-type="float">
            <text:p>173.821014</text:p>
          </table:table-cell>
          <table:table-cell table:number-columns-repeated="12"/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float" office:value="514" calcext:value-type="float">
            <text:p>514</text:p>
          </table:table-cell>
          <table:table-cell office:value-type="float" office:value="179.611191" calcext:value-type="float">
            <text:p>179.611191</text:p>
          </table:table-cell>
          <table:table-cell table:number-columns-repeated="1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453" calcext:value-type="float">
            <text:p>453</text:p>
          </table:table-cell>
          <table:table-cell office:value-type="float" office:value="185.839767" calcext:value-type="float">
            <text:p>185.839767</text:p>
          </table:table-cell>
          <table:table-cell table:number-columns-repeated="1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585" calcext:value-type="float">
            <text:p>585</text:p>
          </table:table-cell>
          <table:table-cell office:value-type="float" office:value="150.274261" calcext:value-type="float">
            <text:p>150.274261</text:p>
          </table:table-cell>
          <table:table-cell table:number-columns-repeated="12"/>
        </table:table-row>
        <table:table-row table:style-name="ro2">
          <table:table-cell office:value-type="float" office:value="8304" calcext:value-type="float">
            <text:p>8304</text:p>
          </table:table-cell>
          <table:table-cell office:value-type="float" office:value="611" calcext:value-type="float">
            <text:p>611</text:p>
          </table:table-cell>
          <table:table-cell office:value-type="float" office:value="148.765488" calcext:value-type="float">
            <text:p>148.765488</text:p>
          </table:table-cell>
          <table:table-cell table:number-columns-repeated="12"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661" calcext:value-type="float">
            <text:p>661</text:p>
          </table:table-cell>
          <table:table-cell office:value-type="float" office:value="155.746307" calcext:value-type="float">
            <text:p>155.746307</text:p>
          </table:table-cell>
          <table:table-cell table:number-columns-repeated="12"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526" calcext:value-type="float">
            <text:p>526</text:p>
          </table:table-cell>
          <table:table-cell office:value-type="float" office:value="138.598434" calcext:value-type="float">
            <text:p>138.598434</text:p>
          </table:table-cell>
          <table:table-cell table:number-columns-repeated="12"/>
        </table:table-row>
        <table:table-row table:style-name="ro2">
          <table:table-cell office:value-type="float" office:value="5163" calcext:value-type="float">
            <text:p>5163</text:p>
          </table:table-cell>
          <table:table-cell office:value-type="float" office:value="590" calcext:value-type="float">
            <text:p>590</text:p>
          </table:table-cell>
          <table:table-cell office:value-type="float" office:value="166.858963" calcext:value-type="float">
            <text:p>166.858963</text:p>
          </table:table-cell>
          <table:table-cell table:number-columns-repeated="12"/>
        </table:table-row>
        <table:table-row table:style-name="ro2">
          <table:table-cell office:value-type="float" office:value="3156" calcext:value-type="float">
            <text:p>3156</text:p>
          </table:table-cell>
          <table:table-cell office:value-type="float" office:value="390" calcext:value-type="float">
            <text:p>390</text:p>
          </table:table-cell>
          <table:table-cell office:value-type="float" office:value="184.964813" calcext:value-type="float">
            <text:p>184.964813</text:p>
          </table:table-cell>
          <table:table-cell table:number-columns-repeated="12"/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float" office:value="539" calcext:value-type="float">
            <text:p>539</text:p>
          </table:table-cell>
          <table:table-cell office:value-type="float" office:value="193.187698" calcext:value-type="float">
            <text:p>193.187698</text:p>
          </table:table-cell>
          <table:table-cell table:number-columns-repeated="12"/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439" calcext:value-type="float">
            <text:p>439</text:p>
          </table:table-cell>
          <table:table-cell office:value-type="float" office:value="194.682434" calcext:value-type="float">
            <text:p>194.682434</text:p>
          </table:table-cell>
          <table:table-cell table:number-columns-repeated="12"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431" calcext:value-type="float">
            <text:p>431</text:p>
          </table:table-cell>
          <table:table-cell office:value-type="float" office:value="176.349625" calcext:value-type="float">
            <text:p>176.349625</text:p>
          </table:table-cell>
          <table:table-cell table:number-columns-repeated="1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543" calcext:value-type="float">
            <text:p>543</text:p>
          </table:table-cell>
          <table:table-cell office:value-type="float" office:value="132.68605" calcext:value-type="float">
            <text:p>132.68605</text:p>
          </table:table-cell>
          <table:table-cell table:number-columns-repeated="1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445" calcext:value-type="float">
            <text:p>445</text:p>
          </table:table-cell>
          <table:table-cell office:value-type="float" office:value="84.409676" calcext:value-type="float">
            <text:p>84.409676</text:p>
          </table:table-cell>
          <table:table-cell table:number-columns-repeated="12"/>
        </table:table-row>
        <table:table-row table:style-name="ro2">
          <table:table-cell office:value-type="float" office:value="2928" calcext:value-type="float">
            <text:p>2928</text:p>
          </table:table-cell>
          <table:table-cell office:value-type="float" office:value="459" calcext:value-type="float">
            <text:p>459</text:p>
          </table:table-cell>
          <table:table-cell office:value-type="float" office:value="185.211456" calcext:value-type="float">
            <text:p>185.211456</text:p>
          </table:table-cell>
          <table:table-cell table:number-columns-repeated="1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540" calcext:value-type="float">
            <text:p>540</text:p>
          </table:table-cell>
          <table:table-cell office:value-type="float" office:value="185.947937" calcext:value-type="float">
            <text:p>185.947937</text:p>
          </table:table-cell>
          <table:table-cell table:number-columns-repeated="12"/>
        </table:table-row>
        <table:table-row table:style-name="ro2">
          <table:table-cell office:value-type="float" office:value="3397" calcext:value-type="float">
            <text:p>3397</text:p>
          </table:table-cell>
          <table:table-cell office:value-type="float" office:value="438" calcext:value-type="float">
            <text:p>438</text:p>
          </table:table-cell>
          <table:table-cell office:value-type="float" office:value="194.751343" calcext:value-type="float">
            <text:p>194.751343</text:p>
          </table:table-cell>
          <table:table-cell table:number-columns-repeated="12"/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float" office:value="453" calcext:value-type="float">
            <text:p>453</text:p>
          </table:table-cell>
          <table:table-cell office:value-type="float" office:value="185.870148" calcext:value-type="float">
            <text:p>185.870148</text:p>
          </table:table-cell>
          <table:table-cell table:number-columns-repeated="12"/>
        </table:table-row>
        <table:table-row table:style-name="ro2">
          <table:table-cell office:value-type="float" office:value="6403" calcext:value-type="float">
            <text:p>6403</text:p>
          </table:table-cell>
          <table:table-cell office:value-type="float" office:value="517" calcext:value-type="float">
            <text:p>517</text:p>
          </table:table-cell>
          <table:table-cell office:value-type="float" office:value="194.252365" calcext:value-type="float">
            <text:p>194.252365</text:p>
          </table:table-cell>
          <table:table-cell table:number-columns-repeated="1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462" calcext:value-type="float">
            <text:p>462</text:p>
          </table:table-cell>
          <table:table-cell office:value-type="float" office:value="188.105927" calcext:value-type="float">
            <text:p>188.105927</text:p>
          </table:table-cell>
          <table:table-cell table:number-columns-repeated="1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471" calcext:value-type="float">
            <text:p>471</text:p>
          </table:table-cell>
          <table:table-cell office:value-type="float" office:value="194.166153" calcext:value-type="float">
            <text:p>194.166153</text:p>
          </table:table-cell>
          <table:table-cell table:number-columns-repeated="12"/>
        </table:table-row>
        <table:table-row table:style-name="ro2">
          <table:table-cell office:value-type="float" office:value="11871" calcext:value-type="float">
            <text:p>11871</text:p>
          </table:table-cell>
          <table:table-cell office:value-type="float" office:value="506" calcext:value-type="float">
            <text:p>506</text:p>
          </table:table-cell>
          <table:table-cell office:value-type="float" office:value="172.607864" calcext:value-type="float">
            <text:p>172.607864</text:p>
          </table:table-cell>
          <table:table-cell table:number-columns-repeated="1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500" calcext:value-type="float">
            <text:p>500</text:p>
          </table:table-cell>
          <table:table-cell office:value-type="float" office:value="111.144836" calcext:value-type="float">
            <text:p>111.144836</text:p>
          </table:table-cell>
          <table:table-cell table:number-columns-repeated="12"/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float" office:value="567" calcext:value-type="float">
            <text:p>567</text:p>
          </table:table-cell>
          <table:table-cell office:value-type="float" office:value="179.921829" calcext:value-type="float">
            <text:p>179.921829</text:p>
          </table:table-cell>
          <table:table-cell table:number-columns-repeated="12"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466" calcext:value-type="float">
            <text:p>466</text:p>
          </table:table-cell>
          <table:table-cell office:value-type="float" office:value="149.842072" calcext:value-type="float">
            <text:p>149.842072</text:p>
          </table:table-cell>
          <table:table-cell table:number-columns-repeated="12"/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490" calcext:value-type="float">
            <text:p>490</text:p>
          </table:table-cell>
          <table:table-cell office:value-type="float" office:value="167.095673" calcext:value-type="float">
            <text:p>167.095673</text:p>
          </table:table-cell>
          <table:table-cell table:number-columns-repeated="12"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488" calcext:value-type="float">
            <text:p>488</text:p>
          </table:table-cell>
          <table:table-cell office:value-type="float" office:value="188.337601" calcext:value-type="float">
            <text:p>188.337601</text:p>
          </table:table-cell>
          <table:table-cell table:number-columns-repeated="1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688" calcext:value-type="float">
            <text:p>688</text:p>
          </table:table-cell>
          <table:table-cell office:value-type="float" office:value="160.628708" calcext:value-type="float">
            <text:p>160.628708</text:p>
          </table:table-cell>
          <table:table-cell table:number-columns-repeated="1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359" calcext:value-type="float">
            <text:p>359</text:p>
          </table:table-cell>
          <table:table-cell office:value-type="float" office:value="196.332809" calcext:value-type="float">
            <text:p>196.332809</text:p>
          </table:table-cell>
          <table:table-cell table:number-columns-repeated="1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469" calcext:value-type="float">
            <text:p>469</text:p>
          </table:table-cell>
          <table:table-cell office:value-type="float" office:value="123.395973" calcext:value-type="float">
            <text:p>123.395973</text:p>
          </table:table-cell>
          <table:table-cell table:number-columns-repeated="1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412" calcext:value-type="float">
            <text:p>412</text:p>
          </table:table-cell>
          <table:table-cell office:value-type="float" office:value="182.306961" calcext:value-type="float">
            <text:p>182.306961</text:p>
          </table:table-cell>
          <table:table-cell table:number-columns-repeated="1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551" calcext:value-type="float">
            <text:p>551</text:p>
          </table:table-cell>
          <table:table-cell office:value-type="float" office:value="98.157425" calcext:value-type="float">
            <text:p>98.157425</text:p>
          </table:table-cell>
          <table:table-cell table:number-columns-repeated="12"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509" calcext:value-type="float">
            <text:p>509</text:p>
          </table:table-cell>
          <table:table-cell office:value-type="float" office:value="192.597641" calcext:value-type="float">
            <text:p>192.597641</text:p>
          </table:table-cell>
          <table:table-cell table:number-columns-repeated="1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457" calcext:value-type="float">
            <text:p>457</text:p>
          </table:table-cell>
          <table:table-cell office:value-type="float" office:value="180.956467" calcext:value-type="float">
            <text:p>180.956467</text:p>
          </table:table-cell>
          <table:table-cell table:number-columns-repeated="1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549" calcext:value-type="float">
            <text:p>549</text:p>
          </table:table-cell>
          <table:table-cell office:value-type="float" office:value="132.849472" calcext:value-type="float">
            <text:p>132.849472</text:p>
          </table:table-cell>
          <table:table-cell table:number-columns-repeated="12"/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491" calcext:value-type="float">
            <text:p>491</text:p>
          </table:table-cell>
          <table:table-cell office:value-type="float" office:value="181.861786" calcext:value-type="float">
            <text:p>181.861786</text:p>
          </table:table-cell>
          <table:table-cell table:number-columns-repeated="1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504" calcext:value-type="float">
            <text:p>504</text:p>
          </table:table-cell>
          <table:table-cell office:value-type="float" office:value="183.264267" calcext:value-type="float">
            <text:p>183.264267</text:p>
          </table:table-cell>
          <table:table-cell table:number-columns-repeated="12"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502" calcext:value-type="float">
            <text:p>502</text:p>
          </table:table-cell>
          <table:table-cell office:value-type="float" office:value="188.625534" calcext:value-type="float">
            <text:p>188.625534</text:p>
          </table:table-cell>
          <table:table-cell table:number-columns-repeated="12"/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462" calcext:value-type="float">
            <text:p>462</text:p>
          </table:table-cell>
          <table:table-cell office:value-type="float" office:value="188.369019" calcext:value-type="float">
            <text:p>188.369019</text:p>
          </table:table-cell>
          <table:table-cell table:number-columns-repeated="1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470" calcext:value-type="float">
            <text:p>470</text:p>
          </table:table-cell>
          <table:table-cell office:value-type="float" office:value="148.733475" calcext:value-type="float">
            <text:p>148.733475</text:p>
          </table:table-cell>
          <table:table-cell table:number-columns-repeated="12"/>
        </table:table-row>
        <table:table-row table:style-name="ro2">
          <table:table-cell office:value-type="float" office:value="4754" calcext:value-type="float">
            <text:p>4754</text:p>
          </table:table-cell>
          <table:table-cell office:value-type="float" office:value="637" calcext:value-type="float">
            <text:p>637</text:p>
          </table:table-cell>
          <table:table-cell office:value-type="float" office:value="131.315384" calcext:value-type="float">
            <text:p>131.315384</text:p>
          </table:table-cell>
          <table:table-cell table:number-columns-repeated="12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float" office:value="413" calcext:value-type="float">
            <text:p>413</text:p>
          </table:table-cell>
          <table:table-cell office:value-type="float" office:value="171.102829" calcext:value-type="float">
            <text:p>171.102829</text:p>
          </table:table-cell>
          <table:table-cell table:number-columns-repeated="12"/>
        </table:table-row>
        <table:table-row table:style-name="ro2">
          <table:table-cell office:value-type="float" office:value="5325" calcext:value-type="float">
            <text:p>5325</text:p>
          </table:table-cell>
          <table:table-cell office:value-type="float" office:value="570" calcext:value-type="float">
            <text:p>570</text:p>
          </table:table-cell>
          <table:table-cell office:value-type="float" office:value="149.993988" calcext:value-type="float">
            <text:p>149.993988</text:p>
          </table:table-cell>
          <table:table-cell table:number-columns-repeated="1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496" calcext:value-type="float">
            <text:p>496</text:p>
          </table:table-cell>
          <table:table-cell office:value-type="float" office:value="111.861298" calcext:value-type="float">
            <text:p>111.861298</text:p>
          </table:table-cell>
          <table:table-cell table:number-columns-repeated="1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416" calcext:value-type="float">
            <text:p>416</text:p>
          </table:table-cell>
          <table:table-cell office:value-type="float" office:value="195.648987" calcext:value-type="float">
            <text:p>195.648987</text:p>
          </table:table-cell>
          <table:table-cell table:number-columns-repeated="12"/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686" calcext:value-type="float">
            <text:p>686</text:p>
          </table:table-cell>
          <table:table-cell office:value-type="float" office:value="175.315704" calcext:value-type="float">
            <text:p>175.315704</text:p>
          </table:table-cell>
          <table:table-cell table:number-columns-repeated="12"/>
        </table:table-row>
        <table:table-row table:style-name="ro2">
          <table:table-cell office:value-type="float" office:value="4710" calcext:value-type="float">
            <text:p>4710</text:p>
          </table:table-cell>
          <table:table-cell office:value-type="float" office:value="401" calcext:value-type="float">
            <text:p>401</text:p>
          </table:table-cell>
          <table:table-cell office:value-type="float" office:value="193.756882" calcext:value-type="float">
            <text:p>193.756882</text:p>
          </table:table-cell>
          <table:table-cell table:number-columns-repeated="12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459" calcext:value-type="float">
            <text:p>459</text:p>
          </table:table-cell>
          <table:table-cell office:value-type="float" office:value="181.908478" calcext:value-type="float">
            <text:p>181.908478</text:p>
          </table:table-cell>
          <table:table-cell table:number-columns-repeated="1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437" calcext:value-type="float">
            <text:p>437</text:p>
          </table:table-cell>
          <table:table-cell office:value-type="float" office:value="189.617249" calcext:value-type="float">
            <text:p>189.617249</text:p>
          </table:table-cell>
          <table:table-cell table:number-columns-repeated="12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492" calcext:value-type="float">
            <text:p>492</text:p>
          </table:table-cell>
          <table:table-cell office:value-type="float" office:value="182.876099" calcext:value-type="float">
            <text:p>182.876099</text:p>
          </table:table-cell>
          <table:table-cell table:number-columns-repeated="1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416" calcext:value-type="float">
            <text:p>416</text:p>
          </table:table-cell>
          <table:table-cell office:value-type="float" office:value="155.900208" calcext:value-type="float">
            <text:p>155.900208</text:p>
          </table:table-cell>
          <table:table-cell table:number-columns-repeated="1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605" calcext:value-type="float">
            <text:p>605</text:p>
          </table:table-cell>
          <table:table-cell office:value-type="float" office:value="175.450592" calcext:value-type="float">
            <text:p>175.450592</text:p>
          </table:table-cell>
          <table:table-cell table:number-columns-repeated="12"/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686" calcext:value-type="float">
            <text:p>686</text:p>
          </table:table-cell>
          <table:table-cell office:value-type="float" office:value="156.500961" calcext:value-type="float">
            <text:p>156.500961</text:p>
          </table:table-cell>
          <table:table-cell table:number-columns-repeated="1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687" calcext:value-type="float">
            <text:p>687</text:p>
          </table:table-cell>
          <table:table-cell office:value-type="float" office:value="150.576675" calcext:value-type="float">
            <text:p>150.576675</text:p>
          </table:table-cell>
          <table:table-cell table:number-columns-repeated="12"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581" calcext:value-type="float">
            <text:p>581</text:p>
          </table:table-cell>
          <table:table-cell office:value-type="float" office:value="135.93158" calcext:value-type="float">
            <text:p>135.93158</text:p>
          </table:table-cell>
          <table:table-cell table:number-columns-repeated="12"/>
        </table:table-row>
        <table:table-row table:style-name="ro2">
          <table:table-cell office:value-type="float" office:value="4711" calcext:value-type="float">
            <text:p>4711</text:p>
          </table:table-cell>
          <table:table-cell office:value-type="float" office:value="508" calcext:value-type="float">
            <text:p>508</text:p>
          </table:table-cell>
          <table:table-cell office:value-type="float" office:value="145.916702" calcext:value-type="float">
            <text:p>145.916702</text:p>
          </table:table-cell>
          <table:table-cell table:number-columns-repeated="1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361" calcext:value-type="float">
            <text:p>361</text:p>
          </table:table-cell>
          <table:table-cell office:value-type="float" office:value="168.84053" calcext:value-type="float">
            <text:p>168.84053</text:p>
          </table:table-cell>
          <table:table-cell table:number-columns-repeated="1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440" calcext:value-type="float">
            <text:p>440</text:p>
          </table:table-cell>
          <table:table-cell office:value-type="float" office:value="171.985306" calcext:value-type="float">
            <text:p>171.985306</text:p>
          </table:table-cell>
          <table:table-cell table:number-columns-repeated="12"/>
        </table:table-row>
        <table:table-row table:style-name="ro2">
          <table:table-cell office:value-type="float" office:value="5328" calcext:value-type="float">
            <text:p>5328</text:p>
          </table:table-cell>
          <table:table-cell office:value-type="float" office:value="449" calcext:value-type="float">
            <text:p>449</text:p>
          </table:table-cell>
          <table:table-cell office:value-type="float" office:value="129.992584" calcext:value-type="float">
            <text:p>129.992584</text:p>
          </table:table-cell>
          <table:table-cell table:number-columns-repeated="1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555" calcext:value-type="float">
            <text:p>555</text:p>
          </table:table-cell>
          <table:table-cell office:value-type="float" office:value="153.458984" calcext:value-type="float">
            <text:p>153.458984</text:p>
          </table:table-cell>
          <table:table-cell table:number-columns-repeated="12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455" calcext:value-type="float">
            <text:p>455</text:p>
          </table:table-cell>
          <table:table-cell office:value-type="float" office:value="192.000031" calcext:value-type="float">
            <text:p>192.000031</text:p>
          </table:table-cell>
          <table:table-cell table:number-columns-repeated="12"/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float" office:value="424" calcext:value-type="float">
            <text:p>424</text:p>
          </table:table-cell>
          <table:table-cell office:value-type="float" office:value="142.768372" calcext:value-type="float">
            <text:p>142.768372</text:p>
          </table:table-cell>
          <table:table-cell table:number-columns-repeated="12"/>
        </table:table-row>
        <table:table-row table:style-name="ro2">
          <table:table-cell office:value-type="float" office:value="5695" calcext:value-type="float">
            <text:p>5695</text:p>
          </table:table-cell>
          <table:table-cell office:value-type="float" office:value="599" calcext:value-type="float">
            <text:p>599</text:p>
          </table:table-cell>
          <table:table-cell office:value-type="float" office:value="174.830078" calcext:value-type="float">
            <text:p>174.830078</text:p>
          </table:table-cell>
          <table:table-cell table:number-columns-repeated="12"/>
        </table:table-row>
        <table:table-row table:style-name="ro2">
          <table:table-cell office:value-type="float" office:value="16772" calcext:value-type="float">
            <text:p>16772</text:p>
          </table:table-cell>
          <table:table-cell office:value-type="float" office:value="2169" calcext:value-type="float">
            <text:p>2169</text:p>
          </table:table-cell>
          <table:table-cell office:value-type="float" office:value="84.927727" calcext:value-type="float">
            <text:p>84.927727</text:p>
          </table:table-cell>
          <table:table-cell table:number-columns-repeated="1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499" calcext:value-type="float">
            <text:p>499</text:p>
          </table:table-cell>
          <table:table-cell office:value-type="float" office:value="140.770004" calcext:value-type="float">
            <text:p>140.770004</text:p>
          </table:table-cell>
          <table:table-cell table:number-columns-repeated="12"/>
        </table:table-row>
        <table:table-row table:style-name="ro2">
          <table:table-cell office:value-type="float" office:value="5052" calcext:value-type="float">
            <text:p>5052</text:p>
          </table:table-cell>
          <table:table-cell office:value-type="float" office:value="541" calcext:value-type="float">
            <text:p>541</text:p>
          </table:table-cell>
          <table:table-cell office:value-type="float" office:value="152.332047" calcext:value-type="float">
            <text:p>152.332047</text:p>
          </table:table-cell>
          <table:table-cell table:number-columns-repeated="1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520" calcext:value-type="float">
            <text:p>520</text:p>
          </table:table-cell>
          <table:table-cell office:value-type="float" office:value="181.945343" calcext:value-type="float">
            <text:p>181.945343</text:p>
          </table:table-cell>
          <table:table-cell table:number-columns-repeated="12"/>
        </table:table-row>
        <table:table-row table:style-name="ro2">
          <table:table-cell office:value-type="float" office:value="6110" calcext:value-type="float">
            <text:p>6110</text:p>
          </table:table-cell>
          <table:table-cell office:value-type="float" office:value="424" calcext:value-type="float">
            <text:p>424</text:p>
          </table:table-cell>
          <table:table-cell office:value-type="float" office:value="193.604523" calcext:value-type="float">
            <text:p>193.604523</text:p>
          </table:table-cell>
          <table:table-cell table:number-columns-repeated="1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606" calcext:value-type="float">
            <text:p>606</text:p>
          </table:table-cell>
          <table:table-cell office:value-type="float" office:value="150.506027" calcext:value-type="float">
            <text:p>150.506027</text:p>
          </table:table-cell>
          <table:table-cell table:number-columns-repeated="12"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516" calcext:value-type="float">
            <text:p>516</text:p>
          </table:table-cell>
          <table:table-cell office:value-type="float" office:value="148.687973" calcext:value-type="float">
            <text:p>148.687973</text:p>
          </table:table-cell>
          <table:table-cell table:number-columns-repeated="1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506" calcext:value-type="float">
            <text:p>506</text:p>
          </table:table-cell>
          <table:table-cell office:value-type="float" office:value="162.338547" calcext:value-type="float">
            <text:p>162.338547</text:p>
          </table:table-cell>
          <table:table-cell table:number-columns-repeated="1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14" calcext:value-type="float">
            <text:p>714</text:p>
          </table:table-cell>
          <table:table-cell office:value-type="float" office:value="160.367844" calcext:value-type="float">
            <text:p>160.367844</text:p>
          </table:table-cell>
          <table:table-cell table:number-columns-repeated="1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488" calcext:value-type="float">
            <text:p>488</text:p>
          </table:table-cell>
          <table:table-cell office:value-type="float" office:value="177.48233" calcext:value-type="float">
            <text:p>177.48233</text:p>
          </table:table-cell>
          <table:table-cell table:number-columns-repeated="1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498" calcext:value-type="float">
            <text:p>498</text:p>
          </table:table-cell>
          <table:table-cell office:value-type="float" office:value="170.578369" calcext:value-type="float">
            <text:p>170.578369</text:p>
          </table:table-cell>
          <table:table-cell table:number-columns-repeated="12"/>
        </table:table-row>
        <table:table-row table:style-name="ro2">
          <table:table-cell office:value-type="float" office:value="4846" calcext:value-type="float">
            <text:p>4846</text:p>
          </table:table-cell>
          <table:table-cell office:value-type="float" office:value="581" calcext:value-type="float">
            <text:p>581</text:p>
          </table:table-cell>
          <table:table-cell office:value-type="float" office:value="179.475861" calcext:value-type="float">
            <text:p>179.475861</text:p>
          </table:table-cell>
          <table:table-cell table:number-columns-repeated="12"/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float" office:value="409" calcext:value-type="float">
            <text:p>409</text:p>
          </table:table-cell>
          <table:table-cell office:value-type="float" office:value="194.10347" calcext:value-type="float">
            <text:p>194.10347</text:p>
          </table:table-cell>
          <table:table-cell table:number-columns-repeated="12"/>
        </table:table-row>
        <table:table-row table:style-name="ro2">
          <table:table-cell office:value-type="float" office:value="5048" calcext:value-type="float">
            <text:p>5048</text:p>
          </table:table-cell>
          <table:table-cell office:value-type="float" office:value="1139" calcext:value-type="float">
            <text:p>1139</text:p>
          </table:table-cell>
          <table:table-cell office:value-type="float" office:value="110.443138" calcext:value-type="float">
            <text:p>110.443138</text:p>
          </table:table-cell>
          <table:table-cell table:number-columns-repeated="12"/>
        </table:table-row>
        <table:table-row table:style-name="ro2">
          <table:table-cell office:value-type="float" office:value="10902" calcext:value-type="float">
            <text:p>10902</text:p>
          </table:table-cell>
          <table:table-cell office:value-type="float" office:value="800" calcext:value-type="float">
            <text:p>800</text:p>
          </table:table-cell>
          <table:table-cell office:value-type="float" office:value="122.28183" calcext:value-type="float">
            <text:p>122.28183</text:p>
          </table:table-cell>
          <table:table-cell table:number-columns-repeated="1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607" calcext:value-type="float">
            <text:p>607</text:p>
          </table:table-cell>
          <table:table-cell office:value-type="float" office:value="147.779846" calcext:value-type="float">
            <text:p>147.779846</text:p>
          </table:table-cell>
          <table:table-cell table:number-columns-repeated="12"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573" calcext:value-type="float">
            <text:p>573</text:p>
          </table:table-cell>
          <table:table-cell office:value-type="float" office:value="167.240402" calcext:value-type="float">
            <text:p>167.240402</text:p>
          </table:table-cell>
          <table:table-cell table:number-columns-repeated="1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505" calcext:value-type="float">
            <text:p>505</text:p>
          </table:table-cell>
          <table:table-cell office:value-type="float" office:value="120.278702" calcext:value-type="float">
            <text:p>120.278702</text:p>
          </table:table-cell>
          <table:table-cell table:number-columns-repeated="1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418" calcext:value-type="float">
            <text:p>418</text:p>
          </table:table-cell>
          <table:table-cell office:value-type="float" office:value="164.773239" calcext:value-type="float">
            <text:p>164.773239</text:p>
          </table:table-cell>
          <table:table-cell table:number-columns-repeated="12"/>
        </table:table-row>
        <table:table-row table:style-name="ro2">
          <table:table-cell office:value-type="float" office:value="4824" calcext:value-type="float">
            <text:p>4824</text:p>
          </table:table-cell>
          <table:table-cell office:value-type="float" office:value="562" calcext:value-type="float">
            <text:p>562</text:p>
          </table:table-cell>
          <table:table-cell office:value-type="float" office:value="124.105705" calcext:value-type="float">
            <text:p>124.105705</text:p>
          </table:table-cell>
          <table:table-cell table:number-columns-repeated="1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423" calcext:value-type="float">
            <text:p>423</text:p>
          </table:table-cell>
          <table:table-cell office:value-type="float" office:value="155.872025" calcext:value-type="float">
            <text:p>155.872025</text:p>
          </table:table-cell>
          <table:table-cell table:number-columns-repeated="12"/>
        </table:table-row>
        <table:table-row table:style-name="ro2">
          <table:table-cell office:value-type="float" office:value="4717" calcext:value-type="float">
            <text:p>4717</text:p>
          </table:table-cell>
          <table:table-cell office:value-type="float" office:value="447" calcext:value-type="float">
            <text:p>447</text:p>
          </table:table-cell>
          <table:table-cell office:value-type="float" office:value="168.93457" calcext:value-type="float">
            <text:p>168.93457</text:p>
          </table:table-cell>
          <table:table-cell table:number-columns-repeated="1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693" calcext:value-type="float">
            <text:p>693</text:p>
          </table:table-cell>
          <table:table-cell office:value-type="float" office:value="138.104568" calcext:value-type="float">
            <text:p>138.104568</text:p>
          </table:table-cell>
          <table:table-cell table:number-columns-repeated="12"/>
        </table:table-row>
        <table:table-row table:style-name="ro2">
          <table:table-cell office:value-type="float" office:value="4666" calcext:value-type="float">
            <text:p>4666</text:p>
          </table:table-cell>
          <table:table-cell office:value-type="float" office:value="561" calcext:value-type="float">
            <text:p>561</text:p>
          </table:table-cell>
          <table:table-cell office:value-type="float" office:value="182.895706" calcext:value-type="float">
            <text:p>182.895706</text:p>
          </table:table-cell>
          <table:table-cell table:number-columns-repeated="1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470" calcext:value-type="float">
            <text:p>470</text:p>
          </table:table-cell>
          <table:table-cell office:value-type="float" office:value="140.396561" calcext:value-type="float">
            <text:p>140.396561</text:p>
          </table:table-cell>
          <table:table-cell table:number-columns-repeated="1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396" calcext:value-type="float">
            <text:p>396</text:p>
          </table:table-cell>
          <table:table-cell office:value-type="float" office:value="196.609467" calcext:value-type="float">
            <text:p>196.609467</text:p>
          </table:table-cell>
          <table:table-cell table:number-columns-repeated="12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float" office:value="393" calcext:value-type="float">
            <text:p>393</text:p>
          </table:table-cell>
          <table:table-cell office:value-type="float" office:value="181.175583" calcext:value-type="float">
            <text:p>181.175583</text:p>
          </table:table-cell>
          <table:table-cell table:number-columns-repeated="12"/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609" calcext:value-type="float">
            <text:p>609</text:p>
          </table:table-cell>
          <table:table-cell office:value-type="float" office:value="166.184799" calcext:value-type="float">
            <text:p>166.184799</text:p>
          </table:table-cell>
          <table:table-cell table:number-columns-repeated="1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627" calcext:value-type="float">
            <text:p>627</text:p>
          </table:table-cell>
          <table:table-cell office:value-type="float" office:value="165.20285" calcext:value-type="float">
            <text:p>165.20285</text:p>
          </table:table-cell>
          <table:table-cell table:number-columns-repeated="12"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525" calcext:value-type="float">
            <text:p>525</text:p>
          </table:table-cell>
          <table:table-cell office:value-type="float" office:value="157.621674" calcext:value-type="float">
            <text:p>157.621674</text:p>
          </table:table-cell>
          <table:table-cell table:number-columns-repeated="12"/>
        </table:table-row>
        <table:table-row table:style-name="ro2">
          <table:table-cell office:value-type="float" office:value="5561" calcext:value-type="float">
            <text:p>5561</text:p>
          </table:table-cell>
          <table:table-cell office:value-type="float" office:value="556" calcext:value-type="float">
            <text:p>556</text:p>
          </table:table-cell>
          <table:table-cell office:value-type="float" office:value="154.671829" calcext:value-type="float">
            <text:p>154.671829</text:p>
          </table:table-cell>
          <table:table-cell table:number-columns-repeated="1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531" calcext:value-type="float">
            <text:p>531</text:p>
          </table:table-cell>
          <table:table-cell office:value-type="float" office:value="131.232224" calcext:value-type="float">
            <text:p>131.232224</text:p>
          </table:table-cell>
          <table:table-cell table:number-columns-repeated="12"/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float" office:value="386" calcext:value-type="float">
            <text:p>386</text:p>
          </table:table-cell>
          <table:table-cell office:value-type="float" office:value="173.762772" calcext:value-type="float">
            <text:p>173.762772</text:p>
          </table:table-cell>
          <table:table-cell table:number-columns-repeated="1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678" calcext:value-type="float">
            <text:p>678</text:p>
          </table:table-cell>
          <table:table-cell office:value-type="float" office:value="123.356697" calcext:value-type="float">
            <text:p>123.356697</text:p>
          </table:table-cell>
          <table:table-cell table:number-columns-repeated="1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432" calcext:value-type="float">
            <text:p>432</text:p>
          </table:table-cell>
          <table:table-cell office:value-type="float" office:value="153.746384" calcext:value-type="float">
            <text:p>153.746384</text:p>
          </table:table-cell>
          <table:table-cell table:number-columns-repeated="12"/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float" office:value="373" calcext:value-type="float">
            <text:p>373</text:p>
          </table:table-cell>
          <table:table-cell office:value-type="float" office:value="118.485474" calcext:value-type="float">
            <text:p>118.485474</text:p>
          </table:table-cell>
          <table:table-cell table:number-columns-repeated="1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544" calcext:value-type="float">
            <text:p>544</text:p>
          </table:table-cell>
          <table:table-cell office:value-type="float" office:value="149.805984" calcext:value-type="float">
            <text:p>149.805984</text:p>
          </table:table-cell>
          <table:table-cell table:number-columns-repeated="1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800" calcext:value-type="float">
            <text:p>800</text:p>
          </table:table-cell>
          <table:table-cell office:value-type="float" office:value="124.219147" calcext:value-type="float">
            <text:p>124.219147</text:p>
          </table:table-cell>
          <table:table-cell table:number-columns-repeated="1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459" calcext:value-type="float">
            <text:p>459</text:p>
          </table:table-cell>
          <table:table-cell office:value-type="float" office:value="149.164719" calcext:value-type="float">
            <text:p>149.164719</text:p>
          </table:table-cell>
          <table:table-cell table:number-columns-repeated="1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479" calcext:value-type="float">
            <text:p>479</text:p>
          </table:table-cell>
          <table:table-cell office:value-type="float" office:value="138.013824" calcext:value-type="float">
            <text:p>138.013824</text:p>
          </table:table-cell>
          <table:table-cell table:number-columns-repeated="1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681" calcext:value-type="float">
            <text:p>681</text:p>
          </table:table-cell>
          <table:table-cell office:value-type="float" office:value="145.135056" calcext:value-type="float">
            <text:p>145.135056</text:p>
          </table:table-cell>
          <table:table-cell table:number-columns-repeated="12"/>
        </table:table-row>
        <table:table-row table:style-name="ro2">
          <table:table-cell office:value-type="float" office:value="2835" calcext:value-type="float">
            <text:p>2835</text:p>
          </table:table-cell>
          <table:table-cell office:value-type="float" office:value="412" calcext:value-type="float">
            <text:p>412</text:p>
          </table:table-cell>
          <table:table-cell office:value-type="float" office:value="144.16597" calcext:value-type="float">
            <text:p>144.16597</text:p>
          </table:table-cell>
          <table:table-cell table:number-columns-repeated="12"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504" calcext:value-type="float">
            <text:p>504</text:p>
          </table:table-cell>
          <table:table-cell office:value-type="float" office:value="154.345367" calcext:value-type="float">
            <text:p>154.345367</text:p>
          </table:table-cell>
          <table:table-cell table:number-columns-repeated="12"/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561" calcext:value-type="float">
            <text:p>561</text:p>
          </table:table-cell>
          <table:table-cell office:value-type="float" office:value="169.349991" calcext:value-type="float">
            <text:p>169.349991</text:p>
          </table:table-cell>
          <table:table-cell table:number-columns-repeated="1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458" calcext:value-type="float">
            <text:p>458</text:p>
          </table:table-cell>
          <table:table-cell office:value-type="float" office:value="122.190933" calcext:value-type="float">
            <text:p>122.190933</text:p>
          </table:table-cell>
          <table:table-cell table:number-columns-repeated="1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425" calcext:value-type="float">
            <text:p>425</text:p>
          </table:table-cell>
          <table:table-cell office:value-type="float" office:value="152.779541" calcext:value-type="float">
            <text:p>152.779541</text:p>
          </table:table-cell>
          <table:table-cell table:number-columns-repeated="12"/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690" calcext:value-type="float">
            <text:p>690</text:p>
          </table:table-cell>
          <table:table-cell office:value-type="float" office:value="169.820511" calcext:value-type="float">
            <text:p>169.820511</text:p>
          </table:table-cell>
          <table:table-cell table:number-columns-repeated="12"/>
        </table:table-row>
        <table:table-row table:style-name="ro2">
          <table:table-cell office:value-type="float" office:value="3129" calcext:value-type="float">
            <text:p>3129</text:p>
          </table:table-cell>
          <table:table-cell office:value-type="float" office:value="535" calcext:value-type="float">
            <text:p>535</text:p>
          </table:table-cell>
          <table:table-cell office:value-type="float" office:value="136.846817" calcext:value-type="float">
            <text:p>136.846817</text:p>
          </table:table-cell>
          <table:table-cell table:number-columns-repeated="12"/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441" calcext:value-type="float">
            <text:p>441</text:p>
          </table:table-cell>
          <table:table-cell office:value-type="float" office:value="156.85614" calcext:value-type="float">
            <text:p>156.85614</text:p>
          </table:table-cell>
          <table:table-cell table:number-columns-repeated="12"/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float" office:value="419" calcext:value-type="float">
            <text:p>419</text:p>
          </table:table-cell>
          <table:table-cell office:value-type="float" office:value="190.42305" calcext:value-type="float">
            <text:p>190.42305</text:p>
          </table:table-cell>
          <table:table-cell table:number-columns-repeated="12"/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411" calcext:value-type="float">
            <text:p>411</text:p>
          </table:table-cell>
          <table:table-cell office:value-type="float" office:value="187.343567" calcext:value-type="float">
            <text:p>187.343567</text:p>
          </table:table-cell>
          <table:table-cell table:number-columns-repeated="12"/>
        </table:table-row>
        <table:table-row table:style-name="ro2">
          <table:table-cell office:value-type="float" office:value="5246" calcext:value-type="float">
            <text:p>5246</text:p>
          </table:table-cell>
          <table:table-cell office:value-type="float" office:value="700" calcext:value-type="float">
            <text:p>700</text:p>
          </table:table-cell>
          <table:table-cell office:value-type="float" office:value="136.546967" calcext:value-type="float">
            <text:p>136.546967</text:p>
          </table:table-cell>
          <table:table-cell table:number-columns-repeated="12"/>
        </table:table-row>
        <table:table-row table:style-name="ro2">
          <table:table-cell office:value-type="float" office:value="3156" calcext:value-type="float">
            <text:p>3156</text:p>
          </table:table-cell>
          <table:table-cell office:value-type="float" office:value="511" calcext:value-type="float">
            <text:p>511</text:p>
          </table:table-cell>
          <table:table-cell office:value-type="float" office:value="181.441452" calcext:value-type="float">
            <text:p>181.441452</text:p>
          </table:table-cell>
          <table:table-cell table:number-columns-repeated="12"/>
        </table:table-row>
        <table:table-row table:style-name="ro2">
          <table:table-cell office:value-type="float" office:value="9723" calcext:value-type="float">
            <text:p>9723</text:p>
          </table:table-cell>
          <table:table-cell office:value-type="float" office:value="419" calcext:value-type="float">
            <text:p>419</text:p>
          </table:table-cell>
          <table:table-cell office:value-type="float" office:value="151.729736" calcext:value-type="float">
            <text:p>151.729736</text:p>
          </table:table-cell>
          <table:table-cell table:number-columns-repeated="12"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481" calcext:value-type="float">
            <text:p>481</text:p>
          </table:table-cell>
          <table:table-cell office:value-type="float" office:value="160.471085" calcext:value-type="float">
            <text:p>160.471085</text:p>
          </table:table-cell>
          <table:table-cell table:number-columns-repeated="1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376" calcext:value-type="float">
            <text:p>376</text:p>
          </table:table-cell>
          <table:table-cell office:value-type="float" office:value="197.520584" calcext:value-type="float">
            <text:p>197.520584</text:p>
          </table:table-cell>
          <table:table-cell table:number-columns-repeated="1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426" calcext:value-type="float">
            <text:p>426</text:p>
          </table:table-cell>
          <table:table-cell office:value-type="float" office:value="188.984558" calcext:value-type="float">
            <text:p>188.984558</text:p>
          </table:table-cell>
          <table:table-cell table:number-columns-repeated="1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482" calcext:value-type="float">
            <text:p>482</text:p>
          </table:table-cell>
          <table:table-cell office:value-type="float" office:value="157.963791" calcext:value-type="float">
            <text:p>157.963791</text:p>
          </table:table-cell>
          <table:table-cell table:number-columns-repeated="12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400" calcext:value-type="float">
            <text:p>400</text:p>
          </table:table-cell>
          <table:table-cell office:value-type="float" office:value="191.265015" calcext:value-type="float">
            <text:p>191.265015</text:p>
          </table:table-cell>
          <table:table-cell table:number-columns-repeated="12"/>
        </table:table-row>
        <table:table-row table:style-name="ro2">
          <table:table-cell office:value-type="float" office:value="2985" calcext:value-type="float">
            <text:p>2985</text:p>
          </table:table-cell>
          <table:table-cell office:value-type="float" office:value="380" calcext:value-type="float">
            <text:p>380</text:p>
          </table:table-cell>
          <table:table-cell office:value-type="float" office:value="197.287598" calcext:value-type="float">
            <text:p>197.287598</text:p>
          </table:table-cell>
          <table:table-cell table:number-columns-repeated="12"/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506" calcext:value-type="float">
            <text:p>506</text:p>
          </table:table-cell>
          <table:table-cell office:value-type="float" office:value="177.024673" calcext:value-type="float">
            <text:p>177.024673</text:p>
          </table:table-cell>
          <table:table-cell table:number-columns-repeated="12"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447" calcext:value-type="float">
            <text:p>447</text:p>
          </table:table-cell>
          <table:table-cell office:value-type="float" office:value="98.479988" calcext:value-type="float">
            <text:p>98.479988</text:p>
          </table:table-cell>
          <table:table-cell table:number-columns-repeated="12"/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564" calcext:value-type="float">
            <text:p>564</text:p>
          </table:table-cell>
          <table:table-cell office:value-type="float" office:value="162.944519" calcext:value-type="float">
            <text:p>162.944519</text:p>
          </table:table-cell>
          <table:table-cell table:number-columns-repeated="1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485" calcext:value-type="float">
            <text:p>485</text:p>
          </table:table-cell>
          <table:table-cell office:value-type="float" office:value="188.429779" calcext:value-type="float">
            <text:p>188.429779</text:p>
          </table:table-cell>
          <table:table-cell table:number-columns-repeated="12"/>
        </table:table-row>
        <table:table-row table:style-name="ro2">
          <table:table-cell office:value-type="float" office:value="5540" calcext:value-type="float">
            <text:p>5540</text:p>
          </table:table-cell>
          <table:table-cell office:value-type="float" office:value="584" calcext:value-type="float">
            <text:p>584</text:p>
          </table:table-cell>
          <table:table-cell office:value-type="float" office:value="178.689285" calcext:value-type="float">
            <text:p>178.689285</text:p>
          </table:table-cell>
          <table:table-cell table:number-columns-repeated="1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8" calcext:value-type="float">
            <text:p>708</text:p>
          </table:table-cell>
          <table:table-cell office:value-type="float" office:value="141.305923" calcext:value-type="float">
            <text:p>141.305923</text:p>
          </table:table-cell>
          <table:table-cell table:number-columns-repeated="12"/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float" office:value="362" calcext:value-type="float">
            <text:p>362</text:p>
          </table:table-cell>
          <table:table-cell office:value-type="float" office:value="191.84549" calcext:value-type="float">
            <text:p>191.84549</text:p>
          </table:table-cell>
          <table:table-cell table:number-columns-repeated="1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614" calcext:value-type="float">
            <text:p>614</text:p>
          </table:table-cell>
          <table:table-cell office:value-type="float" office:value="154.013107" calcext:value-type="float">
            <text:p>154.013107</text:p>
          </table:table-cell>
          <table:table-cell table:number-columns-repeated="12"/>
        </table:table-row>
        <table:table-row table:style-name="ro2">
          <table:table-cell office:value-type="float" office:value="5627" calcext:value-type="float">
            <text:p>5627</text:p>
          </table:table-cell>
          <table:table-cell office:value-type="float" office:value="680" calcext:value-type="float">
            <text:p>680</text:p>
          </table:table-cell>
          <table:table-cell office:value-type="float" office:value="161.774567" calcext:value-type="float">
            <text:p>161.774567</text:p>
          </table:table-cell>
          <table:table-cell table:number-columns-repeated="12"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666" calcext:value-type="float">
            <text:p>666</text:p>
          </table:table-cell>
          <table:table-cell office:value-type="float" office:value="184.723282" calcext:value-type="float">
            <text:p>184.723282</text:p>
          </table:table-cell>
          <table:table-cell table:number-columns-repeated="1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514" calcext:value-type="float">
            <text:p>514</text:p>
          </table:table-cell>
          <table:table-cell office:value-type="float" office:value="150.160126" calcext:value-type="float">
            <text:p>150.160126</text:p>
          </table:table-cell>
          <table:table-cell table:number-columns-repeated="1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641" calcext:value-type="float">
            <text:p>641</text:p>
          </table:table-cell>
          <table:table-cell office:value-type="float" office:value="170.020416" calcext:value-type="float">
            <text:p>170.020416</text:p>
          </table:table-cell>
          <table:table-cell table:number-columns-repeated="12"/>
        </table:table-row>
        <table:table-row table:style-name="ro2">
          <table:table-cell office:value-type="float" office:value="4485" calcext:value-type="float">
            <text:p>4485</text:p>
          </table:table-cell>
          <table:table-cell office:value-type="float" office:value="616" calcext:value-type="float">
            <text:p>616</text:p>
          </table:table-cell>
          <table:table-cell office:value-type="float" office:value="119.158714" calcext:value-type="float">
            <text:p>119.158714</text:p>
          </table:table-cell>
          <table:table-cell table:number-columns-repeated="1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374" calcext:value-type="float">
            <text:p>374</text:p>
          </table:table-cell>
          <table:table-cell office:value-type="float" office:value="193.357254" calcext:value-type="float">
            <text:p>193.357254</text:p>
          </table:table-cell>
          <table:table-cell table:number-columns-repeated="1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421" calcext:value-type="float">
            <text:p>421</text:p>
          </table:table-cell>
          <table:table-cell office:value-type="float" office:value="149.291321" calcext:value-type="float">
            <text:p>149.291321</text:p>
          </table:table-cell>
          <table:table-cell table:number-columns-repeated="12"/>
        </table:table-row>
        <table:table-row table:style-name="ro2">
          <table:table-cell office:value-type="float" office:value="5170" calcext:value-type="float">
            <text:p>5170</text:p>
          </table:table-cell>
          <table:table-cell office:value-type="float" office:value="612" calcext:value-type="float">
            <text:p>612</text:p>
          </table:table-cell>
          <table:table-cell office:value-type="float" office:value="139.1259" calcext:value-type="float">
            <text:p>139.1259</text:p>
          </table:table-cell>
          <table:table-cell table:number-columns-repeated="12"/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664" calcext:value-type="float">
            <text:p>664</text:p>
          </table:table-cell>
          <table:table-cell office:value-type="float" office:value="131.625671" calcext:value-type="float">
            <text:p>131.625671</text:p>
          </table:table-cell>
          <table:table-cell table:number-columns-repeated="1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39" calcext:value-type="float">
            <text:p>739</text:p>
          </table:table-cell>
          <table:table-cell office:value-type="float" office:value="109.680557" calcext:value-type="float">
            <text:p>109.680557</text:p>
          </table:table-cell>
          <table:table-cell table:number-columns-repeated="12"/>
        </table:table-row>
        <table:table-row table:style-name="ro2">
          <table:table-cell office:value-type="float" office:value="6162" calcext:value-type="float">
            <text:p>6162</text:p>
          </table:table-cell>
          <table:table-cell office:value-type="float" office:value="736" calcext:value-type="float">
            <text:p>736</text:p>
          </table:table-cell>
          <table:table-cell office:value-type="float" office:value="154.163391" calcext:value-type="float">
            <text:p>154.163391</text:p>
          </table:table-cell>
          <table:table-cell table:number-columns-repeated="1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586" calcext:value-type="float">
            <text:p>586</text:p>
          </table:table-cell>
          <table:table-cell office:value-type="float" office:value="140.751343" calcext:value-type="float">
            <text:p>140.751343</text:p>
          </table:table-cell>
          <table:table-cell table:number-columns-repeated="12"/>
        </table:table-row>
        <table:table-row table:style-name="ro2">
          <table:table-cell office:value-type="float" office:value="5017" calcext:value-type="float">
            <text:p>5017</text:p>
          </table:table-cell>
          <table:table-cell office:value-type="float" office:value="525" calcext:value-type="float">
            <text:p>525</text:p>
          </table:table-cell>
          <table:table-cell office:value-type="float" office:value="181.685608" calcext:value-type="float">
            <text:p>181.685608</text:p>
          </table:table-cell>
          <table:table-cell table:number-columns-repeated="1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621" calcext:value-type="float">
            <text:p>621</text:p>
          </table:table-cell>
          <table:table-cell office:value-type="float" office:value="173.134109" calcext:value-type="float">
            <text:p>173.134109</text:p>
          </table:table-cell>
          <table:table-cell table:number-columns-repeated="1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439" calcext:value-type="float">
            <text:p>439</text:p>
          </table:table-cell>
          <table:table-cell office:value-type="float" office:value="190.940262" calcext:value-type="float">
            <text:p>190.940262</text:p>
          </table:table-cell>
          <table:table-cell table:number-columns-repeated="12"/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float" office:value="398" calcext:value-type="float">
            <text:p>398</text:p>
          </table:table-cell>
          <table:table-cell office:value-type="float" office:value="197.091721" calcext:value-type="float">
            <text:p>197.091721</text:p>
          </table:table-cell>
          <table:table-cell table:number-columns-repeated="1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637" calcext:value-type="float">
            <text:p>637</text:p>
          </table:table-cell>
          <table:table-cell office:value-type="float" office:value="138.886154" calcext:value-type="float">
            <text:p>138.886154</text:p>
          </table:table-cell>
          <table:table-cell table:number-columns-repeated="12"/>
        </table:table-row>
        <table:table-row table:style-name="ro2">
          <table:table-cell office:value-type="float" office:value="4716" calcext:value-type="float">
            <text:p>4716</text:p>
          </table:table-cell>
          <table:table-cell office:value-type="float" office:value="365" calcext:value-type="float">
            <text:p>365</text:p>
          </table:table-cell>
          <table:table-cell office:value-type="float" office:value="199.755554" calcext:value-type="float">
            <text:p>199.755554</text:p>
          </table:table-cell>
          <table:table-cell table:number-columns-repeated="1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477" calcext:value-type="float">
            <text:p>477</text:p>
          </table:table-cell>
          <table:table-cell office:value-type="float" office:value="160.03714" calcext:value-type="float">
            <text:p>160.03714</text:p>
          </table:table-cell>
          <table:table-cell table:number-columns-repeated="1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406" calcext:value-type="float">
            <text:p>406</text:p>
          </table:table-cell>
          <table:table-cell office:value-type="float" office:value="140.27562" calcext:value-type="float">
            <text:p>140.27562</text:p>
          </table:table-cell>
          <table:table-cell table:number-columns-repeated="1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463" calcext:value-type="float">
            <text:p>463</text:p>
          </table:table-cell>
          <table:table-cell office:value-type="float" office:value="187.384232" calcext:value-type="float">
            <text:p>187.384232</text:p>
          </table:table-cell>
          <table:table-cell table:number-columns-repeated="1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551" calcext:value-type="float">
            <text:p>551</text:p>
          </table:table-cell>
          <table:table-cell office:value-type="float" office:value="179.121338" calcext:value-type="float">
            <text:p>179.121338</text:p>
          </table:table-cell>
          <table:table-cell table:number-columns-repeated="12"/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float" office:value="420" calcext:value-type="float">
            <text:p>420</text:p>
          </table:table-cell>
          <table:table-cell office:value-type="float" office:value="150.321304" calcext:value-type="float">
            <text:p>150.321304</text:p>
          </table:table-cell>
          <table:table-cell table:number-columns-repeated="1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638" calcext:value-type="float">
            <text:p>638</text:p>
          </table:table-cell>
          <table:table-cell office:value-type="float" office:value="119.643562" calcext:value-type="float">
            <text:p>119.643562</text:p>
          </table:table-cell>
          <table:table-cell table:number-columns-repeated="12"/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float" office:value="437" calcext:value-type="float">
            <text:p>437</text:p>
          </table:table-cell>
          <table:table-cell office:value-type="float" office:value="195.766144" calcext:value-type="float">
            <text:p>195.766144</text:p>
          </table:table-cell>
          <table:table-cell table:number-columns-repeated="12"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422" calcext:value-type="float">
            <text:p>422</text:p>
          </table:table-cell>
          <table:table-cell office:value-type="float" office:value="146.012192" calcext:value-type="float">
            <text:p>146.012192</text:p>
          </table:table-cell>
          <table:table-cell table:number-columns-repeated="12"/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float" office:value="415" calcext:value-type="float">
            <text:p>415</text:p>
          </table:table-cell>
          <table:table-cell office:value-type="float" office:value="193.837387" calcext:value-type="float">
            <text:p>193.837387</text:p>
          </table:table-cell>
          <table:table-cell table:number-columns-repeated="1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426" calcext:value-type="float">
            <text:p>426</text:p>
          </table:table-cell>
          <table:table-cell office:value-type="float" office:value="158.777313" calcext:value-type="float">
            <text:p>158.777313</text:p>
          </table:table-cell>
          <table:table-cell table:number-columns-repeated="1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409" calcext:value-type="float">
            <text:p>409</text:p>
          </table:table-cell>
          <table:table-cell office:value-type="float" office:value="152.47612" calcext:value-type="float">
            <text:p>152.47612</text:p>
          </table:table-cell>
          <table:table-cell table:number-columns-repeated="12"/>
        </table:table-row>
        <table:table-row table:style-name="ro2">
          <table:table-cell office:value-type="float" office:value="4906" calcext:value-type="float">
            <text:p>4906</text:p>
          </table:table-cell>
          <table:table-cell office:value-type="float" office:value="504" calcext:value-type="float">
            <text:p>504</text:p>
          </table:table-cell>
          <table:table-cell office:value-type="float" office:value="187.375107" calcext:value-type="float">
            <text:p>187.375107</text:p>
          </table:table-cell>
          <table:table-cell table:number-columns-repeated="12"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467" calcext:value-type="float">
            <text:p>467</text:p>
          </table:table-cell>
          <table:table-cell office:value-type="float" office:value="193.037872" calcext:value-type="float">
            <text:p>193.037872</text:p>
          </table:table-cell>
          <table:table-cell table:number-columns-repeated="12"/>
        </table:table-row>
        <table:table-row table:style-name="ro2">
          <table:table-cell office:value-type="float" office:value="4722" calcext:value-type="float">
            <text:p>4722</text:p>
          </table:table-cell>
          <table:table-cell office:value-type="float" office:value="456" calcext:value-type="float">
            <text:p>456</text:p>
          </table:table-cell>
          <table:table-cell office:value-type="float" office:value="184.760315" calcext:value-type="float">
            <text:p>184.760315</text:p>
          </table:table-cell>
          <table:table-cell table:number-columns-repeated="12"/>
        </table:table-row>
        <table:table-row table:style-name="ro2">
          <table:table-cell office:value-type="float" office:value="19049" calcext:value-type="float">
            <text:p>19049</text:p>
          </table:table-cell>
          <table:table-cell office:value-type="float" office:value="341" calcext:value-type="float">
            <text:p>341</text:p>
          </table:table-cell>
          <table:table-cell office:value-type="float" office:value="197.761459" calcext:value-type="float">
            <text:p>197.761459</text:p>
          </table:table-cell>
          <table:table-cell table:number-columns-repeated="12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411" calcext:value-type="float">
            <text:p>411</text:p>
          </table:table-cell>
          <table:table-cell office:value-type="float" office:value="185.808746" calcext:value-type="float">
            <text:p>185.808746</text:p>
          </table:table-cell>
          <table:table-cell table:number-columns-repeated="12"/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620" calcext:value-type="float">
            <text:p>620</text:p>
          </table:table-cell>
          <table:table-cell office:value-type="float" office:value="139.483841" calcext:value-type="float">
            <text:p>139.483841</text:p>
          </table:table-cell>
          <table:table-cell table:number-columns-repeated="12"/>
        </table:table-row>
        <table:table-row table:style-name="ro2">
          <table:table-cell office:value-type="float" office:value="4675" calcext:value-type="float">
            <text:p>4675</text:p>
          </table:table-cell>
          <table:table-cell office:value-type="float" office:value="448" calcext:value-type="float">
            <text:p>448</text:p>
          </table:table-cell>
          <table:table-cell office:value-type="float" office:value="185.537018" calcext:value-type="float">
            <text:p>185.537018</text:p>
          </table:table-cell>
          <table:table-cell table:number-columns-repeated="12"/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388" calcext:value-type="float">
            <text:p>388</text:p>
          </table:table-cell>
          <table:table-cell office:value-type="float" office:value="197.63295" calcext:value-type="float">
            <text:p>197.63295</text:p>
          </table:table-cell>
          <table:table-cell table:number-columns-repeated="12"/>
        </table:table-row>
        <table:table-row table:style-name="ro2">
          <table:table-cell office:value-type="float" office:value="4949" calcext:value-type="float">
            <text:p>4949</text:p>
          </table:table-cell>
          <table:table-cell office:value-type="float" office:value="596" calcext:value-type="float">
            <text:p>596</text:p>
          </table:table-cell>
          <table:table-cell office:value-type="float" office:value="84.150742" calcext:value-type="float">
            <text:p>84.150742</text:p>
          </table:table-cell>
          <table:table-cell table:number-columns-repeated="12"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438" calcext:value-type="float">
            <text:p>438</text:p>
          </table:table-cell>
          <table:table-cell office:value-type="float" office:value="179.856003" calcext:value-type="float">
            <text:p>179.856003</text:p>
          </table:table-cell>
          <table:table-cell table:number-columns-repeated="1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421" calcext:value-type="float">
            <text:p>421</text:p>
          </table:table-cell>
          <table:table-cell office:value-type="float" office:value="195.004471" calcext:value-type="float">
            <text:p>195.004471</text:p>
          </table:table-cell>
          <table:table-cell table:number-columns-repeated="12"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67" calcext:value-type="float">
            <text:p>767</text:p>
          </table:table-cell>
          <table:table-cell office:value-type="float" office:value="168.279114" calcext:value-type="float">
            <text:p>168.279114</text:p>
          </table:table-cell>
          <table:table-cell table:number-columns-repeated="1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550" calcext:value-type="float">
            <text:p>550</text:p>
          </table:table-cell>
          <table:table-cell office:value-type="float" office:value="122.87426" calcext:value-type="float">
            <text:p>122.87426</text:p>
          </table:table-cell>
          <table:table-cell table:number-columns-repeated="12"/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497" calcext:value-type="float">
            <text:p>497</text:p>
          </table:table-cell>
          <table:table-cell office:value-type="float" office:value="189.042435" calcext:value-type="float">
            <text:p>189.042435</text:p>
          </table:table-cell>
          <table:table-cell table:number-columns-repeated="12"/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408" calcext:value-type="float">
            <text:p>408</text:p>
          </table:table-cell>
          <table:table-cell office:value-type="float" office:value="174.539154" calcext:value-type="float">
            <text:p>174.539154</text:p>
          </table:table-cell>
          <table:table-cell table:number-columns-repeated="12"/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511" calcext:value-type="float">
            <text:p>511</text:p>
          </table:table-cell>
          <table:table-cell office:value-type="float" office:value="180.889359" calcext:value-type="float">
            <text:p>180.889359</text:p>
          </table:table-cell>
          <table:table-cell table:number-columns-repeated="12"/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float" office:value="366" calcext:value-type="float">
            <text:p>366</text:p>
          </table:table-cell>
          <table:table-cell office:value-type="float" office:value="196.260757" calcext:value-type="float">
            <text:p>196.260757</text:p>
          </table:table-cell>
          <table:table-cell table:number-columns-repeated="1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601" calcext:value-type="float">
            <text:p>601</text:p>
          </table:table-cell>
          <table:table-cell office:value-type="float" office:value="137.489029" calcext:value-type="float">
            <text:p>137.489029</text:p>
          </table:table-cell>
          <table:table-cell table:number-columns-repeated="12"/>
        </table:table-row>
        <table:table-row table:style-name="ro2">
          <table:table-cell office:value-type="float" office:value="19579" calcext:value-type="float">
            <text:p>19579</text:p>
          </table:table-cell>
          <table:table-cell office:value-type="float" office:value="481" calcext:value-type="float">
            <text:p>481</text:p>
          </table:table-cell>
          <table:table-cell office:value-type="float" office:value="181.851974" calcext:value-type="float">
            <text:p>181.851974</text:p>
          </table:table-cell>
          <table:table-cell table:number-columns-repeated="1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526" calcext:value-type="float">
            <text:p>526</text:p>
          </table:table-cell>
          <table:table-cell office:value-type="float" office:value="148.228851" calcext:value-type="float">
            <text:p>148.228851</text:p>
          </table:table-cell>
          <table:table-cell table:number-columns-repeated="1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446" calcext:value-type="float">
            <text:p>446</text:p>
          </table:table-cell>
          <table:table-cell office:value-type="float" office:value="190.798004" calcext:value-type="float">
            <text:p>190.798004</text:p>
          </table:table-cell>
          <table:table-cell table:number-columns-repeated="1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668" calcext:value-type="float">
            <text:p>668</text:p>
          </table:table-cell>
          <table:table-cell office:value-type="float" office:value="134.670532" calcext:value-type="float">
            <text:p>134.670532</text:p>
          </table:table-cell>
          <table:table-cell table:number-columns-repeated="12"/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float" office:value="465" calcext:value-type="float">
            <text:p>465</text:p>
          </table:table-cell>
          <table:table-cell office:value-type="float" office:value="146.13826" calcext:value-type="float">
            <text:p>146.13826</text:p>
          </table:table-cell>
          <table:table-cell table:number-columns-repeated="1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398" calcext:value-type="float">
            <text:p>398</text:p>
          </table:table-cell>
          <table:table-cell office:value-type="float" office:value="194.18512" calcext:value-type="float">
            <text:p>194.18512</text:p>
          </table:table-cell>
          <table:table-cell table:number-columns-repeated="12"/>
        </table:table-row>
        <table:table-row table:style-name="ro2">
          <table:table-cell office:value-type="float" office:value="5238" calcext:value-type="float">
            <text:p>5238</text:p>
          </table:table-cell>
          <table:table-cell office:value-type="float" office:value="599" calcext:value-type="float">
            <text:p>599</text:p>
          </table:table-cell>
          <table:table-cell office:value-type="float" office:value="178.626282" calcext:value-type="float">
            <text:p>178.626282</text:p>
          </table:table-cell>
          <table:table-cell table:number-columns-repeated="1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628" calcext:value-type="float">
            <text:p>628</text:p>
          </table:table-cell>
          <table:table-cell office:value-type="float" office:value="142.52919" calcext:value-type="float">
            <text:p>142.52919</text:p>
          </table:table-cell>
          <table:table-cell table:number-columns-repeated="1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456" calcext:value-type="float">
            <text:p>456</text:p>
          </table:table-cell>
          <table:table-cell office:value-type="float" office:value="150.141571" calcext:value-type="float">
            <text:p>150.141571</text:p>
          </table:table-cell>
          <table:table-cell table:number-columns-repeated="12"/>
        </table:table-row>
        <table:table-row table:style-name="ro2">
          <table:table-cell office:value-type="float" office:value="5348" calcext:value-type="float">
            <text:p>5348</text:p>
          </table:table-cell>
          <table:table-cell office:value-type="float" office:value="473" calcext:value-type="float">
            <text:p>473</text:p>
          </table:table-cell>
          <table:table-cell office:value-type="float" office:value="186.787415" calcext:value-type="float">
            <text:p>186.787415</text:p>
          </table:table-cell>
          <table:table-cell table:number-columns-repeated="12"/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float" office:value="548" calcext:value-type="float">
            <text:p>548</text:p>
          </table:table-cell>
          <table:table-cell office:value-type="float" office:value="194.025284" calcext:value-type="float">
            <text:p>194.025284</text:p>
          </table:table-cell>
          <table:table-cell table:number-columns-repeated="1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493" calcext:value-type="float">
            <text:p>493</text:p>
          </table:table-cell>
          <table:table-cell office:value-type="float" office:value="147.785919" calcext:value-type="float">
            <text:p>147.785919</text:p>
          </table:table-cell>
          <table:table-cell table:number-columns-repeated="12"/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float" office:value="445" calcext:value-type="float">
            <text:p>445</text:p>
          </table:table-cell>
          <table:table-cell office:value-type="float" office:value="191.030777" calcext:value-type="float">
            <text:p>191.030777</text:p>
          </table:table-cell>
          <table:table-cell table:number-columns-repeated="12"/>
        </table:table-row>
        <table:table-row table:style-name="ro2">
          <table:table-cell office:value-type="float" office:value="6647" calcext:value-type="float">
            <text:p>6647</text:p>
          </table:table-cell>
          <table:table-cell office:value-type="float" office:value="829" calcext:value-type="float">
            <text:p>829</text:p>
          </table:table-cell>
          <table:table-cell office:value-type="float" office:value="162.458832" calcext:value-type="float">
            <text:p>162.458832</text:p>
          </table:table-cell>
          <table:table-cell table:number-columns-repeated="12"/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float" office:value="358" calcext:value-type="float">
            <text:p>358</text:p>
          </table:table-cell>
          <table:table-cell office:value-type="float" office:value="194.685394" calcext:value-type="float">
            <text:p>194.685394</text:p>
          </table:table-cell>
          <table:table-cell table:number-columns-repeated="12"/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float" office:value="331" calcext:value-type="float">
            <text:p>331</text:p>
          </table:table-cell>
          <table:table-cell office:value-type="float" office:value="173.403732" calcext:value-type="float">
            <text:p>173.403732</text:p>
          </table:table-cell>
          <table:table-cell table:number-columns-repeated="1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331" calcext:value-type="float">
            <text:p>331</text:p>
          </table:table-cell>
          <table:table-cell office:value-type="float" office:value="200.287842" calcext:value-type="float">
            <text:p>200.287842</text:p>
          </table:table-cell>
          <table:table-cell table:number-columns-repeated="1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528" calcext:value-type="float">
            <text:p>528</text:p>
          </table:table-cell>
          <table:table-cell office:value-type="float" office:value="161.704178" calcext:value-type="float">
            <text:p>161.704178</text:p>
          </table:table-cell>
          <table:table-cell table:number-columns-repeated="1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386" calcext:value-type="float">
            <text:p>386</text:p>
          </table:table-cell>
          <table:table-cell office:value-type="float" office:value="152.277115" calcext:value-type="float">
            <text:p>152.277115</text:p>
          </table:table-cell>
          <table:table-cell table:number-columns-repeated="12"/>
        </table:table-row>
        <table:table-row table:style-name="ro2">
          <table:table-cell office:value-type="float" office:value="3385" calcext:value-type="float">
            <text:p>3385</text:p>
          </table:table-cell>
          <table:table-cell office:value-type="float" office:value="354" calcext:value-type="float">
            <text:p>354</text:p>
          </table:table-cell>
          <table:table-cell office:value-type="float" office:value="192.775665" calcext:value-type="float">
            <text:p>192.775665</text:p>
          </table:table-cell>
          <table:table-cell table:number-columns-repeated="1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491" calcext:value-type="float">
            <text:p>491</text:p>
          </table:table-cell>
          <table:table-cell office:value-type="float" office:value="156.899017" calcext:value-type="float">
            <text:p>156.899017</text:p>
          </table:table-cell>
          <table:table-cell table:number-columns-repeated="12"/>
        </table:table-row>
        <table:table-row table:style-name="ro2">
          <table:table-cell office:value-type="float" office:value="5363" calcext:value-type="float">
            <text:p>5363</text:p>
          </table:table-cell>
          <table:table-cell office:value-type="float" office:value="765" calcext:value-type="float">
            <text:p>765</text:p>
          </table:table-cell>
          <table:table-cell office:value-type="float" office:value="162.113724" calcext:value-type="float">
            <text:p>162.113724</text:p>
          </table:table-cell>
          <table:table-cell table:number-columns-repeated="1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549" calcext:value-type="float">
            <text:p>549</text:p>
          </table:table-cell>
          <table:table-cell office:value-type="float" office:value="184.849152" calcext:value-type="float">
            <text:p>184.849152</text:p>
          </table:table-cell>
          <table:table-cell table:number-columns-repeated="12"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379" calcext:value-type="float">
            <text:p>379</text:p>
          </table:table-cell>
          <table:table-cell office:value-type="float" office:value="193.645828" calcext:value-type="float">
            <text:p>193.645828</text:p>
          </table:table-cell>
          <table:table-cell table:number-columns-repeated="12"/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437" calcext:value-type="float">
            <text:p>437</text:p>
          </table:table-cell>
          <table:table-cell office:value-type="float" office:value="170.632339" calcext:value-type="float">
            <text:p>170.632339</text:p>
          </table:table-cell>
          <table:table-cell table:number-columns-repeated="1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537" calcext:value-type="float">
            <text:p>537</text:p>
          </table:table-cell>
          <table:table-cell office:value-type="float" office:value="130.950836" calcext:value-type="float">
            <text:p>130.950836</text:p>
          </table:table-cell>
          <table:table-cell table:number-columns-repeated="1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509" calcext:value-type="float">
            <text:p>509</text:p>
          </table:table-cell>
          <table:table-cell office:value-type="float" office:value="185.592773" calcext:value-type="float">
            <text:p>185.592773</text:p>
          </table:table-cell>
          <table:table-cell table:number-columns-repeated="1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504" calcext:value-type="float">
            <text:p>504</text:p>
          </table:table-cell>
          <table:table-cell office:value-type="float" office:value="154.762085" calcext:value-type="float">
            <text:p>154.762085</text:p>
          </table:table-cell>
          <table:table-cell table:number-columns-repeated="1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361" calcext:value-type="float">
            <text:p>361</text:p>
          </table:table-cell>
          <table:table-cell office:value-type="float" office:value="151.81517" calcext:value-type="float">
            <text:p>151.81517</text:p>
          </table:table-cell>
          <table:table-cell table:number-columns-repeated="12"/>
        </table:table-row>
        <table:table-row table:style-name="ro2">
          <table:table-cell office:value-type="float" office:value="3373" calcext:value-type="float">
            <text:p>3373</text:p>
          </table:table-cell>
          <table:table-cell office:value-type="float" office:value="378" calcext:value-type="float">
            <text:p>378</text:p>
          </table:table-cell>
          <table:table-cell office:value-type="float" office:value="187.812912" calcext:value-type="float">
            <text:p>187.812912</text:p>
          </table:table-cell>
          <table:table-cell table:number-columns-repeated="12"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404" calcext:value-type="float">
            <text:p>404</text:p>
          </table:table-cell>
          <table:table-cell office:value-type="float" office:value="179.811829" calcext:value-type="float">
            <text:p>179.811829</text:p>
          </table:table-cell>
          <table:table-cell table:number-columns-repeated="1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436" calcext:value-type="float">
            <text:p>436</text:p>
          </table:table-cell>
          <table:table-cell office:value-type="float" office:value="150.882843" calcext:value-type="float">
            <text:p>150.882843</text:p>
          </table:table-cell>
          <table:table-cell table:number-columns-repeated="12"/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float" office:value="400" calcext:value-type="float">
            <text:p>400</text:p>
          </table:table-cell>
          <table:table-cell office:value-type="float" office:value="130.603943" calcext:value-type="float">
            <text:p>130.603943</text:p>
          </table:table-cell>
          <table:table-cell table:number-columns-repeated="12"/>
        </table:table-row>
        <table:table-row table:style-name="ro2">
          <table:table-cell office:value-type="float" office:value="2933" calcext:value-type="float">
            <text:p>2933</text:p>
          </table:table-cell>
          <table:table-cell office:value-type="float" office:value="360" calcext:value-type="float">
            <text:p>360</text:p>
          </table:table-cell>
          <table:table-cell office:value-type="float" office:value="196.223648" calcext:value-type="float">
            <text:p>196.223648</text:p>
          </table:table-cell>
          <table:table-cell table:number-columns-repeated="12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358" calcext:value-type="float">
            <text:p>358</text:p>
          </table:table-cell>
          <table:table-cell office:value-type="float" office:value="196.233704" calcext:value-type="float">
            <text:p>196.233704</text:p>
          </table:table-cell>
          <table:table-cell table:number-columns-repeated="1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648" calcext:value-type="float">
            <text:p>648</text:p>
          </table:table-cell>
          <table:table-cell office:value-type="float" office:value="189.48822" calcext:value-type="float">
            <text:p>189.48822</text:p>
          </table:table-cell>
          <table:table-cell table:number-columns-repeated="12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float" office:value="563" calcext:value-type="float">
            <text:p>563</text:p>
          </table:table-cell>
          <table:table-cell office:value-type="float" office:value="180.115417" calcext:value-type="float">
            <text:p>180.115417</text:p>
          </table:table-cell>
          <table:table-cell table:number-columns-repeated="12"/>
        </table:table-row>
        <table:table-row table:style-name="ro2">
          <table:table-cell office:value-type="float" office:value="4697" calcext:value-type="float">
            <text:p>4697</text:p>
          </table:table-cell>
          <table:table-cell office:value-type="float" office:value="506" calcext:value-type="float">
            <text:p>506</text:p>
          </table:table-cell>
          <table:table-cell office:value-type="float" office:value="131.28096" calcext:value-type="float">
            <text:p>131.28096</text:p>
          </table:table-cell>
          <table:table-cell table:number-columns-repeated="12"/>
        </table:table-row>
        <table:table-row table:style-name="ro2">
          <table:table-cell office:value-type="float" office:value="2883" calcext:value-type="float">
            <text:p>2883</text:p>
          </table:table-cell>
          <table:table-cell office:value-type="float" office:value="439" calcext:value-type="float">
            <text:p>439</text:p>
          </table:table-cell>
          <table:table-cell office:value-type="float" office:value="183.595428" calcext:value-type="float">
            <text:p>183.595428</text:p>
          </table:table-cell>
          <table:table-cell table:number-columns-repeated="1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590" calcext:value-type="float">
            <text:p>590</text:p>
          </table:table-cell>
          <table:table-cell office:value-type="float" office:value="182.027161" calcext:value-type="float">
            <text:p>182.027161</text:p>
          </table:table-cell>
          <table:table-cell table:number-columns-repeated="1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447" calcext:value-type="float">
            <text:p>447</text:p>
          </table:table-cell>
          <table:table-cell office:value-type="float" office:value="193.818405" calcext:value-type="float">
            <text:p>193.818405</text:p>
          </table:table-cell>
          <table:table-cell table:number-columns-repeated="12"/>
        </table:table-row>
        <table:table-row table:style-name="ro2">
          <table:table-cell office:value-type="float" office:value="12941" calcext:value-type="float">
            <text:p>12941</text:p>
          </table:table-cell>
          <table:table-cell office:value-type="float" office:value="662" calcext:value-type="float">
            <text:p>662</text:p>
          </table:table-cell>
          <table:table-cell office:value-type="float" office:value="155.367966" calcext:value-type="float">
            <text:p>155.367966</text:p>
          </table:table-cell>
          <table:table-cell table:number-columns-repeated="1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461" calcext:value-type="float">
            <text:p>461</text:p>
          </table:table-cell>
          <table:table-cell office:value-type="float" office:value="190.695084" calcext:value-type="float">
            <text:p>190.695084</text:p>
          </table:table-cell>
          <table:table-cell table:number-columns-repeated="12"/>
        </table:table-row>
        <table:table-row table:style-name="ro2">
          <table:table-cell office:value-type="float" office:value="5151" calcext:value-type="float">
            <text:p>5151</text:p>
          </table:table-cell>
          <table:table-cell office:value-type="float" office:value="932" calcext:value-type="float">
            <text:p>932</text:p>
          </table:table-cell>
          <table:table-cell office:value-type="float" office:value="144.364395" calcext:value-type="float">
            <text:p>144.364395</text:p>
          </table:table-cell>
          <table:table-cell table:number-columns-repeated="12"/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float" office:value="378" calcext:value-type="float">
            <text:p>378</text:p>
          </table:table-cell>
          <table:table-cell office:value-type="float" office:value="171.060654" calcext:value-type="float">
            <text:p>171.060654</text:p>
          </table:table-cell>
          <table:table-cell table:number-columns-repeated="1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461" calcext:value-type="float">
            <text:p>461</text:p>
          </table:table-cell>
          <table:table-cell office:value-type="float" office:value="190.364502" calcext:value-type="float">
            <text:p>190.364502</text:p>
          </table:table-cell>
          <table:table-cell table:number-columns-repeated="12"/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float" office:value="415" calcext:value-type="float">
            <text:p>415</text:p>
          </table:table-cell>
          <table:table-cell office:value-type="float" office:value="193.040131" calcext:value-type="float">
            <text:p>193.040131</text:p>
          </table:table-cell>
          <table:table-cell table:number-columns-repeated="12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427" calcext:value-type="float">
            <text:p>427</text:p>
          </table:table-cell>
          <table:table-cell office:value-type="float" office:value="146.813019" calcext:value-type="float">
            <text:p>146.813019</text:p>
          </table:table-cell>
          <table:table-cell table:number-columns-repeated="12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float" office:value="420" calcext:value-type="float">
            <text:p>420</text:p>
          </table:table-cell>
          <table:table-cell office:value-type="float" office:value="168.447876" calcext:value-type="float">
            <text:p>168.447876</text:p>
          </table:table-cell>
          <table:table-cell table:number-columns-repeated="1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44" calcext:value-type="float">
            <text:p>744</text:p>
          </table:table-cell>
          <table:table-cell office:value-type="float" office:value="138.663757" calcext:value-type="float">
            <text:p>138.663757</text:p>
          </table:table-cell>
          <table:table-cell table:number-columns-repeated="1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401" calcext:value-type="float">
            <text:p>401</text:p>
          </table:table-cell>
          <table:table-cell office:value-type="float" office:value="195.144241" calcext:value-type="float">
            <text:p>195.144241</text:p>
          </table:table-cell>
          <table:table-cell table:number-columns-repeated="12"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533" calcext:value-type="float">
            <text:p>533</text:p>
          </table:table-cell>
          <table:table-cell office:value-type="float" office:value="189.035126" calcext:value-type="float">
            <text:p>189.035126</text:p>
          </table:table-cell>
          <table:table-cell table:number-columns-repeated="12"/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584" calcext:value-type="float">
            <text:p>584</text:p>
          </table:table-cell>
          <table:table-cell office:value-type="float" office:value="90.651474" calcext:value-type="float">
            <text:p>90.651474</text:p>
          </table:table-cell>
          <table:table-cell table:number-columns-repeated="1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392" calcext:value-type="float">
            <text:p>392</text:p>
          </table:table-cell>
          <table:table-cell office:value-type="float" office:value="190.234512" calcext:value-type="float">
            <text:p>190.234512</text:p>
          </table:table-cell>
          <table:table-cell table:number-columns-repeated="12"/>
        </table:table-row>
        <table:table-row table:style-name="ro2">
          <table:table-cell office:value-type="float" office:value="4980" calcext:value-type="float">
            <text:p>4980</text:p>
          </table:table-cell>
          <table:table-cell office:value-type="float" office:value="838" calcext:value-type="float">
            <text:p>838</text:p>
          </table:table-cell>
          <table:table-cell office:value-type="float" office:value="156.891647" calcext:value-type="float">
            <text:p>156.891647</text:p>
          </table:table-cell>
          <table:table-cell table:number-columns-repeated="12"/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486" calcext:value-type="float">
            <text:p>486</text:p>
          </table:table-cell>
          <table:table-cell office:value-type="float" office:value="154.625229" calcext:value-type="float">
            <text:p>154.625229</text:p>
          </table:table-cell>
          <table:table-cell table:number-columns-repeated="12"/>
        </table:table-row>
        <table:table-row table:style-name="ro2">
          <table:table-cell office:value-type="float" office:value="3091" calcext:value-type="float">
            <text:p>3091</text:p>
          </table:table-cell>
          <table:table-cell office:value-type="float" office:value="409" calcext:value-type="float">
            <text:p>409</text:p>
          </table:table-cell>
          <table:table-cell office:value-type="float" office:value="178.288513" calcext:value-type="float">
            <text:p>178.288513</text:p>
          </table:table-cell>
          <table:table-cell table:number-columns-repeated="1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610" calcext:value-type="float">
            <text:p>610</text:p>
          </table:table-cell>
          <table:table-cell office:value-type="float" office:value="150.08992" calcext:value-type="float">
            <text:p>150.08992</text:p>
          </table:table-cell>
          <table:table-cell table:number-columns-repeated="12"/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float" office:value="442" calcext:value-type="float">
            <text:p>442</text:p>
          </table:table-cell>
          <table:table-cell office:value-type="float" office:value="194.800827" calcext:value-type="float">
            <text:p>194.800827</text:p>
          </table:table-cell>
          <table:table-cell table:number-columns-repeated="12"/>
        </table:table-row>
        <table:table-row table:style-name="ro2">
          <table:table-cell office:value-type="float" office:value="5105" calcext:value-type="float">
            <text:p>5105</text:p>
          </table:table-cell>
          <table:table-cell office:value-type="float" office:value="616" calcext:value-type="float">
            <text:p>616</text:p>
          </table:table-cell>
          <table:table-cell office:value-type="float" office:value="184.762909" calcext:value-type="float">
            <text:p>184.762909</text:p>
          </table:table-cell>
          <table:table-cell table:number-columns-repeated="1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443" calcext:value-type="float">
            <text:p>443</text:p>
          </table:table-cell>
          <table:table-cell office:value-type="float" office:value="193.139771" calcext:value-type="float">
            <text:p>193.139771</text:p>
          </table:table-cell>
          <table:table-cell table:number-columns-repeated="12"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528" calcext:value-type="float">
            <text:p>528</text:p>
          </table:table-cell>
          <table:table-cell office:value-type="float" office:value="181.41832" calcext:value-type="float">
            <text:p>181.41832</text:p>
          </table:table-cell>
          <table:table-cell table:number-columns-repeated="1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402" calcext:value-type="float">
            <text:p>402</text:p>
          </table:table-cell>
          <table:table-cell office:value-type="float" office:value="154.896317" calcext:value-type="float">
            <text:p>154.896317</text:p>
          </table:table-cell>
          <table:table-cell table:number-columns-repeated="1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410" calcext:value-type="float">
            <text:p>410</text:p>
          </table:table-cell>
          <table:table-cell office:value-type="float" office:value="193.812485" calcext:value-type="float">
            <text:p>193.812485</text:p>
          </table:table-cell>
          <table:table-cell table:number-columns-repeated="12"/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503" calcext:value-type="float">
            <text:p>503</text:p>
          </table:table-cell>
          <table:table-cell office:value-type="float" office:value="144.121918" calcext:value-type="float">
            <text:p>144.121918</text:p>
          </table:table-cell>
          <table:table-cell table:number-columns-repeated="12"/>
        </table:table-row>
        <table:table-row table:style-name="ro2">
          <table:table-cell office:value-type="float" office:value="6655" calcext:value-type="float">
            <text:p>6655</text:p>
          </table:table-cell>
          <table:table-cell office:value-type="float" office:value="992" calcext:value-type="float">
            <text:p>992</text:p>
          </table:table-cell>
          <table:table-cell office:value-type="float" office:value="137.85759" calcext:value-type="float">
            <text:p>137.85759</text:p>
          </table:table-cell>
          <table:table-cell table:number-columns-repeated="12"/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float" office:value="443" calcext:value-type="float">
            <text:p>443</text:p>
          </table:table-cell>
          <table:table-cell office:value-type="float" office:value="196.218933" calcext:value-type="float">
            <text:p>196.218933</text:p>
          </table:table-cell>
          <table:table-cell table:number-columns-repeated="1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525" calcext:value-type="float">
            <text:p>525</text:p>
          </table:table-cell>
          <table:table-cell office:value-type="float" office:value="178.990707" calcext:value-type="float">
            <text:p>178.990707</text:p>
          </table:table-cell>
          <table:table-cell table:number-columns-repeated="1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459" calcext:value-type="float">
            <text:p>459</text:p>
          </table:table-cell>
          <table:table-cell office:value-type="float" office:value="185.788651" calcext:value-type="float">
            <text:p>185.788651</text:p>
          </table:table-cell>
          <table:table-cell table:number-columns-repeated="12"/>
        </table:table-row>
        <table:table-row table:style-name="ro2">
          <table:table-cell office:value-type="float" office:value="2786" calcext:value-type="float">
            <text:p>2786</text:p>
          </table:table-cell>
          <table:table-cell office:value-type="float" office:value="471" calcext:value-type="float">
            <text:p>471</text:p>
          </table:table-cell>
          <table:table-cell office:value-type="float" office:value="185.000412" calcext:value-type="float">
            <text:p>185.000412</text:p>
          </table:table-cell>
          <table:table-cell table:number-columns-repeated="12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float" office:value="470" calcext:value-type="float">
            <text:p>470</text:p>
          </table:table-cell>
          <table:table-cell office:value-type="float" office:value="176.443222" calcext:value-type="float">
            <text:p>176.443222</text:p>
          </table:table-cell>
          <table:table-cell table:number-columns-repeated="1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434" calcext:value-type="float">
            <text:p>434</text:p>
          </table:table-cell>
          <table:table-cell office:value-type="float" office:value="171.980103" calcext:value-type="float">
            <text:p>171.980103</text:p>
          </table:table-cell>
          <table:table-cell table:number-columns-repeated="12"/>
        </table:table-row>
        <table:table-row table:style-name="ro2">
          <table:table-cell office:value-type="float" office:value="4907" calcext:value-type="float">
            <text:p>4907</text:p>
          </table:table-cell>
          <table:table-cell office:value-type="float" office:value="462" calcext:value-type="float">
            <text:p>462</text:p>
          </table:table-cell>
          <table:table-cell office:value-type="float" office:value="186.999268" calcext:value-type="float">
            <text:p>186.999268</text:p>
          </table:table-cell>
          <table:table-cell table:number-columns-repeated="1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49" calcext:value-type="float">
            <text:p>549</text:p>
          </table:table-cell>
          <table:table-cell office:value-type="float" office:value="155.946213" calcext:value-type="float">
            <text:p>155.946213</text:p>
          </table:table-cell>
          <table:table-cell table:number-columns-repeated="12"/>
        </table:table-row>
        <table:table-row table:style-name="ro2">
          <table:table-cell office:value-type="float" office:value="4824" calcext:value-type="float">
            <text:p>4824</text:p>
          </table:table-cell>
          <table:table-cell office:value-type="float" office:value="569" calcext:value-type="float">
            <text:p>569</text:p>
          </table:table-cell>
          <table:table-cell office:value-type="float" office:value="162.988052" calcext:value-type="float">
            <text:p>162.988052</text:p>
          </table:table-cell>
          <table:table-cell table:number-columns-repeated="1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574" calcext:value-type="float">
            <text:p>574</text:p>
          </table:table-cell>
          <table:table-cell office:value-type="float" office:value="176.95993" calcext:value-type="float">
            <text:p>176.95993</text:p>
          </table:table-cell>
          <table:table-cell table:number-columns-repeated="12"/>
        </table:table-row>
        <table:table-row table:style-name="ro2">
          <table:table-cell office:value-type="float" office:value="2918" calcext:value-type="float">
            <text:p>2918</text:p>
          </table:table-cell>
          <table:table-cell office:value-type="float" office:value="429" calcext:value-type="float">
            <text:p>429</text:p>
          </table:table-cell>
          <table:table-cell office:value-type="float" office:value="167.002151" calcext:value-type="float">
            <text:p>167.002151</text:p>
          </table:table-cell>
          <table:table-cell table:number-columns-repeated="1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469" calcext:value-type="float">
            <text:p>469</text:p>
          </table:table-cell>
          <table:table-cell office:value-type="float" office:value="151.005066" calcext:value-type="float">
            <text:p>151.005066</text:p>
          </table:table-cell>
          <table:table-cell table:number-columns-repeated="1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406" calcext:value-type="float">
            <text:p>406</text:p>
          </table:table-cell>
          <table:table-cell office:value-type="float" office:value="161.852402" calcext:value-type="float">
            <text:p>161.852402</text:p>
          </table:table-cell>
          <table:table-cell table:number-columns-repeated="12"/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420" calcext:value-type="float">
            <text:p>420</text:p>
          </table:table-cell>
          <table:table-cell office:value-type="float" office:value="195.666809" calcext:value-type="float">
            <text:p>195.666809</text:p>
          </table:table-cell>
          <table:table-cell table:number-columns-repeated="1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389" calcext:value-type="float">
            <text:p>389</text:p>
          </table:table-cell>
          <table:table-cell office:value-type="float" office:value="196.295944" calcext:value-type="float">
            <text:p>196.295944</text:p>
          </table:table-cell>
          <table:table-cell table:number-columns-repeated="12"/>
        </table:table-row>
        <table:table-row table:style-name="ro2">
          <table:table-cell office:value-type="float" office:value="3195" calcext:value-type="float">
            <text:p>3195</text:p>
          </table:table-cell>
          <table:table-cell office:value-type="float" office:value="414" calcext:value-type="float">
            <text:p>414</text:p>
          </table:table-cell>
          <table:table-cell office:value-type="float" office:value="160.837692" calcext:value-type="float">
            <text:p>160.837692</text:p>
          </table:table-cell>
          <table:table-cell table:number-columns-repeated="1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350" calcext:value-type="float">
            <text:p>350</text:p>
          </table:table-cell>
          <table:table-cell office:value-type="float" office:value="195.447327" calcext:value-type="float">
            <text:p>195.447327</text:p>
          </table:table-cell>
          <table:table-cell table:number-columns-repeated="12"/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float" office:value="395" calcext:value-type="float">
            <text:p>395</text:p>
          </table:table-cell>
          <table:table-cell office:value-type="float" office:value="192.972366" calcext:value-type="float">
            <text:p>192.972366</text:p>
          </table:table-cell>
          <table:table-cell table:number-columns-repeated="1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419" calcext:value-type="float">
            <text:p>419</text:p>
          </table:table-cell>
          <table:table-cell office:value-type="float" office:value="156.10939" calcext:value-type="float">
            <text:p>156.10939</text:p>
          </table:table-cell>
          <table:table-cell table:number-columns-repeated="1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523" calcext:value-type="float">
            <text:p>523</text:p>
          </table:table-cell>
          <table:table-cell office:value-type="float" office:value="191.606491" calcext:value-type="float">
            <text:p>191.606491</text:p>
          </table:table-cell>
          <table:table-cell table:number-columns-repeated="12"/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461" calcext:value-type="float">
            <text:p>461</text:p>
          </table:table-cell>
          <table:table-cell office:value-type="float" office:value="186.083481" calcext:value-type="float">
            <text:p>186.083481</text:p>
          </table:table-cell>
          <table:table-cell table:number-columns-repeated="1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538" calcext:value-type="float">
            <text:p>538</text:p>
          </table:table-cell>
          <table:table-cell office:value-type="float" office:value="137.072021" calcext:value-type="float">
            <text:p>137.072021</text:p>
          </table:table-cell>
          <table:table-cell table:number-columns-repeated="12"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381" calcext:value-type="float">
            <text:p>381</text:p>
          </table:table-cell>
          <table:table-cell office:value-type="float" office:value="170.758591" calcext:value-type="float">
            <text:p>170.758591</text:p>
          </table:table-cell>
          <table:table-cell table:number-columns-repeated="12"/>
        </table:table-row>
        <table:table-row table:style-name="ro2">
          <table:table-cell office:value-type="float" office:value="5740" calcext:value-type="float">
            <text:p>5740</text:p>
          </table:table-cell>
          <table:table-cell office:value-type="float" office:value="581" calcext:value-type="float">
            <text:p>581</text:p>
          </table:table-cell>
          <table:table-cell office:value-type="float" office:value="152.891907" calcext:value-type="float">
            <text:p>152.891907</text:p>
          </table:table-cell>
          <table:table-cell table:number-columns-repeated="1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391" calcext:value-type="float">
            <text:p>391</text:p>
          </table:table-cell>
          <table:table-cell office:value-type="float" office:value="175.836334" calcext:value-type="float">
            <text:p>175.836334</text:p>
          </table:table-cell>
          <table:table-cell table:number-columns-repeated="1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430" calcext:value-type="float">
            <text:p>430</text:p>
          </table:table-cell>
          <table:table-cell office:value-type="float" office:value="187.481842" calcext:value-type="float">
            <text:p>187.481842</text:p>
          </table:table-cell>
          <table:table-cell table:number-columns-repeated="12"/>
        </table:table-row>
        <table:table-row table:style-name="ro2">
          <table:table-cell office:value-type="float" office:value="3308" calcext:value-type="float">
            <text:p>3308</text:p>
          </table:table-cell>
          <table:table-cell office:value-type="float" office:value="461" calcext:value-type="float">
            <text:p>461</text:p>
          </table:table-cell>
          <table:table-cell office:value-type="float" office:value="192.336395" calcext:value-type="float">
            <text:p>192.336395</text:p>
          </table:table-cell>
          <table:table-cell table:number-columns-repeated="12"/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408" calcext:value-type="float">
            <text:p>408</text:p>
          </table:table-cell>
          <table:table-cell office:value-type="float" office:value="194.154602" calcext:value-type="float">
            <text:p>194.154602</text:p>
          </table:table-cell>
          <table:table-cell table:number-columns-repeated="12"/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float" office:value="404" calcext:value-type="float">
            <text:p>404</text:p>
          </table:table-cell>
          <table:table-cell office:value-type="float" office:value="192.167297" calcext:value-type="float">
            <text:p>192.167297</text:p>
          </table:table-cell>
          <table:table-cell table:number-columns-repeated="12"/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float" office:value="454" calcext:value-type="float">
            <text:p>454</text:p>
          </table:table-cell>
          <table:table-cell office:value-type="float" office:value="148.005829" calcext:value-type="float">
            <text:p>148.005829</text:p>
          </table:table-cell>
          <table:table-cell table:number-columns-repeated="1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849" calcext:value-type="float">
            <text:p>849</text:p>
          </table:table-cell>
          <table:table-cell office:value-type="float" office:value="158.534119" calcext:value-type="float">
            <text:p>158.534119</text:p>
          </table:table-cell>
          <table:table-cell table:number-columns-repeated="12"/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405" calcext:value-type="float">
            <text:p>405</text:p>
          </table:table-cell>
          <table:table-cell office:value-type="float" office:value="176.752136" calcext:value-type="float">
            <text:p>176.752136</text:p>
          </table:table-cell>
          <table:table-cell table:number-columns-repeated="1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569" calcext:value-type="float">
            <text:p>569</text:p>
          </table:table-cell>
          <table:table-cell office:value-type="float" office:value="151.205429" calcext:value-type="float">
            <text:p>151.205429</text:p>
          </table:table-cell>
          <table:table-cell table:number-columns-repeated="12"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419" calcext:value-type="float">
            <text:p>419</text:p>
          </table:table-cell>
          <table:table-cell office:value-type="float" office:value="195.275223" calcext:value-type="float">
            <text:p>195.275223</text:p>
          </table:table-cell>
          <table:table-cell table:number-columns-repeated="1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677" calcext:value-type="float">
            <text:p>677</text:p>
          </table:table-cell>
          <table:table-cell office:value-type="float" office:value="123.426598" calcext:value-type="float">
            <text:p>123.426598</text:p>
          </table:table-cell>
          <table:table-cell table:number-columns-repeated="12"/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528" calcext:value-type="float">
            <text:p>528</text:p>
          </table:table-cell>
          <table:table-cell office:value-type="float" office:value="145.751083" calcext:value-type="float">
            <text:p>145.751083</text:p>
          </table:table-cell>
          <table:table-cell table:number-columns-repeated="12"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512" calcext:value-type="float">
            <text:p>512</text:p>
          </table:table-cell>
          <table:table-cell office:value-type="float" office:value="103.557121" calcext:value-type="float">
            <text:p>103.557121</text:p>
          </table:table-cell>
          <table:table-cell table:number-columns-repeated="12"/>
        </table:table-row>
        <table:table-row table:style-name="ro2">
          <table:table-cell office:value-type="float" office:value="5082" calcext:value-type="float">
            <text:p>5082</text:p>
          </table:table-cell>
          <table:table-cell office:value-type="float" office:value="507" calcext:value-type="float">
            <text:p>507</text:p>
          </table:table-cell>
          <table:table-cell office:value-type="float" office:value="108.813248" calcext:value-type="float">
            <text:p>108.813248</text:p>
          </table:table-cell>
          <table:table-cell table:number-columns-repeated="1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473" calcext:value-type="float">
            <text:p>473</text:p>
          </table:table-cell>
          <table:table-cell office:value-type="float" office:value="186.86821" calcext:value-type="float">
            <text:p>186.86821</text:p>
          </table:table-cell>
          <table:table-cell table:number-columns-repeated="12"/>
        </table:table-row>
        <table:table-row table:style-name="ro2">
          <table:table-cell office:value-type="float" office:value="6806" calcext:value-type="float">
            <text:p>6806</text:p>
          </table:table-cell>
          <table:table-cell office:value-type="float" office:value="891" calcext:value-type="float">
            <text:p>891</text:p>
          </table:table-cell>
          <table:table-cell office:value-type="float" office:value="139.326431" calcext:value-type="float">
            <text:p>139.326431</text:p>
          </table:table-cell>
          <table:table-cell table:number-columns-repeated="1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378" calcext:value-type="float">
            <text:p>378</text:p>
          </table:table-cell>
          <table:table-cell office:value-type="float" office:value="196.503479" calcext:value-type="float">
            <text:p>196.503479</text:p>
          </table:table-cell>
          <table:table-cell table:number-columns-repeated="12"/>
        </table:table-row>
        <table:table-row table:style-name="ro2">
          <table:table-cell office:value-type="float" office:value="4849" calcext:value-type="float">
            <text:p>4849</text:p>
          </table:table-cell>
          <table:table-cell office:value-type="float" office:value="611" calcext:value-type="float">
            <text:p>611</text:p>
          </table:table-cell>
          <table:table-cell office:value-type="float" office:value="149.733932" calcext:value-type="float">
            <text:p>149.733932</text:p>
          </table:table-cell>
          <table:table-cell table:number-columns-repeated="12"/>
        </table:table-row>
        <table:table-row table:style-name="ro2">
          <table:table-cell office:value-type="float" office:value="5570" calcext:value-type="float">
            <text:p>5570</text:p>
          </table:table-cell>
          <table:table-cell office:value-type="float" office:value="852" calcext:value-type="float">
            <text:p>852</text:p>
          </table:table-cell>
          <table:table-cell office:value-type="float" office:value="157.770615" calcext:value-type="float">
            <text:p>157.770615</text:p>
          </table:table-cell>
          <table:table-cell table:number-columns-repeated="1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653" calcext:value-type="float">
            <text:p>653</text:p>
          </table:table-cell>
          <table:table-cell office:value-type="float" office:value="191.61937" calcext:value-type="float">
            <text:p>191.61937</text:p>
          </table:table-cell>
          <table:table-cell table:number-columns-repeated="12"/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436" calcext:value-type="float">
            <text:p>436</text:p>
          </table:table-cell>
          <table:table-cell office:value-type="float" office:value="151.722305" calcext:value-type="float">
            <text:p>151.722305</text:p>
          </table:table-cell>
          <table:table-cell table:number-columns-repeated="12"/>
        </table:table-row>
        <table:table-row table:style-name="ro2">
          <table:table-cell office:value-type="float" office:value="5304" calcext:value-type="float">
            <text:p>5304</text:p>
          </table:table-cell>
          <table:table-cell office:value-type="float" office:value="668" calcext:value-type="float">
            <text:p>668</text:p>
          </table:table-cell>
          <table:table-cell office:value-type="float" office:value="148.804306" calcext:value-type="float">
            <text:p>148.804306</text:p>
          </table:table-cell>
          <table:table-cell table:number-columns-repeated="12"/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429" calcext:value-type="float">
            <text:p>429</text:p>
          </table:table-cell>
          <table:table-cell office:value-type="float" office:value="190.024429" calcext:value-type="float">
            <text:p>190.024429</text:p>
          </table:table-cell>
          <table:table-cell table:number-columns-repeated="1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404" calcext:value-type="float">
            <text:p>404</text:p>
          </table:table-cell>
          <table:table-cell office:value-type="float" office:value="192.471558" calcext:value-type="float">
            <text:p>192.471558</text:p>
          </table:table-cell>
          <table:table-cell table:number-columns-repeated="1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390" calcext:value-type="float">
            <text:p>390</text:p>
          </table:table-cell>
          <table:table-cell office:value-type="float" office:value="195.415909" calcext:value-type="float">
            <text:p>195.415909</text:p>
          </table:table-cell>
          <table:table-cell table:number-columns-repeated="12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425" calcext:value-type="float">
            <text:p>425</text:p>
          </table:table-cell>
          <table:table-cell office:value-type="float" office:value="194.817429" calcext:value-type="float">
            <text:p>194.817429</text:p>
          </table:table-cell>
          <table:table-cell table:number-columns-repeated="12"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442" calcext:value-type="float">
            <text:p>442</text:p>
          </table:table-cell>
          <table:table-cell office:value-type="float" office:value="190.136429" calcext:value-type="float">
            <text:p>190.136429</text:p>
          </table:table-cell>
          <table:table-cell table:number-columns-repeated="12"/>
        </table:table-row>
        <table:table-row table:style-name="ro2">
          <table:table-cell office:value-type="float" office:value="5603" calcext:value-type="float">
            <text:p>5603</text:p>
          </table:table-cell>
          <table:table-cell office:value-type="float" office:value="655" calcext:value-type="float">
            <text:p>655</text:p>
          </table:table-cell>
          <table:table-cell office:value-type="float" office:value="142.875183" calcext:value-type="float">
            <text:p>142.875183</text:p>
          </table:table-cell>
          <table:table-cell table:number-columns-repeated="12"/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float" office:value="391" calcext:value-type="float">
            <text:p>391</text:p>
          </table:table-cell>
          <table:table-cell office:value-type="float" office:value="195.369568" calcext:value-type="float">
            <text:p>195.369568</text:p>
          </table:table-cell>
          <table:table-cell table:number-columns-repeated="12"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429" calcext:value-type="float">
            <text:p>429</text:p>
          </table:table-cell>
          <table:table-cell office:value-type="float" office:value="112.329109" calcext:value-type="float">
            <text:p>112.329109</text:p>
          </table:table-cell>
          <table:table-cell table:number-columns-repeated="12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float" office:value="432" calcext:value-type="float">
            <text:p>432</text:p>
          </table:table-cell>
          <table:table-cell office:value-type="float" office:value="187.158859" calcext:value-type="float">
            <text:p>187.158859</text:p>
          </table:table-cell>
          <table:table-cell table:number-columns-repeated="1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537" calcext:value-type="float">
            <text:p>537</text:p>
          </table:table-cell>
          <table:table-cell office:value-type="float" office:value="177.025146" calcext:value-type="float">
            <text:p>177.025146</text:p>
          </table:table-cell>
          <table:table-cell table:number-columns-repeated="1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478" calcext:value-type="float">
            <text:p>478</text:p>
          </table:table-cell>
          <table:table-cell office:value-type="float" office:value="174.833481" calcext:value-type="float">
            <text:p>174.833481</text:p>
          </table:table-cell>
          <table:table-cell table:number-columns-repeated="1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636" calcext:value-type="float">
            <text:p>636</text:p>
          </table:table-cell>
          <table:table-cell office:value-type="float" office:value="143.012756" calcext:value-type="float">
            <text:p>143.012756</text:p>
          </table:table-cell>
          <table:table-cell table:number-columns-repeated="12"/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float" office:value="411" calcext:value-type="float">
            <text:p>411</text:p>
          </table:table-cell>
          <table:table-cell office:value-type="float" office:value="194.723953" calcext:value-type="float">
            <text:p>194.723953</text:p>
          </table:table-cell>
          <table:table-cell table:number-columns-repeated="12"/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516" calcext:value-type="float">
            <text:p>516</text:p>
          </table:table-cell>
          <table:table-cell office:value-type="float" office:value="187.930908" calcext:value-type="float">
            <text:p>187.930908</text:p>
          </table:table-cell>
          <table:table-cell table:number-columns-repeated="12"/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float" office:value="407" calcext:value-type="float">
            <text:p>407</text:p>
          </table:table-cell>
          <table:table-cell office:value-type="float" office:value="157.958618" calcext:value-type="float">
            <text:p>157.958618</text:p>
          </table:table-cell>
          <table:table-cell table:number-columns-repeated="12"/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637" calcext:value-type="float">
            <text:p>637</text:p>
          </table:table-cell>
          <table:table-cell office:value-type="float" office:value="176.921936" calcext:value-type="float">
            <text:p>176.921936</text:p>
          </table:table-cell>
          <table:table-cell table:number-columns-repeated="12"/>
        </table:table-row>
        <table:table-row table:style-name="ro2">
          <table:table-cell office:value-type="float" office:value="5367" calcext:value-type="float">
            <text:p>5367</text:p>
          </table:table-cell>
          <table:table-cell office:value-type="float" office:value="844" calcext:value-type="float">
            <text:p>844</text:p>
          </table:table-cell>
          <table:table-cell office:value-type="float" office:value="135.949112" calcext:value-type="float">
            <text:p>135.949112</text:p>
          </table:table-cell>
          <table:table-cell table:number-columns-repeated="1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406" calcext:value-type="float">
            <text:p>406</text:p>
          </table:table-cell>
          <table:table-cell office:value-type="float" office:value="187.059601" calcext:value-type="float">
            <text:p>187.059601</text:p>
          </table:table-cell>
          <table:table-cell table:number-columns-repeated="12"/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689" calcext:value-type="float">
            <text:p>689</text:p>
          </table:table-cell>
          <table:table-cell office:value-type="float" office:value="171.684433" calcext:value-type="float">
            <text:p>171.684433</text:p>
          </table:table-cell>
          <table:table-cell table:number-columns-repeated="12"/>
        </table:table-row>
        <table:table-row table:style-name="ro2">
          <table:table-cell office:value-type="float" office:value="5716" calcext:value-type="float">
            <text:p>5716</text:p>
          </table:table-cell>
          <table:table-cell office:value-type="float" office:value="1474" calcext:value-type="float">
            <text:p>1474</text:p>
          </table:table-cell>
          <table:table-cell office:value-type="float" office:value="188.042664" calcext:value-type="float">
            <text:p>188.042664</text:p>
          </table:table-cell>
          <table:table-cell table:number-columns-repeated="1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525" calcext:value-type="float">
            <text:p>525</text:p>
          </table:table-cell>
          <table:table-cell office:value-type="float" office:value="178.321426" calcext:value-type="float">
            <text:p>178.321426</text:p>
          </table:table-cell>
          <table:table-cell table:number-columns-repeated="12"/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float" office:value="414" calcext:value-type="float">
            <text:p>414</text:p>
          </table:table-cell>
          <table:table-cell office:value-type="float" office:value="177.117569" calcext:value-type="float">
            <text:p>177.117569</text:p>
          </table:table-cell>
          <table:table-cell table:number-columns-repeated="1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408" calcext:value-type="float">
            <text:p>408</text:p>
          </table:table-cell>
          <table:table-cell office:value-type="float" office:value="190.550949" calcext:value-type="float">
            <text:p>190.550949</text:p>
          </table:table-cell>
          <table:table-cell table:number-columns-repeated="1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661" calcext:value-type="float">
            <text:p>661</text:p>
          </table:table-cell>
          <table:table-cell office:value-type="float" office:value="149.551071" calcext:value-type="float">
            <text:p>149.551071</text:p>
          </table:table-cell>
          <table:table-cell table:number-columns-repeated="12"/>
        </table:table-row>
        <table:table-row table:style-name="ro2">
          <table:table-cell office:value-type="float" office:value="5918" calcext:value-type="float">
            <text:p>5918</text:p>
          </table:table-cell>
          <table:table-cell office:value-type="float" office:value="636" calcext:value-type="float">
            <text:p>636</text:p>
          </table:table-cell>
          <table:table-cell office:value-type="float" office:value="170.933304" calcext:value-type="float">
            <text:p>170.933304</text:p>
          </table:table-cell>
          <table:table-cell table:number-columns-repeated="1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488" calcext:value-type="float">
            <text:p>488</text:p>
          </table:table-cell>
          <table:table-cell office:value-type="float" office:value="188.572205" calcext:value-type="float">
            <text:p>188.572205</text:p>
          </table:table-cell>
          <table:table-cell table:number-columns-repeated="1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617" calcext:value-type="float">
            <text:p>617</text:p>
          </table:table-cell>
          <table:table-cell office:value-type="float" office:value="174.682907" calcext:value-type="float">
            <text:p>174.682907</text:p>
          </table:table-cell>
          <table:table-cell table:number-columns-repeated="12"/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392" calcext:value-type="float">
            <text:p>392</text:p>
          </table:table-cell>
          <table:table-cell office:value-type="float" office:value="196.875641" calcext:value-type="float">
            <text:p>196.875641</text:p>
          </table:table-cell>
          <table:table-cell table:number-columns-repeated="12"/>
        </table:table-row>
        <table:table-row table:style-name="ro2">
          <table:table-cell office:value-type="float" office:value="5808" calcext:value-type="float">
            <text:p>5808</text:p>
          </table:table-cell>
          <table:table-cell office:value-type="float" office:value="632" calcext:value-type="float">
            <text:p>632</text:p>
          </table:table-cell>
          <table:table-cell office:value-type="float" office:value="164.997025" calcext:value-type="float">
            <text:p>164.997025</text:p>
          </table:table-cell>
          <table:table-cell table:number-columns-repeated="12"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525" calcext:value-type="float">
            <text:p>525</text:p>
          </table:table-cell>
          <table:table-cell office:value-type="float" office:value="166.850784" calcext:value-type="float">
            <text:p>166.850784</text:p>
          </table:table-cell>
          <table:table-cell table:number-columns-repeated="12"/>
        </table:table-row>
        <table:table-row table:style-name="ro2">
          <table:table-cell office:value-type="float" office:value="5275" calcext:value-type="float">
            <text:p>5275</text:p>
          </table:table-cell>
          <table:table-cell office:value-type="float" office:value="703" calcext:value-type="float">
            <text:p>703</text:p>
          </table:table-cell>
          <table:table-cell office:value-type="float" office:value="172.67218" calcext:value-type="float">
            <text:p>172.67218</text:p>
          </table:table-cell>
          <table:table-cell table:number-columns-repeated="12"/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float" office:value="527" calcext:value-type="float">
            <text:p>527</text:p>
          </table:table-cell>
          <table:table-cell office:value-type="float" office:value="139.910553" calcext:value-type="float">
            <text:p>139.910553</text:p>
          </table:table-cell>
          <table:table-cell table:number-columns-repeated="1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394" calcext:value-type="float">
            <text:p>394</text:p>
          </table:table-cell>
          <table:table-cell office:value-type="float" office:value="196.810287" calcext:value-type="float">
            <text:p>196.810287</text:p>
          </table:table-cell>
          <table:table-cell table:number-columns-repeated="1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479" calcext:value-type="float">
            <text:p>479</text:p>
          </table:table-cell>
          <table:table-cell office:value-type="float" office:value="184.389511" calcext:value-type="float">
            <text:p>184.389511</text:p>
          </table:table-cell>
          <table:table-cell table:number-columns-repeated="12"/>
        </table:table-row>
        <table:table-row table:style-name="ro2">
          <table:table-cell office:value-type="float" office:value="4730" calcext:value-type="float">
            <text:p>4730</text:p>
          </table:table-cell>
          <table:table-cell office:value-type="float" office:value="763" calcext:value-type="float">
            <text:p>763</text:p>
          </table:table-cell>
          <table:table-cell office:value-type="float" office:value="147.953445" calcext:value-type="float">
            <text:p>147.953445</text:p>
          </table:table-cell>
          <table:table-cell table:number-columns-repeated="12"/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float" office:value="493" calcext:value-type="float">
            <text:p>493</text:p>
          </table:table-cell>
          <table:table-cell office:value-type="float" office:value="194.609695" calcext:value-type="float">
            <text:p>194.609695</text:p>
          </table:table-cell>
          <table:table-cell table:number-columns-repeated="12"/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442" calcext:value-type="float">
            <text:p>442</text:p>
          </table:table-cell>
          <table:table-cell office:value-type="float" office:value="193.587357" calcext:value-type="float">
            <text:p>193.587357</text:p>
          </table:table-cell>
          <table:table-cell table:number-columns-repeated="12"/>
        </table:table-row>
        <table:table-row table:style-name="ro2">
          <table:table-cell office:value-type="float" office:value="5107" calcext:value-type="float">
            <text:p>5107</text:p>
          </table:table-cell>
          <table:table-cell office:value-type="float" office:value="690" calcext:value-type="float">
            <text:p>690</text:p>
          </table:table-cell>
          <table:table-cell office:value-type="float" office:value="117.63195" calcext:value-type="float">
            <text:p>117.63195</text:p>
          </table:table-cell>
          <table:table-cell table:number-columns-repeated="12"/>
        </table:table-row>
        <table:table-row table:style-name="ro2">
          <table:table-cell office:value-type="float" office:value="3268" calcext:value-type="float">
            <text:p>3268</text:p>
          </table:table-cell>
          <table:table-cell office:value-type="float" office:value="450" calcext:value-type="float">
            <text:p>450</text:p>
          </table:table-cell>
          <table:table-cell office:value-type="float" office:value="99.785576" calcext:value-type="float">
            <text:p>99.785576</text:p>
          </table:table-cell>
          <table:table-cell table:number-columns-repeated="12"/>
        </table:table-row>
        <table:table-row table:style-name="ro2">
          <table:table-cell office:value-type="float" office:value="4874" calcext:value-type="float">
            <text:p>4874</text:p>
          </table:table-cell>
          <table:table-cell office:value-type="float" office:value="522" calcext:value-type="float">
            <text:p>522</text:p>
          </table:table-cell>
          <table:table-cell office:value-type="float" office:value="184.157242" calcext:value-type="float">
            <text:p>184.157242</text:p>
          </table:table-cell>
          <table:table-cell table:number-columns-repeated="1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561" calcext:value-type="float">
            <text:p>561</text:p>
          </table:table-cell>
          <table:table-cell office:value-type="float" office:value="178.22818" calcext:value-type="float">
            <text:p>178.22818</text:p>
          </table:table-cell>
          <table:table-cell table:number-columns-repeated="12"/>
        </table:table-row>
        <table:table-row table:style-name="ro2">
          <table:table-cell office:value-type="float" office:value="5258" calcext:value-type="float">
            <text:p>5258</text:p>
          </table:table-cell>
          <table:table-cell office:value-type="float" office:value="773" calcext:value-type="float">
            <text:p>773</text:p>
          </table:table-cell>
          <table:table-cell office:value-type="float" office:value="153.223602" calcext:value-type="float">
            <text:p>153.223602</text:p>
          </table:table-cell>
          <table:table-cell table:number-columns-repeated="1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408" calcext:value-type="float">
            <text:p>408</text:p>
          </table:table-cell>
          <table:table-cell office:value-type="float" office:value="193.421814" calcext:value-type="float">
            <text:p>193.421814</text:p>
          </table:table-cell>
          <table:table-cell table:number-columns-repeated="1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419" calcext:value-type="float">
            <text:p>419</text:p>
          </table:table-cell>
          <table:table-cell office:value-type="float" office:value="136.40181" calcext:value-type="float">
            <text:p>136.40181</text:p>
          </table:table-cell>
          <table:table-cell table:number-columns-repeated="1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540" calcext:value-type="float">
            <text:p>540</text:p>
          </table:table-cell>
          <table:table-cell office:value-type="float" office:value="129.594803" calcext:value-type="float">
            <text:p>129.594803</text:p>
          </table:table-cell>
          <table:table-cell table:number-columns-repeated="1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638" calcext:value-type="float">
            <text:p>638</text:p>
          </table:table-cell>
          <table:table-cell office:value-type="float" office:value="135.845322" calcext:value-type="float">
            <text:p>135.845322</text:p>
          </table:table-cell>
          <table:table-cell table:number-columns-repeated="1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433" calcext:value-type="float">
            <text:p>433</text:p>
          </table:table-cell>
          <table:table-cell office:value-type="float" office:value="176.961243" calcext:value-type="float">
            <text:p>176.961243</text:p>
          </table:table-cell>
          <table:table-cell table:number-columns-repeated="12"/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float" office:value="370" calcext:value-type="float">
            <text:p>370</text:p>
          </table:table-cell>
          <table:table-cell office:value-type="float" office:value="191.575668" calcext:value-type="float">
            <text:p>191.575668</text:p>
          </table:table-cell>
          <table:table-cell table:number-columns-repeated="12"/>
        </table:table-row>
        <table:table-row table:style-name="ro2">
          <table:table-cell office:value-type="float" office:value="16224" calcext:value-type="float">
            <text:p>16224</text:p>
          </table:table-cell>
          <table:table-cell office:value-type="float" office:value="572" calcext:value-type="float">
            <text:p>572</text:p>
          </table:table-cell>
          <table:table-cell office:value-type="float" office:value="121.874939" calcext:value-type="float">
            <text:p>121.874939</text:p>
          </table:table-cell>
          <table:table-cell table:number-columns-repeated="1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443" calcext:value-type="float">
            <text:p>443</text:p>
          </table:table-cell>
          <table:table-cell office:value-type="float" office:value="178.159515" calcext:value-type="float">
            <text:p>178.159515</text:p>
          </table:table-cell>
          <table:table-cell table:number-columns-repeated="1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564" calcext:value-type="float">
            <text:p>564</text:p>
          </table:table-cell>
          <table:table-cell office:value-type="float" office:value="171.827972" calcext:value-type="float">
            <text:p>171.827972</text:p>
          </table:table-cell>
          <table:table-cell table:number-columns-repeated="1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625" calcext:value-type="float">
            <text:p>625</text:p>
          </table:table-cell>
          <table:table-cell office:value-type="float" office:value="167.800964" calcext:value-type="float">
            <text:p>167.800964</text:p>
          </table:table-cell>
          <table:table-cell table:number-columns-repeated="12"/>
        </table:table-row>
        <table:table-row table:style-name="ro2">
          <table:table-cell office:value-type="float" office:value="3307" calcext:value-type="float">
            <text:p>3307</text:p>
          </table:table-cell>
          <table:table-cell office:value-type="float" office:value="386" calcext:value-type="float">
            <text:p>386</text:p>
          </table:table-cell>
          <table:table-cell office:value-type="float" office:value="194.62854" calcext:value-type="float">
            <text:p>194.62854</text:p>
          </table:table-cell>
          <table:table-cell table:number-columns-repeated="1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403" calcext:value-type="float">
            <text:p>403</text:p>
          </table:table-cell>
          <table:table-cell office:value-type="float" office:value="193.950195" calcext:value-type="float">
            <text:p>193.950195</text:p>
          </table:table-cell>
          <table:table-cell table:number-columns-repeated="12"/>
        </table:table-row>
        <table:table-row table:style-name="ro2">
          <table:table-cell office:value-type="float" office:value="3287" calcext:value-type="float">
            <text:p>3287</text:p>
          </table:table-cell>
          <table:table-cell office:value-type="float" office:value="398" calcext:value-type="float">
            <text:p>398</text:p>
          </table:table-cell>
          <table:table-cell office:value-type="float" office:value="152.745361" calcext:value-type="float">
            <text:p>152.745361</text:p>
          </table:table-cell>
          <table:table-cell table:number-columns-repeated="12"/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float" office:value="406" calcext:value-type="float">
            <text:p>406</text:p>
          </table:table-cell>
          <table:table-cell office:value-type="float" office:value="190.841309" calcext:value-type="float">
            <text:p>190.841309</text:p>
          </table:table-cell>
          <table:table-cell table:number-columns-repeated="12"/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float" office:value="418" calcext:value-type="float">
            <text:p>418</text:p>
          </table:table-cell>
          <table:table-cell office:value-type="float" office:value="190.699448" calcext:value-type="float">
            <text:p>190.699448</text:p>
          </table:table-cell>
          <table:table-cell table:number-columns-repeated="12"/>
        </table:table-row>
        <table:table-row table:style-name="ro2">
          <table:table-cell office:value-type="float" office:value="5593" calcext:value-type="float">
            <text:p>5593</text:p>
          </table:table-cell>
          <table:table-cell office:value-type="float" office:value="669" calcext:value-type="float">
            <text:p>669</text:p>
          </table:table-cell>
          <table:table-cell office:value-type="float" office:value="142.7556" calcext:value-type="float">
            <text:p>142.7556</text:p>
          </table:table-cell>
          <table:table-cell table:number-columns-repeated="12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387" calcext:value-type="float">
            <text:p>387</text:p>
          </table:table-cell>
          <table:table-cell office:value-type="float" office:value="188.394608" calcext:value-type="float">
            <text:p>188.394608</text:p>
          </table:table-cell>
          <table:table-cell table:number-columns-repeated="1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500" calcext:value-type="float">
            <text:p>500</text:p>
          </table:table-cell>
          <table:table-cell office:value-type="float" office:value="193.313156" calcext:value-type="float">
            <text:p>193.313156</text:p>
          </table:table-cell>
          <table:table-cell table:number-columns-repeated="12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float" office:value="397" calcext:value-type="float">
            <text:p>397</text:p>
          </table:table-cell>
          <table:table-cell office:value-type="float" office:value="193.235367" calcext:value-type="float">
            <text:p>193.235367</text:p>
          </table:table-cell>
          <table:table-cell table:number-columns-repeated="12"/>
        </table:table-row>
        <table:table-row table:style-name="ro2">
          <table:table-cell office:value-type="float" office:value="3337" calcext:value-type="float">
            <text:p>3337</text:p>
          </table:table-cell>
          <table:table-cell office:value-type="float" office:value="462" calcext:value-type="float">
            <text:p>462</text:p>
          </table:table-cell>
          <table:table-cell office:value-type="float" office:value="144.237473" calcext:value-type="float">
            <text:p>144.237473</text:p>
          </table:table-cell>
          <table:table-cell table:number-columns-repeated="1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498" calcext:value-type="float">
            <text:p>498</text:p>
          </table:table-cell>
          <table:table-cell office:value-type="float" office:value="191.013977" calcext:value-type="float">
            <text:p>191.013977</text:p>
          </table:table-cell>
          <table:table-cell table:number-columns-repeated="12"/>
        </table:table-row>
        <table:table-row table:style-name="ro2">
          <table:table-cell office:value-type="float" office:value="10389" calcext:value-type="float">
            <text:p>10389</text:p>
          </table:table-cell>
          <table:table-cell office:value-type="float" office:value="655" calcext:value-type="float">
            <text:p>655</text:p>
          </table:table-cell>
          <table:table-cell office:value-type="float" office:value="161.185974" calcext:value-type="float">
            <text:p>161.185974</text:p>
          </table:table-cell>
          <table:table-cell table:number-columns-repeated="12"/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float" office:value="395" calcext:value-type="float">
            <text:p>395</text:p>
          </table:table-cell>
          <table:table-cell office:value-type="float" office:value="154.752716" calcext:value-type="float">
            <text:p>154.752716</text:p>
          </table:table-cell>
          <table:table-cell table:number-columns-repeated="12"/>
        </table:table-row>
        <table:table-row table:style-name="ro2">
          <table:table-cell office:value-type="float" office:value="5046" calcext:value-type="float">
            <text:p>5046</text:p>
          </table:table-cell>
          <table:table-cell office:value-type="float" office:value="458" calcext:value-type="float">
            <text:p>458</text:p>
          </table:table-cell>
          <table:table-cell office:value-type="float" office:value="189.259369" calcext:value-type="float">
            <text:p>189.259369</text:p>
          </table:table-cell>
          <table:table-cell table:number-columns-repeated="12"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453" calcext:value-type="float">
            <text:p>453</text:p>
          </table:table-cell>
          <table:table-cell office:value-type="float" office:value="162.810852" calcext:value-type="float">
            <text:p>162.810852</text:p>
          </table:table-cell>
          <table:table-cell table:number-columns-repeated="1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410" calcext:value-type="float">
            <text:p>410</text:p>
          </table:table-cell>
          <table:table-cell office:value-type="float" office:value="195.922256" calcext:value-type="float">
            <text:p>195.922256</text:p>
          </table:table-cell>
          <table:table-cell table:number-columns-repeated="12"/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float" office:value="492" calcext:value-type="float">
            <text:p>492</text:p>
          </table:table-cell>
          <table:table-cell office:value-type="float" office:value="183.393646" calcext:value-type="float">
            <text:p>183.393646</text:p>
          </table:table-cell>
          <table:table-cell table:number-columns-repeated="12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698" calcext:value-type="float">
            <text:p>698</text:p>
          </table:table-cell>
          <table:table-cell office:value-type="float" office:value="161.153641" calcext:value-type="float">
            <text:p>161.153641</text:p>
          </table:table-cell>
          <table:table-cell table:number-columns-repeated="12"/>
        </table:table-row>
        <table:table-row table:style-name="ro2">
          <table:table-cell office:value-type="float" office:value="7320" calcext:value-type="float">
            <text:p>7320</text:p>
          </table:table-cell>
          <table:table-cell office:value-type="float" office:value="637" calcext:value-type="float">
            <text:p>637</text:p>
          </table:table-cell>
          <table:table-cell office:value-type="float" office:value="116.216255" calcext:value-type="float">
            <text:p>116.216255</text:p>
          </table:table-cell>
          <table:table-cell table:number-columns-repeated="12"/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387" calcext:value-type="float">
            <text:p>387</text:p>
          </table:table-cell>
          <table:table-cell office:value-type="float" office:value="195.284012" calcext:value-type="float">
            <text:p>195.284012</text:p>
          </table:table-cell>
          <table:table-cell table:number-columns-repeated="12"/>
        </table:table-row>
        <table:table-row table:style-name="ro2">
          <table:table-cell office:value-type="float" office:value="5655" calcext:value-type="float">
            <text:p>5655</text:p>
          </table:table-cell>
          <table:table-cell office:value-type="float" office:value="565" calcext:value-type="float">
            <text:p>565</text:p>
          </table:table-cell>
          <table:table-cell office:value-type="float" office:value="137.422363" calcext:value-type="float">
            <text:p>137.422363</text:p>
          </table:table-cell>
          <table:table-cell table:number-columns-repeated="12"/>
        </table:table-row>
        <table:table-row table:style-name="ro2">
          <table:table-cell office:value-type="float" office:value="4923" calcext:value-type="float">
            <text:p>4923</text:p>
          </table:table-cell>
          <table:table-cell office:value-type="float" office:value="693" calcext:value-type="float">
            <text:p>693</text:p>
          </table:table-cell>
          <table:table-cell office:value-type="float" office:value="130.418839" calcext:value-type="float">
            <text:p>130.418839</text:p>
          </table:table-cell>
          <table:table-cell table:number-columns-repeated="12"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38" calcext:value-type="float">
            <text:p>738</text:p>
          </table:table-cell>
          <table:table-cell office:value-type="float" office:value="126.983597" calcext:value-type="float">
            <text:p>126.983597</text:p>
          </table:table-cell>
          <table:table-cell table:number-columns-repeated="12"/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float" office:value="357" calcext:value-type="float">
            <text:p>357</text:p>
          </table:table-cell>
          <table:table-cell office:value-type="float" office:value="192.249054" calcext:value-type="float">
            <text:p>192.249054</text:p>
          </table:table-cell>
          <table:table-cell table:number-columns-repeated="12"/>
        </table:table-row>
        <table:table-row table:style-name="ro2">
          <table:table-cell office:value-type="float" office:value="2733" calcext:value-type="float">
            <text:p>2733</text:p>
          </table:table-cell>
          <table:table-cell office:value-type="float" office:value="434" calcext:value-type="float">
            <text:p>434</text:p>
          </table:table-cell>
          <table:table-cell office:value-type="float" office:value="157.053452" calcext:value-type="float">
            <text:p>157.053452</text:p>
          </table:table-cell>
          <table:table-cell table:number-columns-repeated="12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399" calcext:value-type="float">
            <text:p>399</text:p>
          </table:table-cell>
          <table:table-cell office:value-type="float" office:value="195.932877" calcext:value-type="float">
            <text:p>195.932877</text:p>
          </table:table-cell>
          <table:table-cell table:number-columns-repeated="1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567" calcext:value-type="float">
            <text:p>567</text:p>
          </table:table-cell>
          <table:table-cell office:value-type="float" office:value="172.535522" calcext:value-type="float">
            <text:p>172.535522</text:p>
          </table:table-cell>
          <table:table-cell table:number-columns-repeated="12"/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551" calcext:value-type="float">
            <text:p>551</text:p>
          </table:table-cell>
          <table:table-cell office:value-type="float" office:value="144.013687" calcext:value-type="float">
            <text:p>144.013687</text:p>
          </table:table-cell>
          <table:table-cell table:number-columns-repeated="1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550" calcext:value-type="float">
            <text:p>550</text:p>
          </table:table-cell>
          <table:table-cell office:value-type="float" office:value="104.729431" calcext:value-type="float">
            <text:p>104.729431</text:p>
          </table:table-cell>
          <table:table-cell table:number-columns-repeated="1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536" calcext:value-type="float">
            <text:p>536</text:p>
          </table:table-cell>
          <table:table-cell office:value-type="float" office:value="184.028473" calcext:value-type="float">
            <text:p>184.028473</text:p>
          </table:table-cell>
          <table:table-cell table:number-columns-repeated="1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549" calcext:value-type="float">
            <text:p>549</text:p>
          </table:table-cell>
          <table:table-cell office:value-type="float" office:value="167.943268" calcext:value-type="float">
            <text:p>167.943268</text:p>
          </table:table-cell>
          <table:table-cell table:number-columns-repeated="12"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477" calcext:value-type="float">
            <text:p>477</text:p>
          </table:table-cell>
          <table:table-cell office:value-type="float" office:value="186.494156" calcext:value-type="float">
            <text:p>186.494156</text:p>
          </table:table-cell>
          <table:table-cell table:number-columns-repeated="1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398" calcext:value-type="float">
            <text:p>398</text:p>
          </table:table-cell>
          <table:table-cell office:value-type="float" office:value="197.700027" calcext:value-type="float">
            <text:p>197.700027</text:p>
          </table:table-cell>
          <table:table-cell table:number-columns-repeated="12"/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float" office:value="417" calcext:value-type="float">
            <text:p>417</text:p>
          </table:table-cell>
          <table:table-cell office:value-type="float" office:value="147.757141" calcext:value-type="float">
            <text:p>147.757141</text:p>
          </table:table-cell>
          <table:table-cell table:number-columns-repeated="12"/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535" calcext:value-type="float">
            <text:p>535</text:p>
          </table:table-cell>
          <table:table-cell office:value-type="float" office:value="172.809677" calcext:value-type="float">
            <text:p>172.809677</text:p>
          </table:table-cell>
          <table:table-cell table:number-columns-repeated="1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479" calcext:value-type="float">
            <text:p>479</text:p>
          </table:table-cell>
          <table:table-cell office:value-type="float" office:value="180.124893" calcext:value-type="float">
            <text:p>180.124893</text:p>
          </table:table-cell>
          <table:table-cell table:number-columns-repeated="12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408" calcext:value-type="float">
            <text:p>408</text:p>
          </table:table-cell>
          <table:table-cell office:value-type="float" office:value="154.918396" calcext:value-type="float">
            <text:p>154.918396</text:p>
          </table:table-cell>
          <table:table-cell table:number-columns-repeated="12"/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float" office:value="390" calcext:value-type="float">
            <text:p>390</text:p>
          </table:table-cell>
          <table:table-cell office:value-type="float" office:value="161.020523" calcext:value-type="float">
            <text:p>161.020523</text:p>
          </table:table-cell>
          <table:table-cell table:number-columns-repeated="12"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461" calcext:value-type="float">
            <text:p>461</text:p>
          </table:table-cell>
          <table:table-cell office:value-type="float" office:value="145.827255" calcext:value-type="float">
            <text:p>145.827255</text:p>
          </table:table-cell>
          <table:table-cell table:number-columns-repeated="1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510" calcext:value-type="float">
            <text:p>510</text:p>
          </table:table-cell>
          <table:table-cell office:value-type="float" office:value="159.727524" calcext:value-type="float">
            <text:p>159.727524</text:p>
          </table:table-cell>
          <table:table-cell table:number-columns-repeated="1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428" calcext:value-type="float">
            <text:p>428</text:p>
          </table:table-cell>
          <table:table-cell office:value-type="float" office:value="175.738403" calcext:value-type="float">
            <text:p>175.738403</text:p>
          </table:table-cell>
          <table:table-cell table:number-columns-repeated="12"/>
        </table:table-row>
        <table:table-row table:style-name="ro2">
          <table:table-cell office:value-type="float" office:value="4485" calcext:value-type="float">
            <text:p>4485</text:p>
          </table:table-cell>
          <table:table-cell office:value-type="float" office:value="603" calcext:value-type="float">
            <text:p>603</text:p>
          </table:table-cell>
          <table:table-cell office:value-type="float" office:value="173.869644" calcext:value-type="float">
            <text:p>173.869644</text:p>
          </table:table-cell>
          <table:table-cell table:number-columns-repeated="1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558" calcext:value-type="float">
            <text:p>558</text:p>
          </table:table-cell>
          <table:table-cell office:value-type="float" office:value="182.037781" calcext:value-type="float">
            <text:p>182.037781</text:p>
          </table:table-cell>
          <table:table-cell table:number-columns-repeated="1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411" calcext:value-type="float">
            <text:p>411</text:p>
          </table:table-cell>
          <table:table-cell office:value-type="float" office:value="162.378876" calcext:value-type="float">
            <text:p>162.378876</text:p>
          </table:table-cell>
          <table:table-cell table:number-columns-repeated="1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696" calcext:value-type="float">
            <text:p>696</text:p>
          </table:table-cell>
          <table:table-cell office:value-type="float" office:value="142.120773" calcext:value-type="float">
            <text:p>142.120773</text:p>
          </table:table-cell>
          <table:table-cell table:number-columns-repeated="12"/>
        </table:table-row>
        <table:table-row table:style-name="ro2">
          <table:table-cell office:value-type="float" office:value="4888" calcext:value-type="float">
            <text:p>4888</text:p>
          </table:table-cell>
          <table:table-cell office:value-type="float" office:value="564" calcext:value-type="float">
            <text:p>564</text:p>
          </table:table-cell>
          <table:table-cell office:value-type="float" office:value="186.475998" calcext:value-type="float">
            <text:p>186.475998</text:p>
          </table:table-cell>
          <table:table-cell table:number-columns-repeated="12"/>
        </table:table-row>
        <table:table-row table:style-name="ro2">
          <table:table-cell office:value-type="float" office:value="8889" calcext:value-type="float">
            <text:p>8889</text:p>
          </table:table-cell>
          <table:table-cell office:value-type="float" office:value="645" calcext:value-type="float">
            <text:p>645</text:p>
          </table:table-cell>
          <table:table-cell office:value-type="float" office:value="158.315292" calcext:value-type="float">
            <text:p>158.315292</text:p>
          </table:table-cell>
          <table:table-cell table:number-columns-repeated="1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532" calcext:value-type="float">
            <text:p>532</text:p>
          </table:table-cell>
          <table:table-cell office:value-type="float" office:value="188.624329" calcext:value-type="float">
            <text:p>188.624329</text:p>
          </table:table-cell>
          <table:table-cell table:number-columns-repeated="12"/>
        </table:table-row>
        <table:table-row table:style-name="ro2">
          <table:table-cell office:value-type="float" office:value="4890" calcext:value-type="float">
            <text:p>4890</text:p>
          </table:table-cell>
          <table:table-cell office:value-type="float" office:value="1113" calcext:value-type="float">
            <text:p>1113</text:p>
          </table:table-cell>
          <table:table-cell office:value-type="float" office:value="131.629852" calcext:value-type="float">
            <text:p>131.629852</text:p>
          </table:table-cell>
          <table:table-cell table:number-columns-repeated="12"/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473" calcext:value-type="float">
            <text:p>473</text:p>
          </table:table-cell>
          <table:table-cell office:value-type="float" office:value="184.015839" calcext:value-type="float">
            <text:p>184.015839</text:p>
          </table:table-cell>
          <table:table-cell table:number-columns-repeated="12"/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float" office:value="476" calcext:value-type="float">
            <text:p>476</text:p>
          </table:table-cell>
          <table:table-cell office:value-type="float" office:value="166.003403" calcext:value-type="float">
            <text:p>166.003403</text:p>
          </table:table-cell>
          <table:table-cell table:number-columns-repeated="1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464" calcext:value-type="float">
            <text:p>464</text:p>
          </table:table-cell>
          <table:table-cell office:value-type="float" office:value="165.982483" calcext:value-type="float">
            <text:p>165.982483</text:p>
          </table:table-cell>
          <table:table-cell table:number-columns-repeated="12"/>
        </table:table-row>
        <table:table-row table:style-name="ro2">
          <table:table-cell office:value-type="float" office:value="2887" calcext:value-type="float">
            <text:p>2887</text:p>
          </table:table-cell>
          <table:table-cell office:value-type="float" office:value="455" calcext:value-type="float">
            <text:p>455</text:p>
          </table:table-cell>
          <table:table-cell office:value-type="float" office:value="189.770721" calcext:value-type="float">
            <text:p>189.770721</text:p>
          </table:table-cell>
          <table:table-cell table:number-columns-repeated="12"/>
        </table:table-row>
        <table:table-row table:style-name="ro2">
          <table:table-cell office:value-type="float" office:value="7719" calcext:value-type="float">
            <text:p>7719</text:p>
          </table:table-cell>
          <table:table-cell office:value-type="float" office:value="819" calcext:value-type="float">
            <text:p>819</text:p>
          </table:table-cell>
          <table:table-cell office:value-type="float" office:value="121.318558" calcext:value-type="float">
            <text:p>121.318558</text:p>
          </table:table-cell>
          <table:table-cell table:number-columns-repeated="12"/>
        </table:table-row>
        <table:table-row table:style-name="ro2">
          <table:table-cell office:value-type="float" office:value="7413" calcext:value-type="float">
            <text:p>7413</text:p>
          </table:table-cell>
          <table:table-cell office:value-type="float" office:value="759" calcext:value-type="float">
            <text:p>759</text:p>
          </table:table-cell>
          <table:table-cell office:value-type="float" office:value="122.791283" calcext:value-type="float">
            <text:p>122.791283</text:p>
          </table:table-cell>
          <table:table-cell table:number-columns-repeated="12"/>
        </table:table-row>
        <table:table-row table:style-name="ro2">
          <table:table-cell office:value-type="float" office:value="3291" calcext:value-type="float">
            <text:p>3291</text:p>
          </table:table-cell>
          <table:table-cell office:value-type="float" office:value="375" calcext:value-type="float">
            <text:p>375</text:p>
          </table:table-cell>
          <table:table-cell office:value-type="float" office:value="195.598007" calcext:value-type="float">
            <text:p>195.598007</text:p>
          </table:table-cell>
          <table:table-cell table:number-columns-repeated="1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361" calcext:value-type="float">
            <text:p>361</text:p>
          </table:table-cell>
          <table:table-cell office:value-type="float" office:value="201.440857" calcext:value-type="float">
            <text:p>201.440857</text:p>
          </table:table-cell>
          <table:table-cell table:number-columns-repeated="1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535" calcext:value-type="float">
            <text:p>535</text:p>
          </table:table-cell>
          <table:table-cell office:value-type="float" office:value="177.468842" calcext:value-type="float">
            <text:p>177.468842</text:p>
          </table:table-cell>
          <table:table-cell table:number-columns-repeated="12"/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float" office:value="412" calcext:value-type="float">
            <text:p>412</text:p>
          </table:table-cell>
          <table:table-cell office:value-type="float" office:value="185.130005" calcext:value-type="float">
            <text:p>185.130005</text:p>
          </table:table-cell>
          <table:table-cell table:number-columns-repeated="1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440" calcext:value-type="float">
            <text:p>440</text:p>
          </table:table-cell>
          <table:table-cell office:value-type="float" office:value="188.624481" calcext:value-type="float">
            <text:p>188.624481</text:p>
          </table:table-cell>
          <table:table-cell table:number-columns-repeated="12"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567" calcext:value-type="float">
            <text:p>567</text:p>
          </table:table-cell>
          <table:table-cell office:value-type="float" office:value="152.178436" calcext:value-type="float">
            <text:p>152.178436</text:p>
          </table:table-cell>
          <table:table-cell table:number-columns-repeated="12"/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575" calcext:value-type="float">
            <text:p>575</text:p>
          </table:table-cell>
          <table:table-cell office:value-type="float" office:value="151.404373" calcext:value-type="float">
            <text:p>151.404373</text:p>
          </table:table-cell>
          <table:table-cell table:number-columns-repeated="1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444" calcext:value-type="float">
            <text:p>444</text:p>
          </table:table-cell>
          <table:table-cell office:value-type="float" office:value="191.30986" calcext:value-type="float">
            <text:p>191.30986</text:p>
          </table:table-cell>
          <table:table-cell table:number-columns-repeated="12"/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float" office:value="542" calcext:value-type="float">
            <text:p>542</text:p>
          </table:table-cell>
          <table:table-cell office:value-type="float" office:value="185.900177" calcext:value-type="float">
            <text:p>185.900177</text:p>
          </table:table-cell>
          <table:table-cell table:number-columns-repeated="12"/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float" office:value="415" calcext:value-type="float">
            <text:p>415</text:p>
          </table:table-cell>
          <table:table-cell office:value-type="float" office:value="145.357132" calcext:value-type="float">
            <text:p>145.357132</text:p>
          </table:table-cell>
          <table:table-cell table:number-columns-repeated="1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547" calcext:value-type="float">
            <text:p>547</text:p>
          </table:table-cell>
          <table:table-cell office:value-type="float" office:value="174.297653" calcext:value-type="float">
            <text:p>174.297653</text:p>
          </table:table-cell>
          <table:table-cell table:number-columns-repeated="1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629" calcext:value-type="float">
            <text:p>629</text:p>
          </table:table-cell>
          <table:table-cell office:value-type="float" office:value="178.198929" calcext:value-type="float">
            <text:p>178.198929</text:p>
          </table:table-cell>
          <table:table-cell table:number-columns-repeated="12"/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float" office:value="387" calcext:value-type="float">
            <text:p>387</text:p>
          </table:table-cell>
          <table:table-cell office:value-type="float" office:value="200.317429" calcext:value-type="float">
            <text:p>200.317429</text:p>
          </table:table-cell>
          <table:table-cell table:number-columns-repeated="12"/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482" calcext:value-type="float">
            <text:p>482</text:p>
          </table:table-cell>
          <table:table-cell office:value-type="float" office:value="145.04921" calcext:value-type="float">
            <text:p>145.04921</text:p>
          </table:table-cell>
          <table:table-cell table:number-columns-repeated="1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379" calcext:value-type="float">
            <text:p>379</text:p>
          </table:table-cell>
          <table:table-cell office:value-type="float" office:value="193.121445" calcext:value-type="float">
            <text:p>193.121445</text:p>
          </table:table-cell>
          <table:table-cell table:number-columns-repeated="12"/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float" office:value="339" calcext:value-type="float">
            <text:p>339</text:p>
          </table:table-cell>
          <table:table-cell office:value-type="float" office:value="200.275162" calcext:value-type="float">
            <text:p>200.275162</text:p>
          </table:table-cell>
          <table:table-cell table:number-columns-repeated="12"/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float" office:value="453" calcext:value-type="float">
            <text:p>453</text:p>
          </table:table-cell>
          <table:table-cell office:value-type="float" office:value="187.622192" calcext:value-type="float">
            <text:p>187.622192</text:p>
          </table:table-cell>
          <table:table-cell table:number-columns-repeated="1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502" calcext:value-type="float">
            <text:p>502</text:p>
          </table:table-cell>
          <table:table-cell office:value-type="float" office:value="132.641617" calcext:value-type="float">
            <text:p>132.641617</text:p>
          </table:table-cell>
          <table:table-cell table:number-columns-repeated="12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373" calcext:value-type="float">
            <text:p>373</text:p>
          </table:table-cell>
          <table:table-cell office:value-type="float" office:value="179.786438" calcext:value-type="float">
            <text:p>179.786438</text:p>
          </table:table-cell>
          <table:table-cell table:number-columns-repeated="12"/>
        </table:table-row>
        <table:table-row table:style-name="ro2">
          <table:table-cell office:value-type="float" office:value="2951" calcext:value-type="float">
            <text:p>2951</text:p>
          </table:table-cell>
          <table:table-cell office:value-type="float" office:value="364" calcext:value-type="float">
            <text:p>364</text:p>
          </table:table-cell>
          <table:table-cell office:value-type="float" office:value="195.347794" calcext:value-type="float">
            <text:p>195.347794</text:p>
          </table:table-cell>
          <table:table-cell table:number-columns-repeated="12"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495" calcext:value-type="float">
            <text:p>495</text:p>
          </table:table-cell>
          <table:table-cell office:value-type="float" office:value="178.645844" calcext:value-type="float">
            <text:p>178.645844</text:p>
          </table:table-cell>
          <table:table-cell table:number-columns-repeated="12"/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333" calcext:value-type="float">
            <text:p>333</text:p>
          </table:table-cell>
          <table:table-cell office:value-type="float" office:value="195.576859" calcext:value-type="float">
            <text:p>195.576859</text:p>
          </table:table-cell>
          <table:table-cell table:number-columns-repeated="12"/>
        </table:table-row>
        <table:table-row table:style-name="ro2">
          <table:table-cell office:value-type="float" office:value="2906" calcext:value-type="float">
            <text:p>2906</text:p>
          </table:table-cell>
          <table:table-cell office:value-type="float" office:value="370" calcext:value-type="float">
            <text:p>370</text:p>
          </table:table-cell>
          <table:table-cell office:value-type="float" office:value="192.426102" calcext:value-type="float">
            <text:p>192.426102</text:p>
          </table:table-cell>
          <table:table-cell table:number-columns-repeated="12"/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452" calcext:value-type="float">
            <text:p>452</text:p>
          </table:table-cell>
          <table:table-cell office:value-type="float" office:value="160.960617" calcext:value-type="float">
            <text:p>160.960617</text:p>
          </table:table-cell>
          <table:table-cell table:number-columns-repeated="1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399" calcext:value-type="float">
            <text:p>399</text:p>
          </table:table-cell>
          <table:table-cell office:value-type="float" office:value="183.081848" calcext:value-type="float">
            <text:p>183.081848</text:p>
          </table:table-cell>
          <table:table-cell table:number-columns-repeated="12"/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362" calcext:value-type="float">
            <text:p>362</text:p>
          </table:table-cell>
          <table:table-cell office:value-type="float" office:value="200.482285" calcext:value-type="float">
            <text:p>200.482285</text:p>
          </table:table-cell>
          <table:table-cell table:number-columns-repeated="1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407" calcext:value-type="float">
            <text:p>407</text:p>
          </table:table-cell>
          <table:table-cell office:value-type="float" office:value="152.13826" calcext:value-type="float">
            <text:p>152.13826</text:p>
          </table:table-cell>
          <table:table-cell table:number-columns-repeated="12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float" office:value="377" calcext:value-type="float">
            <text:p>377</text:p>
          </table:table-cell>
          <table:table-cell office:value-type="float" office:value="184.420441" calcext:value-type="float">
            <text:p>184.420441</text:p>
          </table:table-cell>
          <table:table-cell table:number-columns-repeated="12"/>
        </table:table-row>
        <table:table-row table:style-name="ro2">
          <table:table-cell office:value-type="float" office:value="5070" calcext:value-type="float">
            <text:p>5070</text:p>
          </table:table-cell>
          <table:table-cell office:value-type="float" office:value="646" calcext:value-type="float">
            <text:p>646</text:p>
          </table:table-cell>
          <table:table-cell office:value-type="float" office:value="164.545883" calcext:value-type="float">
            <text:p>164.545883</text:p>
          </table:table-cell>
          <table:table-cell table:number-columns-repeated="12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485" calcext:value-type="float">
            <text:p>485</text:p>
          </table:table-cell>
          <table:table-cell office:value-type="float" office:value="188.193237" calcext:value-type="float">
            <text:p>188.193237</text:p>
          </table:table-cell>
          <table:table-cell table:number-columns-repeated="12"/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float" office:value="363" calcext:value-type="float">
            <text:p>363</text:p>
          </table:table-cell>
          <table:table-cell office:value-type="float" office:value="151.872635" calcext:value-type="float">
            <text:p>151.872635</text:p>
          </table:table-cell>
          <table:table-cell table:number-columns-repeated="1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596" calcext:value-type="float">
            <text:p>596</text:p>
          </table:table-cell>
          <table:table-cell office:value-type="float" office:value="140.273605" calcext:value-type="float">
            <text:p>140.273605</text:p>
          </table:table-cell>
          <table:table-cell table:number-columns-repeated="12"/>
        </table:table-row>
        <table:table-row table:style-name="ro2">
          <table:table-cell office:value-type="float" office:value="5030" calcext:value-type="float">
            <text:p>5030</text:p>
          </table:table-cell>
          <table:table-cell office:value-type="float" office:value="635" calcext:value-type="float">
            <text:p>635</text:p>
          </table:table-cell>
          <table:table-cell office:value-type="float" office:value="130.589447" calcext:value-type="float">
            <text:p>130.589447</text:p>
          </table:table-cell>
          <table:table-cell table:number-columns-repeated="12"/>
        </table:table-row>
        <table:table-row table:style-name="ro2">
          <table:table-cell office:value-type="float" office:value="5455" calcext:value-type="float">
            <text:p>5455</text:p>
          </table:table-cell>
          <table:table-cell office:value-type="float" office:value="450" calcext:value-type="float">
            <text:p>450</text:p>
          </table:table-cell>
          <table:table-cell office:value-type="float" office:value="187.045166" calcext:value-type="float">
            <text:p>187.045166</text:p>
          </table:table-cell>
          <table:table-cell table:number-columns-repeated="1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362" calcext:value-type="float">
            <text:p>362</text:p>
          </table:table-cell>
          <table:table-cell office:value-type="float" office:value="192.856705" calcext:value-type="float">
            <text:p>192.856705</text:p>
          </table:table-cell>
          <table:table-cell table:number-columns-repeated="1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376" calcext:value-type="float">
            <text:p>376</text:p>
          </table:table-cell>
          <table:table-cell office:value-type="float" office:value="198.100006" calcext:value-type="float">
            <text:p>198.100006</text:p>
          </table:table-cell>
          <table:table-cell table:number-columns-repeated="1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568" calcext:value-type="float">
            <text:p>568</text:p>
          </table:table-cell>
          <table:table-cell office:value-type="float" office:value="148.321518" calcext:value-type="float">
            <text:p>148.321518</text:p>
          </table:table-cell>
          <table:table-cell table:number-columns-repeated="1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367" calcext:value-type="float">
            <text:p>367</text:p>
          </table:table-cell>
          <table:table-cell office:value-type="float" office:value="194.923813" calcext:value-type="float">
            <text:p>194.923813</text:p>
          </table:table-cell>
          <table:table-cell table:number-columns-repeated="12"/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562" calcext:value-type="float">
            <text:p>562</text:p>
          </table:table-cell>
          <table:table-cell office:value-type="float" office:value="174.87767" calcext:value-type="float">
            <text:p>174.87767</text:p>
          </table:table-cell>
          <table:table-cell table:number-columns-repeated="12"/>
        </table:table-row>
        <table:table-row table:style-name="ro2">
          <table:table-cell office:value-type="float" office:value="19535" calcext:value-type="float">
            <text:p>19535</text:p>
          </table:table-cell>
          <table:table-cell office:value-type="float" office:value="467" calcext:value-type="float">
            <text:p>467</text:p>
          </table:table-cell>
          <table:table-cell office:value-type="float" office:value="144.749878" calcext:value-type="float">
            <text:p>144.749878</text:p>
          </table:table-cell>
          <table:table-cell table:number-columns-repeated="12"/>
        </table:table-row>
        <table:table-row table:style-name="ro2">
          <table:table-cell office:value-type="float" office:value="2981" calcext:value-type="float">
            <text:p>2981</text:p>
          </table:table-cell>
          <table:table-cell office:value-type="float" office:value="430" calcext:value-type="float">
            <text:p>430</text:p>
          </table:table-cell>
          <table:table-cell office:value-type="float" office:value="126.998421" calcext:value-type="float">
            <text:p>126.998421</text:p>
          </table:table-cell>
          <table:table-cell table:number-columns-repeated="12"/>
        </table:table-row>
        <table:table-row table:style-name="ro2">
          <table:table-cell office:value-type="float" office:value="5025" calcext:value-type="float">
            <text:p>5025</text:p>
          </table:table-cell>
          <table:table-cell office:value-type="float" office:value="637" calcext:value-type="float">
            <text:p>637</text:p>
          </table:table-cell>
          <table:table-cell office:value-type="float" office:value="161.925949" calcext:value-type="float">
            <text:p>161.925949</text:p>
          </table:table-cell>
          <table:table-cell table:number-columns-repeated="12"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682" calcext:value-type="float">
            <text:p>682</text:p>
          </table:table-cell>
          <table:table-cell office:value-type="float" office:value="140.264389" calcext:value-type="float">
            <text:p>140.264389</text:p>
          </table:table-cell>
          <table:table-cell table:number-columns-repeated="12"/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583" calcext:value-type="float">
            <text:p>583</text:p>
          </table:table-cell>
          <table:table-cell office:value-type="float" office:value="131.331314" calcext:value-type="float">
            <text:p>131.331314</text:p>
          </table:table-cell>
          <table:table-cell table:number-columns-repeated="1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451" calcext:value-type="float">
            <text:p>451</text:p>
          </table:table-cell>
          <table:table-cell office:value-type="float" office:value="183.505096" calcext:value-type="float">
            <text:p>183.505096</text:p>
          </table:table-cell>
          <table:table-cell table:number-columns-repeated="12"/>
        </table:table-row>
        <table:table-row table:style-name="ro2">
          <table:table-cell office:value-type="float" office:value="5074" calcext:value-type="float">
            <text:p>5074</text:p>
          </table:table-cell>
          <table:table-cell office:value-type="float" office:value="600" calcext:value-type="float">
            <text:p>600</text:p>
          </table:table-cell>
          <table:table-cell office:value-type="float" office:value="147.031464" calcext:value-type="float">
            <text:p>147.031464</text:p>
          </table:table-cell>
          <table:table-cell table:number-columns-repeated="12"/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float" office:value="384" calcext:value-type="float">
            <text:p>384</text:p>
          </table:table-cell>
          <table:table-cell office:value-type="float" office:value="190.897903" calcext:value-type="float">
            <text:p>190.897903</text:p>
          </table:table-cell>
          <table:table-cell table:number-columns-repeated="12"/>
        </table:table-row>
        <table:table-row table:style-name="ro2">
          <table:table-cell office:value-type="float" office:value="3293" calcext:value-type="float">
            <text:p>3293</text:p>
          </table:table-cell>
          <table:table-cell office:value-type="float" office:value="381" calcext:value-type="float">
            <text:p>381</text:p>
          </table:table-cell>
          <table:table-cell office:value-type="float" office:value="193.964417" calcext:value-type="float">
            <text:p>193.964417</text:p>
          </table:table-cell>
          <table:table-cell table:number-columns-repeated="12"/>
        </table:table-row>
        <table:table-row table:style-name="ro2">
          <table:table-cell office:value-type="float" office:value="3302" calcext:value-type="float">
            <text:p>3302</text:p>
          </table:table-cell>
          <table:table-cell office:value-type="float" office:value="425" calcext:value-type="float">
            <text:p>425</text:p>
          </table:table-cell>
          <table:table-cell office:value-type="float" office:value="193.166977" calcext:value-type="float">
            <text:p>193.166977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491" calcext:value-type="float">
            <text:p>491</text:p>
          </table:table-cell>
          <table:table-cell office:value-type="float" office:value="177.452927" calcext:value-type="float">
            <text:p>177.452927</text:p>
          </table:table-cell>
          <table:table-cell table:number-columns-repeated="12"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366" calcext:value-type="float">
            <text:p>366</text:p>
          </table:table-cell>
          <table:table-cell office:value-type="float" office:value="154.897156" calcext:value-type="float">
            <text:p>154.897156</text:p>
          </table:table-cell>
          <table:table-cell table:number-columns-repeated="12"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607" calcext:value-type="float">
            <text:p>607</text:p>
          </table:table-cell>
          <table:table-cell office:value-type="float" office:value="176.337585" calcext:value-type="float">
            <text:p>176.337585</text:p>
          </table:table-cell>
          <table:table-cell table:number-columns-repeated="12"/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float" office:value="375" calcext:value-type="float">
            <text:p>375</text:p>
          </table:table-cell>
          <table:table-cell office:value-type="float" office:value="156.151398" calcext:value-type="float">
            <text:p>156.151398</text:p>
          </table:table-cell>
          <table:table-cell table:number-columns-repeated="12"/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550" calcext:value-type="float">
            <text:p>550</text:p>
          </table:table-cell>
          <table:table-cell office:value-type="float" office:value="180.574356" calcext:value-type="float">
            <text:p>180.574356</text:p>
          </table:table-cell>
          <table:table-cell table:number-columns-repeated="12"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390" calcext:value-type="float">
            <text:p>390</text:p>
          </table:table-cell>
          <table:table-cell office:value-type="float" office:value="155.255615" calcext:value-type="float">
            <text:p>155.255615</text:p>
          </table:table-cell>
          <table:table-cell table:number-columns-repeated="12"/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float" office:value="356" calcext:value-type="float">
            <text:p>356</text:p>
          </table:table-cell>
          <table:table-cell office:value-type="float" office:value="196.356125" calcext:value-type="float">
            <text:p>196.356125</text:p>
          </table:table-cell>
          <table:table-cell table:number-columns-repeated="12"/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643" calcext:value-type="float">
            <text:p>643</text:p>
          </table:table-cell>
          <table:table-cell office:value-type="float" office:value="132.224503" calcext:value-type="float">
            <text:p>132.224503</text:p>
          </table:table-cell>
          <table:table-cell table:number-columns-repeated="1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594" calcext:value-type="float">
            <text:p>594</text:p>
          </table:table-cell>
          <table:table-cell office:value-type="float" office:value="131.216843" calcext:value-type="float">
            <text:p>131.216843</text:p>
          </table:table-cell>
          <table:table-cell table:number-columns-repeated="12"/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574" calcext:value-type="float">
            <text:p>574</text:p>
          </table:table-cell>
          <table:table-cell office:value-type="float" office:value="125.734062" calcext:value-type="float">
            <text:p>125.734062</text:p>
          </table:table-cell>
          <table:table-cell table:number-columns-repeated="12"/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float" office:value="384" calcext:value-type="float">
            <text:p>384</text:p>
          </table:table-cell>
          <table:table-cell office:value-type="float" office:value="129.801987" calcext:value-type="float">
            <text:p>129.801987</text:p>
          </table:table-cell>
          <table:table-cell table:number-columns-repeated="12"/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float" office:value="380" calcext:value-type="float">
            <text:p>380</text:p>
          </table:table-cell>
          <table:table-cell office:value-type="float" office:value="174.756119" calcext:value-type="float">
            <text:p>174.756119</text:p>
          </table:table-cell>
          <table:table-cell table:number-columns-repeated="1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554" calcext:value-type="float">
            <text:p>554</text:p>
          </table:table-cell>
          <table:table-cell office:value-type="float" office:value="86.061142" calcext:value-type="float">
            <text:p>86.061142</text:p>
          </table:table-cell>
          <table:table-cell table:number-columns-repeated="12"/>
        </table:table-row>
        <table:table-row table:style-name="ro2">
          <table:table-cell office:value-type="float" office:value="2935" calcext:value-type="float">
            <text:p>2935</text:p>
          </table:table-cell>
          <table:table-cell office:value-type="float" office:value="390" calcext:value-type="float">
            <text:p>390</text:p>
          </table:table-cell>
          <table:table-cell office:value-type="float" office:value="186.520355" calcext:value-type="float">
            <text:p>186.520355</text:p>
          </table:table-cell>
          <table:table-cell table:number-columns-repeated="12"/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668" calcext:value-type="float">
            <text:p>668</text:p>
          </table:table-cell>
          <table:table-cell office:value-type="float" office:value="144.967484" calcext:value-type="float">
            <text:p>144.967484</text:p>
          </table:table-cell>
          <table:table-cell table:number-columns-repeated="12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563" calcext:value-type="float">
            <text:p>563</text:p>
          </table:table-cell>
          <table:table-cell office:value-type="float" office:value="178.937561" calcext:value-type="float">
            <text:p>178.937561</text:p>
          </table:table-cell>
          <table:table-cell table:number-columns-repeated="1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432" calcext:value-type="float">
            <text:p>432</text:p>
          </table:table-cell>
          <table:table-cell office:value-type="float" office:value="186.643219" calcext:value-type="float">
            <text:p>186.643219</text:p>
          </table:table-cell>
          <table:table-cell table:number-columns-repeated="12"/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float" office:value="384" calcext:value-type="float">
            <text:p>384</text:p>
          </table:table-cell>
          <table:table-cell office:value-type="float" office:value="197.66481" calcext:value-type="float">
            <text:p>197.66481</text:p>
          </table:table-cell>
          <table:table-cell table:number-columns-repeated="12"/>
        </table:table-row>
        <table:table-row table:style-name="ro2">
          <table:table-cell office:value-type="float" office:value="6331" calcext:value-type="float">
            <text:p>6331</text:p>
          </table:table-cell>
          <table:table-cell office:value-type="float" office:value="721" calcext:value-type="float">
            <text:p>721</text:p>
          </table:table-cell>
          <table:table-cell office:value-type="float" office:value="152.289673" calcext:value-type="float">
            <text:p>152.289673</text:p>
          </table:table-cell>
          <table:table-cell table:number-columns-repeated="1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476" calcext:value-type="float">
            <text:p>476</text:p>
          </table:table-cell>
          <table:table-cell office:value-type="float" office:value="180.836472" calcext:value-type="float">
            <text:p>180.836472</text:p>
          </table:table-cell>
          <table:table-cell table:number-columns-repeated="12"/>
        </table:table-row>
        <table:table-row table:style-name="ro2">
          <table:table-cell office:value-type="float" office:value="5050" calcext:value-type="float">
            <text:p>5050</text:p>
          </table:table-cell>
          <table:table-cell office:value-type="float" office:value="687" calcext:value-type="float">
            <text:p>687</text:p>
          </table:table-cell>
          <table:table-cell office:value-type="float" office:value="160.238556" calcext:value-type="float">
            <text:p>160.238556</text:p>
          </table:table-cell>
          <table:table-cell table:number-columns-repeated="12"/>
        </table:table-row>
        <table:table-row table:style-name="ro2">
          <table:table-cell office:value-type="float" office:value="5757" calcext:value-type="float">
            <text:p>5757</text:p>
          </table:table-cell>
          <table:table-cell office:value-type="float" office:value="430" calcext:value-type="float">
            <text:p>430</text:p>
          </table:table-cell>
          <table:table-cell office:value-type="float" office:value="116.64006" calcext:value-type="float">
            <text:p>116.64006</text:p>
          </table:table-cell>
          <table:table-cell table:number-columns-repeated="1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461" calcext:value-type="float">
            <text:p>461</text:p>
          </table:table-cell>
          <table:table-cell office:value-type="float" office:value="161.698212" calcext:value-type="float">
            <text:p>161.698212</text:p>
          </table:table-cell>
          <table:table-cell table:number-columns-repeated="12"/>
        </table:table-row>
        <table:table-row table:style-name="ro2">
          <table:table-cell office:value-type="float" office:value="5829" calcext:value-type="float">
            <text:p>5829</text:p>
          </table:table-cell>
          <table:table-cell office:value-type="float" office:value="685" calcext:value-type="float">
            <text:p>685</text:p>
          </table:table-cell>
          <table:table-cell office:value-type="float" office:value="138.732101" calcext:value-type="float">
            <text:p>138.732101</text:p>
          </table:table-cell>
          <table:table-cell table:number-columns-repeated="12"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497" calcext:value-type="float">
            <text:p>497</text:p>
          </table:table-cell>
          <table:table-cell office:value-type="float" office:value="125.231613" calcext:value-type="float">
            <text:p>125.231613</text:p>
          </table:table-cell>
          <table:table-cell table:number-columns-repeated="1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454" calcext:value-type="float">
            <text:p>454</text:p>
          </table:table-cell>
          <table:table-cell office:value-type="float" office:value="192.814102" calcext:value-type="float">
            <text:p>192.814102</text:p>
          </table:table-cell>
          <table:table-cell table:number-columns-repeated="12"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542" calcext:value-type="float">
            <text:p>542</text:p>
          </table:table-cell>
          <table:table-cell office:value-type="float" office:value="161.579102" calcext:value-type="float">
            <text:p>161.579102</text:p>
          </table:table-cell>
          <table:table-cell table:number-columns-repeated="12"/>
        </table:table-row>
        <table:table-row table:style-name="ro2">
          <table:table-cell office:value-type="float" office:value="4983" calcext:value-type="float">
            <text:p>4983</text:p>
          </table:table-cell>
          <table:table-cell office:value-type="float" office:value="388" calcext:value-type="float">
            <text:p>388</text:p>
          </table:table-cell>
          <table:table-cell office:value-type="float" office:value="174.191208" calcext:value-type="float">
            <text:p>174.191208</text:p>
          </table:table-cell>
          <table:table-cell table:number-columns-repeated="1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545" calcext:value-type="float">
            <text:p>545</text:p>
          </table:table-cell>
          <table:table-cell office:value-type="float" office:value="143.506851" calcext:value-type="float">
            <text:p>143.506851</text:p>
          </table:table-cell>
          <table:table-cell table:number-columns-repeated="12"/>
        </table:table-row>
        <table:table-row table:style-name="ro2">
          <table:table-cell office:value-type="float" office:value="4830" calcext:value-type="float">
            <text:p>4830</text:p>
          </table:table-cell>
          <table:table-cell office:value-type="float" office:value="458" calcext:value-type="float">
            <text:p>458</text:p>
          </table:table-cell>
          <table:table-cell office:value-type="float" office:value="128.081711" calcext:value-type="float">
            <text:p>128.081711</text:p>
          </table:table-cell>
          <table:table-cell table:number-columns-repeated="1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541" calcext:value-type="float">
            <text:p>541</text:p>
          </table:table-cell>
          <table:table-cell office:value-type="float" office:value="174.115433" calcext:value-type="float">
            <text:p>174.115433</text:p>
          </table:table-cell>
          <table:table-cell table:number-columns-repeated="12"/>
        </table:table-row>
        <table:table-row table:style-name="ro2">
          <table:table-cell office:value-type="float" office:value="6096" calcext:value-type="float">
            <text:p>6096</text:p>
          </table:table-cell>
          <table:table-cell office:value-type="float" office:value="702" calcext:value-type="float">
            <text:p>702</text:p>
          </table:table-cell>
          <table:table-cell office:value-type="float" office:value="146.78389" calcext:value-type="float">
            <text:p>146.78389</text:p>
          </table:table-cell>
          <table:table-cell table:number-columns-repeated="12"/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416" calcext:value-type="float">
            <text:p>416</text:p>
          </table:table-cell>
          <table:table-cell office:value-type="float" office:value="99.200287" calcext:value-type="float">
            <text:p>99.200287</text:p>
          </table:table-cell>
          <table:table-cell table:number-columns-repeated="12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454" calcext:value-type="float">
            <text:p>454</text:p>
          </table:table-cell>
          <table:table-cell office:value-type="float" office:value="148.351151" calcext:value-type="float">
            <text:p>148.351151</text:p>
          </table:table-cell>
          <table:table-cell table:number-columns-repeated="12"/>
        </table:table-row>
        <table:table-row table:style-name="ro2">
          <table:table-cell office:value-type="float" office:value="8056" calcext:value-type="float">
            <text:p>8056</text:p>
          </table:table-cell>
          <table:table-cell office:value-type="float" office:value="1023" calcext:value-type="float">
            <text:p>1023</text:p>
          </table:table-cell>
          <table:table-cell office:value-type="float" office:value="141.881607" calcext:value-type="float">
            <text:p>141.881607</text:p>
          </table:table-cell>
          <table:table-cell table:number-columns-repeated="12"/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float" office:value="380" calcext:value-type="float">
            <text:p>380</text:p>
          </table:table-cell>
          <table:table-cell office:value-type="float" office:value="195.944641" calcext:value-type="float">
            <text:p>195.944641</text:p>
          </table:table-cell>
          <table:table-cell table:number-columns-repeated="1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429" calcext:value-type="float">
            <text:p>429</text:p>
          </table:table-cell>
          <table:table-cell office:value-type="float" office:value="147.921677" calcext:value-type="float">
            <text:p>147.921677</text:p>
          </table:table-cell>
          <table:table-cell table:number-columns-repeated="1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504" calcext:value-type="float">
            <text:p>504</text:p>
          </table:table-cell>
          <table:table-cell office:value-type="float" office:value="175.8647" calcext:value-type="float">
            <text:p>175.8647</text:p>
          </table:table-cell>
          <table:table-cell table:number-columns-repeated="1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393" calcext:value-type="float">
            <text:p>393</text:p>
          </table:table-cell>
          <table:table-cell office:value-type="float" office:value="160.85968" calcext:value-type="float">
            <text:p>160.85968</text:p>
          </table:table-cell>
          <table:table-cell table:number-columns-repeated="12"/>
        </table:table-row>
        <table:table-row table:style-name="ro2">
          <table:table-cell office:value-type="float" office:value="7826" calcext:value-type="float">
            <text:p>7826</text:p>
          </table:table-cell>
          <table:table-cell office:value-type="float" office:value="543" calcext:value-type="float">
            <text:p>543</text:p>
          </table:table-cell>
          <table:table-cell office:value-type="float" office:value="90.929588" calcext:value-type="float">
            <text:p>90.929588</text:p>
          </table:table-cell>
          <table:table-cell table:number-columns-repeated="1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683" calcext:value-type="float">
            <text:p>683</text:p>
          </table:table-cell>
          <table:table-cell office:value-type="float" office:value="180.778839" calcext:value-type="float">
            <text:p>180.778839</text:p>
          </table:table-cell>
          <table:table-cell table:number-columns-repeated="12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311" calcext:value-type="float">
            <text:p>311</text:p>
          </table:table-cell>
          <table:table-cell office:value-type="float" office:value="188.914246" calcext:value-type="float">
            <text:p>188.914246</text:p>
          </table:table-cell>
          <table:table-cell table:number-columns-repeated="12"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454" calcext:value-type="float">
            <text:p>454</text:p>
          </table:table-cell>
          <table:table-cell office:value-type="float" office:value="190.02829" calcext:value-type="float">
            <text:p>190.02829</text:p>
          </table:table-cell>
          <table:table-cell table:number-columns-repeated="12"/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409" calcext:value-type="float">
            <text:p>409</text:p>
          </table:table-cell>
          <table:table-cell office:value-type="float" office:value="196.377731" calcext:value-type="float">
            <text:p>196.377731</text:p>
          </table:table-cell>
          <table:table-cell table:number-columns-repeated="12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464" calcext:value-type="float">
            <text:p>464</text:p>
          </table:table-cell>
          <table:table-cell office:value-type="float" office:value="193.972061" calcext:value-type="float">
            <text:p>193.972061</text:p>
          </table:table-cell>
          <table:table-cell table:number-columns-repeated="12"/>
        </table:table-row>
        <table:table-row table:style-name="ro2">
          <table:table-cell office:value-type="float" office:value="5403" calcext:value-type="float">
            <text:p>5403</text:p>
          </table:table-cell>
          <table:table-cell office:value-type="float" office:value="338" calcext:value-type="float">
            <text:p>338</text:p>
          </table:table-cell>
          <table:table-cell office:value-type="float" office:value="198.482483" calcext:value-type="float">
            <text:p>198.482483</text:p>
          </table:table-cell>
          <table:table-cell table:number-columns-repeated="12"/>
        </table:table-row>
        <table:table-row table:style-name="ro2">
          <table:table-cell office:value-type="float" office:value="4662" calcext:value-type="float">
            <text:p>4662</text:p>
          </table:table-cell>
          <table:table-cell office:value-type="float" office:value="551" calcext:value-type="float">
            <text:p>551</text:p>
          </table:table-cell>
          <table:table-cell office:value-type="float" office:value="165.27533" calcext:value-type="float">
            <text:p>165.27533</text:p>
          </table:table-cell>
          <table:table-cell table:number-columns-repeated="1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428" calcext:value-type="float">
            <text:p>428</text:p>
          </table:table-cell>
          <table:table-cell office:value-type="float" office:value="190.729507" calcext:value-type="float">
            <text:p>190.729507</text:p>
          </table:table-cell>
          <table:table-cell table:number-columns-repeated="12"/>
        </table:table-row>
        <table:table-row table:style-name="ro2">
          <table:table-cell office:value-type="float" office:value="4844" calcext:value-type="float">
            <text:p>4844</text:p>
          </table:table-cell>
          <table:table-cell office:value-type="float" office:value="390" calcext:value-type="float">
            <text:p>390</text:p>
          </table:table-cell>
          <table:table-cell office:value-type="float" office:value="177.98584" calcext:value-type="float">
            <text:p>177.98584</text:p>
          </table:table-cell>
          <table:table-cell table:number-columns-repeated="12"/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405" calcext:value-type="float">
            <text:p>405</text:p>
          </table:table-cell>
          <table:table-cell office:value-type="float" office:value="199.581818" calcext:value-type="float">
            <text:p>199.581818</text:p>
          </table:table-cell>
          <table:table-cell table:number-columns-repeated="1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349" calcext:value-type="float">
            <text:p>349</text:p>
          </table:table-cell>
          <table:table-cell office:value-type="float" office:value="197.455383" calcext:value-type="float">
            <text:p>197.455383</text:p>
          </table:table-cell>
          <table:table-cell table:number-columns-repeated="1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400" calcext:value-type="float">
            <text:p>400</text:p>
          </table:table-cell>
          <table:table-cell office:value-type="float" office:value="193.57486" calcext:value-type="float">
            <text:p>193.57486</text:p>
          </table:table-cell>
          <table:table-cell table:number-columns-repeated="12"/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float" office:value="686" calcext:value-type="float">
            <text:p>686</text:p>
          </table:table-cell>
          <table:table-cell office:value-type="float" office:value="146.281128" calcext:value-type="float">
            <text:p>146.281128</text:p>
          </table:table-cell>
          <table:table-cell table:number-columns-repeated="1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515" calcext:value-type="float">
            <text:p>515</text:p>
          </table:table-cell>
          <table:table-cell office:value-type="float" office:value="195.693634" calcext:value-type="float">
            <text:p>195.693634</text:p>
          </table:table-cell>
          <table:table-cell table:number-columns-repeated="1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509" calcext:value-type="float">
            <text:p>509</text:p>
          </table:table-cell>
          <table:table-cell office:value-type="float" office:value="187.791946" calcext:value-type="float">
            <text:p>187.791946</text:p>
          </table:table-cell>
          <table:table-cell table:number-columns-repeated="12"/>
        </table:table-row>
        <table:table-row table:style-name="ro2">
          <table:table-cell office:value-type="float" office:value="20686" calcext:value-type="float">
            <text:p>20686</text:p>
          </table:table-cell>
          <table:table-cell office:value-type="float" office:value="472" calcext:value-type="float">
            <text:p>472</text:p>
          </table:table-cell>
          <table:table-cell office:value-type="float" office:value="161.354019" calcext:value-type="float">
            <text:p>161.354019</text:p>
          </table:table-cell>
          <table:table-cell table:number-columns-repeated="12"/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602" calcext:value-type="float">
            <text:p>602</text:p>
          </table:table-cell>
          <table:table-cell office:value-type="float" office:value="189.930542" calcext:value-type="float">
            <text:p>189.930542</text:p>
          </table:table-cell>
          <table:table-cell table:number-columns-repeated="12"/>
        </table:table-row>
        <table:table-row table:style-name="ro2">
          <table:table-cell office:value-type="float" office:value="4807" calcext:value-type="float">
            <text:p>4807</text:p>
          </table:table-cell>
          <table:table-cell office:value-type="float" office:value="556" calcext:value-type="float">
            <text:p>556</text:p>
          </table:table-cell>
          <table:table-cell office:value-type="float" office:value="194.1203" calcext:value-type="float">
            <text:p>194.1203</text:p>
          </table:table-cell>
          <table:table-cell table:number-columns-repeated="12"/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float" office:value="354" calcext:value-type="float">
            <text:p>354</text:p>
          </table:table-cell>
          <table:table-cell office:value-type="float" office:value="197.243073" calcext:value-type="float">
            <text:p>197.243073</text:p>
          </table:table-cell>
          <table:table-cell table:number-columns-repeated="12"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467" calcext:value-type="float">
            <text:p>467</text:p>
          </table:table-cell>
          <table:table-cell office:value-type="float" office:value="192.163467" calcext:value-type="float">
            <text:p>192.163467</text:p>
          </table:table-cell>
          <table:table-cell table:number-columns-repeated="12"/>
        </table:table-row>
        <table:table-row table:style-name="ro2">
          <table:table-cell office:value-type="float" office:value="5082" calcext:value-type="float">
            <text:p>5082</text:p>
          </table:table-cell>
          <table:table-cell office:value-type="float" office:value="520" calcext:value-type="float">
            <text:p>520</text:p>
          </table:table-cell>
          <table:table-cell office:value-type="float" office:value="154.965012" calcext:value-type="float">
            <text:p>154.965012</text:p>
          </table:table-cell>
          <table:table-cell table:number-columns-repeated="12"/>
        </table:table-row>
        <table:table-row table:style-name="ro2">
          <table:table-cell office:value-type="float" office:value="2943" calcext:value-type="float">
            <text:p>2943</text:p>
          </table:table-cell>
          <table:table-cell office:value-type="float" office:value="338" calcext:value-type="float">
            <text:p>338</text:p>
          </table:table-cell>
          <table:table-cell office:value-type="float" office:value="198.892838" calcext:value-type="float">
            <text:p>198.892838</text:p>
          </table:table-cell>
          <table:table-cell table:number-columns-repeated="12"/>
        </table:table-row>
        <table:table-row table:style-name="ro2">
          <table:table-cell office:value-type="float" office:value="4951" calcext:value-type="float">
            <text:p>4951</text:p>
          </table:table-cell>
          <table:table-cell office:value-type="float" office:value="616" calcext:value-type="float">
            <text:p>616</text:p>
          </table:table-cell>
          <table:table-cell office:value-type="float" office:value="161.173416" calcext:value-type="float">
            <text:p>161.173416</text:p>
          </table:table-cell>
          <table:table-cell table:number-columns-repeated="12"/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423" calcext:value-type="float">
            <text:p>423</text:p>
          </table:table-cell>
          <table:table-cell office:value-type="float" office:value="92.937569" calcext:value-type="float">
            <text:p>92.937569</text:p>
          </table:table-cell>
          <table:table-cell table:number-columns-repeated="12"/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float" office:value="365" calcext:value-type="float">
            <text:p>365</text:p>
          </table:table-cell>
          <table:table-cell office:value-type="float" office:value="201.227844" calcext:value-type="float">
            <text:p>201.227844</text:p>
          </table:table-cell>
          <table:table-cell table:number-columns-repeated="12"/>
        </table:table-row>
        <table:table-row table:style-name="ro2">
          <table:table-cell office:value-type="float" office:value="5154" calcext:value-type="float">
            <text:p>5154</text:p>
          </table:table-cell>
          <table:table-cell office:value-type="float" office:value="395" calcext:value-type="float">
            <text:p>395</text:p>
          </table:table-cell>
          <table:table-cell office:value-type="float" office:value="184.891647" calcext:value-type="float">
            <text:p>184.891647</text:p>
          </table:table-cell>
          <table:table-cell table:number-columns-repeated="1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524" calcext:value-type="float">
            <text:p>524</text:p>
          </table:table-cell>
          <table:table-cell office:value-type="float" office:value="191.59201" calcext:value-type="float">
            <text:p>191.59201</text:p>
          </table:table-cell>
          <table:table-cell table:number-columns-repeated="12"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400" calcext:value-type="float">
            <text:p>400</text:p>
          </table:table-cell>
          <table:table-cell office:value-type="float" office:value="161.187851" calcext:value-type="float">
            <text:p>161.187851</text:p>
          </table:table-cell>
          <table:table-cell table:number-columns-repeated="12"/>
        </table:table-row>
        <table:table-row table:style-name="ro2">
          <table:table-cell office:value-type="float" office:value="5451" calcext:value-type="float">
            <text:p>5451</text:p>
          </table:table-cell>
          <table:table-cell office:value-type="float" office:value="621" calcext:value-type="float">
            <text:p>621</text:p>
          </table:table-cell>
          <table:table-cell office:value-type="float" office:value="160.182098" calcext:value-type="float">
            <text:p>160.182098</text:p>
          </table:table-cell>
          <table:table-cell table:number-columns-repeated="12"/>
        </table:table-row>
        <table:table-row table:style-name="ro2">
          <table:table-cell office:value-type="float" office:value="4653" calcext:value-type="float">
            <text:p>4653</text:p>
          </table:table-cell>
          <table:table-cell office:value-type="float" office:value="479" calcext:value-type="float">
            <text:p>479</text:p>
          </table:table-cell>
          <table:table-cell office:value-type="float" office:value="186.455902" calcext:value-type="float">
            <text:p>186.455902</text:p>
          </table:table-cell>
          <table:table-cell table:number-columns-repeated="1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512" calcext:value-type="float">
            <text:p>512</text:p>
          </table:table-cell>
          <table:table-cell office:value-type="float" office:value="175.226273" calcext:value-type="float">
            <text:p>175.226273</text:p>
          </table:table-cell>
          <table:table-cell table:number-columns-repeated="1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486" calcext:value-type="float">
            <text:p>486</text:p>
          </table:table-cell>
          <table:table-cell office:value-type="float" office:value="181.207733" calcext:value-type="float">
            <text:p>181.207733</text:p>
          </table:table-cell>
          <table:table-cell table:number-columns-repeated="1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476" calcext:value-type="float">
            <text:p>476</text:p>
          </table:table-cell>
          <table:table-cell office:value-type="float" office:value="183.787277" calcext:value-type="float">
            <text:p>183.787277</text:p>
          </table:table-cell>
          <table:table-cell table:number-columns-repeated="12"/>
        </table:table-row>
        <table:table-row table:style-name="ro2">
          <table:table-cell office:value-type="float" office:value="4885" calcext:value-type="float">
            <text:p>4885</text:p>
          </table:table-cell>
          <table:table-cell office:value-type="float" office:value="843" calcext:value-type="float">
            <text:p>843</text:p>
          </table:table-cell>
          <table:table-cell office:value-type="float" office:value="140.36644" calcext:value-type="float">
            <text:p>140.36644</text:p>
          </table:table-cell>
          <table:table-cell table:number-columns-repeated="12"/>
        </table:table-row>
        <table:table-row table:style-name="ro2">
          <table:table-cell office:value-type="float" office:value="19036" calcext:value-type="float">
            <text:p>19036</text:p>
          </table:table-cell>
          <table:table-cell office:value-type="float" office:value="367" calcext:value-type="float">
            <text:p>367</text:p>
          </table:table-cell>
          <table:table-cell office:value-type="float" office:value="142.840286" calcext:value-type="float">
            <text:p>142.840286</text:p>
          </table:table-cell>
          <table:table-cell table:number-columns-repeated="1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482" calcext:value-type="float">
            <text:p>482</text:p>
          </table:table-cell>
          <table:table-cell office:value-type="float" office:value="183.373276" calcext:value-type="float">
            <text:p>183.373276</text:p>
          </table:table-cell>
          <table:table-cell table:number-columns-repeated="12"/>
        </table:table-row>
        <table:table-row table:style-name="ro2">
          <table:table-cell office:value-type="float" office:value="4841" calcext:value-type="float">
            <text:p>4841</text:p>
          </table:table-cell>
          <table:table-cell office:value-type="float" office:value="572" calcext:value-type="float">
            <text:p>572</text:p>
          </table:table-cell>
          <table:table-cell office:value-type="float" office:value="183.666916" calcext:value-type="float">
            <text:p>183.666916</text:p>
          </table:table-cell>
          <table:table-cell table:number-columns-repeated="1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381" calcext:value-type="float">
            <text:p>381</text:p>
          </table:table-cell>
          <table:table-cell office:value-type="float" office:value="194.961563" calcext:value-type="float">
            <text:p>194.961563</text:p>
          </table:table-cell>
          <table:table-cell table:number-columns-repeated="1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390" calcext:value-type="float">
            <text:p>390</text:p>
          </table:table-cell>
          <table:table-cell office:value-type="float" office:value="195.311859" calcext:value-type="float">
            <text:p>195.311859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375" calcext:value-type="float">
            <text:p>375</text:p>
          </table:table-cell>
          <table:table-cell office:value-type="float" office:value="198.332123" calcext:value-type="float">
            <text:p>198.332123</text:p>
          </table:table-cell>
          <table:table-cell table:number-columns-repeated="12"/>
        </table:table-row>
        <table:table-row table:style-name="ro2">
          <table:table-cell office:value-type="float" office:value="3364" calcext:value-type="float">
            <text:p>3364</text:p>
          </table:table-cell>
          <table:table-cell office:value-type="float" office:value="438" calcext:value-type="float">
            <text:p>438</text:p>
          </table:table-cell>
          <table:table-cell office:value-type="float" office:value="185.520844" calcext:value-type="float">
            <text:p>185.520844</text:p>
          </table:table-cell>
          <table:table-cell table:number-columns-repeated="12"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493" calcext:value-type="float">
            <text:p>493</text:p>
          </table:table-cell>
          <table:table-cell office:value-type="float" office:value="190.127472" calcext:value-type="float">
            <text:p>190.127472</text:p>
          </table:table-cell>
          <table:table-cell table:number-columns-repeated="12"/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float" office:value="372" calcext:value-type="float">
            <text:p>372</text:p>
          </table:table-cell>
          <table:table-cell office:value-type="float" office:value="198.762192" calcext:value-type="float">
            <text:p>198.762192</text:p>
          </table:table-cell>
          <table:table-cell table:number-columns-repeated="12"/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398" calcext:value-type="float">
            <text:p>398</text:p>
          </table:table-cell>
          <table:table-cell office:value-type="float" office:value="154.595154" calcext:value-type="float">
            <text:p>154.595154</text:p>
          </table:table-cell>
          <table:table-cell table:number-columns-repeated="1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377" calcext:value-type="float">
            <text:p>377</text:p>
          </table:table-cell>
          <table:table-cell office:value-type="float" office:value="192.550827" calcext:value-type="float">
            <text:p>192.550827</text:p>
          </table:table-cell>
          <table:table-cell table:number-columns-repeated="12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float" office:value="389" calcext:value-type="float">
            <text:p>389</text:p>
          </table:table-cell>
          <table:table-cell office:value-type="float" office:value="199.209732" calcext:value-type="float">
            <text:p>199.209732</text:p>
          </table:table-cell>
          <table:table-cell table:number-columns-repeated="12"/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351" calcext:value-type="float">
            <text:p>351</text:p>
          </table:table-cell>
          <table:table-cell office:value-type="float" office:value="196.340485" calcext:value-type="float">
            <text:p>196.340485</text:p>
          </table:table-cell>
          <table:table-cell table:number-columns-repeated="12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542" calcext:value-type="float">
            <text:p>542</text:p>
          </table:table-cell>
          <table:table-cell office:value-type="float" office:value="179.806885" calcext:value-type="float">
            <text:p>179.806885</text:p>
          </table:table-cell>
          <table:table-cell table:number-columns-repeated="12"/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float" office:value="587" calcext:value-type="float">
            <text:p>587</text:p>
          </table:table-cell>
          <table:table-cell office:value-type="float" office:value="174.954117" calcext:value-type="float">
            <text:p>174.954117</text:p>
          </table:table-cell>
          <table:table-cell table:number-columns-repeated="12"/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511" calcext:value-type="float">
            <text:p>511</text:p>
          </table:table-cell>
          <table:table-cell office:value-type="float" office:value="188.354828" calcext:value-type="float">
            <text:p>188.354828</text:p>
          </table:table-cell>
          <table:table-cell table:number-columns-repeated="1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546" calcext:value-type="float">
            <text:p>546</text:p>
          </table:table-cell>
          <table:table-cell office:value-type="float" office:value="169.067429" calcext:value-type="float">
            <text:p>169.067429</text:p>
          </table:table-cell>
          <table:table-cell table:number-columns-repeated="12"/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float" office:value="405" calcext:value-type="float">
            <text:p>405</text:p>
          </table:table-cell>
          <table:table-cell office:value-type="float" office:value="188.544128" calcext:value-type="float">
            <text:p>188.544128</text:p>
          </table:table-cell>
          <table:table-cell table:number-columns-repeated="1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601" calcext:value-type="float">
            <text:p>601</text:p>
          </table:table-cell>
          <table:table-cell office:value-type="float" office:value="192.570831" calcext:value-type="float">
            <text:p>192.570831</text:p>
          </table:table-cell>
          <table:table-cell table:number-columns-repeated="12"/>
        </table:table-row>
        <table:table-row table:style-name="ro2">
          <table:table-cell office:value-type="float" office:value="5618" calcext:value-type="float">
            <text:p>5618</text:p>
          </table:table-cell>
          <table:table-cell office:value-type="float" office:value="469" calcext:value-type="float">
            <text:p>469</text:p>
          </table:table-cell>
          <table:table-cell office:value-type="float" office:value="140.113815" calcext:value-type="float">
            <text:p>140.113815</text:p>
          </table:table-cell>
          <table:table-cell table:number-columns-repeated="12"/>
        </table:table-row>
        <table:table-row table:style-name="ro2">
          <table:table-cell office:value-type="float" office:value="5017" calcext:value-type="float">
            <text:p>5017</text:p>
          </table:table-cell>
          <table:table-cell office:value-type="float" office:value="780" calcext:value-type="float">
            <text:p>780</text:p>
          </table:table-cell>
          <table:table-cell office:value-type="float" office:value="150.19313" calcext:value-type="float">
            <text:p>150.19313</text:p>
          </table:table-cell>
          <table:table-cell table:number-columns-repeated="12"/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float" office:value="330" calcext:value-type="float">
            <text:p>330</text:p>
          </table:table-cell>
          <table:table-cell office:value-type="float" office:value="193.530487" calcext:value-type="float">
            <text:p>193.530487</text:p>
          </table:table-cell>
          <table:table-cell table:number-columns-repeated="1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489" calcext:value-type="float">
            <text:p>489</text:p>
          </table:table-cell>
          <table:table-cell office:value-type="float" office:value="187.578018" calcext:value-type="float">
            <text:p>187.578018</text:p>
          </table:table-cell>
          <table:table-cell table:number-columns-repeated="12"/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float" office:value="352" calcext:value-type="float">
            <text:p>352</text:p>
          </table:table-cell>
          <table:table-cell office:value-type="float" office:value="200.696121" calcext:value-type="float">
            <text:p>200.696121</text:p>
          </table:table-cell>
          <table:table-cell table:number-columns-repeated="1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599" calcext:value-type="float">
            <text:p>599</text:p>
          </table:table-cell>
          <table:table-cell office:value-type="float" office:value="188.323166" calcext:value-type="float">
            <text:p>188.323166</text:p>
          </table:table-cell>
          <table:table-cell table:number-columns-repeated="1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446" calcext:value-type="float">
            <text:p>446</text:p>
          </table:table-cell>
          <table:table-cell office:value-type="float" office:value="193.904327" calcext:value-type="float">
            <text:p>193.904327</text:p>
          </table:table-cell>
          <table:table-cell table:number-columns-repeated="12"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405" calcext:value-type="float">
            <text:p>405</text:p>
          </table:table-cell>
          <table:table-cell office:value-type="float" office:value="195.611511" calcext:value-type="float">
            <text:p>195.611511</text:p>
          </table:table-cell>
          <table:table-cell table:number-columns-repeated="12"/>
        </table:table-row>
        <table:table-row table:style-name="ro2">
          <table:table-cell office:value-type="float" office:value="4726" calcext:value-type="float">
            <text:p>4726</text:p>
          </table:table-cell>
          <table:table-cell office:value-type="float" office:value="599" calcext:value-type="float">
            <text:p>599</text:p>
          </table:table-cell>
          <table:table-cell office:value-type="float" office:value="182.275314" calcext:value-type="float">
            <text:p>182.275314</text:p>
          </table:table-cell>
          <table:table-cell table:number-columns-repeated="1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588" calcext:value-type="float">
            <text:p>588</text:p>
          </table:table-cell>
          <table:table-cell office:value-type="float" office:value="189.76947" calcext:value-type="float">
            <text:p>189.76947</text:p>
          </table:table-cell>
          <table:table-cell table:number-columns-repeated="12"/>
        </table:table-row>
        <table:table-row table:style-name="ro2">
          <table:table-cell office:value-type="float" office:value="3374" calcext:value-type="float">
            <text:p>3374</text:p>
          </table:table-cell>
          <table:table-cell office:value-type="float" office:value="397" calcext:value-type="float">
            <text:p>397</text:p>
          </table:table-cell>
          <table:table-cell office:value-type="float" office:value="167.543091" calcext:value-type="float">
            <text:p>167.543091</text:p>
          </table:table-cell>
          <table:table-cell table:number-columns-repeated="1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632" calcext:value-type="float">
            <text:p>632</text:p>
          </table:table-cell>
          <table:table-cell office:value-type="float" office:value="159.326553" calcext:value-type="float">
            <text:p>159.326553</text:p>
          </table:table-cell>
          <table:table-cell table:number-columns-repeated="12"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508" calcext:value-type="float">
            <text:p>508</text:p>
          </table:table-cell>
          <table:table-cell office:value-type="float" office:value="159.488419" calcext:value-type="float">
            <text:p>159.488419</text:p>
          </table:table-cell>
          <table:table-cell table:number-columns-repeated="12"/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553" calcext:value-type="float">
            <text:p>553</text:p>
          </table:table-cell>
          <table:table-cell office:value-type="float" office:value="181.624863" calcext:value-type="float">
            <text:p>181.624863</text:p>
          </table:table-cell>
          <table:table-cell table:number-columns-repeated="12"/>
        </table:table-row>
        <table:table-row table:style-name="ro2">
          <table:table-cell office:value-type="float" office:value="7093" calcext:value-type="float">
            <text:p>7093</text:p>
          </table:table-cell>
          <table:table-cell office:value-type="float" office:value="758" calcext:value-type="float">
            <text:p>758</text:p>
          </table:table-cell>
          <table:table-cell office:value-type="float" office:value="163.258743" calcext:value-type="float">
            <text:p>163.258743</text:p>
          </table:table-cell>
          <table:table-cell table:number-columns-repeated="1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447" calcext:value-type="float">
            <text:p>447</text:p>
          </table:table-cell>
          <table:table-cell office:value-type="float" office:value="194.363327" calcext:value-type="float">
            <text:p>194.363327</text:p>
          </table:table-cell>
          <table:table-cell table:number-columns-repeated="12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369" calcext:value-type="float">
            <text:p>369</text:p>
          </table:table-cell>
          <table:table-cell office:value-type="float" office:value="200.912384" calcext:value-type="float">
            <text:p>200.912384</text:p>
          </table:table-cell>
          <table:table-cell table:number-columns-repeated="12"/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392" calcext:value-type="float">
            <text:p>392</text:p>
          </table:table-cell>
          <table:table-cell office:value-type="float" office:value="199.560028" calcext:value-type="float">
            <text:p>199.560028</text:p>
          </table:table-cell>
          <table:table-cell table:number-columns-repeated="12"/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float" office:value="357" calcext:value-type="float">
            <text:p>357</text:p>
          </table:table-cell>
          <table:table-cell office:value-type="float" office:value="196.83136" calcext:value-type="float">
            <text:p>196.83136</text:p>
          </table:table-cell>
          <table:table-cell table:number-columns-repeated="1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386" calcext:value-type="float">
            <text:p>386</text:p>
          </table:table-cell>
          <table:table-cell office:value-type="float" office:value="192.820038" calcext:value-type="float">
            <text:p>192.820038</text:p>
          </table:table-cell>
          <table:table-cell table:number-columns-repeated="12"/>
        </table:table-row>
        <table:table-row table:style-name="ro2">
          <table:table-cell office:value-type="float" office:value="6147" calcext:value-type="float">
            <text:p>6147</text:p>
          </table:table-cell>
          <table:table-cell office:value-type="float" office:value="754" calcext:value-type="float">
            <text:p>754</text:p>
          </table:table-cell>
          <table:table-cell office:value-type="float" office:value="150.429031" calcext:value-type="float">
            <text:p>150.429031</text:p>
          </table:table-cell>
          <table:table-cell table:number-columns-repeated="12"/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438" calcext:value-type="float">
            <text:p>438</text:p>
          </table:table-cell>
          <table:table-cell office:value-type="float" office:value="193.4617" calcext:value-type="float">
            <text:p>193.4617</text:p>
          </table:table-cell>
          <table:table-cell table:number-columns-repeated="12"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324" calcext:value-type="float">
            <text:p>324</text:p>
          </table:table-cell>
          <table:table-cell office:value-type="float" office:value="200.606781" calcext:value-type="float">
            <text:p>200.606781</text:p>
          </table:table-cell>
          <table:table-cell table:number-columns-repeated="12"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407" calcext:value-type="float">
            <text:p>407</text:p>
          </table:table-cell>
          <table:table-cell office:value-type="float" office:value="195.31665" calcext:value-type="float">
            <text:p>195.31665</text:p>
          </table:table-cell>
          <table:table-cell table:number-columns-repeated="1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647" calcext:value-type="float">
            <text:p>647</text:p>
          </table:table-cell>
          <table:table-cell office:value-type="float" office:value="97.296829" calcext:value-type="float">
            <text:p>97.296829</text:p>
          </table:table-cell>
          <table:table-cell table:number-columns-repeated="12"/>
        </table:table-row>
        <table:table-row table:style-name="ro2">
          <table:table-cell office:value-type="float" office:value="5002" calcext:value-type="float">
            <text:p>5002</text:p>
          </table:table-cell>
          <table:table-cell office:value-type="float" office:value="350" calcext:value-type="float">
            <text:p>350</text:p>
          </table:table-cell>
          <table:table-cell office:value-type="float" office:value="201.347656" calcext:value-type="float">
            <text:p>201.347656</text:p>
          </table:table-cell>
          <table:table-cell table:number-columns-repeated="12"/>
        </table:table-row>
        <table:table-row table:style-name="ro2">
          <table:table-cell office:value-type="float" office:value="5030" calcext:value-type="float">
            <text:p>5030</text:p>
          </table:table-cell>
          <table:table-cell office:value-type="float" office:value="595" calcext:value-type="float">
            <text:p>595</text:p>
          </table:table-cell>
          <table:table-cell office:value-type="float" office:value="149.425354" calcext:value-type="float">
            <text:p>149.425354</text:p>
          </table:table-cell>
          <table:table-cell table:number-columns-repeated="12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413" calcext:value-type="float">
            <text:p>413</text:p>
          </table:table-cell>
          <table:table-cell office:value-type="float" office:value="192.029694" calcext:value-type="float">
            <text:p>192.029694</text:p>
          </table:table-cell>
          <table:table-cell table:number-columns-repeated="1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541" calcext:value-type="float">
            <text:p>541</text:p>
          </table:table-cell>
          <table:table-cell office:value-type="float" office:value="181.625916" calcext:value-type="float">
            <text:p>181.625916</text:p>
          </table:table-cell>
          <table:table-cell table:number-columns-repeated="1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600" calcext:value-type="float">
            <text:p>600</text:p>
          </table:table-cell>
          <table:table-cell office:value-type="float" office:value="180.119095" calcext:value-type="float">
            <text:p>180.119095</text:p>
          </table:table-cell>
          <table:table-cell table:number-columns-repeated="12"/>
        </table:table-row>
        <table:table-row table:style-name="ro2">
          <table:table-cell office:value-type="float" office:value="4792" calcext:value-type="float">
            <text:p>4792</text:p>
          </table:table-cell>
          <table:table-cell office:value-type="float" office:value="1368" calcext:value-type="float">
            <text:p>1368</text:p>
          </table:table-cell>
          <table:table-cell office:value-type="float" office:value="167.108643" calcext:value-type="float">
            <text:p>167.108643</text:p>
          </table:table-cell>
          <table:table-cell table:number-columns-repeated="1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502" calcext:value-type="float">
            <text:p>502</text:p>
          </table:table-cell>
          <table:table-cell office:value-type="float" office:value="192.972824" calcext:value-type="float">
            <text:p>192.972824</text:p>
          </table:table-cell>
          <table:table-cell table:number-columns-repeated="12"/>
        </table:table-row>
        <table:table-row table:style-name="ro2">
          <table:table-cell office:value-type="float" office:value="2582" calcext:value-type="float">
            <text:p>2582</text:p>
          </table:table-cell>
          <table:table-cell office:value-type="float" office:value="420" calcext:value-type="float">
            <text:p>420</text:p>
          </table:table-cell>
          <table:table-cell office:value-type="float" office:value="199.908722" calcext:value-type="float">
            <text:p>199.908722</text:p>
          </table:table-cell>
          <table:table-cell table:number-columns-repeated="12"/>
        </table:table-row>
        <table:table-row table:style-name="ro2">
          <table:table-cell office:value-type="float" office:value="4941" calcext:value-type="float">
            <text:p>4941</text:p>
          </table:table-cell>
          <table:table-cell office:value-type="float" office:value="587" calcext:value-type="float">
            <text:p>587</text:p>
          </table:table-cell>
          <table:table-cell office:value-type="float" office:value="172.452698" calcext:value-type="float">
            <text:p>172.452698</text:p>
          </table:table-cell>
          <table:table-cell table:number-columns-repeated="12"/>
        </table:table-row>
        <table:table-row table:style-name="ro2">
          <table:table-cell office:value-type="float" office:value="5316" calcext:value-type="float">
            <text:p>5316</text:p>
          </table:table-cell>
          <table:table-cell office:value-type="float" office:value="362" calcext:value-type="float">
            <text:p>362</text:p>
          </table:table-cell>
          <table:table-cell office:value-type="float" office:value="193.920929" calcext:value-type="float">
            <text:p>193.920929</text:p>
          </table:table-cell>
          <table:table-cell table:number-columns-repeated="1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19" calcext:value-type="float">
            <text:p>719</text:p>
          </table:table-cell>
          <table:table-cell office:value-type="float" office:value="166.67218" calcext:value-type="float">
            <text:p>166.67218</text:p>
          </table:table-cell>
          <table:table-cell table:number-columns-repeated="12"/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554" calcext:value-type="float">
            <text:p>554</text:p>
          </table:table-cell>
          <table:table-cell office:value-type="float" office:value="185.945145" calcext:value-type="float">
            <text:p>185.945145</text:p>
          </table:table-cell>
          <table:table-cell table:number-columns-repeated="12"/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float" office:value="419" calcext:value-type="float">
            <text:p>419</text:p>
          </table:table-cell>
          <table:table-cell office:value-type="float" office:value="190.886139" calcext:value-type="float">
            <text:p>190.886139</text:p>
          </table:table-cell>
          <table:table-cell table:number-columns-repeated="1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551" calcext:value-type="float">
            <text:p>551</text:p>
          </table:table-cell>
          <table:table-cell office:value-type="float" office:value="189.096481" calcext:value-type="float">
            <text:p>189.096481</text:p>
          </table:table-cell>
          <table:table-cell table:number-columns-repeated="12"/>
        </table:table-row>
        <table:table-row table:style-name="ro2">
          <table:table-cell office:value-type="float" office:value="5812" calcext:value-type="float">
            <text:p>5812</text:p>
          </table:table-cell>
          <table:table-cell office:value-type="float" office:value="905" calcext:value-type="float">
            <text:p>905</text:p>
          </table:table-cell>
          <table:table-cell office:value-type="float" office:value="151.41124" calcext:value-type="float">
            <text:p>151.41124</text:p>
          </table:table-cell>
          <table:table-cell table:number-columns-repeated="12"/>
        </table:table-row>
        <table:table-row table:style-name="ro2">
          <table:table-cell office:value-type="float" office:value="6159" calcext:value-type="float">
            <text:p>6159</text:p>
          </table:table-cell>
          <table:table-cell office:value-type="float" office:value="625" calcext:value-type="float">
            <text:p>625</text:p>
          </table:table-cell>
          <table:table-cell office:value-type="float" office:value="165.107895" calcext:value-type="float">
            <text:p>165.107895</text:p>
          </table:table-cell>
          <table:table-cell table:number-columns-repeated="12"/>
        </table:table-row>
        <table:table-row table:style-name="ro2">
          <table:table-cell office:value-type="float" office:value="5432" calcext:value-type="float">
            <text:p>5432</text:p>
          </table:table-cell>
          <table:table-cell office:value-type="float" office:value="761" calcext:value-type="float">
            <text:p>761</text:p>
          </table:table-cell>
          <table:table-cell office:value-type="float" office:value="160.373581" calcext:value-type="float">
            <text:p>160.373581</text:p>
          </table:table-cell>
          <table:table-cell table:number-columns-repeated="1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618" calcext:value-type="float">
            <text:p>618</text:p>
          </table:table-cell>
          <table:table-cell office:value-type="float" office:value="166.247833" calcext:value-type="float">
            <text:p>166.247833</text:p>
          </table:table-cell>
          <table:table-cell table:number-columns-repeated="12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393" calcext:value-type="float">
            <text:p>393</text:p>
          </table:table-cell>
          <table:table-cell office:value-type="float" office:value="152.637344" calcext:value-type="float">
            <text:p>152.637344</text:p>
          </table:table-cell>
          <table:table-cell table:number-columns-repeated="12"/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float" office:value="510" calcext:value-type="float">
            <text:p>510</text:p>
          </table:table-cell>
          <table:table-cell office:value-type="float" office:value="181.230682" calcext:value-type="float">
            <text:p>181.230682</text:p>
          </table:table-cell>
          <table:table-cell table:number-columns-repeated="12"/>
        </table:table-row>
        <table:table-row table:style-name="ro2">
          <table:table-cell office:value-type="float" office:value="5520" calcext:value-type="float">
            <text:p>5520</text:p>
          </table:table-cell>
          <table:table-cell office:value-type="float" office:value="661" calcext:value-type="float">
            <text:p>661</text:p>
          </table:table-cell>
          <table:table-cell office:value-type="float" office:value="147.437439" calcext:value-type="float">
            <text:p>147.437439</text:p>
          </table:table-cell>
          <table:table-cell table:number-columns-repeated="12"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637" calcext:value-type="float">
            <text:p>637</text:p>
          </table:table-cell>
          <table:table-cell office:value-type="float" office:value="173.304123" calcext:value-type="float">
            <text:p>173.304123</text:p>
          </table:table-cell>
          <table:table-cell table:number-columns-repeated="1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370" calcext:value-type="float">
            <text:p>370</text:p>
          </table:table-cell>
          <table:table-cell office:value-type="float" office:value="195.426086" calcext:value-type="float">
            <text:p>195.426086</text:p>
          </table:table-cell>
          <table:table-cell table:number-columns-repeated="1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460" calcext:value-type="float">
            <text:p>460</text:p>
          </table:table-cell>
          <table:table-cell office:value-type="float" office:value="184.620621" calcext:value-type="float">
            <text:p>184.620621</text:p>
          </table:table-cell>
          <table:table-cell table:number-columns-repeated="12"/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float" office:value="393" calcext:value-type="float">
            <text:p>393</text:p>
          </table:table-cell>
          <table:table-cell office:value-type="float" office:value="200.882736" calcext:value-type="float">
            <text:p>200.882736</text:p>
          </table:table-cell>
          <table:table-cell table:number-columns-repeated="12"/>
        </table:table-row>
        <table:table-row table:style-name="ro2">
          <table:table-cell office:value-type="float" office:value="11440" calcext:value-type="float">
            <text:p>11440</text:p>
          </table:table-cell>
          <table:table-cell office:value-type="float" office:value="549" calcext:value-type="float">
            <text:p>549</text:p>
          </table:table-cell>
          <table:table-cell office:value-type="float" office:value="181.382034" calcext:value-type="float">
            <text:p>181.382034</text:p>
          </table:table-cell>
          <table:table-cell table:number-columns-repeated="12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439" calcext:value-type="float">
            <text:p>439</text:p>
          </table:table-cell>
          <table:table-cell office:value-type="float" office:value="182.105225" calcext:value-type="float">
            <text:p>182.105225</text:p>
          </table:table-cell>
          <table:table-cell table:number-columns-repeated="12"/>
        </table:table-row>
        <table:table-row table:style-name="ro2">
          <table:table-cell office:value-type="float" office:value="8111" calcext:value-type="float">
            <text:p>8111</text:p>
          </table:table-cell>
          <table:table-cell office:value-type="float" office:value="800" calcext:value-type="float">
            <text:p>800</text:p>
          </table:table-cell>
          <table:table-cell office:value-type="float" office:value="159.955551" calcext:value-type="float">
            <text:p>159.955551</text:p>
          </table:table-cell>
          <table:table-cell table:number-columns-repeated="12"/>
        </table:table-row>
        <table:table-row table:style-name="ro2">
          <table:table-cell office:value-type="float" office:value="3274" calcext:value-type="float">
            <text:p>3274</text:p>
          </table:table-cell>
          <table:table-cell office:value-type="float" office:value="344" calcext:value-type="float">
            <text:p>344</text:p>
          </table:table-cell>
          <table:table-cell office:value-type="float" office:value="103.631577" calcext:value-type="float">
            <text:p>103.631577</text:p>
          </table:table-cell>
          <table:table-cell table:number-columns-repeated="12"/>
        </table:table-row>
        <table:table-row table:style-name="ro2">
          <table:table-cell office:value-type="float" office:value="3378" calcext:value-type="float">
            <text:p>3378</text:p>
          </table:table-cell>
          <table:table-cell office:value-type="float" office:value="394" calcext:value-type="float">
            <text:p>394</text:p>
          </table:table-cell>
          <table:table-cell office:value-type="float" office:value="195.823822" calcext:value-type="float">
            <text:p>195.823822</text:p>
          </table:table-cell>
          <table:table-cell table:number-columns-repeated="12"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999" calcext:value-type="float">
            <text:p>999</text:p>
          </table:table-cell>
          <table:table-cell office:value-type="float" office:value="120.858345" calcext:value-type="float">
            <text:p>120.858345</text:p>
          </table:table-cell>
          <table:table-cell table:number-columns-repeated="1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495" calcext:value-type="float">
            <text:p>495</text:p>
          </table:table-cell>
          <table:table-cell office:value-type="float" office:value="188.349075" calcext:value-type="float">
            <text:p>188.349075</text:p>
          </table:table-cell>
          <table:table-cell table:number-columns-repeated="1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630" calcext:value-type="float">
            <text:p>630</text:p>
          </table:table-cell>
          <table:table-cell office:value-type="float" office:value="189.465408" calcext:value-type="float">
            <text:p>189.465408</text:p>
          </table:table-cell>
          <table:table-cell table:number-columns-repeated="1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561" calcext:value-type="float">
            <text:p>561</text:p>
          </table:table-cell>
          <table:table-cell office:value-type="float" office:value="176.367615" calcext:value-type="float">
            <text:p>176.367615</text:p>
          </table:table-cell>
          <table:table-cell table:number-columns-repeated="1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583" calcext:value-type="float">
            <text:p>583</text:p>
          </table:table-cell>
          <table:table-cell office:value-type="float" office:value="180.935379" calcext:value-type="float">
            <text:p>180.935379</text:p>
          </table:table-cell>
          <table:table-cell table:number-columns-repeated="12"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423" calcext:value-type="float">
            <text:p>423</text:p>
          </table:table-cell>
          <table:table-cell office:value-type="float" office:value="183.639572" calcext:value-type="float">
            <text:p>183.639572</text:p>
          </table:table-cell>
          <table:table-cell table:number-columns-repeated="1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681" calcext:value-type="float">
            <text:p>681</text:p>
          </table:table-cell>
          <table:table-cell office:value-type="float" office:value="155.889984" calcext:value-type="float">
            <text:p>155.889984</text:p>
          </table:table-cell>
          <table:table-cell table:number-columns-repeated="12"/>
        </table:table-row>
        <table:table-row table:style-name="ro2">
          <table:table-cell office:value-type="float" office:value="5930" calcext:value-type="float">
            <text:p>5930</text:p>
          </table:table-cell>
          <table:table-cell office:value-type="float" office:value="397" calcext:value-type="float">
            <text:p>397</text:p>
          </table:table-cell>
          <table:table-cell office:value-type="float" office:value="188.160019" calcext:value-type="float">
            <text:p>188.160019</text:p>
          </table:table-cell>
          <table:table-cell table:number-columns-repeated="12"/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486" calcext:value-type="float">
            <text:p>486</text:p>
          </table:table-cell>
          <table:table-cell office:value-type="float" office:value="198.041855" calcext:value-type="float">
            <text:p>198.041855</text:p>
          </table:table-cell>
          <table:table-cell table:number-columns-repeated="1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380" calcext:value-type="float">
            <text:p>380</text:p>
          </table:table-cell>
          <table:table-cell office:value-type="float" office:value="194.255966" calcext:value-type="float">
            <text:p>194.255966</text:p>
          </table:table-cell>
          <table:table-cell table:number-columns-repeated="12"/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float" office:value="380" calcext:value-type="float">
            <text:p>380</text:p>
          </table:table-cell>
          <table:table-cell office:value-type="float" office:value="201.252731" calcext:value-type="float">
            <text:p>201.252731</text:p>
          </table:table-cell>
          <table:table-cell table:number-columns-repeated="12"/>
        </table:table-row>
        <table:table-row table:style-name="ro2">
          <table:table-cell office:value-type="float" office:value="5263" calcext:value-type="float">
            <text:p>5263</text:p>
          </table:table-cell>
          <table:table-cell office:value-type="float" office:value="578" calcext:value-type="float">
            <text:p>578</text:p>
          </table:table-cell>
          <table:table-cell office:value-type="float" office:value="190.241959" calcext:value-type="float">
            <text:p>190.241959</text:p>
          </table:table-cell>
          <table:table-cell table:number-columns-repeated="12"/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float" office:value="336" calcext:value-type="float">
            <text:p>336</text:p>
          </table:table-cell>
          <table:table-cell office:value-type="float" office:value="194.573929" calcext:value-type="float">
            <text:p>194.573929</text:p>
          </table:table-cell>
          <table:table-cell table:number-columns-repeated="1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679" calcext:value-type="float">
            <text:p>679</text:p>
          </table:table-cell>
          <table:table-cell office:value-type="float" office:value="166.402832" calcext:value-type="float">
            <text:p>166.402832</text:p>
          </table:table-cell>
          <table:table-cell table:number-columns-repeated="12"/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float" office:value="359" calcext:value-type="float">
            <text:p>359</text:p>
          </table:table-cell>
          <table:table-cell office:value-type="float" office:value="194.081528" calcext:value-type="float">
            <text:p>194.081528</text:p>
          </table:table-cell>
          <table:table-cell table:number-columns-repeated="1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422" calcext:value-type="float">
            <text:p>422</text:p>
          </table:table-cell>
          <table:table-cell office:value-type="float" office:value="197.578461" calcext:value-type="float">
            <text:p>197.578461</text:p>
          </table:table-cell>
          <table:table-cell table:number-columns-repeated="12"/>
        </table:table-row>
        <table:table-row table:style-name="ro2">
          <table:table-cell office:value-type="float" office:value="3264" calcext:value-type="float">
            <text:p>3264</text:p>
          </table:table-cell>
          <table:table-cell office:value-type="float" office:value="384" calcext:value-type="float">
            <text:p>384</text:p>
          </table:table-cell>
          <table:table-cell office:value-type="float" office:value="198.259979" calcext:value-type="float">
            <text:p>198.259979</text:p>
          </table:table-cell>
          <table:table-cell table:number-columns-repeated="1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600" calcext:value-type="float">
            <text:p>600</text:p>
          </table:table-cell>
          <table:table-cell office:value-type="float" office:value="156.945145" calcext:value-type="float">
            <text:p>156.945145</text:p>
          </table:table-cell>
          <table:table-cell table:number-columns-repeated="1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399" calcext:value-type="float">
            <text:p>399</text:p>
          </table:table-cell>
          <table:table-cell office:value-type="float" office:value="193.314987" calcext:value-type="float">
            <text:p>193.314987</text:p>
          </table:table-cell>
          <table:table-cell table:number-columns-repeated="12"/>
        </table:table-row>
        <table:table-row table:style-name="ro2">
          <table:table-cell office:value-type="float" office:value="4983" calcext:value-type="float">
            <text:p>4983</text:p>
          </table:table-cell>
          <table:table-cell office:value-type="float" office:value="576" calcext:value-type="float">
            <text:p>576</text:p>
          </table:table-cell>
          <table:table-cell office:value-type="float" office:value="189.42984" calcext:value-type="float">
            <text:p>189.42984</text:p>
          </table:table-cell>
          <table:table-cell table:number-columns-repeated="1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368" calcext:value-type="float">
            <text:p>368</text:p>
          </table:table-cell>
          <table:table-cell office:value-type="float" office:value="192.315201" calcext:value-type="float">
            <text:p>192.315201</text:p>
          </table:table-cell>
          <table:table-cell table:number-columns-repeated="12"/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403" calcext:value-type="float">
            <text:p>403</text:p>
          </table:table-cell>
          <table:table-cell office:value-type="float" office:value="194.920975" calcext:value-type="float">
            <text:p>194.920975</text:p>
          </table:table-cell>
          <table:table-cell table:number-columns-repeated="12"/>
        </table:table-row>
        <table:table-row table:style-name="ro2">
          <table:table-cell office:value-type="float" office:value="3291" calcext:value-type="float">
            <text:p>3291</text:p>
          </table:table-cell>
          <table:table-cell office:value-type="float" office:value="508" calcext:value-type="float">
            <text:p>508</text:p>
          </table:table-cell>
          <table:table-cell office:value-type="float" office:value="187.274536" calcext:value-type="float">
            <text:p>187.274536</text:p>
          </table:table-cell>
          <table:table-cell table:number-columns-repeated="1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375" calcext:value-type="float">
            <text:p>375</text:p>
          </table:table-cell>
          <table:table-cell office:value-type="float" office:value="197.326645" calcext:value-type="float">
            <text:p>197.326645</text:p>
          </table:table-cell>
          <table:table-cell table:number-columns-repeated="1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364" calcext:value-type="float">
            <text:p>364</text:p>
          </table:table-cell>
          <table:table-cell office:value-type="float" office:value="194.815369" calcext:value-type="float">
            <text:p>194.815369</text:p>
          </table:table-cell>
          <table:table-cell table:number-columns-repeated="12"/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396" calcext:value-type="float">
            <text:p>396</text:p>
          </table:table-cell>
          <table:table-cell office:value-type="float" office:value="175.493317" calcext:value-type="float">
            <text:p>175.493317</text:p>
          </table:table-cell>
          <table:table-cell table:number-columns-repeated="1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416" calcext:value-type="float">
            <text:p>416</text:p>
          </table:table-cell>
          <table:table-cell office:value-type="float" office:value="196.575211" calcext:value-type="float">
            <text:p>196.575211</text:p>
          </table:table-cell>
          <table:table-cell table:number-columns-repeated="12"/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535" calcext:value-type="float">
            <text:p>535</text:p>
          </table:table-cell>
          <table:table-cell office:value-type="float" office:value="178.483566" calcext:value-type="float">
            <text:p>178.483566</text:p>
          </table:table-cell>
          <table:table-cell table:number-columns-repeated="1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409" calcext:value-type="float">
            <text:p>409</text:p>
          </table:table-cell>
          <table:table-cell office:value-type="float" office:value="192.558578" calcext:value-type="float">
            <text:p>192.558578</text:p>
          </table:table-cell>
          <table:table-cell table:number-columns-repeated="12"/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float" office:value="573" calcext:value-type="float">
            <text:p>573</text:p>
          </table:table-cell>
          <table:table-cell office:value-type="float" office:value="175.806778" calcext:value-type="float">
            <text:p>175.806778</text:p>
          </table:table-cell>
          <table:table-cell table:number-columns-repeated="12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480" calcext:value-type="float">
            <text:p>480</text:p>
          </table:table-cell>
          <table:table-cell office:value-type="float" office:value="185.994766" calcext:value-type="float">
            <text:p>185.994766</text:p>
          </table:table-cell>
          <table:table-cell table:number-columns-repeated="12"/>
        </table:table-row>
        <table:table-row table:style-name="ro2">
          <table:table-cell office:value-type="float" office:value="5135" calcext:value-type="float">
            <text:p>5135</text:p>
          </table:table-cell>
          <table:table-cell office:value-type="float" office:value="686" calcext:value-type="float">
            <text:p>686</text:p>
          </table:table-cell>
          <table:table-cell office:value-type="float" office:value="164.304169" calcext:value-type="float">
            <text:p>164.304169</text:p>
          </table:table-cell>
          <table:table-cell table:number-columns-repeated="1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344" calcext:value-type="float">
            <text:p>344</text:p>
          </table:table-cell>
          <table:table-cell office:value-type="float" office:value="165.506821" calcext:value-type="float">
            <text:p>165.506821</text:p>
          </table:table-cell>
          <table:table-cell table:number-columns-repeated="12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411" calcext:value-type="float">
            <text:p>411</text:p>
          </table:table-cell>
          <table:table-cell office:value-type="float" office:value="196.136856" calcext:value-type="float">
            <text:p>196.136856</text:p>
          </table:table-cell>
          <table:table-cell table:number-columns-repeated="1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470" calcext:value-type="float">
            <text:p>470</text:p>
          </table:table-cell>
          <table:table-cell office:value-type="float" office:value="193.58786" calcext:value-type="float">
            <text:p>193.58786</text:p>
          </table:table-cell>
          <table:table-cell table:number-columns-repeated="12"/>
        </table:table-row>
        <table:table-row table:style-name="ro2">
          <table:table-cell office:value-type="float" office:value="3373" calcext:value-type="float">
            <text:p>3373</text:p>
          </table:table-cell>
          <table:table-cell office:value-type="float" office:value="425" calcext:value-type="float">
            <text:p>425</text:p>
          </table:table-cell>
          <table:table-cell office:value-type="float" office:value="193.921448" calcext:value-type="float">
            <text:p>193.921448</text:p>
          </table:table-cell>
          <table:table-cell table:number-columns-repeated="12"/>
        </table:table-row>
        <table:table-row table:style-name="ro2">
          <table:table-cell office:value-type="float" office:value="2881" calcext:value-type="float">
            <text:p>2881</text:p>
          </table:table-cell>
          <table:table-cell office:value-type="float" office:value="381" calcext:value-type="float">
            <text:p>381</text:p>
          </table:table-cell>
          <table:table-cell office:value-type="float" office:value="199.021118" calcext:value-type="float">
            <text:p>199.021118</text:p>
          </table:table-cell>
          <table:table-cell table:number-columns-repeated="1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402" calcext:value-type="float">
            <text:p>402</text:p>
          </table:table-cell>
          <table:table-cell office:value-type="float" office:value="190.429352" calcext:value-type="float">
            <text:p>190.429352</text:p>
          </table:table-cell>
          <table:table-cell table:number-columns-repeated="1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363" calcext:value-type="float">
            <text:p>363</text:p>
          </table:table-cell>
          <table:table-cell office:value-type="float" office:value="198.088943" calcext:value-type="float">
            <text:p>198.088943</text:p>
          </table:table-cell>
          <table:table-cell table:number-columns-repeated="12"/>
        </table:table-row>
        <table:table-row table:style-name="ro2">
          <table:table-cell office:value-type="float" office:value="5070" calcext:value-type="float">
            <text:p>5070</text:p>
          </table:table-cell>
          <table:table-cell office:value-type="float" office:value="851" calcext:value-type="float">
            <text:p>851</text:p>
          </table:table-cell>
          <table:table-cell office:value-type="float" office:value="140.728577" calcext:value-type="float">
            <text:p>140.728577</text:p>
          </table:table-cell>
          <table:table-cell table:number-columns-repeated="12"/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51" calcext:value-type="float">
            <text:p>751</text:p>
          </table:table-cell>
          <table:table-cell office:value-type="float" office:value="112.904678" calcext:value-type="float">
            <text:p>112.904678</text:p>
          </table:table-cell>
          <table:table-cell table:number-columns-repeated="1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316" calcext:value-type="float">
            <text:p>316</text:p>
          </table:table-cell>
          <table:table-cell office:value-type="float" office:value="201.084" calcext:value-type="float">
            <text:p>201.084</text:p>
          </table:table-cell>
          <table:table-cell table:number-columns-repeated="12"/>
        </table:table-row>
        <table:table-row table:style-name="ro2">
          <table:table-cell office:value-type="float" office:value="3342" calcext:value-type="float">
            <text:p>3342</text:p>
          </table:table-cell>
          <table:table-cell office:value-type="float" office:value="368" calcext:value-type="float">
            <text:p>368</text:p>
          </table:table-cell>
          <table:table-cell office:value-type="float" office:value="195.639557" calcext:value-type="float">
            <text:p>195.639557</text:p>
          </table:table-cell>
          <table:table-cell table:number-columns-repeated="12"/>
        </table:table-row>
        <table:table-row table:style-name="ro2">
          <table:table-cell office:value-type="float" office:value="4823" calcext:value-type="float">
            <text:p>4823</text:p>
          </table:table-cell>
          <table:table-cell office:value-type="float" office:value="553" calcext:value-type="float">
            <text:p>553</text:p>
          </table:table-cell>
          <table:table-cell office:value-type="float" office:value="173.848618" calcext:value-type="float">
            <text:p>173.848618</text:p>
          </table:table-cell>
          <table:table-cell table:number-columns-repeated="12"/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float" office:value="400" calcext:value-type="float">
            <text:p>400</text:p>
          </table:table-cell>
          <table:table-cell office:value-type="float" office:value="181.402496" calcext:value-type="float">
            <text:p>181.402496</text:p>
          </table:table-cell>
          <table:table-cell table:number-columns-repeated="12"/>
        </table:table-row>
        <table:table-row table:style-name="ro2">
          <table:table-cell office:value-type="float" office:value="5477" calcext:value-type="float">
            <text:p>5477</text:p>
          </table:table-cell>
          <table:table-cell office:value-type="float" office:value="724" calcext:value-type="float">
            <text:p>724</text:p>
          </table:table-cell>
          <table:table-cell office:value-type="float" office:value="152.75531" calcext:value-type="float">
            <text:p>152.75531</text:p>
          </table:table-cell>
          <table:table-cell table:number-columns-repeated="12"/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float" office:value="334" calcext:value-type="float">
            <text:p>334</text:p>
          </table:table-cell>
          <table:table-cell office:value-type="float" office:value="183.296783" calcext:value-type="float">
            <text:p>183.296783</text:p>
          </table:table-cell>
          <table:table-cell table:number-columns-repeated="1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518" calcext:value-type="float">
            <text:p>518</text:p>
          </table:table-cell>
          <table:table-cell office:value-type="float" office:value="170.940155" calcext:value-type="float">
            <text:p>170.940155</text:p>
          </table:table-cell>
          <table:table-cell table:number-columns-repeated="1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459" calcext:value-type="float">
            <text:p>459</text:p>
          </table:table-cell>
          <table:table-cell office:value-type="float" office:value="192.511337" calcext:value-type="float">
            <text:p>192.511337</text:p>
          </table:table-cell>
          <table:table-cell table:number-columns-repeated="1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527" calcext:value-type="float">
            <text:p>527</text:p>
          </table:table-cell>
          <table:table-cell office:value-type="float" office:value="194.290833" calcext:value-type="float">
            <text:p>194.290833</text:p>
          </table:table-cell>
          <table:table-cell table:number-columns-repeated="1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320" calcext:value-type="float">
            <text:p>320</text:p>
          </table:table-cell>
          <table:table-cell office:value-type="float" office:value="194.886749" calcext:value-type="float">
            <text:p>194.886749</text:p>
          </table:table-cell>
          <table:table-cell table:number-columns-repeated="1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533" calcext:value-type="float">
            <text:p>533</text:p>
          </table:table-cell>
          <table:table-cell office:value-type="float" office:value="184.101318" calcext:value-type="float">
            <text:p>184.101318</text:p>
          </table:table-cell>
          <table:table-cell table:number-columns-repeated="12"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560" calcext:value-type="float">
            <text:p>560</text:p>
          </table:table-cell>
          <table:table-cell office:value-type="float" office:value="195.124725" calcext:value-type="float">
            <text:p>195.124725</text:p>
          </table:table-cell>
          <table:table-cell table:number-columns-repeated="12"/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float" office:value="405" calcext:value-type="float">
            <text:p>405</text:p>
          </table:table-cell>
          <table:table-cell office:value-type="float" office:value="198.293442" calcext:value-type="float">
            <text:p>198.293442</text:p>
          </table:table-cell>
          <table:table-cell table:number-columns-repeated="1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376" calcext:value-type="float">
            <text:p>376</text:p>
          </table:table-cell>
          <table:table-cell office:value-type="float" office:value="197.548172" calcext:value-type="float">
            <text:p>197.548172</text:p>
          </table:table-cell>
          <table:table-cell table:number-columns-repeated="12"/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float" office:value="325" calcext:value-type="float">
            <text:p>325</text:p>
          </table:table-cell>
          <table:table-cell office:value-type="float" office:value="194.156219" calcext:value-type="float">
            <text:p>194.156219</text:p>
          </table:table-cell>
          <table:table-cell table:number-columns-repeated="12"/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float" office:value="369" calcext:value-type="float">
            <text:p>369</text:p>
          </table:table-cell>
          <table:table-cell office:value-type="float" office:value="196.976151" calcext:value-type="float">
            <text:p>196.976151</text:p>
          </table:table-cell>
          <table:table-cell table:number-columns-repeated="12"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540" calcext:value-type="float">
            <text:p>540</text:p>
          </table:table-cell>
          <table:table-cell office:value-type="float" office:value="190.254395" calcext:value-type="float">
            <text:p>190.254395</text:p>
          </table:table-cell>
          <table:table-cell table:number-columns-repeated="12"/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float" office:value="346" calcext:value-type="float">
            <text:p>346</text:p>
          </table:table-cell>
          <table:table-cell office:value-type="float" office:value="200.71907" calcext:value-type="float">
            <text:p>200.71907</text:p>
          </table:table-cell>
          <table:table-cell table:number-columns-repeated="12"/>
        </table:table-row>
        <table:table-row table:style-name="ro2">
          <table:table-cell office:value-type="float" office:value="3065" calcext:value-type="float">
            <text:p>3065</text:p>
          </table:table-cell>
          <table:table-cell office:value-type="float" office:value="388" calcext:value-type="float">
            <text:p>388</text:p>
          </table:table-cell>
          <table:table-cell office:value-type="float" office:value="195.074203" calcext:value-type="float">
            <text:p>195.074203</text:p>
          </table:table-cell>
          <table:table-cell table:number-columns-repeated="1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407" calcext:value-type="float">
            <text:p>407</text:p>
          </table:table-cell>
          <table:table-cell office:value-type="float" office:value="193.721375" calcext:value-type="float">
            <text:p>193.721375</text:p>
          </table:table-cell>
          <table:table-cell table:number-columns-repeated="12"/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360" calcext:value-type="float">
            <text:p>360</text:p>
          </table:table-cell>
          <table:table-cell office:value-type="float" office:value="200.609329" calcext:value-type="float">
            <text:p>200.609329</text:p>
          </table:table-cell>
          <table:table-cell table:number-columns-repeated="12"/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532" calcext:value-type="float">
            <text:p>532</text:p>
          </table:table-cell>
          <table:table-cell office:value-type="float" office:value="189.681305" calcext:value-type="float">
            <text:p>189.681305</text:p>
          </table:table-cell>
          <table:table-cell table:number-columns-repeated="12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300" calcext:value-type="float">
            <text:p>300</text:p>
          </table:table-cell>
          <table:table-cell office:value-type="float" office:value="201.371048" calcext:value-type="float">
            <text:p>201.371048</text:p>
          </table:table-cell>
          <table:table-cell table:number-columns-repeated="1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542" calcext:value-type="float">
            <text:p>542</text:p>
          </table:table-cell>
          <table:table-cell office:value-type="float" office:value="164.237549" calcext:value-type="float">
            <text:p>164.237549</text:p>
          </table:table-cell>
          <table:table-cell table:number-columns-repeated="1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496" calcext:value-type="float">
            <text:p>496</text:p>
          </table:table-cell>
          <table:table-cell office:value-type="float" office:value="181.456604" calcext:value-type="float">
            <text:p>181.456604</text:p>
          </table:table-cell>
          <table:table-cell table:number-columns-repeated="12"/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float" office:value="354" calcext:value-type="float">
            <text:p>354</text:p>
          </table:table-cell>
          <table:table-cell office:value-type="float" office:value="196.279236" calcext:value-type="float">
            <text:p>196.279236</text:p>
          </table:table-cell>
          <table:table-cell table:number-columns-repeated="12"/>
        </table:table-row>
        <table:table-row table:style-name="ro2">
          <table:table-cell office:value-type="float" office:value="2558" calcext:value-type="float">
            <text:p>2558</text:p>
          </table:table-cell>
          <table:table-cell office:value-type="float" office:value="401" calcext:value-type="float">
            <text:p>401</text:p>
          </table:table-cell>
          <table:table-cell office:value-type="float" office:value="201.758545" calcext:value-type="float">
            <text:p>201.758545</text:p>
          </table:table-cell>
          <table:table-cell table:number-columns-repeated="1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558" calcext:value-type="float">
            <text:p>558</text:p>
          </table:table-cell>
          <table:table-cell office:value-type="float" office:value="178.710464" calcext:value-type="float">
            <text:p>178.710464</text:p>
          </table:table-cell>
          <table:table-cell table:number-columns-repeated="1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381" calcext:value-type="float">
            <text:p>381</text:p>
          </table:table-cell>
          <table:table-cell office:value-type="float" office:value="193.570908" calcext:value-type="float">
            <text:p>193.570908</text:p>
          </table:table-cell>
          <table:table-cell table:number-columns-repeated="12"/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566" calcext:value-type="float">
            <text:p>566</text:p>
          </table:table-cell>
          <table:table-cell office:value-type="float" office:value="178.722626" calcext:value-type="float">
            <text:p>178.722626</text:p>
          </table:table-cell>
          <table:table-cell table:number-columns-repeated="12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393" calcext:value-type="float">
            <text:p>393</text:p>
          </table:table-cell>
          <table:table-cell office:value-type="float" office:value="198.101746" calcext:value-type="float">
            <text:p>198.101746</text:p>
          </table:table-cell>
          <table:table-cell table:number-columns-repeated="12"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569" calcext:value-type="float">
            <text:p>569</text:p>
          </table:table-cell>
          <table:table-cell office:value-type="float" office:value="188.23793" calcext:value-type="float">
            <text:p>188.23793</text:p>
          </table:table-cell>
          <table:table-cell table:number-columns-repeated="12"/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float" office:value="373" calcext:value-type="float">
            <text:p>373</text:p>
          </table:table-cell>
          <table:table-cell office:value-type="float" office:value="195.438217" calcext:value-type="float">
            <text:p>195.438217</text:p>
          </table:table-cell>
          <table:table-cell table:number-columns-repeated="12"/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float" office:value="562" calcext:value-type="float">
            <text:p>562</text:p>
          </table:table-cell>
          <table:table-cell office:value-type="float" office:value="169.615479" calcext:value-type="float">
            <text:p>169.615479</text:p>
          </table:table-cell>
          <table:table-cell table:number-columns-repeated="12"/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445" calcext:value-type="float">
            <text:p>445</text:p>
          </table:table-cell>
          <table:table-cell office:value-type="float" office:value="192.324051" calcext:value-type="float">
            <text:p>192.324051</text:p>
          </table:table-cell>
          <table:table-cell table:number-columns-repeated="12"/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400" calcext:value-type="float">
            <text:p>400</text:p>
          </table:table-cell>
          <table:table-cell office:value-type="float" office:value="196.354187" calcext:value-type="float">
            <text:p>196.354187</text:p>
          </table:table-cell>
          <table:table-cell table:number-columns-repeated="12"/>
        </table:table-row>
        <table:table-row table:style-name="ro2">
          <table:table-cell office:value-type="float" office:value="2934" calcext:value-type="float">
            <text:p>2934</text:p>
          </table:table-cell>
          <table:table-cell office:value-type="float" office:value="325" calcext:value-type="float">
            <text:p>325</text:p>
          </table:table-cell>
          <table:table-cell office:value-type="float" office:value="201.712662" calcext:value-type="float">
            <text:p>201.712662</text:p>
          </table:table-cell>
          <table:table-cell table:number-columns-repeated="1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460" calcext:value-type="float">
            <text:p>460</text:p>
          </table:table-cell>
          <table:table-cell office:value-type="float" office:value="171.489838" calcext:value-type="float">
            <text:p>171.489838</text:p>
          </table:table-cell>
          <table:table-cell table:number-columns-repeated="12"/>
        </table:table-row>
        <table:table-row table:style-name="ro2">
          <table:table-cell office:value-type="float" office:value="3332" calcext:value-type="float">
            <text:p>3332</text:p>
          </table:table-cell>
          <table:table-cell office:value-type="float" office:value="386" calcext:value-type="float">
            <text:p>386</text:p>
          </table:table-cell>
          <table:table-cell office:value-type="float" office:value="190.18959" calcext:value-type="float">
            <text:p>190.18959</text:p>
          </table:table-cell>
          <table:table-cell table:number-columns-repeated="1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599" calcext:value-type="float">
            <text:p>599</text:p>
          </table:table-cell>
          <table:table-cell office:value-type="float" office:value="182.66362" calcext:value-type="float">
            <text:p>182.66362</text:p>
          </table:table-cell>
          <table:table-cell table:number-columns-repeated="12"/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float" office:value="375" calcext:value-type="float">
            <text:p>375</text:p>
          </table:table-cell>
          <table:table-cell office:value-type="float" office:value="195.161224" calcext:value-type="float">
            <text:p>195.161224</text:p>
          </table:table-cell>
          <table:table-cell table:number-columns-repeated="12"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395" calcext:value-type="float">
            <text:p>395</text:p>
          </table:table-cell>
          <table:table-cell office:value-type="float" office:value="199.157501" calcext:value-type="float">
            <text:p>199.157501</text:p>
          </table:table-cell>
          <table:table-cell table:number-columns-repeated="1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624" calcext:value-type="float">
            <text:p>624</text:p>
          </table:table-cell>
          <table:table-cell office:value-type="float" office:value="167.742935" calcext:value-type="float">
            <text:p>167.742935</text:p>
          </table:table-cell>
          <table:table-cell table:number-columns-repeated="12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501" calcext:value-type="float">
            <text:p>501</text:p>
          </table:table-cell>
          <table:table-cell office:value-type="float" office:value="191.293579" calcext:value-type="float">
            <text:p>191.293579</text:p>
          </table:table-cell>
          <table:table-cell table:number-columns-repeated="12"/>
        </table:table-row>
        <table:table-row table:style-name="ro2">
          <table:table-cell office:value-type="float" office:value="5445" calcext:value-type="float">
            <text:p>5445</text:p>
          </table:table-cell>
          <table:table-cell office:value-type="float" office:value="325" calcext:value-type="float">
            <text:p>325</text:p>
          </table:table-cell>
          <table:table-cell office:value-type="float" office:value="198.988419" calcext:value-type="float">
            <text:p>198.988419</text:p>
          </table:table-cell>
          <table:table-cell table:number-columns-repeated="1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392" calcext:value-type="float">
            <text:p>392</text:p>
          </table:table-cell>
          <table:table-cell office:value-type="float" office:value="170.250214" calcext:value-type="float">
            <text:p>170.250214</text:p>
          </table:table-cell>
          <table:table-cell table:number-columns-repeated="12"/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float" office:value="335" calcext:value-type="float">
            <text:p>335</text:p>
          </table:table-cell>
          <table:table-cell office:value-type="float" office:value="198.317017" calcext:value-type="float">
            <text:p>198.317017</text:p>
          </table:table-cell>
          <table:table-cell table:number-columns-repeated="12"/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426" calcext:value-type="float">
            <text:p>426</text:p>
          </table:table-cell>
          <table:table-cell office:value-type="float" office:value="200.988052" calcext:value-type="float">
            <text:p>200.988052</text:p>
          </table:table-cell>
          <table:table-cell table:number-columns-repeated="1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618" calcext:value-type="float">
            <text:p>618</text:p>
          </table:table-cell>
          <table:table-cell office:value-type="float" office:value="160.673126" calcext:value-type="float">
            <text:p>160.673126</text:p>
          </table:table-cell>
          <table:table-cell table:number-columns-repeated="1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352" calcext:value-type="float">
            <text:p>352</text:p>
          </table:table-cell>
          <table:table-cell office:value-type="float" office:value="200.301834" calcext:value-type="float">
            <text:p>200.301834</text:p>
          </table:table-cell>
          <table:table-cell table:number-columns-repeated="12"/>
        </table:table-row>
        <table:table-row table:style-name="ro2">
          <table:table-cell office:value-type="float" office:value="3307" calcext:value-type="float">
            <text:p>3307</text:p>
          </table:table-cell>
          <table:table-cell office:value-type="float" office:value="458" calcext:value-type="float">
            <text:p>458</text:p>
          </table:table-cell>
          <table:table-cell office:value-type="float" office:value="192.730499" calcext:value-type="float">
            <text:p>192.730499</text:p>
          </table:table-cell>
          <table:table-cell table:number-columns-repeated="12"/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float" office:value="410" calcext:value-type="float">
            <text:p>410</text:p>
          </table:table-cell>
          <table:table-cell office:value-type="float" office:value="151.626099" calcext:value-type="float">
            <text:p>151.626099</text:p>
          </table:table-cell>
          <table:table-cell table:number-columns-repeated="12"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656" calcext:value-type="float">
            <text:p>656</text:p>
          </table:table-cell>
          <table:table-cell office:value-type="float" office:value="175.984772" calcext:value-type="float">
            <text:p>175.984772</text:p>
          </table:table-cell>
          <table:table-cell table:number-columns-repeated="12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float" office:value="398" calcext:value-type="float">
            <text:p>398</text:p>
          </table:table-cell>
          <table:table-cell office:value-type="float" office:value="197.878784" calcext:value-type="float">
            <text:p>197.878784</text:p>
          </table:table-cell>
          <table:table-cell table:number-columns-repeated="1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385" calcext:value-type="float">
            <text:p>385</text:p>
          </table:table-cell>
          <table:table-cell office:value-type="float" office:value="198.311401" calcext:value-type="float">
            <text:p>198.311401</text:p>
          </table:table-cell>
          <table:table-cell table:number-columns-repeated="12"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419" calcext:value-type="float">
            <text:p>419</text:p>
          </table:table-cell>
          <table:table-cell office:value-type="float" office:value="182.813599" calcext:value-type="float">
            <text:p>182.813599</text:p>
          </table:table-cell>
          <table:table-cell table:number-columns-repeated="12"/>
        </table:table-row>
        <table:table-row table:style-name="ro2">
          <table:table-cell office:value-type="float" office:value="5130" calcext:value-type="float">
            <text:p>5130</text:p>
          </table:table-cell>
          <table:table-cell office:value-type="float" office:value="973" calcext:value-type="float">
            <text:p>973</text:p>
          </table:table-cell>
          <table:table-cell office:value-type="float" office:value="147.244415" calcext:value-type="float">
            <text:p>147.244415</text:p>
          </table:table-cell>
          <table:table-cell table:number-columns-repeated="12"/>
        </table:table-row>
        <table:table-row table:style-name="ro2">
          <table:table-cell office:value-type="float" office:value="5066" calcext:value-type="float">
            <text:p>5066</text:p>
          </table:table-cell>
          <table:table-cell office:value-type="float" office:value="374" calcext:value-type="float">
            <text:p>374</text:p>
          </table:table-cell>
          <table:table-cell office:value-type="float" office:value="161.182358" calcext:value-type="float">
            <text:p>161.182358</text:p>
          </table:table-cell>
          <table:table-cell table:number-columns-repeated="12"/>
        </table:table-row>
        <table:table-row table:style-name="ro2">
          <table:table-cell office:value-type="float" office:value="2747" calcext:value-type="float">
            <text:p>2747</text:p>
          </table:table-cell>
          <table:table-cell office:value-type="float" office:value="319" calcext:value-type="float">
            <text:p>319</text:p>
          </table:table-cell>
          <table:table-cell office:value-type="float" office:value="193.047104" calcext:value-type="float">
            <text:p>193.047104</text:p>
          </table:table-cell>
          <table:table-cell table:number-columns-repeated="12"/>
        </table:table-row>
        <table:table-row table:style-name="ro2">
          <table:table-cell office:value-type="float" office:value="4863" calcext:value-type="float">
            <text:p>4863</text:p>
          </table:table-cell>
          <table:table-cell office:value-type="float" office:value="479" calcext:value-type="float">
            <text:p>479</text:p>
          </table:table-cell>
          <table:table-cell office:value-type="float" office:value="180.219925" calcext:value-type="float">
            <text:p>180.219925</text:p>
          </table:table-cell>
          <table:table-cell table:number-columns-repeated="12"/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493" calcext:value-type="float">
            <text:p>493</text:p>
          </table:table-cell>
          <table:table-cell office:value-type="float" office:value="187.230484" calcext:value-type="float">
            <text:p>187.230484</text:p>
          </table:table-cell>
          <table:table-cell table:number-columns-repeated="12"/>
        </table:table-row>
        <table:table-row table:style-name="ro2">
          <table:table-cell office:value-type="float" office:value="5416" calcext:value-type="float">
            <text:p>5416</text:p>
          </table:table-cell>
          <table:table-cell office:value-type="float" office:value="505" calcext:value-type="float">
            <text:p>505</text:p>
          </table:table-cell>
          <table:table-cell office:value-type="float" office:value="185.716827" calcext:value-type="float">
            <text:p>185.716827</text:p>
          </table:table-cell>
          <table:table-cell table:number-columns-repeated="12"/>
        </table:table-row>
        <table:table-row table:style-name="ro2">
          <table:table-cell office:value-type="float" office:value="5519" calcext:value-type="float">
            <text:p>5519</text:p>
          </table:table-cell>
          <table:table-cell office:value-type="float" office:value="757" calcext:value-type="float">
            <text:p>757</text:p>
          </table:table-cell>
          <table:table-cell office:value-type="float" office:value="162.828949" calcext:value-type="float">
            <text:p>162.828949</text:p>
          </table:table-cell>
          <table:table-cell table:number-columns-repeated="1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540" calcext:value-type="float">
            <text:p>540</text:p>
          </table:table-cell>
          <table:table-cell office:value-type="float" office:value="175.486176" calcext:value-type="float">
            <text:p>175.486176</text:p>
          </table:table-cell>
          <table:table-cell table:number-columns-repeated="12"/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397" calcext:value-type="float">
            <text:p>397</text:p>
          </table:table-cell>
          <table:table-cell office:value-type="float" office:value="194.560852" calcext:value-type="float">
            <text:p>194.560852</text:p>
          </table:table-cell>
          <table:table-cell table:number-columns-repeated="12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63" calcext:value-type="float">
            <text:p>563</text:p>
          </table:table-cell>
          <table:table-cell office:value-type="float" office:value="175.939621" calcext:value-type="float">
            <text:p>175.939621</text:p>
          </table:table-cell>
          <table:table-cell table:number-columns-repeated="12"/>
        </table:table-row>
        <table:table-row table:style-name="ro2">
          <table:table-cell office:value-type="float" office:value="2688" calcext:value-type="float">
            <text:p>2688</text:p>
          </table:table-cell>
          <table:table-cell office:value-type="float" office:value="315" calcext:value-type="float">
            <text:p>315</text:p>
          </table:table-cell>
          <table:table-cell office:value-type="float" office:value="200.838181" calcext:value-type="float">
            <text:p>200.838181</text:p>
          </table:table-cell>
          <table:table-cell table:number-columns-repeated="12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float" office:value="314" calcext:value-type="float">
            <text:p>314</text:p>
          </table:table-cell>
          <table:table-cell office:value-type="float" office:value="202.345383" calcext:value-type="float">
            <text:p>202.345383</text:p>
          </table:table-cell>
          <table:table-cell table:number-columns-repeated="12"/>
        </table:table-row>
        <table:table-row table:style-name="ro2">
          <table:table-cell office:value-type="float" office:value="2722" calcext:value-type="float">
            <text:p>2722</text:p>
          </table:table-cell>
          <table:table-cell office:value-type="float" office:value="328" calcext:value-type="float">
            <text:p>328</text:p>
          </table:table-cell>
          <table:table-cell office:value-type="float" office:value="187.717575" calcext:value-type="float">
            <text:p>187.717575</text:p>
          </table:table-cell>
          <table:table-cell table:number-columns-repeated="12"/>
        </table:table-row>
        <table:table-row table:style-name="ro2">
          <table:table-cell office:value-type="float" office:value="4658" calcext:value-type="float">
            <text:p>4658</text:p>
          </table:table-cell>
          <table:table-cell office:value-type="float" office:value="721" calcext:value-type="float">
            <text:p>721</text:p>
          </table:table-cell>
          <table:table-cell office:value-type="float" office:value="174.510452" calcext:value-type="float">
            <text:p>174.510452</text:p>
          </table:table-cell>
          <table:table-cell table:number-columns-repeated="1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665" calcext:value-type="float">
            <text:p>665</text:p>
          </table:table-cell>
          <table:table-cell office:value-type="float" office:value="177.62973" calcext:value-type="float">
            <text:p>177.62973</text:p>
          </table:table-cell>
          <table:table-cell table:number-columns-repeated="1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576" calcext:value-type="float">
            <text:p>576</text:p>
          </table:table-cell>
          <table:table-cell office:value-type="float" office:value="170.264481" calcext:value-type="float">
            <text:p>170.264481</text:p>
          </table:table-cell>
          <table:table-cell table:number-columns-repeated="1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426" calcext:value-type="float">
            <text:p>426</text:p>
          </table:table-cell>
          <table:table-cell office:value-type="float" office:value="185.893555" calcext:value-type="float">
            <text:p>185.893555</text:p>
          </table:table-cell>
          <table:table-cell table:number-columns-repeated="1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423" calcext:value-type="float">
            <text:p>423</text:p>
          </table:table-cell>
          <table:table-cell office:value-type="float" office:value="199.021759" calcext:value-type="float">
            <text:p>199.021759</text:p>
          </table:table-cell>
          <table:table-cell table:number-columns-repeated="1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602" calcext:value-type="float">
            <text:p>602</text:p>
          </table:table-cell>
          <table:table-cell office:value-type="float" office:value="174.79715" calcext:value-type="float">
            <text:p>174.79715</text:p>
          </table:table-cell>
          <table:table-cell table:number-columns-repeated="12"/>
        </table:table-row>
        <table:table-row table:style-name="ro2">
          <table:table-cell office:value-type="float" office:value="6222" calcext:value-type="float">
            <text:p>6222</text:p>
          </table:table-cell>
          <table:table-cell office:value-type="float" office:value="471" calcext:value-type="float">
            <text:p>471</text:p>
          </table:table-cell>
          <table:table-cell office:value-type="float" office:value="188.954254" calcext:value-type="float">
            <text:p>188.954254</text:p>
          </table:table-cell>
          <table:table-cell table:number-columns-repeated="12"/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float" office:value="421" calcext:value-type="float">
            <text:p>421</text:p>
          </table:table-cell>
          <table:table-cell office:value-type="float" office:value="197.685883" calcext:value-type="float">
            <text:p>197.685883</text:p>
          </table:table-cell>
          <table:table-cell table:number-columns-repeated="12"/>
        </table:table-row>
        <table:table-row table:style-name="ro2">
          <table:table-cell office:value-type="float" office:value="5461" calcext:value-type="float">
            <text:p>5461</text:p>
          </table:table-cell>
          <table:table-cell office:value-type="float" office:value="369" calcext:value-type="float">
            <text:p>369</text:p>
          </table:table-cell>
          <table:table-cell office:value-type="float" office:value="199.773422" calcext:value-type="float">
            <text:p>199.773422</text:p>
          </table:table-cell>
          <table:table-cell table:number-columns-repeated="12"/>
        </table:table-row>
        <table:table-row table:style-name="ro2">
          <table:table-cell office:value-type="float" office:value="17362" calcext:value-type="float">
            <text:p>17362</text:p>
          </table:table-cell>
          <table:table-cell office:value-type="float" office:value="2104" calcext:value-type="float">
            <text:p>2104</text:p>
          </table:table-cell>
          <table:table-cell office:value-type="float" office:value="154.61319" calcext:value-type="float">
            <text:p>154.61319</text:p>
          </table:table-cell>
          <table:table-cell table:number-columns-repeated="1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398" calcext:value-type="float">
            <text:p>398</text:p>
          </table:table-cell>
          <table:table-cell office:value-type="float" office:value="194.696426" calcext:value-type="float">
            <text:p>194.696426</text:p>
          </table:table-cell>
          <table:table-cell table:number-columns-repeated="12"/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float" office:value="370" calcext:value-type="float">
            <text:p>370</text:p>
          </table:table-cell>
          <table:table-cell office:value-type="float" office:value="194.192169" calcext:value-type="float">
            <text:p>194.192169</text:p>
          </table:table-cell>
          <table:table-cell table:number-columns-repeated="1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500" calcext:value-type="float">
            <text:p>500</text:p>
          </table:table-cell>
          <table:table-cell office:value-type="float" office:value="184.946228" calcext:value-type="float">
            <text:p>184.946228</text:p>
          </table:table-cell>
          <table:table-cell table:number-columns-repeated="1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345" calcext:value-type="float">
            <text:p>345</text:p>
          </table:table-cell>
          <table:table-cell office:value-type="float" office:value="199.330368" calcext:value-type="float">
            <text:p>199.330368</text:p>
          </table:table-cell>
          <table:table-cell table:number-columns-repeated="12"/>
        </table:table-row>
        <table:table-row table:style-name="ro2">
          <table:table-cell office:value-type="float" office:value="7212" calcext:value-type="float">
            <text:p>7212</text:p>
          </table:table-cell>
          <table:table-cell office:value-type="float" office:value="458" calcext:value-type="float">
            <text:p>458</text:p>
          </table:table-cell>
          <table:table-cell office:value-type="float" office:value="171.961349" calcext:value-type="float">
            <text:p>171.961349</text:p>
          </table:table-cell>
          <table:table-cell table:number-columns-repeated="12"/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415" calcext:value-type="float">
            <text:p>415</text:p>
          </table:table-cell>
          <table:table-cell office:value-type="float" office:value="188.192566" calcext:value-type="float">
            <text:p>188.192566</text:p>
          </table:table-cell>
          <table:table-cell table:number-columns-repeated="12"/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366" calcext:value-type="float">
            <text:p>366</text:p>
          </table:table-cell>
          <table:table-cell office:value-type="float" office:value="164.708038" calcext:value-type="float">
            <text:p>164.708038</text:p>
          </table:table-cell>
          <table:table-cell table:number-columns-repeated="12"/>
        </table:table-row>
        <table:table-row table:style-name="ro2">
          <table:table-cell office:value-type="float" office:value="6770" calcext:value-type="float">
            <text:p>6770</text:p>
          </table:table-cell>
          <table:table-cell office:value-type="float" office:value="1031" calcext:value-type="float">
            <text:p>1031</text:p>
          </table:table-cell>
          <table:table-cell office:value-type="float" office:value="114.242805" calcext:value-type="float">
            <text:p>114.242805</text:p>
          </table:table-cell>
          <table:table-cell table:number-columns-repeated="12"/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float" office:value="345" calcext:value-type="float">
            <text:p>345</text:p>
          </table:table-cell>
          <table:table-cell office:value-type="float" office:value="199.233902" calcext:value-type="float">
            <text:p>199.233902</text:p>
          </table:table-cell>
          <table:table-cell table:number-columns-repeated="12"/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float" office:value="332" calcext:value-type="float">
            <text:p>332</text:p>
          </table:table-cell>
          <table:table-cell office:value-type="float" office:value="200.598724" calcext:value-type="float">
            <text:p>200.598724</text:p>
          </table:table-cell>
          <table:table-cell table:number-columns-repeated="1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527" calcext:value-type="float">
            <text:p>527</text:p>
          </table:table-cell>
          <table:table-cell office:value-type="float" office:value="191.093719" calcext:value-type="float">
            <text:p>191.093719</text:p>
          </table:table-cell>
          <table:table-cell table:number-columns-repeated="12"/>
        </table:table-row>
        <table:table-row table:style-name="ro2">
          <table:table-cell office:value-type="float" office:value="5271" calcext:value-type="float">
            <text:p>5271</text:p>
          </table:table-cell>
          <table:table-cell office:value-type="float" office:value="782" calcext:value-type="float">
            <text:p>782</text:p>
          </table:table-cell>
          <table:table-cell office:value-type="float" office:value="100.065315" calcext:value-type="float">
            <text:p>100.065315</text:p>
          </table:table-cell>
          <table:table-cell table:number-columns-repeated="1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391" calcext:value-type="float">
            <text:p>391</text:p>
          </table:table-cell>
          <table:table-cell office:value-type="float" office:value="193.008835" calcext:value-type="float">
            <text:p>193.008835</text:p>
          </table:table-cell>
          <table:table-cell table:number-columns-repeated="1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479" calcext:value-type="float">
            <text:p>479</text:p>
          </table:table-cell>
          <table:table-cell office:value-type="float" office:value="195.086288" calcext:value-type="float">
            <text:p>195.086288</text:p>
          </table:table-cell>
          <table:table-cell table:number-columns-repeated="12"/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161.652298" calcext:value-type="float">
            <text:p>161.652298</text:p>
          </table:table-cell>
          <table:table-cell table:number-columns-repeated="12"/>
        </table:table-row>
        <table:table-row table:style-name="ro2">
          <table:table-cell office:value-type="float" office:value="2903" calcext:value-type="float">
            <text:p>2903</text:p>
          </table:table-cell>
          <table:table-cell office:value-type="float" office:value="366" calcext:value-type="float">
            <text:p>366</text:p>
          </table:table-cell>
          <table:table-cell office:value-type="float" office:value="199.200439" calcext:value-type="float">
            <text:p>199.200439</text:p>
          </table:table-cell>
          <table:table-cell table:number-columns-repeated="1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473" calcext:value-type="float">
            <text:p>473</text:p>
          </table:table-cell>
          <table:table-cell office:value-type="float" office:value="192.027054" calcext:value-type="float">
            <text:p>192.027054</text:p>
          </table:table-cell>
          <table:table-cell table:number-columns-repeated="1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499" calcext:value-type="float">
            <text:p>499</text:p>
          </table:table-cell>
          <table:table-cell office:value-type="float" office:value="187.824203" calcext:value-type="float">
            <text:p>187.824203</text:p>
          </table:table-cell>
          <table:table-cell table:number-columns-repeated="1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421" calcext:value-type="float">
            <text:p>421</text:p>
          </table:table-cell>
          <table:table-cell office:value-type="float" office:value="170.020676" calcext:value-type="float">
            <text:p>170.020676</text:p>
          </table:table-cell>
          <table:table-cell table:number-columns-repeated="12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327" calcext:value-type="float">
            <text:p>327</text:p>
          </table:table-cell>
          <table:table-cell office:value-type="float" office:value="195.316574" calcext:value-type="float">
            <text:p>195.316574</text:p>
          </table:table-cell>
          <table:table-cell table:number-columns-repeated="12"/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472" calcext:value-type="float">
            <text:p>472</text:p>
          </table:table-cell>
          <table:table-cell office:value-type="float" office:value="184.171783" calcext:value-type="float">
            <text:p>184.171783</text:p>
          </table:table-cell>
          <table:table-cell table:number-columns-repeated="12"/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566" calcext:value-type="float">
            <text:p>566</text:p>
          </table:table-cell>
          <table:table-cell office:value-type="float" office:value="190.100998" calcext:value-type="float">
            <text:p>190.100998</text:p>
          </table:table-cell>
          <table:table-cell table:number-columns-repeated="1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381" calcext:value-type="float">
            <text:p>381</text:p>
          </table:table-cell>
          <table:table-cell office:value-type="float" office:value="195.021301" calcext:value-type="float">
            <text:p>195.021301</text:p>
          </table:table-cell>
          <table:table-cell table:number-columns-repeated="12"/>
        </table:table-row>
        <table:table-row table:style-name="ro2">
          <table:table-cell office:value-type="float" office:value="2775" calcext:value-type="float">
            <text:p>2775</text:p>
          </table:table-cell>
          <table:table-cell office:value-type="float" office:value="370" calcext:value-type="float">
            <text:p>370</text:p>
          </table:table-cell>
          <table:table-cell office:value-type="float" office:value="196.460022" calcext:value-type="float">
            <text:p>196.460022</text:p>
          </table:table-cell>
          <table:table-cell table:number-columns-repeated="12"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418" calcext:value-type="float">
            <text:p>418</text:p>
          </table:table-cell>
          <table:table-cell office:value-type="float" office:value="186.841095" calcext:value-type="float">
            <text:p>186.841095</text:p>
          </table:table-cell>
          <table:table-cell table:number-columns-repeated="12"/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475" calcext:value-type="float">
            <text:p>475</text:p>
          </table:table-cell>
          <table:table-cell office:value-type="float" office:value="159.669708" calcext:value-type="float">
            <text:p>159.669708</text:p>
          </table:table-cell>
          <table:table-cell table:number-columns-repeated="12"/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float" office:value="362" calcext:value-type="float">
            <text:p>362</text:p>
          </table:table-cell>
          <table:table-cell office:value-type="float" office:value="199.531357" calcext:value-type="float">
            <text:p>199.531357</text:p>
          </table:table-cell>
          <table:table-cell table:number-columns-repeated="12"/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float" office:value="390" calcext:value-type="float">
            <text:p>390</text:p>
          </table:table-cell>
          <table:table-cell office:value-type="float" office:value="184.749664" calcext:value-type="float">
            <text:p>184.749664</text:p>
          </table:table-cell>
          <table:table-cell table:number-columns-repeated="1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622" calcext:value-type="float">
            <text:p>622</text:p>
          </table:table-cell>
          <table:table-cell office:value-type="float" office:value="170.195312" calcext:value-type="float">
            <text:p>170.195312</text:p>
          </table:table-cell>
          <table:table-cell table:number-columns-repeated="12"/>
        </table:table-row>
        <table:table-row table:style-name="ro2">
          <table:table-cell office:value-type="float" office:value="4866" calcext:value-type="float">
            <text:p>4866</text:p>
          </table:table-cell>
          <table:table-cell office:value-type="float" office:value="435" calcext:value-type="float">
            <text:p>435</text:p>
          </table:table-cell>
          <table:table-cell office:value-type="float" office:value="193.158371" calcext:value-type="float">
            <text:p>193.158371</text:p>
          </table:table-cell>
          <table:table-cell table:number-columns-repeated="1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524" calcext:value-type="float">
            <text:p>524</text:p>
          </table:table-cell>
          <table:table-cell office:value-type="float" office:value="142.983902" calcext:value-type="float">
            <text:p>142.983902</text:p>
          </table:table-cell>
          <table:table-cell table:number-columns-repeated="12"/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400" calcext:value-type="float">
            <text:p>400</text:p>
          </table:table-cell>
          <table:table-cell office:value-type="float" office:value="193.735168" calcext:value-type="float">
            <text:p>193.735168</text:p>
          </table:table-cell>
          <table:table-cell table:number-columns-repeated="1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466" calcext:value-type="float">
            <text:p>466</text:p>
          </table:table-cell>
          <table:table-cell office:value-type="float" office:value="195.894379" calcext:value-type="float">
            <text:p>195.894379</text:p>
          </table:table-cell>
          <table:table-cell table:number-columns-repeated="12"/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float" office:value="354" calcext:value-type="float">
            <text:p>354</text:p>
          </table:table-cell>
          <table:table-cell office:value-type="float" office:value="195.184128" calcext:value-type="float">
            <text:p>195.184128</text:p>
          </table:table-cell>
          <table:table-cell table:number-columns-repeated="1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591" calcext:value-type="float">
            <text:p>591</text:p>
          </table:table-cell>
          <table:table-cell office:value-type="float" office:value="186.37851" calcext:value-type="float">
            <text:p>186.37851</text:p>
          </table:table-cell>
          <table:table-cell table:number-columns-repeated="12"/>
        </table:table-row>
        <table:table-row table:style-name="ro2">
          <table:table-cell office:value-type="float" office:value="3387" calcext:value-type="float">
            <text:p>3387</text:p>
          </table:table-cell>
          <table:table-cell office:value-type="float" office:value="368" calcext:value-type="float">
            <text:p>368</text:p>
          </table:table-cell>
          <table:table-cell office:value-type="float" office:value="199.375351" calcext:value-type="float">
            <text:p>199.375351</text:p>
          </table:table-cell>
          <table:table-cell table:number-columns-repeated="12"/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584" calcext:value-type="float">
            <text:p>584</text:p>
          </table:table-cell>
          <table:table-cell office:value-type="float" office:value="183.827515" calcext:value-type="float">
            <text:p>183.827515</text:p>
          </table:table-cell>
          <table:table-cell table:number-columns-repeated="1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488" calcext:value-type="float">
            <text:p>488</text:p>
          </table:table-cell>
          <table:table-cell office:value-type="float" office:value="170.956268" calcext:value-type="float">
            <text:p>170.956268</text:p>
          </table:table-cell>
          <table:table-cell table:number-columns-repeated="1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598" calcext:value-type="float">
            <text:p>598</text:p>
          </table:table-cell>
          <table:table-cell office:value-type="float" office:value="172.272583" calcext:value-type="float">
            <text:p>172.272583</text:p>
          </table:table-cell>
          <table:table-cell table:number-columns-repeated="12"/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float" office:value="355" calcext:value-type="float">
            <text:p>355</text:p>
          </table:table-cell>
          <table:table-cell office:value-type="float" office:value="98.642746" calcext:value-type="float">
            <text:p>98.642746</text:p>
          </table:table-cell>
          <table:table-cell table:number-columns-repeated="12"/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float" office:value="373" calcext:value-type="float">
            <text:p>373</text:p>
          </table:table-cell>
          <table:table-cell office:value-type="float" office:value="184.022949" calcext:value-type="float">
            <text:p>184.022949</text:p>
          </table:table-cell>
          <table:table-cell table:number-columns-repeated="12"/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690" calcext:value-type="float">
            <text:p>690</text:p>
          </table:table-cell>
          <table:table-cell office:value-type="float" office:value="165.113281" calcext:value-type="float">
            <text:p>165.113281</text:p>
          </table:table-cell>
          <table:table-cell table:number-columns-repeated="12"/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float" office:value="428" calcext:value-type="float">
            <text:p>428</text:p>
          </table:table-cell>
          <table:table-cell office:value-type="float" office:value="164.338821" calcext:value-type="float">
            <text:p>164.338821</text:p>
          </table:table-cell>
          <table:table-cell table:number-columns-repeated="12"/>
        </table:table-row>
        <table:table-row table:style-name="ro2">
          <table:table-cell office:value-type="float" office:value="4689" calcext:value-type="float">
            <text:p>4689</text:p>
          </table:table-cell>
          <table:table-cell office:value-type="float" office:value="487" calcext:value-type="float">
            <text:p>487</text:p>
          </table:table-cell>
          <table:table-cell office:value-type="float" office:value="189.349457" calcext:value-type="float">
            <text:p>189.349457</text:p>
          </table:table-cell>
          <table:table-cell table:number-columns-repeated="1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491" calcext:value-type="float">
            <text:p>491</text:p>
          </table:table-cell>
          <table:table-cell office:value-type="float" office:value="191.560028" calcext:value-type="float">
            <text:p>191.560028</text:p>
          </table:table-cell>
          <table:table-cell table:number-columns-repeated="12"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514" calcext:value-type="float">
            <text:p>514</text:p>
          </table:table-cell>
          <table:table-cell office:value-type="float" office:value="188.841278" calcext:value-type="float">
            <text:p>188.841278</text:p>
          </table:table-cell>
          <table:table-cell table:number-columns-repeated="1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611" calcext:value-type="float">
            <text:p>611</text:p>
          </table:table-cell>
          <table:table-cell office:value-type="float" office:value="171.525497" calcext:value-type="float">
            <text:p>171.525497</text:p>
          </table:table-cell>
          <table:table-cell table:number-columns-repeated="1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361" calcext:value-type="float">
            <text:p>361</text:p>
          </table:table-cell>
          <table:table-cell office:value-type="float" office:value="185.048645" calcext:value-type="float">
            <text:p>185.048645</text:p>
          </table:table-cell>
          <table:table-cell table:number-columns-repeated="12"/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float" office:value="385" calcext:value-type="float">
            <text:p>385</text:p>
          </table:table-cell>
          <table:table-cell office:value-type="float" office:value="194.721664" calcext:value-type="float">
            <text:p>194.721664</text:p>
          </table:table-cell>
          <table:table-cell table:number-columns-repeated="1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593" calcext:value-type="float">
            <text:p>593</text:p>
          </table:table-cell>
          <table:table-cell office:value-type="float" office:value="179.38443" calcext:value-type="float">
            <text:p>179.38443</text:p>
          </table:table-cell>
          <table:table-cell table:number-columns-repeated="12"/>
        </table:table-row>
        <table:table-row table:style-name="ro2">
          <table:table-cell office:value-type="float" office:value="2729" calcext:value-type="float">
            <text:p>2729</text:p>
          </table:table-cell>
          <table:table-cell office:value-type="float" office:value="384" calcext:value-type="float">
            <text:p>384</text:p>
          </table:table-cell>
          <table:table-cell office:value-type="float" office:value="187.684921" calcext:value-type="float">
            <text:p>187.684921</text:p>
          </table:table-cell>
          <table:table-cell table:number-columns-repeated="1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557" calcext:value-type="float">
            <text:p>557</text:p>
          </table:table-cell>
          <table:table-cell office:value-type="float" office:value="169.469055" calcext:value-type="float">
            <text:p>169.469055</text:p>
          </table:table-cell>
          <table:table-cell table:number-columns-repeated="12"/>
        </table:table-row>
        <table:table-row table:style-name="ro2">
          <table:table-cell office:value-type="float" office:value="4488" calcext:value-type="float">
            <text:p>4488</text:p>
          </table:table-cell>
          <table:table-cell office:value-type="float" office:value="392" calcext:value-type="float">
            <text:p>392</text:p>
          </table:table-cell>
          <table:table-cell office:value-type="float" office:value="177.109314" calcext:value-type="float">
            <text:p>177.109314</text:p>
          </table:table-cell>
          <table:table-cell table:number-columns-repeated="12"/>
        </table:table-row>
        <table:table-row table:style-name="ro2">
          <table:table-cell office:value-type="float" office:value="4963" calcext:value-type="float">
            <text:p>4963</text:p>
          </table:table-cell>
          <table:table-cell office:value-type="float" office:value="670" calcext:value-type="float">
            <text:p>670</text:p>
          </table:table-cell>
          <table:table-cell office:value-type="float" office:value="138.038864" calcext:value-type="float">
            <text:p>138.038864</text:p>
          </table:table-cell>
          <table:table-cell table:number-columns-repeated="1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425" calcext:value-type="float">
            <text:p>425</text:p>
          </table:table-cell>
          <table:table-cell office:value-type="float" office:value="146.606995" calcext:value-type="float">
            <text:p>146.606995</text:p>
          </table:table-cell>
          <table:table-cell table:number-columns-repeated="1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478" calcext:value-type="float">
            <text:p>478</text:p>
          </table:table-cell>
          <table:table-cell office:value-type="float" office:value="188.460342" calcext:value-type="float">
            <text:p>188.460342</text:p>
          </table:table-cell>
          <table:table-cell table:number-columns-repeated="12"/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623" calcext:value-type="float">
            <text:p>623</text:p>
          </table:table-cell>
          <table:table-cell office:value-type="float" office:value="150.673981" calcext:value-type="float">
            <text:p>150.673981</text:p>
          </table:table-cell>
          <table:table-cell table:number-columns-repeated="1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423" calcext:value-type="float">
            <text:p>423</text:p>
          </table:table-cell>
          <table:table-cell office:value-type="float" office:value="183.450378" calcext:value-type="float">
            <text:p>183.450378</text:p>
          </table:table-cell>
          <table:table-cell table:number-columns-repeated="1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332" calcext:value-type="float">
            <text:p>332</text:p>
          </table:table-cell>
          <table:table-cell office:value-type="float" office:value="200.132645" calcext:value-type="float">
            <text:p>200.132645</text:p>
          </table:table-cell>
          <table:table-cell table:number-columns-repeated="12"/>
        </table:table-row>
        <table:table-row table:style-name="ro2">
          <table:table-cell office:value-type="float" office:value="5675" calcext:value-type="float">
            <text:p>5675</text:p>
          </table:table-cell>
          <table:table-cell office:value-type="float" office:value="787" calcext:value-type="float">
            <text:p>787</text:p>
          </table:table-cell>
          <table:table-cell office:value-type="float" office:value="150.603851" calcext:value-type="float">
            <text:p>150.603851</text:p>
          </table:table-cell>
          <table:table-cell table:number-columns-repeated="12"/>
        </table:table-row>
        <table:table-row table:style-name="ro2">
          <table:table-cell office:value-type="float" office:value="2925" calcext:value-type="float">
            <text:p>2925</text:p>
          </table:table-cell>
          <table:table-cell office:value-type="float" office:value="375" calcext:value-type="float">
            <text:p>375</text:p>
          </table:table-cell>
          <table:table-cell office:value-type="float" office:value="139.239151" calcext:value-type="float">
            <text:p>139.239151</text:p>
          </table:table-cell>
          <table:table-cell table:number-columns-repeated="12"/>
        </table:table-row>
        <table:table-row table:style-name="ro2">
          <table:table-cell office:value-type="float" office:value="2736" calcext:value-type="float">
            <text:p>2736</text:p>
          </table:table-cell>
          <table:table-cell office:value-type="float" office:value="332" calcext:value-type="float">
            <text:p>332</text:p>
          </table:table-cell>
          <table:table-cell office:value-type="float" office:value="197.663452" calcext:value-type="float">
            <text:p>197.663452</text:p>
          </table:table-cell>
          <table:table-cell table:number-columns-repeated="1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385" calcext:value-type="float">
            <text:p>385</text:p>
          </table:table-cell>
          <table:table-cell office:value-type="float" office:value="198.540955" calcext:value-type="float">
            <text:p>198.540955</text:p>
          </table:table-cell>
          <table:table-cell table:number-columns-repeated="12"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379" calcext:value-type="float">
            <text:p>379</text:p>
          </table:table-cell>
          <table:table-cell office:value-type="float" office:value="199.666534" calcext:value-type="float">
            <text:p>199.666534</text:p>
          </table:table-cell>
          <table:table-cell table:number-columns-repeated="1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351" calcext:value-type="float">
            <text:p>351</text:p>
          </table:table-cell>
          <table:table-cell office:value-type="float" office:value="200.146545" calcext:value-type="float">
            <text:p>200.146545</text:p>
          </table:table-cell>
          <table:table-cell table:number-columns-repeated="12"/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float" office:value="361" calcext:value-type="float">
            <text:p>361</text:p>
          </table:table-cell>
          <table:table-cell office:value-type="float" office:value="182.621841" calcext:value-type="float">
            <text:p>182.621841</text:p>
          </table:table-cell>
          <table:table-cell table:number-columns-repeated="12"/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331" calcext:value-type="float">
            <text:p>331</text:p>
          </table:table-cell>
          <table:table-cell office:value-type="float" office:value="163.47052" calcext:value-type="float">
            <text:p>163.47052</text:p>
          </table:table-cell>
          <table:table-cell table:number-columns-repeated="1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306" calcext:value-type="float">
            <text:p>306</text:p>
          </table:table-cell>
          <table:table-cell office:value-type="float" office:value="201.495453" calcext:value-type="float">
            <text:p>201.495453</text:p>
          </table:table-cell>
          <table:table-cell table:number-columns-repeated="12"/>
        </table:table-row>
        <table:table-row table:style-name="ro2">
          <table:table-cell office:value-type="float" office:value="6770" calcext:value-type="float">
            <text:p>6770</text:p>
          </table:table-cell>
          <table:table-cell office:value-type="float" office:value="943" calcext:value-type="float">
            <text:p>943</text:p>
          </table:table-cell>
          <table:table-cell office:value-type="float" office:value="111.34993" calcext:value-type="float">
            <text:p>111.34993</text:p>
          </table:table-cell>
          <table:table-cell table:number-columns-repeated="1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489" calcext:value-type="float">
            <text:p>489</text:p>
          </table:table-cell>
          <table:table-cell office:value-type="float" office:value="194.114944" calcext:value-type="float">
            <text:p>194.114944</text:p>
          </table:table-cell>
          <table:table-cell table:number-columns-repeated="1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476" calcext:value-type="float">
            <text:p>476</text:p>
          </table:table-cell>
          <table:table-cell office:value-type="float" office:value="193.972458" calcext:value-type="float">
            <text:p>193.972458</text:p>
          </table:table-cell>
          <table:table-cell table:number-columns-repeated="1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394" calcext:value-type="float">
            <text:p>394</text:p>
          </table:table-cell>
          <table:table-cell office:value-type="float" office:value="172.723969" calcext:value-type="float">
            <text:p>172.723969</text:p>
          </table:table-cell>
          <table:table-cell table:number-columns-repeated="12"/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float" office:value="385" calcext:value-type="float">
            <text:p>385</text:p>
          </table:table-cell>
          <table:table-cell office:value-type="float" office:value="196.374435" calcext:value-type="float">
            <text:p>196.374435</text:p>
          </table:table-cell>
          <table:table-cell table:number-columns-repeated="12"/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float" office:value="547" calcext:value-type="float">
            <text:p>547</text:p>
          </table:table-cell>
          <table:table-cell office:value-type="float" office:value="194.139313" calcext:value-type="float">
            <text:p>194.139313</text:p>
          </table:table-cell>
          <table:table-cell table:number-columns-repeated="12"/>
        </table:table-row>
        <table:table-row table:style-name="ro2">
          <table:table-cell office:value-type="float" office:value="5109" calcext:value-type="float">
            <text:p>5109</text:p>
          </table:table-cell>
          <table:table-cell office:value-type="float" office:value="544" calcext:value-type="float">
            <text:p>544</text:p>
          </table:table-cell>
          <table:table-cell office:value-type="float" office:value="191.533188" calcext:value-type="float">
            <text:p>191.533188</text:p>
          </table:table-cell>
          <table:table-cell table:number-columns-repeated="12"/>
        </table:table-row>
        <table:table-row table:style-name="ro2">
          <table:table-cell office:value-type="float" office:value="3221" calcext:value-type="float">
            <text:p>3221</text:p>
          </table:table-cell>
          <table:table-cell office:value-type="float" office:value="397" calcext:value-type="float">
            <text:p>397</text:p>
          </table:table-cell>
          <table:table-cell office:value-type="float" office:value="194.831818" calcext:value-type="float">
            <text:p>194.831818</text:p>
          </table:table-cell>
          <table:table-cell table:number-columns-repeated="12"/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416" calcext:value-type="float">
            <text:p>416</text:p>
          </table:table-cell>
          <table:table-cell office:value-type="float" office:value="194.510803" calcext:value-type="float">
            <text:p>194.510803</text:p>
          </table:table-cell>
          <table:table-cell table:number-columns-repeated="12"/>
        </table:table-row>
        <table:table-row table:style-name="ro2">
          <table:table-cell office:value-type="float" office:value="4709" calcext:value-type="float">
            <text:p>4709</text:p>
          </table:table-cell>
          <table:table-cell office:value-type="float" office:value="786" calcext:value-type="float">
            <text:p>786</text:p>
          </table:table-cell>
          <table:table-cell office:value-type="float" office:value="153.071777" calcext:value-type="float">
            <text:p>153.071777</text:p>
          </table:table-cell>
          <table:table-cell table:number-columns-repeated="1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487" calcext:value-type="float">
            <text:p>487</text:p>
          </table:table-cell>
          <table:table-cell office:value-type="float" office:value="178.2453" calcext:value-type="float">
            <text:p>178.2453</text:p>
          </table:table-cell>
          <table:table-cell table:number-columns-repeated="1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599" calcext:value-type="float">
            <text:p>599</text:p>
          </table:table-cell>
          <table:table-cell office:value-type="float" office:value="166.709549" calcext:value-type="float">
            <text:p>166.709549</text:p>
          </table:table-cell>
          <table:table-cell table:number-columns-repeated="1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18" calcext:value-type="float">
            <text:p>718</text:p>
          </table:table-cell>
          <table:table-cell office:value-type="float" office:value="167.174194" calcext:value-type="float">
            <text:p>167.174194</text:p>
          </table:table-cell>
          <table:table-cell table:number-columns-repeated="12"/>
        </table:table-row>
        <table:table-row table:style-name="ro2">
          <table:table-cell office:value-type="float" office:value="4655" calcext:value-type="float">
            <text:p>4655</text:p>
          </table:table-cell>
          <table:table-cell office:value-type="float" office:value="860" calcext:value-type="float">
            <text:p>860</text:p>
          </table:table-cell>
          <table:table-cell office:value-type="float" office:value="157.669525" calcext:value-type="float">
            <text:p>157.669525</text:p>
          </table:table-cell>
          <table:table-cell table:number-columns-repeated="12"/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476" calcext:value-type="float">
            <text:p>476</text:p>
          </table:table-cell>
          <table:table-cell office:value-type="float" office:value="167.702316" calcext:value-type="float">
            <text:p>167.702316</text:p>
          </table:table-cell>
          <table:table-cell table:number-columns-repeated="1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385" calcext:value-type="float">
            <text:p>385</text:p>
          </table:table-cell>
          <table:table-cell office:value-type="float" office:value="189.725266" calcext:value-type="float">
            <text:p>189.725266</text:p>
          </table:table-cell>
          <table:table-cell table:number-columns-repeated="12"/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float" office:value="550" calcext:value-type="float">
            <text:p>550</text:p>
          </table:table-cell>
          <table:table-cell office:value-type="float" office:value="128.48703" calcext:value-type="float">
            <text:p>128.48703</text:p>
          </table:table-cell>
          <table:table-cell table:number-columns-repeated="1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665" calcext:value-type="float">
            <text:p>665</text:p>
          </table:table-cell>
          <table:table-cell office:value-type="float" office:value="159.971451" calcext:value-type="float">
            <text:p>159.971451</text:p>
          </table:table-cell>
          <table:table-cell table:number-columns-repeated="12"/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float" office:value="380" calcext:value-type="float">
            <text:p>380</text:p>
          </table:table-cell>
          <table:table-cell office:value-type="float" office:value="192.974136" calcext:value-type="float">
            <text:p>192.974136</text:p>
          </table:table-cell>
          <table:table-cell table:number-columns-repeated="1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339" calcext:value-type="float">
            <text:p>339</text:p>
          </table:table-cell>
          <table:table-cell office:value-type="float" office:value="128.776382" calcext:value-type="float">
            <text:p>128.776382</text:p>
          </table:table-cell>
          <table:table-cell table:number-columns-repeated="12"/>
        </table:table-row>
        <table:table-row table:style-name="ro2">
          <table:table-cell office:value-type="float" office:value="6896" calcext:value-type="float">
            <text:p>6896</text:p>
          </table:table-cell>
          <table:table-cell office:value-type="float" office:value="817" calcext:value-type="float">
            <text:p>817</text:p>
          </table:table-cell>
          <table:table-cell office:value-type="float" office:value="186.798203" calcext:value-type="float">
            <text:p>186.798203</text:p>
          </table:table-cell>
          <table:table-cell table:number-columns-repeated="12"/>
        </table:table-row>
        <table:table-row table:style-name="ro2"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  <table:table-cell office:value-type="float" office:value="195.885101" calcext:value-type="float">
            <text:p>195.885101</text:p>
          </table:table-cell>
          <table:table-cell table:number-columns-repeated="12"/>
        </table:table-row>
        <table:table-row table:style-name="ro2">
          <table:table-cell office:value-type="float" office:value="4774" calcext:value-type="float">
            <text:p>4774</text:p>
          </table:table-cell>
          <table:table-cell office:value-type="float" office:value="1838" calcext:value-type="float">
            <text:p>1838</text:p>
          </table:table-cell>
          <table:table-cell office:value-type="float" office:value="173.599869" calcext:value-type="float">
            <text:p>173.599869</text:p>
          </table:table-cell>
          <table:table-cell table:number-columns-repeated="12"/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float" office:value="400" calcext:value-type="float">
            <text:p>400</text:p>
          </table:table-cell>
          <table:table-cell office:value-type="float" office:value="191.33075" calcext:value-type="float">
            <text:p>191.33075</text:p>
          </table:table-cell>
          <table:table-cell table:number-columns-repeated="1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555" calcext:value-type="float">
            <text:p>555</text:p>
          </table:table-cell>
          <table:table-cell office:value-type="float" office:value="176.375778" calcext:value-type="float">
            <text:p>176.375778</text:p>
          </table:table-cell>
          <table:table-cell table:number-columns-repeated="12"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653" calcext:value-type="float">
            <text:p>653</text:p>
          </table:table-cell>
          <table:table-cell office:value-type="float" office:value="180.830643" calcext:value-type="float">
            <text:p>180.830643</text:p>
          </table:table-cell>
          <table:table-cell table:number-columns-repeated="12"/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float" office:value="331" calcext:value-type="float">
            <text:p>331</text:p>
          </table:table-cell>
          <table:table-cell office:value-type="float" office:value="183.495758" calcext:value-type="float">
            <text:p>183.495758</text:p>
          </table:table-cell>
          <table:table-cell table:number-columns-repeated="12"/>
        </table:table-row>
        <table:table-row table:style-name="ro2">
          <table:table-cell office:value-type="float" office:value="5815" calcext:value-type="float">
            <text:p>5815</text:p>
          </table:table-cell>
          <table:table-cell office:value-type="float" office:value="378" calcext:value-type="float">
            <text:p>378</text:p>
          </table:table-cell>
          <table:table-cell office:value-type="float" office:value="182.615204" calcext:value-type="float">
            <text:p>182.615204</text:p>
          </table:table-cell>
          <table:table-cell table:number-columns-repeated="12"/>
        </table:table-row>
        <table:table-row table:style-name="ro2">
          <table:table-cell office:value-type="float" office:value="3314" calcext:value-type="float">
            <text:p>3314</text:p>
          </table:table-cell>
          <table:table-cell office:value-type="float" office:value="360" calcext:value-type="float">
            <text:p>360</text:p>
          </table:table-cell>
          <table:table-cell office:value-type="float" office:value="165.502594" calcext:value-type="float">
            <text:p>165.502594</text:p>
          </table:table-cell>
          <table:table-cell table:number-columns-repeated="1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419" calcext:value-type="float">
            <text:p>419</text:p>
          </table:table-cell>
          <table:table-cell office:value-type="float" office:value="186.551483" calcext:value-type="float">
            <text:p>186.551483</text:p>
          </table:table-cell>
          <table:table-cell table:number-columns-repeated="12"/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499" calcext:value-type="float">
            <text:p>499</text:p>
          </table:table-cell>
          <table:table-cell office:value-type="float" office:value="172.541122" calcext:value-type="float">
            <text:p>172.541122</text:p>
          </table:table-cell>
          <table:table-cell table:number-columns-repeated="1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404" calcext:value-type="float">
            <text:p>404</text:p>
          </table:table-cell>
          <table:table-cell office:value-type="float" office:value="196.757492" calcext:value-type="float">
            <text:p>196.757492</text:p>
          </table:table-cell>
          <table:table-cell table:number-columns-repeated="12"/>
        </table:table-row>
        <table:table-row table:style-name="ro2">
          <table:table-cell office:value-type="float" office:value="6033" calcext:value-type="float">
            <text:p>6033</text:p>
          </table:table-cell>
          <table:table-cell office:value-type="float" office:value="688" calcext:value-type="float">
            <text:p>688</text:p>
          </table:table-cell>
          <table:table-cell office:value-type="float" office:value="144.04921" calcext:value-type="float">
            <text:p>144.04921</text:p>
          </table:table-cell>
          <table:table-cell table:number-columns-repeated="12"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578" calcext:value-type="float">
            <text:p>578</text:p>
          </table:table-cell>
          <table:table-cell office:value-type="float" office:value="142.716019" calcext:value-type="float">
            <text:p>142.716019</text:p>
          </table:table-cell>
          <table:table-cell table:number-columns-repeated="12"/>
        </table:table-row>
        <table:table-row table:style-name="ro2">
          <table:table-cell office:value-type="float" office:value="5578" calcext:value-type="float">
            <text:p>5578</text:p>
          </table:table-cell>
          <table:table-cell office:value-type="float" office:value="578" calcext:value-type="float">
            <text:p>578</text:p>
          </table:table-cell>
          <table:table-cell office:value-type="float" office:value="143.556808" calcext:value-type="float">
            <text:p>143.556808</text:p>
          </table:table-cell>
          <table:table-cell table:number-columns-repeated="12"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511" calcext:value-type="float">
            <text:p>511</text:p>
          </table:table-cell>
          <table:table-cell office:value-type="float" office:value="190.258789" calcext:value-type="float">
            <text:p>190.258789</text:p>
          </table:table-cell>
          <table:table-cell table:number-columns-repeated="12"/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float" office:value="550" calcext:value-type="float">
            <text:p>550</text:p>
          </table:table-cell>
          <table:table-cell office:value-type="float" office:value="190.070114" calcext:value-type="float">
            <text:p>190.070114</text:p>
          </table:table-cell>
          <table:table-cell table:number-columns-repeated="12"/>
        </table:table-row>
        <table:table-row table:style-name="ro2">
          <table:table-cell office:value-type="float" office:value="3259" calcext:value-type="float">
            <text:p>3259</text:p>
          </table:table-cell>
          <table:table-cell office:value-type="float" office:value="371" calcext:value-type="float">
            <text:p>371</text:p>
          </table:table-cell>
          <table:table-cell office:value-type="float" office:value="196.775818" calcext:value-type="float">
            <text:p>196.775818</text:p>
          </table:table-cell>
          <table:table-cell table:number-columns-repeated="12"/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float" office:value="376" calcext:value-type="float">
            <text:p>376</text:p>
          </table:table-cell>
          <table:table-cell office:value-type="float" office:value="167.483215" calcext:value-type="float">
            <text:p>167.483215</text:p>
          </table:table-cell>
          <table:table-cell table:number-columns-repeated="12"/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511" calcext:value-type="float">
            <text:p>511</text:p>
          </table:table-cell>
          <table:table-cell office:value-type="float" office:value="191.766647" calcext:value-type="float">
            <text:p>191.766647</text:p>
          </table:table-cell>
          <table:table-cell table:number-columns-repeated="1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479" calcext:value-type="float">
            <text:p>479</text:p>
          </table:table-cell>
          <table:table-cell office:value-type="float" office:value="153.591934" calcext:value-type="float">
            <text:p>153.591934</text:p>
          </table:table-cell>
          <table:table-cell table:number-columns-repeated="12"/>
        </table:table-row>
        <table:table-row table:style-name="ro2">
          <table:table-cell office:value-type="float" office:value="5342" calcext:value-type="float">
            <text:p>5342</text:p>
          </table:table-cell>
          <table:table-cell office:value-type="float" office:value="549" calcext:value-type="float">
            <text:p>549</text:p>
          </table:table-cell>
          <table:table-cell office:value-type="float" office:value="176.390533" calcext:value-type="float">
            <text:p>176.390533</text:p>
          </table:table-cell>
          <table:table-cell table:number-columns-repeated="12"/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460" calcext:value-type="float">
            <text:p>460</text:p>
          </table:table-cell>
          <table:table-cell office:value-type="float" office:value="182.182602" calcext:value-type="float">
            <text:p>182.182602</text:p>
          </table:table-cell>
          <table:table-cell table:number-columns-repeated="1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681" calcext:value-type="float">
            <text:p>681</text:p>
          </table:table-cell>
          <table:table-cell office:value-type="float" office:value="167.391006" calcext:value-type="float">
            <text:p>167.391006</text:p>
          </table:table-cell>
          <table:table-cell table:number-columns-repeated="12"/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22" calcext:value-type="float">
            <text:p>722</text:p>
          </table:table-cell>
          <table:table-cell office:value-type="float" office:value="134.947052" calcext:value-type="float">
            <text:p>134.947052</text:p>
          </table:table-cell>
          <table:table-cell table:number-columns-repeated="1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23" calcext:value-type="float">
            <text:p>723</text:p>
          </table:table-cell>
          <table:table-cell office:value-type="float" office:value="175.343674" calcext:value-type="float">
            <text:p>175.343674</text:p>
          </table:table-cell>
          <table:table-cell table:number-columns-repeated="12"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592" calcext:value-type="float">
            <text:p>592</text:p>
          </table:table-cell>
          <table:table-cell office:value-type="float" office:value="186.819412" calcext:value-type="float">
            <text:p>186.819412</text:p>
          </table:table-cell>
          <table:table-cell table:number-columns-repeated="1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385" calcext:value-type="float">
            <text:p>385</text:p>
          </table:table-cell>
          <table:table-cell office:value-type="float" office:value="192.867966" calcext:value-type="float">
            <text:p>192.867966</text:p>
          </table:table-cell>
          <table:table-cell table:number-columns-repeated="12"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365" calcext:value-type="float">
            <text:p>365</text:p>
          </table:table-cell>
          <table:table-cell office:value-type="float" office:value="174.940231" calcext:value-type="float">
            <text:p>174.940231</text:p>
          </table:table-cell>
          <table:table-cell table:number-columns-repeated="12"/>
        </table:table-row>
        <table:table-row table:style-name="ro2">
          <table:table-cell office:value-type="float" office:value="2825" calcext:value-type="float">
            <text:p>2825</text:p>
          </table:table-cell>
          <table:table-cell office:value-type="float" office:value="345" calcext:value-type="float">
            <text:p>345</text:p>
          </table:table-cell>
          <table:table-cell office:value-type="float" office:value="199.850494" calcext:value-type="float">
            <text:p>199.850494</text:p>
          </table:table-cell>
          <table:table-cell table:number-columns-repeated="1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518" calcext:value-type="float">
            <text:p>518</text:p>
          </table:table-cell>
          <table:table-cell office:value-type="float" office:value="182.568207" calcext:value-type="float">
            <text:p>182.568207</text:p>
          </table:table-cell>
          <table:table-cell table:number-columns-repeated="1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517" calcext:value-type="float">
            <text:p>517</text:p>
          </table:table-cell>
          <table:table-cell office:value-type="float" office:value="183.848679" calcext:value-type="float">
            <text:p>183.848679</text:p>
          </table:table-cell>
          <table:table-cell table:number-columns-repeated="12"/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688" calcext:value-type="float">
            <text:p>688</text:p>
          </table:table-cell>
          <table:table-cell office:value-type="float" office:value="145.331879" calcext:value-type="float">
            <text:p>145.331879</text:p>
          </table:table-cell>
          <table:table-cell table:number-columns-repeated="12"/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float" office:value="433" calcext:value-type="float">
            <text:p>433</text:p>
          </table:table-cell>
          <table:table-cell office:value-type="float" office:value="188.630569" calcext:value-type="float">
            <text:p>188.630569</text:p>
          </table:table-cell>
          <table:table-cell table:number-columns-repeated="1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384" calcext:value-type="float">
            <text:p>384</text:p>
          </table:table-cell>
          <table:table-cell office:value-type="float" office:value="102.200157" calcext:value-type="float">
            <text:p>102.200157</text:p>
          </table:table-cell>
          <table:table-cell table:number-columns-repeated="1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535" calcext:value-type="float">
            <text:p>535</text:p>
          </table:table-cell>
          <table:table-cell office:value-type="float" office:value="180.031403" calcext:value-type="float">
            <text:p>180.031403</text:p>
          </table:table-cell>
          <table:table-cell table:number-columns-repeated="12"/>
        </table:table-row>
        <table:table-row table:style-name="ro2">
          <table:table-cell office:value-type="float" office:value="3051" calcext:value-type="float">
            <text:p>3051</text:p>
          </table:table-cell>
          <table:table-cell office:value-type="float" office:value="418" calcext:value-type="float">
            <text:p>418</text:p>
          </table:table-cell>
          <table:table-cell office:value-type="float" office:value="189.326797" calcext:value-type="float">
            <text:p>189.326797</text:p>
          </table:table-cell>
          <table:table-cell table:number-columns-repeated="12"/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637" calcext:value-type="float">
            <text:p>637</text:p>
          </table:table-cell>
          <table:table-cell office:value-type="float" office:value="183.378372" calcext:value-type="float">
            <text:p>183.378372</text:p>
          </table:table-cell>
          <table:table-cell table:number-columns-repeated="1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340" calcext:value-type="float">
            <text:p>340</text:p>
          </table:table-cell>
          <table:table-cell office:value-type="float" office:value="200.104034" calcext:value-type="float">
            <text:p>200.104034</text:p>
          </table:table-cell>
          <table:table-cell table:number-columns-repeated="12"/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367" calcext:value-type="float">
            <text:p>367</text:p>
          </table:table-cell>
          <table:table-cell office:value-type="float" office:value="178.781509" calcext:value-type="float">
            <text:p>178.781509</text:p>
          </table:table-cell>
          <table:table-cell table:number-columns-repeated="12"/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339" calcext:value-type="float">
            <text:p>339</text:p>
          </table:table-cell>
          <table:table-cell office:value-type="float" office:value="180.202927" calcext:value-type="float">
            <text:p>180.202927</text:p>
          </table:table-cell>
          <table:table-cell table:number-columns-repeated="1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670" calcext:value-type="float">
            <text:p>670</text:p>
          </table:table-cell>
          <table:table-cell office:value-type="float" office:value="130.030853" calcext:value-type="float">
            <text:p>130.030853</text:p>
          </table:table-cell>
          <table:table-cell table:number-columns-repeated="1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358" calcext:value-type="float">
            <text:p>358</text:p>
          </table:table-cell>
          <table:table-cell office:value-type="float" office:value="197.131683" calcext:value-type="float">
            <text:p>197.131683</text:p>
          </table:table-cell>
          <table:table-cell table:number-columns-repeated="12"/>
        </table:table-row>
        <table:table-row table:style-name="ro2">
          <table:table-cell office:value-type="float" office:value="4991" calcext:value-type="float">
            <text:p>4991</text:p>
          </table:table-cell>
          <table:table-cell office:value-type="float" office:value="880" calcext:value-type="float">
            <text:p>880</text:p>
          </table:table-cell>
          <table:table-cell office:value-type="float" office:value="95.654205" calcext:value-type="float">
            <text:p>95.654205</text:p>
          </table:table-cell>
          <table:table-cell table:number-columns-repeated="12"/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float" office:value="432" calcext:value-type="float">
            <text:p>432</text:p>
          </table:table-cell>
          <table:table-cell office:value-type="float" office:value="197.966034" calcext:value-type="float">
            <text:p>197.966034</text:p>
          </table:table-cell>
          <table:table-cell table:number-columns-repeated="12"/>
        </table:table-row>
        <table:table-row table:style-name="ro2">
          <table:table-cell office:value-type="float" office:value="4788" calcext:value-type="float">
            <text:p>4788</text:p>
          </table:table-cell>
          <table:table-cell office:value-type="float" office:value="753" calcext:value-type="float">
            <text:p>753</text:p>
          </table:table-cell>
          <table:table-cell office:value-type="float" office:value="130.209152" calcext:value-type="float">
            <text:p>130.209152</text:p>
          </table:table-cell>
          <table:table-cell table:number-columns-repeated="1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460" calcext:value-type="float">
            <text:p>460</text:p>
          </table:table-cell>
          <table:table-cell office:value-type="float" office:value="195.81636" calcext:value-type="float">
            <text:p>195.81636</text:p>
          </table:table-cell>
          <table:table-cell table:number-columns-repeated="1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505" calcext:value-type="float">
            <text:p>505</text:p>
          </table:table-cell>
          <table:table-cell office:value-type="float" office:value="187.93866" calcext:value-type="float">
            <text:p>187.93866</text:p>
          </table:table-cell>
          <table:table-cell table:number-columns-repeated="12"/>
        </table:table-row>
        <table:table-row table:style-name="ro2">
          <table:table-cell office:value-type="float" office:value="5119" calcext:value-type="float">
            <text:p>5119</text:p>
          </table:table-cell>
          <table:table-cell office:value-type="float" office:value="605" calcext:value-type="float">
            <text:p>605</text:p>
          </table:table-cell>
          <table:table-cell office:value-type="float" office:value="172.627792" calcext:value-type="float">
            <text:p>172.627792</text:p>
          </table:table-cell>
          <table:table-cell table:number-columns-repeated="12"/>
        </table:table-row>
        <table:table-row table:style-name="ro2">
          <table:table-cell office:value-type="float" office:value="5130" calcext:value-type="float">
            <text:p>5130</text:p>
          </table:table-cell>
          <table:table-cell office:value-type="float" office:value="534" calcext:value-type="float">
            <text:p>534</text:p>
          </table:table-cell>
          <table:table-cell office:value-type="float" office:value="183.448181" calcext:value-type="float">
            <text:p>183.448181</text:p>
          </table:table-cell>
          <table:table-cell table:number-columns-repeated="12"/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float" office:value="382" calcext:value-type="float">
            <text:p>382</text:p>
          </table:table-cell>
          <table:table-cell office:value-type="float" office:value="168.918015" calcext:value-type="float">
            <text:p>168.918015</text:p>
          </table:table-cell>
          <table:table-cell table:number-columns-repeated="12"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368" calcext:value-type="float">
            <text:p>368</text:p>
          </table:table-cell>
          <table:table-cell office:value-type="float" office:value="177.577942" calcext:value-type="float">
            <text:p>177.577942</text:p>
          </table:table-cell>
          <table:table-cell table:number-columns-repeated="1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588" calcext:value-type="float">
            <text:p>588</text:p>
          </table:table-cell>
          <table:table-cell office:value-type="float" office:value="185.133621" calcext:value-type="float">
            <text:p>185.133621</text:p>
          </table:table-cell>
          <table:table-cell table:number-columns-repeated="12"/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651" calcext:value-type="float">
            <text:p>651</text:p>
          </table:table-cell>
          <table:table-cell office:value-type="float" office:value="160.411957" calcext:value-type="float">
            <text:p>160.411957</text:p>
          </table:table-cell>
          <table:table-cell table:number-columns-repeated="1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624" calcext:value-type="float">
            <text:p>624</text:p>
          </table:table-cell>
          <table:table-cell office:value-type="float" office:value="112.28997" calcext:value-type="float">
            <text:p>112.28997</text:p>
          </table:table-cell>
          <table:table-cell table:number-columns-repeated="1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647" calcext:value-type="float">
            <text:p>647</text:p>
          </table:table-cell>
          <table:table-cell office:value-type="float" office:value="153.340256" calcext:value-type="float">
            <text:p>153.340256</text:p>
          </table:table-cell>
          <table:table-cell table:number-columns-repeated="1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535" calcext:value-type="float">
            <text:p>535</text:p>
          </table:table-cell>
          <table:table-cell office:value-type="float" office:value="186.758759" calcext:value-type="float">
            <text:p>186.758759</text:p>
          </table:table-cell>
          <table:table-cell table:number-columns-repeated="1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360" calcext:value-type="float">
            <text:p>360</text:p>
          </table:table-cell>
          <table:table-cell office:value-type="float" office:value="192.04007" calcext:value-type="float">
            <text:p>192.04007</text:p>
          </table:table-cell>
          <table:table-cell table:number-columns-repeated="1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637" calcext:value-type="float">
            <text:p>637</text:p>
          </table:table-cell>
          <table:table-cell office:value-type="float" office:value="170.163925" calcext:value-type="float">
            <text:p>170.163925</text:p>
          </table:table-cell>
          <table:table-cell table:number-columns-repeated="12"/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float" office:value="410" calcext:value-type="float">
            <text:p>410</text:p>
          </table:table-cell>
          <table:table-cell office:value-type="float" office:value="169.57547" calcext:value-type="float">
            <text:p>169.57547</text:p>
          </table:table-cell>
          <table:table-cell table:number-columns-repeated="1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468" calcext:value-type="float">
            <text:p>468</text:p>
          </table:table-cell>
          <table:table-cell office:value-type="float" office:value="173.469788" calcext:value-type="float">
            <text:p>173.469788</text:p>
          </table:table-cell>
          <table:table-cell table:number-columns-repeated="12"/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540" calcext:value-type="float">
            <text:p>540</text:p>
          </table:table-cell>
          <table:table-cell office:value-type="float" office:value="178.947739" calcext:value-type="float">
            <text:p>178.947739</text:p>
          </table:table-cell>
          <table:table-cell table:number-columns-repeated="1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443" calcext:value-type="float">
            <text:p>443</text:p>
          </table:table-cell>
          <table:table-cell office:value-type="float" office:value="166.950592" calcext:value-type="float">
            <text:p>166.950592</text:p>
          </table:table-cell>
          <table:table-cell table:number-columns-repeated="12"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330" calcext:value-type="float">
            <text:p>330</text:p>
          </table:table-cell>
          <table:table-cell office:value-type="float" office:value="186.982346" calcext:value-type="float">
            <text:p>186.982346</text:p>
          </table:table-cell>
          <table:table-cell table:number-columns-repeated="1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384" calcext:value-type="float">
            <text:p>384</text:p>
          </table:table-cell>
          <table:table-cell office:value-type="float" office:value="197.37886" calcext:value-type="float">
            <text:p>197.37886</text:p>
          </table:table-cell>
          <table:table-cell table:number-columns-repeated="1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570" calcext:value-type="float">
            <text:p>570</text:p>
          </table:table-cell>
          <table:table-cell office:value-type="float" office:value="184.66597" calcext:value-type="float">
            <text:p>184.66597</text:p>
          </table:table-cell>
          <table:table-cell table:number-columns-repeated="12"/>
        </table:table-row>
        <table:table-row table:style-name="ro2">
          <table:table-cell office:value-type="float" office:value="6369" calcext:value-type="float">
            <text:p>6369</text:p>
          </table:table-cell>
          <table:table-cell office:value-type="float" office:value="875" calcext:value-type="float">
            <text:p>875</text:p>
          </table:table-cell>
          <table:table-cell office:value-type="float" office:value="148.541733" calcext:value-type="float">
            <text:p>148.541733</text:p>
          </table:table-cell>
          <table:table-cell table:number-columns-repeated="12"/>
        </table:table-row>
        <table:table-row table:style-name="ro2">
          <table:table-cell office:value-type="float" office:value="3233" calcext:value-type="float">
            <text:p>3233</text:p>
          </table:table-cell>
          <table:table-cell office:value-type="float" office:value="466" calcext:value-type="float">
            <text:p>466</text:p>
          </table:table-cell>
          <table:table-cell office:value-type="float" office:value="178.980057" calcext:value-type="float">
            <text:p>178.980057</text:p>
          </table:table-cell>
          <table:table-cell table:number-columns-repeated="12"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383" calcext:value-type="float">
            <text:p>383</text:p>
          </table:table-cell>
          <table:table-cell office:value-type="float" office:value="191.26738" calcext:value-type="float">
            <text:p>191.26738</text:p>
          </table:table-cell>
          <table:table-cell table:number-columns-repeated="1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411" calcext:value-type="float">
            <text:p>411</text:p>
          </table:table-cell>
          <table:table-cell office:value-type="float" office:value="187.165894" calcext:value-type="float">
            <text:p>187.165894</text:p>
          </table:table-cell>
          <table:table-cell table:number-columns-repeated="1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387" calcext:value-type="float">
            <text:p>387</text:p>
          </table:table-cell>
          <table:table-cell office:value-type="float" office:value="197.301392" calcext:value-type="float">
            <text:p>197.301392</text:p>
          </table:table-cell>
          <table:table-cell table:number-columns-repeated="12"/>
        </table:table-row>
        <table:table-row table:style-name="ro2">
          <table:table-cell office:value-type="float" office:value="5599" calcext:value-type="float">
            <text:p>5599</text:p>
          </table:table-cell>
          <table:table-cell office:value-type="float" office:value="606" calcext:value-type="float">
            <text:p>606</text:p>
          </table:table-cell>
          <table:table-cell office:value-type="float" office:value="153.737717" calcext:value-type="float">
            <text:p>153.737717</text:p>
          </table:table-cell>
          <table:table-cell table:number-columns-repeated="12"/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float" office:value="465" calcext:value-type="float">
            <text:p>465</text:p>
          </table:table-cell>
          <table:table-cell office:value-type="float" office:value="195.697021" calcext:value-type="float">
            <text:p>195.697021</text:p>
          </table:table-cell>
          <table:table-cell table:number-columns-repeated="1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675" calcext:value-type="float">
            <text:p>675</text:p>
          </table:table-cell>
          <table:table-cell office:value-type="float" office:value="145.170441" calcext:value-type="float">
            <text:p>145.170441</text:p>
          </table:table-cell>
          <table:table-cell table:number-columns-repeated="12"/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float" office:value="360" calcext:value-type="float">
            <text:p>360</text:p>
          </table:table-cell>
          <table:table-cell office:value-type="float" office:value="200.093689" calcext:value-type="float">
            <text:p>200.093689</text:p>
          </table:table-cell>
          <table:table-cell table:number-columns-repeated="1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353" calcext:value-type="float">
            <text:p>353</text:p>
          </table:table-cell>
          <table:table-cell office:value-type="float" office:value="186.727905" calcext:value-type="float">
            <text:p>186.727905</text:p>
          </table:table-cell>
          <table:table-cell table:number-columns-repeated="12"/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546" calcext:value-type="float">
            <text:p>546</text:p>
          </table:table-cell>
          <table:table-cell office:value-type="float" office:value="176.759415" calcext:value-type="float">
            <text:p>176.759415</text:p>
          </table:table-cell>
          <table:table-cell table:number-columns-repeated="1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435" calcext:value-type="float">
            <text:p>435</text:p>
          </table:table-cell>
          <table:table-cell office:value-type="float" office:value="186.734833" calcext:value-type="float">
            <text:p>186.734833</text:p>
          </table:table-cell>
          <table:table-cell table:number-columns-repeated="1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399" calcext:value-type="float">
            <text:p>399</text:p>
          </table:table-cell>
          <table:table-cell office:value-type="float" office:value="192.996216" calcext:value-type="float">
            <text:p>192.996216</text:p>
          </table:table-cell>
          <table:table-cell table:number-columns-repeated="12"/>
        </table:table-row>
        <table:table-row table:style-name="ro2">
          <table:table-cell office:value-type="float" office:value="3179" calcext:value-type="float">
            <text:p>3179</text:p>
          </table:table-cell>
          <table:table-cell office:value-type="float" office:value="321" calcext:value-type="float">
            <text:p>321</text:p>
          </table:table-cell>
          <table:table-cell office:value-type="float" office:value="125.887199" calcext:value-type="float">
            <text:p>125.887199</text:p>
          </table:table-cell>
          <table:table-cell table:number-columns-repeated="1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450" calcext:value-type="float">
            <text:p>450</text:p>
          </table:table-cell>
          <table:table-cell office:value-type="float" office:value="175.900604" calcext:value-type="float">
            <text:p>175.900604</text:p>
          </table:table-cell>
          <table:table-cell table:number-columns-repeated="12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348" calcext:value-type="float">
            <text:p>348</text:p>
          </table:table-cell>
          <table:table-cell office:value-type="float" office:value="200.106201" calcext:value-type="float">
            <text:p>200.106201</text:p>
          </table:table-cell>
          <table:table-cell table:number-columns-repeated="1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484" calcext:value-type="float">
            <text:p>484</text:p>
          </table:table-cell>
          <table:table-cell office:value-type="float" office:value="178.435349" calcext:value-type="float">
            <text:p>178.435349</text:p>
          </table:table-cell>
          <table:table-cell table:number-columns-repeated="1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311" calcext:value-type="float">
            <text:p>311</text:p>
          </table:table-cell>
          <table:table-cell office:value-type="float" office:value="194.971313" calcext:value-type="float">
            <text:p>194.971313</text:p>
          </table:table-cell>
          <table:table-cell table:number-columns-repeated="1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440" calcext:value-type="float">
            <text:p>440</text:p>
          </table:table-cell>
          <table:table-cell office:value-type="float" office:value="185.804993" calcext:value-type="float">
            <text:p>185.804993</text:p>
          </table:table-cell>
          <table:table-cell table:number-columns-repeated="12"/>
        </table:table-row>
        <table:table-row table:style-name="ro2">
          <table:table-cell office:value-type="float" office:value="2693" calcext:value-type="float">
            <text:p>2693</text:p>
          </table:table-cell>
          <table:table-cell office:value-type="float" office:value="348" calcext:value-type="float">
            <text:p>348</text:p>
          </table:table-cell>
          <table:table-cell office:value-type="float" office:value="198.089584" calcext:value-type="float">
            <text:p>198.089584</text:p>
          </table:table-cell>
          <table:table-cell table:number-columns-repeated="12"/>
        </table:table-row>
        <table:table-row table:style-name="ro2">
          <table:table-cell office:value-type="float" office:value="2982" calcext:value-type="float">
            <text:p>2982</text:p>
          </table:table-cell>
          <table:table-cell office:value-type="float" office:value="506" calcext:value-type="float">
            <text:p>506</text:p>
          </table:table-cell>
          <table:table-cell office:value-type="float" office:value="171.36026" calcext:value-type="float">
            <text:p>171.36026</text:p>
          </table:table-cell>
          <table:table-cell table:number-columns-repeated="12"/>
        </table:table-row>
        <table:table-row table:style-name="ro2">
          <table:table-cell office:value-type="float" office:value="4834" calcext:value-type="float">
            <text:p>4834</text:p>
          </table:table-cell>
          <table:table-cell office:value-type="float" office:value="612" calcext:value-type="float">
            <text:p>612</text:p>
          </table:table-cell>
          <table:table-cell office:value-type="float" office:value="169.184875" calcext:value-type="float">
            <text:p>169.184875</text:p>
          </table:table-cell>
          <table:table-cell table:number-columns-repeated="1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424" calcext:value-type="float">
            <text:p>424</text:p>
          </table:table-cell>
          <table:table-cell office:value-type="float" office:value="191.713669" calcext:value-type="float">
            <text:p>191.713669</text:p>
          </table:table-cell>
          <table:table-cell table:number-columns-repeated="12"/>
        </table:table-row>
        <table:table-row table:style-name="ro2">
          <table:table-cell office:value-type="float" office:value="3269" calcext:value-type="float">
            <text:p>3269</text:p>
          </table:table-cell>
          <table:table-cell office:value-type="float" office:value="388" calcext:value-type="float">
            <text:p>388</text:p>
          </table:table-cell>
          <table:table-cell office:value-type="float" office:value="198.150986" calcext:value-type="float">
            <text:p>198.150986</text:p>
          </table:table-cell>
          <table:table-cell table:number-columns-repeated="12"/>
        </table:table-row>
        <table:table-row table:style-name="ro2">
          <table:table-cell office:value-type="float" office:value="5816" calcext:value-type="float">
            <text:p>5816</text:p>
          </table:table-cell>
          <table:table-cell office:value-type="float" office:value="581" calcext:value-type="float">
            <text:p>581</text:p>
          </table:table-cell>
          <table:table-cell office:value-type="float" office:value="113.748619" calcext:value-type="float">
            <text:p>113.748619</text:p>
          </table:table-cell>
          <table:table-cell table:number-columns-repeated="1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579" calcext:value-type="float">
            <text:p>579</text:p>
          </table:table-cell>
          <table:table-cell office:value-type="float" office:value="185.806213" calcext:value-type="float">
            <text:p>185.806213</text:p>
          </table:table-cell>
          <table:table-cell table:number-columns-repeated="12"/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525" calcext:value-type="float">
            <text:p>525</text:p>
          </table:table-cell>
          <table:table-cell office:value-type="float" office:value="156.521378" calcext:value-type="float">
            <text:p>156.521378</text:p>
          </table:table-cell>
          <table:table-cell table:number-columns-repeated="12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float" office:value="439" calcext:value-type="float">
            <text:p>439</text:p>
          </table:table-cell>
          <table:table-cell office:value-type="float" office:value="188.670349" calcext:value-type="float">
            <text:p>188.670349</text:p>
          </table:table-cell>
          <table:table-cell table:number-columns-repeated="12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367" calcext:value-type="float">
            <text:p>367</text:p>
          </table:table-cell>
          <table:table-cell office:value-type="float" office:value="198.926392" calcext:value-type="float">
            <text:p>198.926392</text:p>
          </table:table-cell>
          <table:table-cell table:number-columns-repeated="12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float" office:value="387" calcext:value-type="float">
            <text:p>387</text:p>
          </table:table-cell>
          <table:table-cell office:value-type="float" office:value="197.928177" calcext:value-type="float">
            <text:p>197.928177</text:p>
          </table:table-cell>
          <table:table-cell table:number-columns-repeated="12"/>
        </table:table-row>
        <table:table-row table:style-name="ro2">
          <table:table-cell office:value-type="float" office:value="10721" calcext:value-type="float">
            <text:p>10721</text:p>
          </table:table-cell>
          <table:table-cell office:value-type="float" office:value="419" calcext:value-type="float">
            <text:p>419</text:p>
          </table:table-cell>
          <table:table-cell office:value-type="float" office:value="181.666855" calcext:value-type="float">
            <text:p>181.666855</text:p>
          </table:table-cell>
          <table:table-cell table:number-columns-repeated="12"/>
        </table:table-row>
        <table:table-row table:style-name="ro2">
          <table:table-cell office:value-type="float" office:value="2968" calcext:value-type="float">
            <text:p>2968</text:p>
          </table:table-cell>
          <table:table-cell office:value-type="float" office:value="329" calcext:value-type="float">
            <text:p>329</text:p>
          </table:table-cell>
          <table:table-cell office:value-type="float" office:value="193.594086" calcext:value-type="float">
            <text:p>193.594086</text:p>
          </table:table-cell>
          <table:table-cell table:number-columns-repeated="12"/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388" calcext:value-type="float">
            <text:p>388</text:p>
          </table:table-cell>
          <table:table-cell office:value-type="float" office:value="181.055908" calcext:value-type="float">
            <text:p>181.055908</text:p>
          </table:table-cell>
          <table:table-cell table:number-columns-repeated="1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470" calcext:value-type="float">
            <text:p>470</text:p>
          </table:table-cell>
          <table:table-cell office:value-type="float" office:value="179.306335" calcext:value-type="float">
            <text:p>179.306335</text:p>
          </table:table-cell>
          <table:table-cell table:number-columns-repeated="12"/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float" office:value="337" calcext:value-type="float">
            <text:p>337</text:p>
          </table:table-cell>
          <table:table-cell office:value-type="float" office:value="194.464264" calcext:value-type="float">
            <text:p>194.464264</text:p>
          </table:table-cell>
          <table:table-cell table:number-columns-repeated="12"/>
        </table:table-row>
        <table:table-row table:style-name="ro2">
          <table:table-cell office:value-type="float" office:value="5258" calcext:value-type="float">
            <text:p>5258</text:p>
          </table:table-cell>
          <table:table-cell office:value-type="float" office:value="529" calcext:value-type="float">
            <text:p>529</text:p>
          </table:table-cell>
          <table:table-cell office:value-type="float" office:value="177.851532" calcext:value-type="float">
            <text:p>177.851532</text:p>
          </table:table-cell>
          <table:table-cell table:number-columns-repeated="1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626" calcext:value-type="float">
            <text:p>626</text:p>
          </table:table-cell>
          <table:table-cell office:value-type="float" office:value="137.723724" calcext:value-type="float">
            <text:p>137.723724</text:p>
          </table:table-cell>
          <table:table-cell table:number-columns-repeated="12"/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527" calcext:value-type="float">
            <text:p>527</text:p>
          </table:table-cell>
          <table:table-cell office:value-type="float" office:value="176.260559" calcext:value-type="float">
            <text:p>176.260559</text:p>
          </table:table-cell>
          <table:table-cell table:number-columns-repeated="1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384" calcext:value-type="float">
            <text:p>384</text:p>
          </table:table-cell>
          <table:table-cell office:value-type="float" office:value="197.91806" calcext:value-type="float">
            <text:p>197.91806</text:p>
          </table:table-cell>
          <table:table-cell table:number-columns-repeated="1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479" calcext:value-type="float">
            <text:p>479</text:p>
          </table:table-cell>
          <table:table-cell office:value-type="float" office:value="165.897278" calcext:value-type="float">
            <text:p>165.897278</text:p>
          </table:table-cell>
          <table:table-cell table:number-columns-repeated="1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535" calcext:value-type="float">
            <text:p>535</text:p>
          </table:table-cell>
          <table:table-cell office:value-type="float" office:value="175.354919" calcext:value-type="float">
            <text:p>175.354919</text:p>
          </table:table-cell>
          <table:table-cell table:number-columns-repeated="1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405" calcext:value-type="float">
            <text:p>405</text:p>
          </table:table-cell>
          <table:table-cell office:value-type="float" office:value="193.47403" calcext:value-type="float">
            <text:p>193.47403</text:p>
          </table:table-cell>
          <table:table-cell table:number-columns-repeated="1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552" calcext:value-type="float">
            <text:p>552</text:p>
          </table:table-cell>
          <table:table-cell office:value-type="float" office:value="158.319077" calcext:value-type="float">
            <text:p>158.319077</text:p>
          </table:table-cell>
          <table:table-cell table:number-columns-repeated="12"/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float" office:value="365" calcext:value-type="float">
            <text:p>365</text:p>
          </table:table-cell>
          <table:table-cell office:value-type="float" office:value="187.155838" calcext:value-type="float">
            <text:p>187.155838</text:p>
          </table:table-cell>
          <table:table-cell table:number-columns-repeated="1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425" calcext:value-type="float">
            <text:p>425</text:p>
          </table:table-cell>
          <table:table-cell office:value-type="float" office:value="199.746857" calcext:value-type="float">
            <text:p>199.746857</text:p>
          </table:table-cell>
          <table:table-cell table:number-columns-repeated="12"/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424" calcext:value-type="float">
            <text:p>424</text:p>
          </table:table-cell>
          <table:table-cell office:value-type="float" office:value="194.98822" calcext:value-type="float">
            <text:p>194.98822</text:p>
          </table:table-cell>
          <table:table-cell table:number-columns-repeated="1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373" calcext:value-type="float">
            <text:p>373</text:p>
          </table:table-cell>
          <table:table-cell office:value-type="float" office:value="198.620758" calcext:value-type="float">
            <text:p>198.620758</text:p>
          </table:table-cell>
          <table:table-cell table:number-columns-repeated="12"/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float" office:value="368" calcext:value-type="float">
            <text:p>368</text:p>
          </table:table-cell>
          <table:table-cell office:value-type="float" office:value="199.817444" calcext:value-type="float">
            <text:p>199.817444</text:p>
          </table:table-cell>
          <table:table-cell table:number-columns-repeated="1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599" calcext:value-type="float">
            <text:p>599</text:p>
          </table:table-cell>
          <table:table-cell office:value-type="float" office:value="140.35228" calcext:value-type="float">
            <text:p>140.35228</text:p>
          </table:table-cell>
          <table:table-cell table:number-columns-repeated="1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531" calcext:value-type="float">
            <text:p>531</text:p>
          </table:table-cell>
          <table:table-cell office:value-type="float" office:value="176.010361" calcext:value-type="float">
            <text:p>176.010361</text:p>
          </table:table-cell>
          <table:table-cell table:number-columns-repeated="1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453" calcext:value-type="float">
            <text:p>453</text:p>
          </table:table-cell>
          <table:table-cell office:value-type="float" office:value="193.521683" calcext:value-type="float">
            <text:p>193.521683</text:p>
          </table:table-cell>
          <table:table-cell table:number-columns-repeated="12"/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430" calcext:value-type="float">
            <text:p>430</text:p>
          </table:table-cell>
          <table:table-cell office:value-type="float" office:value="187.533264" calcext:value-type="float">
            <text:p>187.533264</text:p>
          </table:table-cell>
          <table:table-cell table:number-columns-repeated="12"/>
        </table:table-row>
        <table:table-row table:style-name="ro2">
          <table:table-cell office:value-type="float" office:value="5319" calcext:value-type="float">
            <text:p>5319</text:p>
          </table:table-cell>
          <table:table-cell office:value-type="float" office:value="692" calcext:value-type="float">
            <text:p>692</text:p>
          </table:table-cell>
          <table:table-cell office:value-type="float" office:value="159.035583" calcext:value-type="float">
            <text:p>159.035583</text:p>
          </table:table-cell>
          <table:table-cell table:number-columns-repeated="12"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374" calcext:value-type="float">
            <text:p>374</text:p>
          </table:table-cell>
          <table:table-cell office:value-type="float" office:value="196.93129" calcext:value-type="float">
            <text:p>196.93129</text:p>
          </table:table-cell>
          <table:table-cell table:number-columns-repeated="1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631" calcext:value-type="float">
            <text:p>631</text:p>
          </table:table-cell>
          <table:table-cell office:value-type="float" office:value="165.339767" calcext:value-type="float">
            <text:p>165.339767</text:p>
          </table:table-cell>
          <table:table-cell table:number-columns-repeated="12"/>
        </table:table-row>
        <table:table-row table:style-name="ro2">
          <table:table-cell office:value-type="float" office:value="6043" calcext:value-type="float">
            <text:p>6043</text:p>
          </table:table-cell>
          <table:table-cell office:value-type="float" office:value="762" calcext:value-type="float">
            <text:p>762</text:p>
          </table:table-cell>
          <table:table-cell office:value-type="float" office:value="163.882706" calcext:value-type="float">
            <text:p>163.882706</text:p>
          </table:table-cell>
          <table:table-cell table:number-columns-repeated="12"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393" calcext:value-type="float">
            <text:p>393</text:p>
          </table:table-cell>
          <table:table-cell office:value-type="float" office:value="196.830658" calcext:value-type="float">
            <text:p>196.830658</text:p>
          </table:table-cell>
          <table:table-cell table:number-columns-repeated="12"/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487" calcext:value-type="float">
            <text:p>487</text:p>
          </table:table-cell>
          <table:table-cell office:value-type="float" office:value="169.458557" calcext:value-type="float">
            <text:p>169.458557</text:p>
          </table:table-cell>
          <table:table-cell table:number-columns-repeated="12"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522" calcext:value-type="float">
            <text:p>522</text:p>
          </table:table-cell>
          <table:table-cell office:value-type="float" office:value="194.219437" calcext:value-type="float">
            <text:p>194.219437</text:p>
          </table:table-cell>
          <table:table-cell table:number-columns-repeated="12"/>
        </table:table-row>
        <table:table-row table:style-name="ro2">
          <table:table-cell office:value-type="float" office:value="2927" calcext:value-type="float">
            <text:p>2927</text:p>
          </table:table-cell>
          <table:table-cell office:value-type="float" office:value="438" calcext:value-type="float">
            <text:p>438</text:p>
          </table:table-cell>
          <table:table-cell office:value-type="float" office:value="99.153397" calcext:value-type="float">
            <text:p>99.153397</text:p>
          </table:table-cell>
          <table:table-cell table:number-columns-repeated="12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38" calcext:value-type="float">
            <text:p>338</text:p>
          </table:table-cell>
          <table:table-cell office:value-type="float" office:value="182.674118" calcext:value-type="float">
            <text:p>182.674118</text:p>
          </table:table-cell>
          <table:table-cell table:number-columns-repeated="1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525" calcext:value-type="float">
            <text:p>525</text:p>
          </table:table-cell>
          <table:table-cell office:value-type="float" office:value="184.531509" calcext:value-type="float">
            <text:p>184.531509</text:p>
          </table:table-cell>
          <table:table-cell table:number-columns-repeated="1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446" calcext:value-type="float">
            <text:p>446</text:p>
          </table:table-cell>
          <table:table-cell office:value-type="float" office:value="188.564377" calcext:value-type="float">
            <text:p>188.564377</text:p>
          </table:table-cell>
          <table:table-cell table:number-columns-repeated="12"/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513" calcext:value-type="float">
            <text:p>513</text:p>
          </table:table-cell>
          <table:table-cell office:value-type="float" office:value="190.379715" calcext:value-type="float">
            <text:p>190.379715</text:p>
          </table:table-cell>
          <table:table-cell table:number-columns-repeated="12"/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361" calcext:value-type="float">
            <text:p>361</text:p>
          </table:table-cell>
          <table:table-cell office:value-type="float" office:value="186.91629" calcext:value-type="float">
            <text:p>186.91629</text:p>
          </table:table-cell>
          <table:table-cell table:number-columns-repeated="1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571" calcext:value-type="float">
            <text:p>571</text:p>
          </table:table-cell>
          <table:table-cell office:value-type="float" office:value="182.69342" calcext:value-type="float">
            <text:p>182.69342</text:p>
          </table:table-cell>
          <table:table-cell table:number-columns-repeated="1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529" calcext:value-type="float">
            <text:p>529</text:p>
          </table:table-cell>
          <table:table-cell office:value-type="float" office:value="181.257812" calcext:value-type="float">
            <text:p>181.257812</text:p>
          </table:table-cell>
          <table:table-cell table:number-columns-repeated="12"/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493" calcext:value-type="float">
            <text:p>493</text:p>
          </table:table-cell>
          <table:table-cell office:value-type="float" office:value="186.989014" calcext:value-type="float">
            <text:p>186.989014</text:p>
          </table:table-cell>
          <table:table-cell table:number-columns-repeated="1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447" calcext:value-type="float">
            <text:p>447</text:p>
          </table:table-cell>
          <table:table-cell office:value-type="float" office:value="161.375946" calcext:value-type="float">
            <text:p>161.375946</text:p>
          </table:table-cell>
          <table:table-cell table:number-columns-repeated="12"/>
        </table:table-row>
        <table:table-row table:style-name="ro2">
          <table:table-cell office:value-type="float" office:value="5946" calcext:value-type="float">
            <text:p>5946</text:p>
          </table:table-cell>
          <table:table-cell office:value-type="float" office:value="694" calcext:value-type="float">
            <text:p>694</text:p>
          </table:table-cell>
          <table:table-cell office:value-type="float" office:value="133.354309" calcext:value-type="float">
            <text:p>133.354309</text:p>
          </table:table-cell>
          <table:table-cell table:number-columns-repeated="12"/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463" calcext:value-type="float">
            <text:p>463</text:p>
          </table:table-cell>
          <table:table-cell office:value-type="float" office:value="189.826523" calcext:value-type="float">
            <text:p>189.826523</text:p>
          </table:table-cell>
          <table:table-cell table:number-columns-repeated="12"/>
        </table:table-row>
        <table:table-row table:style-name="ro2">
          <table:table-cell office:value-type="float" office:value="3182" calcext:value-type="float">
            <text:p>3182</text:p>
          </table:table-cell>
          <table:table-cell office:value-type="float" office:value="390" calcext:value-type="float">
            <text:p>390</text:p>
          </table:table-cell>
          <table:table-cell office:value-type="float" office:value="194.558838" calcext:value-type="float">
            <text:p>194.558838</text:p>
          </table:table-cell>
          <table:table-cell table:number-columns-repeated="12"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396" calcext:value-type="float">
            <text:p>396</text:p>
          </table:table-cell>
          <table:table-cell office:value-type="float" office:value="191.66008" calcext:value-type="float">
            <text:p>191.66008</text:p>
          </table:table-cell>
          <table:table-cell table:number-columns-repeated="1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395" calcext:value-type="float">
            <text:p>395</text:p>
          </table:table-cell>
          <table:table-cell office:value-type="float" office:value="143.819611" calcext:value-type="float">
            <text:p>143.819611</text:p>
          </table:table-cell>
          <table:table-cell table:number-columns-repeated="1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569" calcext:value-type="float">
            <text:p>569</text:p>
          </table:table-cell>
          <table:table-cell office:value-type="float" office:value="150.682205" calcext:value-type="float">
            <text:p>150.682205</text:p>
          </table:table-cell>
          <table:table-cell table:number-columns-repeated="12"/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447" calcext:value-type="float">
            <text:p>447</text:p>
          </table:table-cell>
          <table:table-cell office:value-type="float" office:value="191.656937" calcext:value-type="float">
            <text:p>191.656937</text:p>
          </table:table-cell>
          <table:table-cell table:number-columns-repeated="1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581" calcext:value-type="float">
            <text:p>581</text:p>
          </table:table-cell>
          <table:table-cell office:value-type="float" office:value="181.60994" calcext:value-type="float">
            <text:p>181.60994</text:p>
          </table:table-cell>
          <table:table-cell table:number-columns-repeated="12"/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413" calcext:value-type="float">
            <text:p>413</text:p>
          </table:table-cell>
          <table:table-cell office:value-type="float" office:value="193.357681" calcext:value-type="float">
            <text:p>193.357681</text:p>
          </table:table-cell>
          <table:table-cell table:number-columns-repeated="1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538" calcext:value-type="float">
            <text:p>538</text:p>
          </table:table-cell>
          <table:table-cell office:value-type="float" office:value="165.456802" calcext:value-type="float">
            <text:p>165.456802</text:p>
          </table:table-cell>
          <table:table-cell table:number-columns-repeated="1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449" calcext:value-type="float">
            <text:p>449</text:p>
          </table:table-cell>
          <table:table-cell office:value-type="float" office:value="187.685547" calcext:value-type="float">
            <text:p>187.685547</text:p>
          </table:table-cell>
          <table:table-cell table:number-columns-repeated="1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643" calcext:value-type="float">
            <text:p>643</text:p>
          </table:table-cell>
          <table:table-cell office:value-type="float" office:value="164.445755" calcext:value-type="float">
            <text:p>164.445755</text:p>
          </table:table-cell>
          <table:table-cell table:number-columns-repeated="1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410" calcext:value-type="float">
            <text:p>410</text:p>
          </table:table-cell>
          <table:table-cell office:value-type="float" office:value="186.785446" calcext:value-type="float">
            <text:p>186.785446</text:p>
          </table:table-cell>
          <table:table-cell table:number-columns-repeated="12"/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float" office:value="467" calcext:value-type="float">
            <text:p>467</text:p>
          </table:table-cell>
          <table:table-cell office:value-type="float" office:value="194.00914" calcext:value-type="float">
            <text:p>194.00914</text:p>
          </table:table-cell>
          <table:table-cell table:number-columns-repeated="1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39" calcext:value-type="float">
            <text:p>739</text:p>
          </table:table-cell>
          <table:table-cell office:value-type="float" office:value="157.229111" calcext:value-type="float">
            <text:p>157.229111</text:p>
          </table:table-cell>
          <table:table-cell table:number-columns-repeated="12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385" calcext:value-type="float">
            <text:p>385</text:p>
          </table:table-cell>
          <table:table-cell office:value-type="float" office:value="197.317444" calcext:value-type="float">
            <text:p>197.317444</text:p>
          </table:table-cell>
          <table:table-cell table:number-columns-repeated="12"/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float" office:value="383" calcext:value-type="float">
            <text:p>383</text:p>
          </table:table-cell>
          <table:table-cell office:value-type="float" office:value="114.127251" calcext:value-type="float">
            <text:p>114.127251</text:p>
          </table:table-cell>
          <table:table-cell table:number-columns-repeated="1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428" calcext:value-type="float">
            <text:p>428</text:p>
          </table:table-cell>
          <table:table-cell office:value-type="float" office:value="192.38118" calcext:value-type="float">
            <text:p>192.38118</text:p>
          </table:table-cell>
          <table:table-cell table:number-columns-repeated="12"/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421" calcext:value-type="float">
            <text:p>421</text:p>
          </table:table-cell>
          <table:table-cell office:value-type="float" office:value="197.848587" calcext:value-type="float">
            <text:p>197.848587</text:p>
          </table:table-cell>
          <table:table-cell table:number-columns-repeated="12"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337" calcext:value-type="float">
            <text:p>337</text:p>
          </table:table-cell>
          <table:table-cell office:value-type="float" office:value="123.125175" calcext:value-type="float">
            <text:p>123.125175</text:p>
          </table:table-cell>
          <table:table-cell table:number-columns-repeated="12"/>
        </table:table-row>
        <table:table-row table:style-name="ro2">
          <table:table-cell office:value-type="float" office:value="4897" calcext:value-type="float">
            <text:p>4897</text:p>
          </table:table-cell>
          <table:table-cell office:value-type="float" office:value="736" calcext:value-type="float">
            <text:p>736</text:p>
          </table:table-cell>
          <table:table-cell office:value-type="float" office:value="160.93782" calcext:value-type="float">
            <text:p>160.93782</text:p>
          </table:table-cell>
          <table:table-cell table:number-columns-repeated="12"/>
        </table:table-row>
        <table:table-row table:style-name="ro2">
          <table:table-cell office:value-type="float" office:value="5075" calcext:value-type="float">
            <text:p>5075</text:p>
          </table:table-cell>
          <table:table-cell office:value-type="float" office:value="488" calcext:value-type="float">
            <text:p>488</text:p>
          </table:table-cell>
          <table:table-cell office:value-type="float" office:value="178.178238" calcext:value-type="float">
            <text:p>178.178238</text:p>
          </table:table-cell>
          <table:table-cell table:number-columns-repeated="12"/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470" calcext:value-type="float">
            <text:p>470</text:p>
          </table:table-cell>
          <table:table-cell office:value-type="float" office:value="193.480392" calcext:value-type="float">
            <text:p>193.480392</text:p>
          </table:table-cell>
          <table:table-cell table:number-columns-repeated="12"/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456" calcext:value-type="float">
            <text:p>456</text:p>
          </table:table-cell>
          <table:table-cell office:value-type="float" office:value="186.535629" calcext:value-type="float">
            <text:p>186.535629</text:p>
          </table:table-cell>
          <table:table-cell table:number-columns-repeated="1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430" calcext:value-type="float">
            <text:p>430</text:p>
          </table:table-cell>
          <table:table-cell office:value-type="float" office:value="200.24852" calcext:value-type="float">
            <text:p>200.24852</text:p>
          </table:table-cell>
          <table:table-cell table:number-columns-repeated="12"/>
        </table:table-row>
        <table:table-row table:style-name="ro2">
          <table:table-cell office:value-type="float" office:value="2668" calcext:value-type="float">
            <text:p>2668</text:p>
          </table:table-cell>
          <table:table-cell office:value-type="float" office:value="323" calcext:value-type="float">
            <text:p>323</text:p>
          </table:table-cell>
          <table:table-cell office:value-type="float" office:value="201.105942" calcext:value-type="float">
            <text:p>201.105942</text:p>
          </table:table-cell>
          <table:table-cell table:number-columns-repeated="12"/>
        </table:table-row>
        <table:table-row table:style-name="ro2">
          <table:table-cell office:value-type="float" office:value="5880" calcext:value-type="float">
            <text:p>5880</text:p>
          </table:table-cell>
          <table:table-cell office:value-type="float" office:value="584" calcext:value-type="float">
            <text:p>584</text:p>
          </table:table-cell>
          <table:table-cell office:value-type="float" office:value="166.015656" calcext:value-type="float">
            <text:p>166.015656</text:p>
          </table:table-cell>
          <table:table-cell table:number-columns-repeated="12"/>
        </table:table-row>
        <table:table-row table:style-name="ro2">
          <table:table-cell office:value-type="float" office:value="4858" calcext:value-type="float">
            <text:p>4858</text:p>
          </table:table-cell>
          <table:table-cell office:value-type="float" office:value="822" calcext:value-type="float">
            <text:p>822</text:p>
          </table:table-cell>
          <table:table-cell office:value-type="float" office:value="163.008102" calcext:value-type="float">
            <text:p>163.008102</text:p>
          </table:table-cell>
          <table:table-cell table:number-columns-repeated="12"/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float" office:value="555" calcext:value-type="float">
            <text:p>555</text:p>
          </table:table-cell>
          <table:table-cell office:value-type="float" office:value="176.723236" calcext:value-type="float">
            <text:p>176.723236</text:p>
          </table:table-cell>
          <table:table-cell table:number-columns-repeated="12"/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393" calcext:value-type="float">
            <text:p>393</text:p>
          </table:table-cell>
          <table:table-cell office:value-type="float" office:value="185.677124" calcext:value-type="float">
            <text:p>185.677124</text:p>
          </table:table-cell>
          <table:table-cell table:number-columns-repeated="1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533" calcext:value-type="float">
            <text:p>533</text:p>
          </table:table-cell>
          <table:table-cell office:value-type="float" office:value="190.356461" calcext:value-type="float">
            <text:p>190.356461</text:p>
          </table:table-cell>
          <table:table-cell table:number-columns-repeated="12"/>
        </table:table-row>
        <table:table-row table:style-name="ro2">
          <table:table-cell office:value-type="float" office:value="2682" calcext:value-type="float">
            <text:p>2682</text:p>
          </table:table-cell>
          <table:table-cell office:value-type="float" office:value="319" calcext:value-type="float">
            <text:p>319</text:p>
          </table:table-cell>
          <table:table-cell office:value-type="float" office:value="196.290726" calcext:value-type="float">
            <text:p>196.290726</text:p>
          </table:table-cell>
          <table:table-cell table:number-columns-repeated="1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389" calcext:value-type="float">
            <text:p>389</text:p>
          </table:table-cell>
          <table:table-cell office:value-type="float" office:value="195.13588" calcext:value-type="float">
            <text:p>195.13588</text:p>
          </table:table-cell>
          <table:table-cell table:number-columns-repeated="12"/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437" calcext:value-type="float">
            <text:p>437</text:p>
          </table:table-cell>
          <table:table-cell office:value-type="float" office:value="194.745193" calcext:value-type="float">
            <text:p>194.745193</text:p>
          </table:table-cell>
          <table:table-cell table:number-columns-repeated="12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425" calcext:value-type="float">
            <text:p>425</text:p>
          </table:table-cell>
          <table:table-cell office:value-type="float" office:value="104.816978" calcext:value-type="float">
            <text:p>104.816978</text:p>
          </table:table-cell>
          <table:table-cell table:number-columns-repeated="12"/>
        </table:table-row>
        <table:table-row table:style-name="ro2">
          <table:table-cell office:value-type="float" office:value="4671" calcext:value-type="float">
            <text:p>4671</text:p>
          </table:table-cell>
          <table:table-cell office:value-type="float" office:value="711" calcext:value-type="float">
            <text:p>711</text:p>
          </table:table-cell>
          <table:table-cell office:value-type="float" office:value="104.99894" calcext:value-type="float">
            <text:p>104.99894</text:p>
          </table:table-cell>
          <table:table-cell table:number-columns-repeated="12"/>
        </table:table-row>
        <table:table-row table:style-name="ro2">
          <table:table-cell office:value-type="float" office:value="3379" calcext:value-type="float">
            <text:p>3379</text:p>
          </table:table-cell>
          <table:table-cell office:value-type="float" office:value="441" calcext:value-type="float">
            <text:p>441</text:p>
          </table:table-cell>
          <table:table-cell office:value-type="float" office:value="200.317581" calcext:value-type="float">
            <text:p>200.317581</text:p>
          </table:table-cell>
          <table:table-cell table:number-columns-repeated="1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426" calcext:value-type="float">
            <text:p>426</text:p>
          </table:table-cell>
          <table:table-cell office:value-type="float" office:value="161.586197" calcext:value-type="float">
            <text:p>161.586197</text:p>
          </table:table-cell>
          <table:table-cell table:number-columns-repeated="12"/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float" office:value="414" calcext:value-type="float">
            <text:p>414</text:p>
          </table:table-cell>
          <table:table-cell office:value-type="float" office:value="193.215652" calcext:value-type="float">
            <text:p>193.215652</text:p>
          </table:table-cell>
          <table:table-cell table:number-columns-repeated="1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377" calcext:value-type="float">
            <text:p>377</text:p>
          </table:table-cell>
          <table:table-cell office:value-type="float" office:value="187.053558" calcext:value-type="float">
            <text:p>187.053558</text:p>
          </table:table-cell>
          <table:table-cell table:number-columns-repeated="12"/>
        </table:table-row>
        <table:table-row table:style-name="ro2">
          <table:table-cell office:value-type="float" office:value="4669" calcext:value-type="float">
            <text:p>4669</text:p>
          </table:table-cell>
          <table:table-cell office:value-type="float" office:value="465" calcext:value-type="float">
            <text:p>465</text:p>
          </table:table-cell>
          <table:table-cell office:value-type="float" office:value="187.816299" calcext:value-type="float">
            <text:p>187.816299</text:p>
          </table:table-cell>
          <table:table-cell table:number-columns-repeated="1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446" calcext:value-type="float">
            <text:p>446</text:p>
          </table:table-cell>
          <table:table-cell office:value-type="float" office:value="172.365021" calcext:value-type="float">
            <text:p>172.365021</text:p>
          </table:table-cell>
          <table:table-cell table:number-columns-repeated="12"/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float" office:value="439" calcext:value-type="float">
            <text:p>439</text:p>
          </table:table-cell>
          <table:table-cell office:value-type="float" office:value="194.045273" calcext:value-type="float">
            <text:p>194.045273</text:p>
          </table:table-cell>
          <table:table-cell table:number-columns-repeated="1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432" calcext:value-type="float">
            <text:p>432</text:p>
          </table:table-cell>
          <table:table-cell office:value-type="float" office:value="191.793869" calcext:value-type="float">
            <text:p>191.793869</text:p>
          </table:table-cell>
          <table:table-cell table:number-columns-repeated="12"/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335" calcext:value-type="float">
            <text:p>335</text:p>
          </table:table-cell>
          <table:table-cell office:value-type="float" office:value="138.760864" calcext:value-type="float">
            <text:p>138.760864</text:p>
          </table:table-cell>
          <table:table-cell table:number-columns-repeated="12"/>
        </table:table-row>
        <table:table-row table:style-name="ro2">
          <table:table-cell office:value-type="float" office:value="4708" calcext:value-type="float">
            <text:p>4708</text:p>
          </table:table-cell>
          <table:table-cell office:value-type="float" office:value="749" calcext:value-type="float">
            <text:p>749</text:p>
          </table:table-cell>
          <table:table-cell office:value-type="float" office:value="108.581841" calcext:value-type="float">
            <text:p>108.581841</text:p>
          </table:table-cell>
          <table:table-cell table:number-columns-repeated="12"/>
        </table:table-row>
        <table:table-row table:style-name="ro2">
          <table:table-cell office:value-type="float" office:value="4491" calcext:value-type="float">
            <text:p>4491</text:p>
          </table:table-cell>
          <table:table-cell office:value-type="float" office:value="694" calcext:value-type="float">
            <text:p>694</text:p>
          </table:table-cell>
          <table:table-cell office:value-type="float" office:value="174.403519" calcext:value-type="float">
            <text:p>174.403519</text:p>
          </table:table-cell>
          <table:table-cell table:number-columns-repeated="1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324" calcext:value-type="float">
            <text:p>324</text:p>
          </table:table-cell>
          <table:table-cell office:value-type="float" office:value="175.192337" calcext:value-type="float">
            <text:p>175.192337</text:p>
          </table:table-cell>
          <table:table-cell table:number-columns-repeated="12"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423" calcext:value-type="float">
            <text:p>423</text:p>
          </table:table-cell>
          <table:table-cell office:value-type="float" office:value="190.866577" calcext:value-type="float">
            <text:p>190.866577</text:p>
          </table:table-cell>
          <table:table-cell table:number-columns-repeated="1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464" calcext:value-type="float">
            <text:p>464</text:p>
          </table:table-cell>
          <table:table-cell office:value-type="float" office:value="92.354034" calcext:value-type="float">
            <text:p>92.354034</text:p>
          </table:table-cell>
          <table:table-cell table:number-columns-repeated="1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433" calcext:value-type="float">
            <text:p>433</text:p>
          </table:table-cell>
          <table:table-cell office:value-type="float" office:value="196.648972" calcext:value-type="float">
            <text:p>196.648972</text:p>
          </table:table-cell>
          <table:table-cell table:number-columns-repeated="1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623" calcext:value-type="float">
            <text:p>623</text:p>
          </table:table-cell>
          <table:table-cell office:value-type="float" office:value="173.574829" calcext:value-type="float">
            <text:p>173.574829</text:p>
          </table:table-cell>
          <table:table-cell table:number-columns-repeated="1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376" calcext:value-type="float">
            <text:p>376</text:p>
          </table:table-cell>
          <table:table-cell office:value-type="float" office:value="99.523941" calcext:value-type="float">
            <text:p>99.523941</text:p>
          </table:table-cell>
          <table:table-cell table:number-columns-repeated="12"/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396" calcext:value-type="float">
            <text:p>396</text:p>
          </table:table-cell>
          <table:table-cell office:value-type="float" office:value="184.551102" calcext:value-type="float">
            <text:p>184.551102</text:p>
          </table:table-cell>
          <table:table-cell table:number-columns-repeated="12"/>
        </table:table-row>
        <table:table-row table:style-name="ro2">
          <table:table-cell office:value-type="float" office:value="3202" calcext:value-type="float">
            <text:p>3202</text:p>
          </table:table-cell>
          <table:table-cell office:value-type="float" office:value="364" calcext:value-type="float">
            <text:p>364</text:p>
          </table:table-cell>
          <table:table-cell office:value-type="float" office:value="199.251007" calcext:value-type="float">
            <text:p>199.251007</text:p>
          </table:table-cell>
          <table:table-cell table:number-columns-repeated="1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542" calcext:value-type="float">
            <text:p>542</text:p>
          </table:table-cell>
          <table:table-cell office:value-type="float" office:value="152.17276" calcext:value-type="float">
            <text:p>152.17276</text:p>
          </table:table-cell>
          <table:table-cell table:number-columns-repeated="12"/>
        </table:table-row>
        <table:table-row table:style-name="ro2">
          <table:table-cell office:value-type="float" office:value="3102" calcext:value-type="float">
            <text:p>3102</text:p>
          </table:table-cell>
          <table:table-cell office:value-type="float" office:value="529" calcext:value-type="float">
            <text:p>529</text:p>
          </table:table-cell>
          <table:table-cell office:value-type="float" office:value="186.125275" calcext:value-type="float">
            <text:p>186.125275</text:p>
          </table:table-cell>
          <table:table-cell table:number-columns-repeated="12"/>
        </table:table-row>
        <table:table-row table:style-name="ro2">
          <table:table-cell office:value-type="float" office:value="4881" calcext:value-type="float">
            <text:p>4881</text:p>
          </table:table-cell>
          <table:table-cell office:value-type="float" office:value="1134" calcext:value-type="float">
            <text:p>1134</text:p>
          </table:table-cell>
          <table:table-cell office:value-type="float" office:value="167.564713" calcext:value-type="float">
            <text:p>167.564713</text:p>
          </table:table-cell>
          <table:table-cell table:number-columns-repeated="12"/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float" office:value="336" calcext:value-type="float">
            <text:p>336</text:p>
          </table:table-cell>
          <table:table-cell office:value-type="float" office:value="195.351257" calcext:value-type="float">
            <text:p>195.35125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23:16:34.636805460</dc:date>
    <meta:editing-duration>PT17M39S</meta:editing-duration>
    <meta:editing-cycles>10</meta:editing-cycles>
    <meta:generator>LibreOffice/5.1.3.2$Linux_X86_64 LibreOffice_project/10m0$Build-2</meta:generator>
    <meta:document-statistic meta:table-count="1" meta:cell-count="49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stacked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true" chart:tick-marks-minor-outer="false" chart:logarithmic="false" chart:minimum="2000" chart:maximum="7500" chart:interval-major="1000" chart:interval-minor-divisor="4" chart:reverse-direction="false" text:line-break="false" loext:try-staggering-first="false" chart:link-data-style-to-source="true" chart:axis-position="-2147483648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lower-range="data.G2:data.G2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11" style:family="chart">
      <style:chart-properties chart:error-upper-indicator="false" chart:error-lower-indicator="true" chart:error-category="cell-range" chart:error-lower-range="data.G2:data.G2" loext:std-weight="1"/>
      <style:graphic-properties draw:stroke="solid" svg:stroke-width="0.025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51cm" draw:fill-color="#ffd320" draw:opacity="0%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error-category="cell-range" chart:error-upper-range="data.G5:data.G5"/>
      <style:graphic-properties svg:stroke-width="0.051cm" draw:fill-color="#579d1c" draw:opacity="0%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false" chart:error-category="cell-range" chart:error-upper-range="data.G5:data.G5" loext:std-weight="1"/>
      <style:graphic-properties draw:stroke="solid" svg:stroke-width="0.025cm" svg:stroke-color="#000000" svg:stroke-opacity="100%" draw:stroke-linejoin="round"/>
    </style:style>
    <style:style style:name="ch16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391cm" svg:height="6.216cm" xlink:href=".." xlink:type="simple" chart:class="chart:bar" chart:style-name="ch1">
        <chart:title svg:x="5.734cm" svg:y="-0.052cm" chart:style-name="ch2">
          <text:p>Circuit Construction Overhead</text:p>
        </chart:title>
        <chart:subtitle svg:x="7.224cm" svg:y="0.544cm" chart:style-name="ch3">
          <text:p>3rd to 97th Percentile</text:p>
        </chart:subtitle>
        <chart:plot-area chart:style-name="ch4" table:cell-range-address="data.G1:data.G5" svg:x="0.185cm" svg:y="1.346cm" svg:width="18.582cm" svg:height="4.181cm">
          <chartooo:coordinate-region svg:x="0.609cm" svg:y="1.346cm" svg:width="18.158cm" svg:height="3.481cm"/>
          <chart:axis chart:dimension="x" chart:name="primary-x" chart:style-name="ch5"/>
          <chart:axis chart:dimension="y" chart:name="primary-y" chart:style-name="ch6">
            <chart:title svg:x="8.702cm" svg:y="5.511cm" chart:style-name="ch7">
              <text:p>Time (ms)</text:p>
            </chart:title>
            <chart:grid chart:style-name="ch8" chart:class="major"/>
          </chart:axis>
          <chart:series chart:style-name="ch9" chart:values-cell-range-address="data.G1:data.G1" chart:class="chart:bar">
            <chart:data-point/>
          </chart:series>
          <chart:series chart:style-name="ch10" chart:values-cell-range-address="data.G2:data.G2" chart:class="chart:bar">
            <chart:error-indicator chart:style-name="ch11" chart:dimension="y"/>
            <chart:data-point chart:style-name="ch12"/>
          </chart:series>
          <chart:series chart:style-name="ch13" chart:values-cell-range-address="data.G3:data.G3" chart:class="chart:bar">
            <chart:data-point/>
          </chart:series>
          <chart:series chart:style-name="ch14" chart:values-cell-range-address="data.G4:data.G4" chart:class="chart:bar">
            <chart:error-indicator chart:style-name="ch15" chart:dimension="y"/>
            <chart:data-point chart:style-name="ch12"/>
          </chart:series>
          <chart:series chart:style-name="ch16" chart:values-cell-range-address="data.G5:data.G5" chart:class="chart:bar">
            <chart:data-point chart:style-name="ch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01.1">
                <text:p>2901.1</text:p>
                <draw:g>
                  <svg:desc>data.G1:data.G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0.65">
                <text:p>560.65</text:p>
                <draw:g>
                  <svg:desc>data.G2:data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0.65">
                <text:p>560.65</text:p>
                <draw:g>
                  <svg:desc>data.G2:data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8.25">
                <text:p>408.25</text:p>
                <draw:g>
                  <svg:desc>data.G3:data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0.25">
                <text:p>570.25</text:p>
                <draw:g>
                  <svg:desc>data.G4:data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14.35">
                <text:p>2214.35</text:p>
                <draw:g>
                  <svg:desc>data.G5:data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14.35">
                <text:p>2214.35</text:p>
                <draw:g>
                  <svg:desc>data.G5:data.G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stacked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true" chart:tick-marks-minor-outer="false" chart:logarithmic="false" chart:minimum="300" chart:maximum="850" chart:interval-major="50" chart:interval-minor-divisor="4" chart:reverse-direction="false" text:line-break="false" loext:try-staggering-first="false" chart:link-data-style-to-source="true" chart:axis-position="-2147483648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lower-range="data.K2:data.K2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11" style:family="chart">
      <style:chart-properties chart:error-upper-indicator="false" chart:error-lower-indicator="true" chart:error-category="cell-range" chart:error-lower-range="data.K2:data.K2" loext:std-weight="1"/>
      <style:graphic-properties draw:stroke="solid" svg:stroke-width="0.025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svg:stroke-width="0.051cm" draw:fill-color="#ffd320" draw:opacity="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data.K5:data.K5"/>
      <style:graphic-properties svg:stroke-width="0.051cm" draw:fill-color="#579d1c" draw:opacity="0%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data.K5:data.K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upper-range="data.J5:data.J5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width="0.025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417cm" svg:height="6.242cm" xlink:href=".." xlink:type="simple" chart:class="chart:bar" chart:style-name="ch1">
        <chart:title svg:x="7.8cm" svg:y="0cm" chart:style-name="ch2">
          <text:p>6-hop Latency</text:p>
        </chart:title>
        <chart:subtitle svg:x="7.199cm" svg:y="0.59cm" chart:style-name="ch3">
          <text:p>3rd to 97th Percentile</text:p>
        </chart:subtitle>
        <chart:plot-area chart:style-name="ch4" table:cell-range-address="data.K1:data.K5" svg:x="0.383cm" svg:y="1.422cm" svg:width="18.631cm" svg:height="4.213cm">
          <chartooo:coordinate-region svg:x="0.701cm" svg:y="1.422cm" svg:width="17.994cm" svg:height="3.513cm"/>
          <chart:axis chart:dimension="x" chart:name="primary-x" chart:style-name="ch5"/>
          <chart:axis chart:dimension="y" chart:name="primary-y" chart:style-name="ch6">
            <chart:title svg:x="8.692cm" svg:y="5.536cm" chart:style-name="ch7">
              <text:p>Time (ms)</text:p>
            </chart:title>
            <chart:grid chart:style-name="ch8" chart:class="major"/>
          </chart:axis>
          <chart:series chart:style-name="ch9" chart:values-cell-range-address="data.K1:data.K1" chart:class="chart:bar">
            <chart:data-point/>
          </chart:series>
          <chart:series chart:style-name="ch10" chart:values-cell-range-address="data.K2:data.K2" chart:class="chart:bar">
            <chart:error-indicator chart:style-name="ch11" chart:dimension="y"/>
            <chart:data-point/>
          </chart:series>
          <chart:series chart:style-name="ch12" chart:values-cell-range-address="data.K3:data.K3" chart:class="chart:bar">
            <chart:data-point/>
          </chart:series>
          <chart:series chart:style-name="ch13" chart:values-cell-range-address="data.K4:data.K4" chart:class="chart:bar">
            <chart:error-indicator chart:style-name="ch14" chart:dimension="y"/>
            <chart:data-point/>
          </chart:series>
          <chart:series chart:style-name="ch15" chart:values-cell-range-address="data.K5:data.K5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4">
                <text:p>344</text:p>
                <draw:g>
                  <svg:desc>data.K1:data.K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data.K2:data.K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data.K2:data.K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data.K3:data.K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4">
                <text:p>94</text:p>
                <draw:g>
                  <svg:desc>data.K4:data.K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3">
                <text:p>233</text:p>
                <draw:g>
                  <svg:desc>data.K5:data.K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3">
                <text:p>233</text:p>
                <draw:g>
                  <svg:desc>data.K5:data.K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stacked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true" chart:tick-marks-minor-outer="false" chart:logarithmic="false" chart:minimum="100" chart:interval-major="25" chart:interval-minor-divisor="5" chart:reverse-direction="false" text:line-break="false" loext:try-staggering-first="false" chart:link-data-style-to-source="true" chart:axis-position="-2147483648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lower-range="data.O2:data.O2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11" style:family="chart">
      <style:chart-properties chart:error-upper-indicator="false" chart:error-lower-indicator="true" chart:error-category="cell-range" chart:error-lower-range="data.O2:data.O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51cm" draw:fill-color="#ffd320" draw:opacity="0%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error-category="cell-range" chart:error-upper-range="data.O4:data.O4"/>
      <style:graphic-properties svg:stroke-width="0.051cm" draw:fill-color="#579d1c" draw:opacity="0%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false" chart:error-category="cell-range" chart:error-upper-range="data.O4:data.O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391cm" svg:height="6.27cm" xlink:href=".." xlink:type="simple" chart:class="chart:bar" chart:style-name="ch1">
        <chart:title svg:x="7.415cm" svg:y="0cm" chart:style-name="ch2">
          <text:p>6-hop Bandwidth</text:p>
        </chart:title>
        <chart:subtitle svg:x="7.127cm" svg:y="0.546cm" chart:style-name="ch3">
          <text:p>3rd to 97th Percentile</text:p>
        </chart:subtitle>
        <chart:plot-area chart:style-name="ch4" table:cell-range-address="data.O1:data.O5" svg:x="0.277cm" svg:y="1.396cm" svg:width="18.719cm" svg:height="4.121cm">
          <chartooo:coordinate-region svg:x="0.596cm" svg:y="1.396cm" svg:width="18.081cm" svg:height="3.421cm"/>
          <chart:axis chart:dimension="x" chart:name="primary-x" chart:style-name="ch5"/>
          <chart:axis chart:dimension="y" chart:name="primary-y" chart:style-name="ch6">
            <chart:title svg:x="7.985cm" svg:y="5.566cm" chart:style-name="ch7">
              <text:p>Kilobytes/second</text:p>
            </chart:title>
            <chart:grid chart:style-name="ch8" chart:class="major"/>
          </chart:axis>
          <chart:series chart:style-name="ch9" chart:values-cell-range-address="data.O1:data.O1" chart:class="chart:bar">
            <chart:data-point/>
          </chart:series>
          <chart:series chart:style-name="ch10" chart:values-cell-range-address="data.O2:data.O2" chart:class="chart:bar">
            <chart:error-indicator chart:style-name="ch11" chart:dimension="y"/>
            <chart:data-point chart:style-name="ch12"/>
          </chart:series>
          <chart:series chart:style-name="ch13" chart:values-cell-range-address="data.O3:data.O3" chart:class="chart:bar">
            <chart:data-point/>
          </chart:series>
          <chart:series chart:style-name="ch14" chart:values-cell-range-address="data.O4:data.O4" chart:class="chart:bar">
            <chart:error-indicator chart:style-name="ch15" chart:dimension="y"/>
            <chart:data-point/>
          </chart:series>
          <chart:series chart:style-name="ch16" chart:values-cell-range-address="data.O5:data.O5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2.29192695">
                <text:p>112.29192695</text:p>
                <draw:g>
                  <svg:desc>data.O1:data.O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26676955">
                <text:p>41.26676955</text:p>
                <draw:g>
                  <svg:desc>data.O2:data.O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26676955">
                <text:p>41.26676955</text:p>
                <draw:g>
                  <svg:desc>data.O2:data.O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141178">
                <text:p>25.141178</text:p>
                <draw:g>
                  <svg:desc>data.O3:data.O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.180794">
                <text:p>12.180794</text:p>
                <draw:g>
                  <svg:desc>data.O4:data.O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.180794">
                <text:p>12.180794</text:p>
                <draw:g>
                  <svg:desc>data.O4:data.O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15290469999999">
                <text:p>8.15290469999999</text:p>
                <draw:g>
                  <svg:desc>data.O5:data.O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